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Arial Unicode MS" svg:font-family="'Arial Unicode MS'" style:font-family-generic="roman" style:font-pitch="variable"/>
    <style:font-face style:name="Charis SIL Compact" svg:font-family="'Charis SIL Compact'"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Unicode MS1"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 style:master-page-name="Standard">
      <style:paragraph-properties style:page-number="auto"/>
    </style:style>
    <style:style style:name="P2" style:family="paragraph" style:parent-style-name="Body">
      <style:text-properties style:font-name="Times New Roman" fo:font-size="12pt" style:font-name-asian="Times New Roman1" style:font-size-asian="12pt" style:font-name-complex="Times New Roman1" style:font-size-complex="12pt"/>
    </style:style>
    <style:style style:name="P3" style:family="paragraph" style:parent-style-name="Body">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4" style:family="paragraph" style:parent-style-name="Body">
      <style:paragraph-properties fo:margin-top="0in" fo:margin-bottom="0.0138in" loext:contextual-spacing="false"/>
    </style:style>
    <style:style style:name="P5" style:family="paragraph" style:parent-style-name="Body">
      <style:paragraph-properties fo:margin-top="0in" fo:margin-bottom="0.0138in" loext:contextual-spacing="false"/>
      <style:text-properties style:font-name="Times New Roman" fo:font-size="10pt" style:font-name-asian="Times New Roman1" style:font-size-asian="10pt" style:font-name-complex="Times New Roman1" style:font-size-complex="10pt"/>
    </style:style>
    <style:style style:name="P6" style:family="paragraph" style:parent-style-name="Body">
      <style:paragraph-properties fo:margin-top="0in" fo:margin-bottom="0.0138in" loext:contextual-spacing="false"/>
      <style:text-properties style:font-name="Times New Roman" fo:font-size="10pt" style:text-underline-style="solid" style:text-underline-width="auto" style:text-underline-color="#ffffff" fo:font-weight="bold" style:font-name-asian="Times New Roman1" style:font-size-asian="10pt" style:font-weight-asian="bold" style:font-name-complex="Times New Roman1" style:font-size-complex="10pt" style:font-weight-complex="bold"/>
    </style:style>
    <style:style style:name="P7" style:family="paragraph" style:parent-style-name="Body">
      <style:paragraph-properties fo:margin-top="0in" fo:margin-bottom="0.0138in" loext:contextual-spacing="false"/>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P8" style:family="paragraph" style:parent-style-name="Body">
      <style:paragraph-properties fo:margin-top="0in" fo:margin-bottom="0.0138in" loext:contextual-spacing="fals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9" style:family="paragraph" style:parent-style-name="Body">
      <style:paragraph-properties fo:margin-top="0in" fo:margin-bottom="0.0138in" loext:contextual-spacing="false" fo:text-align="start" style:justify-single-word="false"/>
    </style:style>
    <style:style style:name="P10" style:family="paragraph" style:parent-style-name="Body">
      <style:paragraph-properties fo:margin-top="0in" fo:margin-bottom="0.0138in" loext:contextual-spacing="false" fo:break-before="page"/>
    </style:style>
    <style:style style:name="P11" style:family="paragraph" style:parent-style-name="Body">
      <style:paragraph-properties fo:margin-top="0in" fo:margin-bottom="0.0138in" loext:contextual-spacing="false" fo:break-before="page"/>
      <style:text-properties style:font-name="Times New Roman" fo:font-size="10pt" style:font-name-asian="Times New Roman1" style:font-size-asian="10pt" style:font-name-complex="Times New Roman1" style:font-size-complex="10pt"/>
    </style:style>
    <style:style style:name="T1" style:family="text">
      <style:text-properties style:font-name="Times New Roman" fo:font-size="12pt" fo:language="en" fo:country="US" style:font-size-asian="12pt"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0pt" fo:language="en" fo:country="US" fo:font-weight="bold" style:font-size-asian="10pt" style:font-weight-asian="bold" style:font-size-complex="10pt" style:font-weight-complex="bold"/>
    </style:style>
    <style:style style:name="T4" style:family="text">
      <style:text-properties style:font-name="Times New Roman" fo:font-size="10pt" fo:language="en" fo:country="US" style:font-size-asian="10pt" style:font-size-complex="10pt"/>
    </style:style>
    <style:style style:name="T5" style:family="text">
      <style:text-properties style:font-name="Times New Roman" fo:font-size="10pt" fo:language="en" fo:country="US" fo:font-style="italic" style:font-size-asian="10pt" style:font-style-asian="italic" style:font-size-complex="10pt" style:font-style-complex="italic"/>
    </style:style>
    <style:style style:name="T6" style:family="text">
      <style:text-properties style:font-name="Times New Roman" fo:font-size="10pt" fo:language="en" fo:country="US" fo:font-style="italic" fo:font-weight="normal" style:font-size-asian="10pt" style:font-style-asian="italic" style:font-weight-asian="normal" style:font-size-complex="10pt" style:font-style-complex="italic" style:font-weight-complex="normal"/>
    </style:style>
    <style:style style:name="T7" style:family="text">
      <style:text-properties style:font-name="Times New Roman" fo:font-size="10pt" fo:language="en" fo:country="US" style:text-underline-style="solid" style:text-underline-width="auto" style:text-underline-color="#ffffff" fo:font-weight="bold" style:font-size-asian="10pt" style:font-weight-asian="bold" style:font-size-complex="10pt" style:font-weight-complex="bold"/>
    </style:style>
    <style:style style:name="T8" style:family="text">
      <style:text-properties style:font-name="Times New Roman" fo:font-size="10pt" fo:language="en" fo:country="US" fo:font-weight="normal" style:font-size-asian="10pt" style:font-weight-asian="normal" style:font-size-complex="10pt" style:font-weight-complex="normal"/>
    </style:style>
    <style:style style:name="T9" style:family="text">
      <style:text-properties style:font-name="Times New Roman" fo:font-size="10pt" fo:language="en" fo:country="US" style:text-underline-style="none" fo:font-weight="bold" style:font-size-asian="10pt" style:font-weight-asian="bold" style:font-size-complex="10pt" style:font-weight-complex="bold"/>
    </style:style>
    <style:style style:name="T10" style:family="text">
      <style:text-properties style:font-name="Times New Roman" fo:font-size="10pt" fo:language="en" fo:country="US" style:text-underline-style="none" fo:font-weight="normal" style:font-size-asian="10pt" style:font-weight-asian="normal" style:font-size-complex="10pt" style:font-weight-complex="normal"/>
    </style:style>
    <style:style style:name="T11" style:family="text">
      <style:text-properties style:font-name="Times New Roman" fo:font-size="10pt" style:font-name-asian="Times New Roman1" style:font-size-asian="10pt" style:font-name-complex="Times New Roman1" style:font-size-complex="10pt"/>
    </style:style>
    <style:style style:name="T12"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13" style:family="text">
      <style:text-properties style:font-name="Times New Roman" fo:font-size="10pt" fo:font-weight="bold" style:font-size-asian="10pt" style:font-weight-asian="bold" style:font-size-complex="10pt" style:font-weight-complex="bold"/>
    </style:style>
    <style:style style:name="T14" style:family="text">
      <style:text-properties style:font-name="Times New Roman" fo:font-size="10pt" style:font-size-asian="10pt" style:font-size-complex="10pt"/>
    </style:style>
    <style:style style:name="T15" style:family="text">
      <style:text-properties style:font-name="Times New Roman" fo:font-size="10pt" style:text-underline-style="solid" style:text-underline-width="auto" style:text-underline-color="#ffffff" fo:font-weight="bold" style:font-name-asian="Times New Roman1" style:font-size-asian="10pt" style:font-weight-asian="bold" style:font-name-complex="Times New Roman1" style:font-size-complex="10pt" style:font-weight-complex="bold"/>
    </style:style>
    <style:style style:name="T16" style:family="text">
      <style:text-properties style:font-name="Times New Roman" fo:font-size="10pt" style:text-underline-style="solid" style:text-underline-width="auto" style:text-underline-color="#ffffff" fo:font-weight="normal" style:font-name-asian="Times New Roman1" style:font-size-asian="10pt" style:font-weight-asian="normal" style:font-name-complex="Times New Roman1" style:font-size-complex="10pt" style:font-weight-complex="normal"/>
    </style:style>
    <style:style style:name="T17" style:family="text">
      <style:text-properties style:font-name="Times New Roman" fo:font-size="10pt" fo:font-weight="normal" style:font-size-asian="10pt" style:font-weight-asian="normal" style:font-size-complex="10pt" style:font-weight-complex="normal"/>
    </style:style>
    <style:style style:name="T18" style:family="text">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T19" style:family="text">
      <style:text-properties style:font-name="Times New Roman" fo:font-size="10pt" style:rfc-language-tag="es-ES-u-co-trad" fo:language="es" fo:country="ES" fo:font-weight="bold" style:font-size-asian="10pt" style:font-weight-asian="bold" style:font-size-complex="10pt" style:font-weight-complex="bold"/>
    </style:style>
    <style:style style:name="T20" style:family="text">
      <style:text-properties style:font-name="Times New Roman" fo:font-size="10pt" style:rfc-language-tag="es-ES-u-co-trad" fo:language="es" fo:country="ES" style:font-size-asian="10pt" style:font-size-complex="10pt"/>
    </style:style>
    <style:style style:name="T21" style:family="text">
      <style:text-properties style:font-name="Times New Roman" fo:font-size="10pt" fo:language="nl" fo:country="NL" fo:font-weight="bold" style:font-size-asian="10pt" style:font-weight-asian="bold" style:font-size-complex="10pt" style:font-weight-complex="bold"/>
    </style:style>
    <style:style style:name="T22" style:family="text">
      <style:text-properties style:font-name="Times New Roman" fo:font-size="10pt" fo:language="nl" fo:country="NL" style:font-size-asian="10pt" style:font-size-complex="10pt"/>
    </style:style>
    <style:style style:name="T23" style:family="text">
      <style:text-properties style:font-name="Times New Roman" fo:font-size="10pt" fo:language="nl" fo:country="NL" fo:font-weight="normal" style:font-size-asian="10pt" style:font-weight-asian="normal" style:font-size-complex="10pt" style:font-weight-complex="normal"/>
    </style:style>
    <style:style style:name="T24" style:family="text">
      <style:text-properties style:font-name="Times New Roman" fo:font-size="10pt" fo:language="fr" fo:country="FR" fo:font-weight="bold" style:font-size-asian="10pt" style:font-weight-asian="bold" style:font-size-complex="10pt" style:font-weight-complex="bold"/>
    </style:style>
    <style:style style:name="T25" style:family="text">
      <style:text-properties style:font-name="Times New Roman" fo:font-size="10pt" fo:language="fr" fo:country="FR" fo:font-weight="normal" style:font-size-asian="10pt" style:font-weight-asian="normal" style:font-size-complex="10pt" style:font-weight-complex="normal"/>
    </style:style>
    <style:style style:name="T26" style:family="text">
      <style:text-properties style:font-name="Times New Roman" fo:font-size="10pt" fo:language="fr" fo:country="FR" style:font-size-asian="10pt" style:font-size-complex="10pt"/>
    </style:style>
    <style:style style:name="T27" style:family="text">
      <style:text-properties style:font-name="Times New Roman" fo:font-size="10pt" fo:language="it" fo:country="IT" style:font-size-asian="10pt" style:font-size-complex="10pt"/>
    </style:style>
    <style:style style:name="T28" style:family="text">
      <style:text-properties style:font-name="Times New Roman" fo:font-size="10pt" fo:language="it" fo:country="IT" fo:font-weight="normal" style:font-size-asian="10pt" style:font-weight-asian="normal" style:font-size-complex="10pt" style:font-weight-complex="normal"/>
    </style:style>
    <style:style style:name="T29" style:family="text">
      <style:text-properties style:font-name="Times New Roman" fo:font-size="10pt" fo:language="it" fo:country="IT" style:text-underline-style="none" fo:font-weight="normal" style:font-size-asian="10pt" style:font-weight-asian="normal" style:font-size-complex="10pt" style:font-weight-complex="normal"/>
    </style:style>
    <style:style style:name="T30" style:family="text">
      <style:text-properties style:font-name="Times New Roman" fo:font-size="10pt" fo:language="pt" fo:country="PT" style:font-size-asian="10pt" style:font-size-complex="10pt"/>
    </style:style>
    <style:style style:name="T31" style:family="text">
      <style:text-properties style:font-name="Times New Roman" fo:font-size="10pt" fo:language="pt" fo:country="PT" fo:font-weight="normal" style:font-size-asian="10pt" style:font-weight-asian="normal" style:font-size-complex="10pt" style:font-weight-complex="normal"/>
    </style:style>
    <style:style style:name="T32" style:family="text">
      <style:text-properties style:font-name="Times New Roman" fo:font-size="10pt" fo:language="de" fo:country="DE" style:font-size-asian="10pt" style:font-size-complex="10pt"/>
    </style:style>
    <style:style style:name="T33" style:family="text">
      <style:text-properties style:font-name="Times New Roman" fo:font-size="10pt" fo:font-style="italic" style:font-size-asian="10pt" style:font-style-asian="italic" style:font-size-complex="10pt" style:font-style-complex="italic"/>
    </style:style>
    <style:style style:name="T34" style:family="text">
      <style:text-properties style:font-name="Times New Roman" fo:font-size="10pt" style:text-underline-style="none" fo:font-weight="normal" style:font-size-asian="10pt" style:font-weight-asian="normal" style:font-size-complex="10pt" style:font-weight-complex="normal"/>
    </style:style>
    <style:style style:name="T35" style:family="text">
      <style:text-properties fo:font-variant="small-caps" style:font-name="Times New Roman" fo:font-size="10pt" fo:language="en" fo:country="US" fo:font-weight="bold" style:font-size-asian="10pt" style:font-weight-asian="bold" style:font-size-complex="10pt" style:font-weight-complex="bold"/>
    </style:style>
    <style:style style:name="T36" style:family="text">
      <style:text-properties fo:font-variant="small-caps" style:font-name="Times New Roman" fo:font-size="10pt" fo:font-weight="bold" style:font-size-asian="10pt" style:font-weight-asian="bold" style:font-size-complex="10pt" style:font-weight-complex="bold"/>
    </style:style>
    <style:style style:name="T37" style:family="text">
      <style:text-properties fo:font-variant="small-caps" style:font-name="Times New Roman" fo:font-size="10pt" fo:font-weight="bold" style:font-name-asian="Times New Roman1" style:font-size-asian="10pt" style:font-weight-asian="bold" style:font-name-complex="Times New Roman1" style:font-size-complex="10pt" style:font-weight-complex="bold"/>
    </style:style>
    <style:style style:name="T38" style:family="text">
      <style:text-properties fo:font-variant="small-caps" style:font-name="Times New Roman" fo:font-size="10pt" fo:language="fr" fo:country="FR" fo:font-weight="bold" style:font-size-asian="10pt" style:font-weight-asian="bold" style:font-size-complex="10pt" style:font-weight-complex="bold"/>
    </style:style>
    <style:style style:name="T39" style:family="text">
      <style:text-properties fo:font-variant="small-caps" style:font-name="Times New Roman" fo:font-size="10pt" fo:language="pt" fo:country="PT" fo:font-weight="bold" style:font-size-asian="10pt" style:font-weight-asian="bold" style:font-size-complex="10pt" style:font-weight-complex="bold"/>
    </style:style>
    <style:style style:name="T40" style:family="text">
      <style:text-properties fo:font-variant="small-caps" style:font-name="Times New Roman" fo:font-size="10pt" style:rfc-language-tag="es-ES-u-co-trad" fo:language="es" fo:country="ES" fo:font-weight="bold" style:font-size-asian="10pt" style:font-weight-asian="bold" style:font-size-complex="10pt" style:font-weight-complex="bold"/>
    </style:style>
    <style:style style:name="T41" style:family="text">
      <style:text-properties fo:font-variant="small-caps" style:font-name="Times New Roman" fo:font-size="10pt" fo:language="de" fo:country="DE" fo:font-weight="bold" style:font-size-asian="10pt" style:font-weight-asian="bold" style:font-size-complex="10pt" style:font-weight-complex="bold"/>
    </style:style>
    <style:style style:name="T42" style:family="text">
      <style:text-properties style:font-name="Charis SIL Compact" fo:font-size="10pt" fo:language="nl" fo:country="NL" style:font-size-asian="10pt" style:font-size-complex="10pt"/>
    </style:style>
    <style:style style:name="T43" style:family="text">
      <style:text-properties style:font-name="Charis SIL Compact" fo:font-size="10pt" fo:language="nl" fo:country="NL" fo:font-style="italic" style:font-size-asian="10pt" style:font-style-asian="italic" style:font-size-complex="10pt" style:font-style-complex="italic"/>
    </style:style>
    <style:style style:name="T44" style:family="text">
      <style:text-properties style:font-name="Charis SIL Compact" fo:font-size="10pt" style:font-size-asian="10pt" style:font-size-complex="10pt"/>
    </style:style>
    <style:style style:name="T45" style:family="text">
      <style:text-properties style:font-name="Charis SIL Compact" fo:font-size="10pt" fo:language="en" fo:country="US" style:font-size-asian="10pt" style:font-size-complex="10pt"/>
    </style:style>
    <style:style style:name="T46" style:family="text">
      <style:text-properties style:font-name="Charis SIL Compact" fo:font-size="10pt" fo:language="en" fo:country="US" fo:font-style="italic" style:font-size-asian="10pt" style:font-style-asian="italic" style:font-size-complex="10pt" style:font-style-complex="italic"/>
    </style:style>
    <style:style style:name="T47" style:family="text">
      <style:text-properties style:font-name="Charis SIL Compact" fo:font-size="10pt" fo:language="en" fo:country="US" fo:font-weight="normal" style:font-size-asian="10pt" style:font-weight-asian="normal" style:font-size-complex="10pt" style:font-weight-complex="normal"/>
    </style:style>
    <style:style style:name="T48" style:family="text">
      <style:text-properties style:font-name="Charis SIL Compact" fo:font-size="10pt" fo:language="fr" fo:country="FR" style:font-size-asian="10pt" style:font-size-complex="10pt"/>
    </style:style>
    <style:style style:name="T49" style:family="text">
      <style:text-properties style:font-name="Charis SIL Compact" fo:font-size="10pt" fo:language="fr" fo:country="FR" fo:font-weight="normal" style:font-size-asian="10pt" style:font-weight-asian="normal" style:font-size-complex="10pt" style:font-weight-complex="normal"/>
    </style:style>
    <style:style style:name="T50" style:family="text">
      <style:text-properties style:font-name="Charis SIL Compact" fo:font-size="10pt" fo:language="pt" fo:country="PT" style:font-size-asian="10pt" style:font-size-complex="10pt"/>
    </style:style>
    <style:style style:name="T51" style:family="text">
      <style:text-properties style:font-name="Charis SIL Compact" fo:font-size="10pt" style:rfc-language-tag="es-ES-u-co-trad" fo:language="es" fo:country="ES" style:font-size-asian="10pt" style:font-size-complex="10pt"/>
    </style:style>
    <style:style style:name="T52" style:family="text">
      <style:text-properties style:font-name="Charis SIL Compact" fo:font-size="10pt" style:rfc-language-tag="es-ES-u-co-trad" fo:language="es" fo:country="ES" fo:font-weight="normal" style:font-size-asian="10pt" style:font-weight-asian="normal" style:font-size-complex="10pt" style:font-weight-complex="normal"/>
    </style:style>
    <style:style style:name="T53" style:family="text">
      <style:text-properties style:font-name="Charis SIL Compact" fo:font-size="10pt" fo:font-style="italic" style:font-size-asian="10pt" style:font-style-asian="italic" style:font-size-complex="10pt" style:font-style-complex="italic"/>
    </style:style>
    <style:style style:name="T54" style:family="text">
      <style:text-properties style:font-name="Charis SIL Compact" fo:font-size="10pt" fo:font-style="italic" style:text-underline-style="solid" style:text-underline-width="auto" style:text-underline-color="#ffffff" style:font-size-asian="10pt" style:font-style-asian="italic" style:font-size-complex="10pt" style:font-style-complex="italic"/>
    </style:style>
    <style:style style:name="T55" style:family="text">
      <style:text-properties style:font-name="Charis SIL Compact" fo:font-size="10pt" fo:language="da" fo:country="DK" style:font-size-asian="10pt" style:font-size-complex="10pt"/>
    </style:style>
    <style:style style:name="T56" style:family="text">
      <style:text-properties style:font-name="Charis SIL Compact" fo:font-size="10pt" fo:language="it" fo:country="IT" style:font-size-asian="10pt" style:font-size-complex="10pt"/>
    </style:style>
    <style:style style:name="T57" style:family="text">
      <style:text-properties style:font-name="Charis SIL Compact" fo:font-size="10pt" fo:language="it" fo:country="IT" fo:font-style="italic" style:font-size-asian="10pt" style:font-style-asian="italic" style:font-size-complex="10pt" style:font-style-complex="italic"/>
    </style:style>
    <style:style style:name="T58" style:family="text">
      <style:text-properties style:font-name="Charis SIL Compact" fo:font-size="10pt" fo:font-weight="normal" style:font-size-asian="10pt" style:font-weight-asian="normal" style:font-size-complex="10pt" style:font-weight-complex="normal"/>
    </style:style>
    <style:style style:name="T59" style:family="text">
      <style:text-properties style:font-name="Charis SIL Compact" fo:font-size="10pt" fo:language="sv" fo:country="SE" style:font-size-asian="10pt" style:font-size-complex="10pt"/>
    </style:style>
    <style:style style:name="T60" style:family="text">
      <style:text-properties style:font-name="Charis SIL Compact" fo:font-size="10pt" fo:language="de" fo:country="DE" style:font-size-asian="10pt" style:font-size-complex="10pt"/>
    </style:style>
    <style:style style:name="T61" style:family="text">
      <style:text-properties style:font-name="Charis SIL Compact" fo:font-size="10pt" style:text-underline-style="none" fo:font-weight="normal" style:font-size-asian="10pt" style:font-weight-asian="normal" style:font-size-complex="10pt" style:font-weight-complex="normal"/>
    </style:style>
    <style:style style:name="T62" style:family="text">
      <style:text-properties style:font-name="Charis SIL Compact" fo:font-size="9pt" fo:language="en" fo:country="US" style:font-size-asian="9pt" style:font-size-complex="9pt"/>
    </style:style>
    <style:style style:name="T63" style:family="text">
      <style:text-properties style:font-name="Charis SIL Compact" fo:font-size="9pt" style:font-size-asian="9pt" style:font-size-complex="9pt"/>
    </style:style>
    <style:style style:name="T64" style:family="text">
      <style:text-properties style:text-position="sub 58%" style:font-name="Times New Roman" fo:font-size="10pt" fo:language="en" fo:country="US" style:font-size-asian="10pt" style:font-size-complex="10pt"/>
    </style:style>
    <style:style style:name="T65" style:family="text">
      <style:text-properties style:text-position="super 58%" style:font-name="Charis SIL Compact" fo:font-size="10pt" fo:language="en" fo:country="US" fo:font-weight="normal" style:font-size-asian="10pt" style:font-weight-asian="normal" style:font-size-complex="10pt" style:font-weight-complex="normal"/>
    </style:style>
    <style:style style:name="T66" style:family="text">
      <style:text-properties style:text-position="super 58%" style:font-name="Charis SIL Compact" fo:font-size="10pt" fo:language="en" fo:country="US" style:font-size-asian="10pt" style:font-size-complex="10pt"/>
    </style:style>
    <style:style style:name="T67" style:family="text">
      <style:text-properties style:text-position="super 58%" style:font-name="Charis SIL Compact" fo:font-size="10pt" style:font-size-asian="10pt" style:font-size-complex="10pt"/>
    </style:style>
    <style:style style:name="T68" style:family="text">
      <style:text-properties style:text-position="super 58%" style:font-name="Charis SIL Compact" fo:font-size="10pt" fo:font-weight="normal" style:font-size-asian="10pt" style:font-weight-asian="normal" style:font-size-complex="10pt" style:font-weight-complex="normal"/>
    </style:style>
    <style:style style:name="T69" style:family="text">
      <style:text-properties style:text-position="super 58%" style:font-name="Times New Roman" fo:font-size="10pt" style:font-size-asian="10pt" style:font-size-complex="10pt"/>
    </style:style>
    <style:style style:name="T70" style:family="text">
      <style:text-properties style:font-name="Arial Unicode MS" fo:font-size="10pt" fo:font-style="normal" fo:font-weight="normal" style:font-name-asian="Arial Unicode MS1" style:font-size-asian="10pt" style:font-style-asian="normal" style:font-weight-asian="normal" style:font-name-complex="Arial Unicode MS1" style:font-size-complex="10pt" style:font-style-complex="normal" style:font-weight-complex="normal"/>
    </style:style>
    <style:style style:name="T71" style:family="text">
      <style:text-properties style:text-position="20% 100%" style:font-name="Charis SIL Compact" fo:font-size="10pt"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span text:style-name="T1">Appendix B: Data</text:span></text:h>
      <text:p text:style-name="P2"/>
      <text:p text:style-name="Body"><text:span text:style-name="T1">This appendix contains the coded data used for the various studies in the book. The languages are listed alphabetically by ISO 639-3 code.</text:span></text:p>
      <text:p text:style-name="Body"><text:span text:style-name="T1">————</text:span></text:p>
      <text:p text:style-name="P2"/>
      <text:p text:style-name="P4"><text:span text:style-name="T3">[alc] </text:span><text:span text:style-name="T11"><text:tab/></text:span><text:span text:style-name="T35">Qawasqar</text:span><text:span text:style-name="T12"><text:tab/></text:span><text:span text:style-name="T4">Kawesqar, </text:span><text:span text:style-name="T5">North Central Alacalufan</text:span><text:span text:style-name="T4"> (Chile)</text:span></text:p>
      <text:p text:style-name="P5"/>
      <text:p text:style-name="P4"><text:span text:style-name="T3">References consulted: </text:span><text:span text:style-name="T4">Aguilera (2001), Clairis (1977, 1985), Viegas Barros (1990)</text:span></text:p>
      <text:p text:style-name="P5"/>
      <text:p text:style-name="P4"><text:span text:style-name="T7">Sound inventory</text:span></text:p>
      <text:p text:style-name="P4"><text:span text:style-name="T3">C phoneme inventory:</text:span><text:span text:style-name="T4"> /</text:span><text:span text:style-name="T42">p p</text:span><text:span text:style-name="T44">ʰ p’ </text:span><text:span text:style-name="T45">t t</text:span><text:span text:style-name="T44">ʰ t’ </text:span><text:span text:style-name="T48">q q</text:span><text:span text:style-name="T44">ʰ </text:span><text:span text:style-name="T48">q</text:span><text:span text:style-name="T44">’ t͡</text:span><text:span text:style-name="T45">s t</text:span><text:span text:style-name="T44">͡s’ </text:span><text:span text:style-name="T45">s </text:span><text:span text:style-name="T48">f x h m n l </text:span><text:span text:style-name="T44">ɾ w j</text:span><text:span text:style-name="T4">/</text:span></text:p>
      <text:p text:style-name="P4"><text:span text:style-name="T3">N consonant phonemes:</text:span><text:span text:style-name="T4"> 21</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Velar, Uvular, Glottal</text:span></text:p>
      <text:p text:style-name="P4"><text:span text:style-name="T3">Manners:</text:span><text:span text:style-name="T4"> Stop, Affricate, Fricative, Nasal, Flap/Tap, Central approximant, Lateral approximant</text:span></text:p>
      <text:p text:style-name="P4"><text:span text:style-name="T3">Elaborations:</text:span><text:span text:style-name="T4"> Post-aspiration, Ejective, Uvular</text:span></text:p>
      <text:p text:style-name="P4"><text:span text:style-name="T3">N elaborations:</text:span><text:span text:style-name="T4"> 3</text:span></text:p>
      <text:p text:style-name="P4"><text:span text:style-name="T3">N elaborated consonants: </text:span><text:span text:style-name="T4">11</text:span></text:p>
      <text:p text:style-name="P4"><text:span text:style-name="T3">V phoneme inventory:</text:span><text:span text:style-name="T4"> </text:span><text:span text:style-name="T14">/</text:span><text:span text:style-name="T50">e a o</text:span><text:span text:style-name="T14">/</text:span></text:p>
      <text:p text:style-name="P4"><text:span text:style-name="T3">N vowel qualities:</text:span><text:span text:style-name="T4"> 3</text:span></text:p>
      <text:p text:style-name="P4"><text:span text:style-name="T3">Diphthongs or vowel sequences:</text:span><text:span text:style-name="T4"> Diphthongs /aw ow/</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 </text:span><text:span text:style-name="T4">Clairis gives minimal pairs for /</text:span><text:span text:style-name="T44">pʰ tʰ</text:span><text:span text:style-name="T4">/, gives</text:span><text:span text:style-name="T14"> </text:span><text:span text:style-name="T4">/</text:span><text:span text:style-name="T48">q</text:span><text:span text:style-name="T44">’ </text:span><text:span text:style-name="T48">q</text:span><text:span text:style-name="T44">ʰ</text:span><text:span text:style-name="T4">/ but not /</text:span><text:span text:style-name="T14">k k’</text:span><text:span text:style-name="T4">/. /</text:span><text:span text:style-name="T45">e o</text:span><text:span text:style-name="T4">/ vary quite widely. /</text:span><text:span text:style-name="T45">e</text:span><text:span text:style-name="T4">/ is [</text:span><text:span text:style-name="T44">ə</text:span><text:span text:style-name="T4">] 65.9% of the time word-medially. Clairis and Viegas Barros both consider glides and high vowels to be in complementary distribution, but have chosen glides as lexical representation.</text:span></text:p>
      <text:p text:style-name="P5"/>
      <text:p text:style-name="P4"><text:span text:style-name="T7">Syllable structure</text:span></text:p>
      <text:p text:style-name="P4"><text:span text:style-name="T3">Complexity Category: </text:span><text:span text:style-name="T4">Highly Complex</text:span></text:p>
      <text:p text:style-name="P4"><text:span text:style-name="T3">Canonical syllable structure:</text:span><text:span text:style-name="T4"> (C)(C)(C)(C)V(C)(C)(C)</text:span><text:span text:style-name="T3"> </text:span><text:span text:style-name="T4">(Clairis 1985: 391-401)</text:span></text:p>
      <text:p text:style-name="P9"><text:span text:style-name="T3">Size of maximal onset:</text:span><text:span text:style-name="T8"> 4</text:span></text:p>
      <text:p text:style-name="P9"><text:span text:style-name="T3">Size of </text:span><text:span text:style-name="T19">maximal coda</text:span><text:span text:style-name="T3">:</text:span><text:span text:style-name="T8"> 3</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Diphthongs</text:span></text:p>
      <text:p text:style-name="P9"><text:soft-page-break/><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span text:style-name="T17"> </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 Both patterns (Coda)</text:span></text:p>
      <text:p text:style-name="P9"><text:span text:style-name="T3">Morphological pattern of syllabic consonants:</text:span><text:span text:style-name="T8"> N/A</text:span></text:p>
      <text:p text:style-name="P4"><text:span text:style-name="T3">Onset restrictions: </text:span><text:span text:style-name="T4">All consonants except /</text:span><text:span text:style-name="T44">ɾ</text:span><text:span text:style-name="T4">/ occur in simple onsets. In biconsonantal onsets, C</text:span><text:span text:style-name="T64">1</text:span><text:span text:style-name="T4"> may be /</text:span><text:span text:style-name="T51">f q q' s t</text:span><text:span text:style-name="T4">/ and C</text:span><text:span text:style-name="T64">2</text:span><text:span text:style-name="T4"> may be /</text:span><text:span text:style-name="T44">t͡ʃ s t t' j w q</text:span><text:span text:style-name="T4">/. Triconsonantal onsets have same restrictions for C1; include /</text:span><text:span text:style-name="T45">qsq, qst, sqw</text:span><text:span text:style-name="T4">/. Example given of four-consonant onset is /</text:span><text:span text:style-name="T45">qsqj</text:span><text:span text:style-name="T4">/.</text:span></text:p>
      <text:p text:style-name="P4"><text:span text:style-name="T3">Coda restrictions:</text:span><text:span text:style-name="T4"> /</text:span><text:span text:style-name="T45">f j l m n </text:span><text:span text:style-name="T44">ɾ</text:span><text:span text:style-name="T45"> s w</text:span><text:span text:style-name="T4">/ do not appear in simple codas. In biconsonantal codas, C</text:span><text:span text:style-name="T64">1</text:span><text:span text:style-name="T4"> is /</text:span><text:span text:style-name="T45">f j l m n p q </text:span><text:span text:style-name="T44">ɾ</text:span><text:span text:style-name="T45"> t w s</text:span><text:span text:style-name="T4">/ and C</text:span><text:span text:style-name="T64">2</text:span><text:span text:style-name="T4"> is /</text:span><text:span text:style-name="T45">s q</text:span><text:span text:style-name="T4">/. Triconsonantal codas include /</text:span><text:span text:style-name="T45">lqs, rqs, qsq</text:span><text:span text:style-name="T4">/.</text:span></text:p>
      <text:p text:style-name="P4"><text:span text:style-name="T3">Notes: </text:span><text:span text:style-name="T4">Clairis notes that large clusters are “unstable in rapid speech”, e.g. </text:span><text:span text:style-name="T46">qsqa</text:span><text:span text:style-name="T53">ɾ</text:span><text:span text:style-name="T46"> &gt; sqa</text:span><text:span text:style-name="T53">ɾ</text:span><text:span text:style-name="T4">, ‘urine’ but that rapid speech can also produce clusters, e.g., future marker </text:span><text:span text:style-name="T46">seqwe</text:span><text:span text:style-name="T5"> &gt; </text:span><text:span text:style-name="T46">sqwe</text:span><text:span text:style-name="T4"> (1985: 393).</text:span></text:p>
      <text:p text:style-name="P5"/>
      <text:p text:style-name="P6"/>
      <text:p text:style-name="P4"><text:span text:style-name="T7">Suprasegmentals</text:span></text:p>
      <text:p text:style-name="P4"><text:span text:style-name="T3">Tone: </text:span><text:span text:style-name="T8">No</text:span></text:p>
      <text:p text:style-name="P4"><text:span text:style-name="T3">Word stress: </text:span><text:span text:style-name="T8">Disagreement (Clairis 1977 claims stress, Clairis 1985 claims not, that it varies across different tokens of same word or doesn’t occur at all).</text:span></text:p>
      <text:p text:style-name="P5"/>
      <text:p text:style-name="P4"><text:span text:style-name="T7">Vowel reduction processes</text:span></text:p>
      <text:p text:style-name="P4"><text:span text:style-name="T3">alc-R1: </text:span><text:span text:style-name="T4">Low vowel /</text:span><text:span text:style-name="T45">a</text:span><text:span text:style-name="T4">/ and mid front vowel /</text:span><text:span text:style-name="T45">e</text:span><text:span text:style-name="T4">/, and to a lesser extent mid back vowel /</text:span><text:span text:style-name="T45">o</text:span><text:span text:style-name="T4">/, are frequently realized as [</text:span><text:span text:style-name="T44">ə</text:span><text:span text:style-name="T4">] (Clairis 1985: 382-4; conditioning environment not described).</text:span></text:p>
      <text:p text:style-name="P4"><text:span text:style-name="T3">alc-R2:</text:span><text:span text:style-name="T4"> A word-initial vowel is often syncopated in rapid speech (Clairis 1985: 393).</text:span></text:p>
      <text:p text:style-name="P4"><text:span text:style-name="T3">alc-R3:</text:span><text:span text:style-name="T4"> An interconsonantal vowel is often syncopated in rapid speech. Apparently only some consonants condition this process, but particulars are not described (Clairis 1985: 393).</text:span></text:p>
      <text:p text:style-name="P5"/>
      <text:p text:style-name="P4"><text:span text:style-name="T7">Consonant allophony processes</text:span></text:p>
      <text:p text:style-name="Body"><text:span text:style-name="T3">alc-C1:</text:span><text:span text:style-name="T8"> Voiceless uvular stop [</text:span><text:span text:style-name="T47">q</text:span><text:span text:style-name="T8">] varies freely with affricated variant [</text:span><text:span text:style-name="T47">qx</text:span><text:span text:style-name="T8">] (Clairis 1985: 378).</text:span></text:p>
      <text:p text:style-name="Body"><text:span text:style-name="T3">alc-C2: </text:span><text:span text:style-name="T8"><text:s/>Bilabial stop may be realized as a fricative (Aguilera 2001).</text:span></text:p>
      <text:p text:style-name="Body"><text:span text:style-name="T3">alc-C3: </text:span><text:span text:style-name="T8">Voiceless alveolar fricative [</text:span><text:span text:style-name="T47">s</text:span><text:span text:style-name="T8">] may be realized as [</text:span><text:span text:style-name="T47">h</text:span><text:span text:style-name="T8">] word-finally (Clairis 1985: 372).</text:span></text:p>
      <text:p text:style-name="Body"><text:span text:style-name="T3">alc-C4: </text:span><text:span text:style-name="T8">Aspirated uvular stop [</text:span><text:span text:style-name="T47">q</text:span><text:span text:style-name="T65">h</text:span><text:span text:style-name="T8">] and velar fricative [</text:span><text:span text:style-name="T47">x</text:span><text:span text:style-name="T8">] vary freely with [</text:span><text:span text:style-name="T47">h</text:span><text:span text:style-name="T8">] (Clairis 1985: 377-8).</text:span></text:p>
      <text:p text:style-name="P5"/>
      <text:p text:style-name="P4"><text:span text:style-name="T7">Morphology</text:span></text:p>
      <text:p text:style-name="P4"><text:span text:style-name="T4">(adequate texts unavailable)</text:span></text:p>
      <text:p text:style-name="P4"/>
      <text:p text:style-name="P10"><text:span text:style-name="T3">[als] </text:span><text:span text:style-name="T11"><text:tab/></text:span><text:span text:style-name="T35">Albanian (Tosk dialect)</text:span><text:span text:style-name="T12"><text:tab/></text:span><text:span text:style-name="T4">Indo-European, </text:span><text:span text:style-name="T5">Albanian</text:span><text:span text:style-name="T4"> (Albania, Serbia and Montenegro)</text:span></text:p>
      <text:p text:style-name="P5"/>
      <text:p text:style-name="P4"><text:span text:style-name="T3">References consulted:</text:span><text:span text:style-name="T4"> Bevington (1974), Klippenstein (2010), Newmark (1957), Newmark et al. (1982)</text:span></text:p>
      <text:p text:style-name="P5"/>
      <text:p text:style-name="P4"><text:span text:style-name="T7">Sound inventory</text:span></text:p>
      <text:p text:style-name="P4"><text:span text:style-name="T3">C phoneme inventory:</text:span><text:span text:style-name="T4"> /</text:span><text:span text:style-name="T45">p b t d c </text:span><text:span text:style-name="T44">ɟ k ɡ t͡</text:span><text:span text:style-name="T48">s d</text:span><text:span text:style-name="T44">͡z t͡ʃ d͡ʒ f v θ ð s z ʃ ʒ h m n ɲ l ɫ ɾ r j</text:span><text:span text:style-name="T4">/</text:span></text:p>
      <text:p text:style-name="P4"><text:span text:style-name="T3">N consonant phonemes:</text:span><text:span text:style-name="T4"> 29</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Alveolar, Palato-alveolar, Palatal, Velar, Glottal</text:span></text:p>
      <text:p text:style-name="P4"><text:span text:style-name="T3">Manners:</text:span><text:span text:style-name="T4"> Stop, Affricate, Fricative, Nasal, Flap/Tap, Trill, Central approximant, Lateral approximant</text:span></text:p>
      <text:p text:style-name="P4"><text:span text:style-name="T3">N elaborations:</text:span><text:span text:style-name="T4"> 4</text:span></text:p>
      <text:p text:style-name="P4"><text:span text:style-name="T3">Elaborations:</text:span><text:span text:style-name="T4"> Voiced fricatives/affricates, Labiodental, Palato-alveolar, Velarization</text:span></text:p>
      <text:p text:style-name="P4"><text:span text:style-name="T3">V phoneme inventory:</text:span><text:span text:style-name="T4"> /</text:span><text:span text:style-name="T51">i y </text:span><text:span text:style-name="T44">ɛ ə a ɔ u</text:span><text:span text:style-name="T4">/</text:span></text:p>
      <text:p text:style-name="P4"><text:span text:style-name="T3">N vowel qualities:</text:span><text:span text:style-name="T4"> 7</text:span></text:p>
      <text:p text:style-name="P4"><text:span text:style-name="T3">Diphthongs or vowel sequences:</text:span><text:span text:style-name="T4"> Diphthongs </text:span><text:span text:style-name="T45">/ie ua ye ue</text:span><text:span text:style-name="T4">/</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Vowel length and nasalization contrasts occur in Gheg dialect.</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 </text:span><text:span text:style-name="T4">(C)(C)(C)(C)V(C)(C)(C) (Newmark 1957: 24-9, Klippenstein 2010)</text:span></text:p>
      <text:p text:style-name="P9"><text:span text:style-name="T3">Size of maximal onset:</text:span><text:span text:style-name="T8"> 4</text:span></text:p>
      <text:p text:style-name="P9"><text:span text:style-name="T3">Size of </text:span><text:span text:style-name="T19">maximal coda</text:span><text:span text:style-name="T3">:</text:span><text:span text:style-name="T8"> 3</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Coda), Morphologically Complex (Onset)</text:span></text:p>
      <text:p text:style-name="P9"><text:span text:style-name="T3">Morphological pattern of syllabic consonants:</text:span><text:span text:style-name="T8"> N/A</text:span></text:p>
      <text:p text:style-name="P4"><text:span text:style-name="T3">Onset restrictions:</text:span><text:span text:style-name="T4"> Apparently no restrictions for simple onsets. Biconsonantal onsets quite varied, include /</text:span><text:span text:style-name="T44">t͡ʃc tk ʒ</text:span><text:span text:style-name="T55">b fl t</text:span><text:span text:style-name="T44">ɾ pj zv mp rj</text:span><text:span text:style-name="T4">/, with voicing mismatches typically avoided.</text:span><text:span text:style-name="T45"> </text:span><text:span text:style-name="T4">Triconsonantal onsets include /</text:span><text:span text:style-name="T44">ʃpr, skl, skt, pʃt, ʒ</text:span><text:span text:style-name="T56">vl, ndr, mbl</text:span><text:span text:style-name="T4">/, Four-consonant onsets include /</text:span><text:span text:style-name="T44">t͡ʃmpl</text:span><text:span text:style-name="T45">, zmbr</text:span><text:span text:style-name="T4">/.</text:span></text:p>
      <text:p text:style-name="P4"><text:span text:style-name="T3">Coda restrictions:</text:span><text:span text:style-name="T4"> In simple codas, apparently /</text:span><text:span text:style-name="T45">c h</text:span><text:span text:style-name="T4">/ do not occur. Biconsonantal codas include /</text:span><text:span text:style-name="T45">jt, </text:span><text:span text:style-name="T44">ɾ</text:span><text:span text:style-name="T45">p, </text:span><text:span text:style-name="T44">ɾ</text:span><text:span text:style-name="T45">f, mp, ls, fk, ps, tk, </text:span><text:span text:style-name="T44"><text:s/>kθ, t͡sk</text:span><text:span text:style-name="T45">, </text:span><text:span text:style-name="T44">ʒd</text:span><text:span text:style-name="T4">/. Triconsonantal codas always end in a voiceless sibilant plus /</text:span><text:span text:style-name="T45">t</text:span><text:span text:style-name="T4">/, include /</text:span><text:span text:style-name="T44">pʃt</text:span><text:span text:style-name="T45">, kst</text:span><text:span text:style-name="T4">/.</text:span></text:p>
      <text:p text:style-name="P4"><text:soft-page-break/><text:span text:style-name="T3">Notes:</text:span><text:span text:style-name="T4"> Klippenstein (2010) shows that there are some onset clusters not listed by Newmark which occur.</text:span></text:p>
      <text:p text:style-name="P6"/>
      <text:p text:style-name="P4"><text:span text:style-name="T7">Suprasegmentals</text:span></text:p>
      <text:p text:style-name="P4"><text:span text:style-name="T3">Tone:</text:span><text:span text:style-name="T8"> No</text:span></text:p>
      <text:p text:style-name="P4"><text:span text:style-name="T3">Word stress: </text:span><text:span text:style-name="T8">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 Intensity (impressionistic)</text:span></text:p>
      <text:p text:style-name="P4"><text:span text:style-name="T3">Notes:</text:span><text:span text:style-name="T4"> In words without inflection, stress is final if that syllable is closed or ends in non-mid vowel, while stress falls on penultimate if final syllable ends in mid vowel (even if penultimate ends in mid vowel)</text:span><text:span text:style-name="T14"> (Trommer 2013)</text:span><text:span text:style-name="T4">. While vowel quality factors into stress assignment, it appears that there is no difference in the vowel quality contrasts in stressed and unstressed syllables.</text:span></text:p>
      <text:p text:style-name="P5"/>
      <text:p text:style-name="P4"><text:span text:style-name="T7">Vowel reduction processes</text:span></text:p>
      <text:p text:style-name="P4"><text:span text:style-name="T3">als-R1:</text:span><text:span text:style-name="T4"> For many speakers in ordinary speech, unstressed /</text:span><text:span text:style-name="T44">ə</text:span><text:span text:style-name="T4">/ is not pronounced when word-final following a consonant (Newmark et al. 1982: 11; for older speakers in southern Tosk region, vowel is retained but pronounced as [</text:span><text:span text:style-name="T44">ɪ</text:span><text:span text:style-name="T4">] in this context).</text:span></text:p>
      <text:p text:style-name="P4"><text:span text:style-name="T3">als-R2:</text:span><text:span text:style-name="T4"> In rapid speech, mid central vowel /</text:span><text:span text:style-name="T44">ə</text:span><text:span text:style-name="T4">/ is optionally deleted when occurring between two consonants, of which C</text:span><text:span text:style-name="T64">1</text:span><text:span text:style-name="T4"> is not /</text:span><text:span text:style-name="T44">s z ʒ</text:span><text:span text:style-name="T4">/. This deletion rarely occurs when both C</text:span><text:span text:style-name="T64">1</text:span><text:span text:style-name="T4"> and C</text:span><text:span text:style-name="T64">2</text:span><text:span text:style-name="T4"> are voiced (Klippenstein 2010: 21-2).</text:span></text:p>
      <text:p text:style-name="P5"/>
      <text:p text:style-name="P4"><text:span text:style-name="T7">Consonant allophony processes</text:span></text:p>
      <text:p text:style-name="Body"><text:span text:style-name="T3">als-C1</text:span><text:span text:style-name="T8">: Fricatives /</text:span><text:span text:style-name="T47">f </text:span><text:span text:style-name="T58">θ v ð</text:span><text:span text:style-name="T8">/ have occasional homorganic stop allophones pre-juncture and preceding a consonant (Newmark 1957).</text:span></text:p>
      <text:p text:style-name="P5"/>
      <text:p text:style-name="P4"><text:span text:style-name="T7">Morphology</text:span></text:p>
      <text:p text:style-name="P4"><text:span text:style-name="T4">(adequate texts unavailable)</text:span></text:p>
      <text:p text:style-name="P10"><text:span text:style-name="T3">[aly] </text:span><text:span text:style-name="T11"><text:tab/></text:span><text:span text:style-name="T35">Alyawarra</text:span><text:span text:style-name="T12"><text:tab/></text:span><text:span text:style-name="T4">Pama-Nyungan, </text:span><text:span text:style-name="T5">Arandic-Thura-Yura</text:span><text:span text:style-name="T4"> (Australia)</text:span></text:p>
      <text:p text:style-name="P5"/>
      <text:p text:style-name="P4"><text:span text:style-name="T3">References consulted: </text:span><text:span text:style-name="T4">Yallop (1977)</text:span></text:p>
      <text:p text:style-name="P5"/>
      <text:p text:style-name="P4"><text:span text:style-name="T7">Sound inventory</text:span></text:p>
      <text:p text:style-name="P4"><text:span text:style-name="T3">C phoneme inventory:</text:span><text:span text:style-name="T4"> /</text:span><text:span text:style-name="T42">p t</text:span><text:span text:style-name="T44">̪ t ʈ c k p</text:span><text:span text:style-name="T67">m</text:span><text:span text:style-name="T44"> t̪</text:span><text:span text:style-name="T67">n̪</text:span><text:span text:style-name="T44"> t</text:span><text:span text:style-name="T67">n</text:span><text:span text:style-name="T44"> ʈ</text:span><text:span text:style-name="T67">ɳ</text:span><text:span text:style-name="T44"> c</text:span><text:span text:style-name="T67">ɲ</text:span><text:span text:style-name="T44"> k</text:span><text:span text:style-name="T67">ŋ</text:span><text:span text:style-name="T45"> </text:span><text:span text:style-name="T44">m n̪ n ɳ ɲ ŋ l̪ l ɭ ʎ r ɻ w j ɣ̞</text:span><text:span text:style-name="T4">/</text:span></text:p>
      <text:p text:style-name="P4"><text:span text:style-name="T3">N consonant phonemes:</text:span><text:span text:style-name="T4"> 27</text:span></text:p>
      <text:p text:style-name="P4"><text:span text:style-name="T3">Geminates:</text:span><text:span text:style-name="T4"> N/A</text:span></text:p>
      <text:p text:style-name="P4"><text:span text:style-name="T3">Voicing contrasts: </text:span><text:span text:style-name="T4">None</text:span></text:p>
      <text:p text:style-name="P4"><text:span text:style-name="T3">Places:</text:span><text:span text:style-name="T4"> </text:span><text:span text:style-name="T20">Bilabial, Dental, Alveolar, Retroflex, Palatal, Velar</text:span></text:p>
      <text:p text:style-name="P4"><text:span text:style-name="T3">Manners:</text:span><text:span text:style-name="T4"> Stop, Nasal, Trill, Central approximant, Lateral approximant</text:span></text:p>
      <text:p text:style-name="P4"><text:span text:style-name="T3">N elaborations:</text:span><text:span text:style-name="T4"> 2</text:span></text:p>
      <text:p text:style-name="P4"><text:span text:style-name="T3">Elaborations:</text:span><text:span text:style-name="T4"> Nasal release, Retroflex</text:span></text:p>
      <text:p text:style-name="P4"><text:span text:style-name="T3">V phoneme inventory:</text:span><text:span text:style-name="T4"> </text:span><text:span text:style-name="T14">/</text:span><text:span text:style-name="T56">i a u</text:span><text:span text:style-name="T45"> </text:span><text:span text:style-name="T44">iː uː</text:span><text:span text:style-name="T14">/</text:span></text:p>
      <text:p text:style-name="P4"><text:span text:style-name="T3">N vowel qualities:</text:span><text:span text:style-name="T4"> 3</text:span></text:p>
      <text:p text:style-name="P4"><text:span text:style-name="T3">Diphthongs or vowel sequences:</text:span><text:span text:style-name="T4"> Diphthongs /</text:span><text:span text:style-name="T45">ai au</text:span><text:span text:style-name="T4">/</text:span></text:p>
      <text:p text:style-name="P4"><text:span text:style-name="T3">Contrastive length:</text:span><text:span text:style-name="T4"> Som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ɣ</text:span><text:span text:style-name="T4">/ doesn’t occur in W. Arrernte, but is retained in Alyawarra (Yallop 1977: 12).</text:span></text:p>
      <text:p text:style-name="P5"/>
      <text:p text:style-name="P4"><text:span text:style-name="T7">Syllable structure</text:span></text:p>
      <text:p text:style-name="P4"><text:span text:style-name="T3">Complexity Category: </text:span><text:span text:style-name="T4">Moderately Complex</text:span></text:p>
      <text:p text:style-name="P4"><text:span text:style-name="T3">Canonical syllable structure:</text:span><text:span text:style-name="T4"> (C)(C)V(C)</text:span><text:span text:style-name="T3"> </text:span><text:span text:style-name="T4">(Yallop 1977: 41-5)</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Varies with VC sequence</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N/A</text:span></text:p>
      <text:p text:style-name="P4"><text:span text:style-name="T3">Onset restrictions:</text:span><text:span text:style-name="T4"> C</text:span><text:span text:style-name="T64">1</text:span><text:span text:style-name="T4"> may be a plosive, nasal-released plosive, or nasal. C</text:span><text:span text:style-name="T64">2</text:span><text:span text:style-name="T4"> is always /w/.</text:span></text:p>
      <text:p text:style-name="P4"><text:span text:style-name="T3">Coda restrictions:</text:span><text:span text:style-name="T4"> Nasals, laterals, and trills most common; less commonly, plosives and nasal-released plosives may occur. There are no word-final codas.</text:span></text:p>
      <text:p text:style-name="P4"><text:soft-page-break/><text:span text:style-name="T3">Notes:</text:span><text:span text:style-name="T4"> The sequence /</text:span><text:span text:style-name="T44">ŋ</text:span><text:span text:style-name="T42">kw</text:span><text:span text:style-name="T4">/ seems to occur invariably as an onset cluster in the word </text:span><text:span text:style-name="T53">ŋ</text:span><text:span text:style-name="T43">kw</text:span><text:span text:style-name="T46">a</text:span><text:span text:style-name="T53">ɭ</text:span><text:span text:style-name="T46">a</text:span><text:span text:style-name="T4"> ‘sugar, sweetness’; however this is only true phrase-initially. In connected speech when following another word, words without an initial vowel always occur with a linking vowel (quality determined by initial consonant), which alters the syllable structure (Yallop 1977: 28-30). Since the 3-C onset seems to be a very marginal pattern, I take the canonical syllable structure of the language to be consistent with the (C)(C)V(C) pattern reported by Yallop later in the text.</text:span></text:p>
      <text:p text:style-name="P5"/>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 Consonant Allophony in 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 Pitch (impressionistic), Intensity (impressionistic)</text:span></text:p>
      <text:p text:style-name="P4"><text:span text:style-name="T3">Notes: </text:span><text:span text:style-name="T4">Duration is a correlate of stress for only some syllables.</text:span></text:p>
      <text:p text:style-name="P5"/>
      <text:p text:style-name="P4"><text:span text:style-name="T7">Vowel reduction processes</text:span></text:p>
      <text:p text:style-name="P4"><text:span text:style-name="T3">aly-R1:</text:span><text:span text:style-name="T4"> High vowels /</text:span><text:span text:style-name="T45">i u</text:span><text:span text:style-name="T4">/ tend to be centralized and preceded by a glide in word-initial (unstressed) position (Yallop 1977: 25).</text:span></text:p>
      <text:p text:style-name="P4"><text:span text:style-name="T3">aly-R2:</text:span><text:span text:style-name="T4"> Low short vowel /</text:span><text:span text:style-name="T45">a</text:span><text:span text:style-name="T4">/ is reduced to mid when occurring word-initially or -finally (and therefore unstressed) (Yallop 1977: 25).</text:span></text:p>
      <text:p text:style-name="P4"><text:span text:style-name="T3">aly-R3:</text:span><text:span text:style-name="T4"> Low short vowel /</text:span><text:span text:style-name="T45">a</text:span><text:span text:style-name="T4">/ is often dropped word-initially (and therefore unstressed) before a single consonant (Yallop 1977: 28</text:span><text:span text:style-name="T14">)</text:span><text:span text:style-name="T4">.</text:span></text:p>
      <text:p text:style-name="P4"><text:span text:style-name="T3">aly-R4:</text:span><text:span text:style-name="T14"> </text:span><text:span text:style-name="T4">In normal connected speech, short unstressed vowels are often elided altogether before continuants (Yallop 1977: 27).</text:span></text:p>
      <text:p text:style-name="P4"><text:span text:style-name="T3">aly-R5:</text:span><text:span text:style-name="T4"> When low short vowel /</text:span><text:span text:style-name="T45">a</text:span><text:span text:style-name="T4">/ is dropped in word-initial, unstressed position before a sequence of consonants, the first may become syllabic (results in syllabic nasals, Yallop 1977: 19).</text:span></text:p>
      <text:p text:style-name="P5"/>
      <text:p text:style-name="P4"><text:span text:style-name="T7">Consonant allophony processes</text:span></text:p>
      <text:p text:style-name="Body"><text:span text:style-name="T3">aly-C1</text:span><text:span text:style-name="T8">: Palatal stop /</text:span><text:span text:style-name="T47">c</text:span><text:span text:style-name="T8">/ is often realized as affricate [</text:span><text:span text:style-name="T47">cç</text:span><text:span text:style-name="T8">] (Yallop 1977: 21).</text:span></text:p>
      <text:p text:style-name="Body"><text:span text:style-name="T3">aly-C2</text:span><text:span text:style-name="T8">: Lateral approximants may be realized as fricatives following a sequence of /</text:span><text:span text:style-name="T47">ij</text:span><text:span text:style-name="T8">/ or /</text:span><text:span text:style-name="T47">aj</text:span><text:span text:style-name="T8">/ and preceding a plosive (Yallop 1977: 19).</text:span></text:p>
      <text:p text:style-name="Body"><text:span text:style-name="T3">aly-C3</text:span><text:span text:style-name="T8">: A trill may be realized as palato-alveolar fricative [</text:span><text:span text:style-name="T58">ʒ</text:span><text:span text:style-name="T8">] following a dental or alveolar consonant (Yallop 1977: 19).</text:span></text:p>
      <text:p text:style-name="P5"/>
      <text:p text:style-name="P4"><text:span text:style-name="T7">Morphology</text:span></text:p>
      <text:p text:style-name="P4"><text:span text:style-name="T4">(adequate texts unavailable)</text:span></text:p>
      <text:p text:style-name="P4"/>
      <text:p text:style-name="P10"><text:span text:style-name="T3">[amp] </text:span><text:span text:style-name="T11"><text:tab/></text:span><text:span text:style-name="T35">Alamblak</text:span><text:span text:style-name="T12"><text:tab/></text:span><text:span text:style-name="T4">Sepik, </text:span><text:span text:style-name="T5">Sepik Hill</text:span><text:span text:style-name="T4"> (Papua New Guinea)</text:span></text:p>
      <text:p text:style-name="P5"/>
      <text:p text:style-name="P4"><text:span text:style-name="T3">References consulted: </text:span><text:span text:style-name="T4">Bruce (1984), SIL (2004)</text:span></text:p>
      <text:p text:style-name="P5"/>
      <text:p text:style-name="P4"><text:span text:style-name="T7">Sound inventory</text:span></text:p>
      <text:p text:style-name="P4"><text:span text:style-name="T3">C phoneme inventory:</text:span><text:span text:style-name="T4"> /</text:span><text:span text:style-name="T45">p b t d k </text:span><text:span text:style-name="T44">ɡ t͡ʃ d͡ʒ ɸ s ʃ </text:span><text:span text:style-name="T48">x m n </text:span><text:span text:style-name="T44">ɲ ɾ w j</text:span><text:span text:style-name="T4">/</text:span></text:p>
      <text:p text:style-name="P4"><text:span text:style-name="T3">N consonant phonemes:</text:span><text:span text:style-name="T4"> 18</text:span></text:p>
      <text:p text:style-name="P4"><text:span text:style-name="T3">Geminates:</text:span><text:span text:style-name="T4"> N/A</text:span></text:p>
      <text:p text:style-name="P4"><text:span text:style-name="T3">Voicing contrasts: </text:span><text:span text:style-name="T4">Obstruents</text:span></text:p>
      <text:p text:style-name="P4"><text:span text:style-name="T3">Places: </text:span><text:span text:style-name="T20">Bilabial, Alveolar, Palato-alveolar, Velar</text:span></text:p>
      <text:p text:style-name="P4"><text:span text:style-name="T3">Manners:</text:span><text:span text:style-name="T4"> Stop, Affricate, Fricative, Nasal, Flap/Tap, Central approximant</text:span></text:p>
      <text:p text:style-name="P4"><text:span text:style-name="T3">N elaborations:</text:span><text:span text:style-name="T4"> 2</text:span></text:p>
      <text:p text:style-name="P4"><text:span text:style-name="T3">Elaborations:</text:span><text:span text:style-name="T4"> Voiced fricatives/affricates, Palato-alveolar</text:span></text:p>
      <text:p text:style-name="P4"><text:span text:style-name="T3">V phoneme inventory:</text:span><text:span text:style-name="T4"> /</text:span><text:span text:style-name="T56">i e </text:span><text:span text:style-name="T44">ɨ ə </text:span><text:span text:style-name="T50">a o u</text:span><text:span text:style-name="T4">/</text:span></text:p>
      <text:p text:style-name="P4"><text:span text:style-name="T3">N vowel qualities:</text:span><text:span text:style-name="T4"> 7</text:span></text:p>
      <text:p text:style-name="P4"><text:span text:style-name="T3">Diphthongs or vowel sequences:</text:span><text:span text:style-name="T4"> Diphthongs /</text:span><text:span text:style-name="T56">ai </text:span><text:span text:style-name="T44">ɨi ui oi au</text:span><text:span text:style-name="T4">/</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For affricates, SIL OPD gives only /</text:span><text:span text:style-name="T44">d͡ʑ</text:span><text:span text:style-name="T4">/. /</text:span><text:span text:style-name="T44">ɨ</text:span><text:span text:style-name="T4">/ included in Bruce 1984, but not SIL OPD.</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V(C)(C)(C)</text:span><text:span text:style-name="T3"> </text:span><text:span text:style-name="T4">(Bruce 1984, SIL 2004)</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3</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Diphthong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 Both patterns (Coda)</text:span></text:p>
      <text:p text:style-name="P9"><text:span text:style-name="T3">Morphological pattern of syllabic consonants:</text:span><text:span text:style-name="T8"> Lexical items</text:span></text:p>
      <text:p text:style-name="P4"><text:span text:style-name="T3">Onset restrictions:</text:span><text:span text:style-name="T4"> No restrictions on simple onsets. Biconsonantal onsets include /</text:span><text:span text:style-name="T45">sk tw </text:span><text:span text:style-name="T44">ɡw ʃw kɾ pk</text:span><text:span text:style-name="T4">/. Triconsonantal onsets include /</text:span><text:span text:style-name="T45">tkm, tkb, p</text:span><text:span text:style-name="T44">ɾ</text:span><text:span text:style-name="T45">t, tkm, k</text:span><text:span text:style-name="T44">ɾ</text:span><text:span text:style-name="T45">p, b</text:span><text:span text:style-name="T44">ɾ</text:span><text:span text:style-name="T45">b, mxt</text:span><text:span text:style-name="T4">/.</text:span></text:p>
      <text:p text:style-name="P4"><text:span text:style-name="T3">Coda restrictions:</text:span><text:span text:style-name="T4"> It seems there are some restrictions on simple codas, including /</text:span><text:span text:style-name="T45">b </text:span><text:span text:style-name="T44">ɡ</text:span><text:span text:style-name="T45"> w j</text:span><text:span text:style-name="T4">/. Biconsonantal codas include /</text:span><text:span text:style-name="T45">nt, </text:span><text:span text:style-name="T44">ɾ</text:span><text:span text:style-name="T45">t, s</text:span><text:span text:style-name="T44">ɾ</text:span><text:span text:style-name="T45">, </text:span><text:span text:style-name="T44">ɾ</text:span><text:span text:style-name="T45">s, </text:span><text:span text:style-name="T44">ɡ</text:span><text:span text:style-name="T45">t</text:span><text:span text:style-name="T4">/. Triconsonantal codas include /</text:span><text:span text:style-name="T44">ɲɲt͡ʃ </text:span><text:span text:style-name="T55">ndt mbt</text:span><text:span text:style-name="T4">/.</text:span></text:p>
      <text:p text:style-name="P4"><text:soft-page-break/><text:span text:style-name="T3">Notes:</text:span><text:span text:style-name="T4"> SIL OPD lists some larger onsets, e.g. /</text:span><text:span text:style-name="T45">kmb</text:span><text:span text:style-name="T44">ɾ</text:span><text:span text:style-name="T4">/, and vowelless words, e.g. /</text:span><text:span text:style-name="T45">kpt</text:span><text:span text:style-name="T4">/. Unclear whether forms listed in SIL OPD have alternate forms with epenthetic vowel or if these are fully regular patterns. Syllabification in Bruce (1984) does give three-obstruent onset (</text:span><text:span text:style-name="T53">jakˈ</text:span><text:span text:style-name="T54">tkb</text:span><text:span text:style-name="T53">ətkɨkɨbət</text:span><text:span text:style-name="T4"> ‘to get and mash’, p. 60). Analysis of syllable structure dependent on analysis/status of high central vocoid /</text:span><text:span text:style-name="T44">ɨ</text:span><text:span text:style-name="T4">/.</text:span><text:span text:style-name="T27"> Bruce </text:span><text:span text:style-name="T4">discusses possible history of this vowel and development of some of these clusters (1984: 69-70).</text:span></text:p>
      <text:p text:style-name="P5"/>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Weight-Sensitive</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Not described</text:span></text:p>
      <text:p text:style-name="P5"/>
      <text:p text:style-name="P4"><text:span text:style-name="T7">Vowel reduction processes</text:span></text:p>
      <text:p text:style-name="P4"><text:span text:style-name="T3">amp-R1:</text:span><text:span text:style-name="T4"> Tense high front vowel /</text:span><text:span text:style-name="T45">i</text:span><text:span text:style-name="T4">/ is optionally realized as lax [</text:span><text:span text:style-name="T44">ɪ</text:span><text:span text:style-name="T4">] when occurring after a palatal glide /</text:span><text:span text:style-name="T45">j</text:span><text:span text:style-name="T4">/ in an unstressed syllable (Bruce 1984: 37).</text:span></text:p>
      <text:p text:style-name="P4"><text:span text:style-name="T3">amp-R2:</text:span><text:span text:style-name="T4"> A tense mid front vowel /</text:span><text:span text:style-name="T45">e</text:span><text:span text:style-name="T4">/ may be realized as lax [</text:span><text:span text:style-name="T44">ɛ</text:span><text:span text:style-name="T4">] in unstressed syllables (Bruce 1984: 38).</text:span></text:p>
      <text:p text:style-name="P4"><text:span text:style-name="T3">amp-R3:</text:span><text:span text:style-name="T4"> Mid back rounded vowel /</text:span><text:span text:style-name="T45">o</text:span><text:span text:style-name="T4">/ is shortened when preceded by a velar consonant and followed by an alveolar consonant (Bruce 1984: 39).</text:span></text:p>
      <text:p text:style-name="P4"><text:span text:style-name="T3">amp-R4:</text:span><text:span text:style-name="T4"> Mid central vowel /</text:span><text:span text:style-name="T44">ə</text:span><text:span text:style-name="T4">/ may be realized as high central vowel [</text:span><text:span text:style-name="T44">ɨ</text:span><text:span text:style-name="T4">] preceding a consonant-initial stressed syllable (Bruce 1984: 41).</text:span></text:p>
      <text:p text:style-name="P5"/>
      <text:p text:style-name="P4"><text:span text:style-name="T7">Consonant allophony processes</text:span></text:p>
      <text:p text:style-name="Body"><text:span text:style-name="T3">amp-C1: </text:span><text:span text:style-name="T8">Alveolars may be realized as palatal or palato-alveolar following a palatal consonant (including glides) (Bruce 1984: 29).</text:span></text:p>
      <text:p text:style-name="Body"><text:span text:style-name="T3">amp-C2</text:span><text:span text:style-name="T8">: Fricatives are voiced when occurring after a voiced non-nasal and before a voiced consonant (Bruce 1984: 25).</text:span></text:p>
      <text:p text:style-name="Body"><text:span text:style-name="T3">amp-C3:</text:span><text:span text:style-name="T8"> A labiovelar approximant is realized as a vocalic offglide [</text:span><text:span text:style-name="T65">o</text:span><text:span text:style-name="T8">] following a mid or low vowel and preceding a peripheral consonant (Bruce 1984: 28).</text:span></text:p>
      <text:p text:style-name="P5"/>
      <text:p text:style-name="P4"><text:span text:style-name="T7">Morphology</text:span></text:p>
      <text:p text:style-name="P4"><text:span text:style-name="T3">Text: </text:span><text:span text:style-name="T8">“The spirit who turned into an animal” (Bruce 1984: 323-331)</text:span></text:p>
      <text:p text:style-name="P4"><text:span text:style-name="T3">Synthetic index: </text:span><text:span text:style-name="T8">2.5 morphemes/word (1264 morphemes, 502 words)</text:span></text:p>
      <text:p text:style-name="P10"><text:span text:style-name="T3">[aot] </text:span><text:span text:style-name="T11"><text:tab/></text:span><text:span text:style-name="T35">Atong<text:tab/></text:span><text:span text:style-name="T12"><text:tab/></text:span><text:span text:style-name="T4">Sino-Tibetan, </text:span><text:span text:style-name="T5">Brahmaputran</text:span><text:span text:style-name="T4"> (Bangladesh, India)</text:span></text:p>
      <text:p text:style-name="P5"/>
      <text:p text:style-name="P4"><text:span text:style-name="T3">References consulted: </text:span><text:span text:style-name="T4">Van Breugel (2008)</text:span></text:p>
      <text:p text:style-name="P5"/>
      <text:p text:style-name="P4"><text:span text:style-name="T7">Sound inventory</text:span></text:p>
      <text:p text:style-name="P4"><text:span text:style-name="T3">C phoneme inventory:</text:span><text:span text:style-name="T4"> /</text:span><text:span text:style-name="T42">p p</text:span><text:span text:style-name="T44">ʰ </text:span><text:span text:style-name="T45">b t t</text:span><text:span text:style-name="T44">ʰ d k kʰ ɡ t͡ɕ d͡ʑ ɕ h m n ŋ ɾ l w j</text:span><text:span text:style-name="T4">/</text:span></text:p>
      <text:p text:style-name="P4"><text:span text:style-name="T3">N consonant phonemes:</text:span><text:span text:style-name="T4"> 20</text:span></text:p>
      <text:p text:style-name="P4"><text:span text:style-name="T3">Geminates:</text:span><text:span text:style-name="T4"> N/A</text:span></text:p>
      <text:p text:style-name="P4"><text:span text:style-name="T3">Voicing contrasts: </text:span><text:span text:style-name="T4">Obstruents</text:span></text:p>
      <text:p text:style-name="P4"><text:span text:style-name="T3">Places: </text:span><text:span text:style-name="T4">Bilabial, Alveolar, Alveolo-palatal, Velar, Glottal</text:span></text:p>
      <text:p text:style-name="P4"><text:span text:style-name="T3">Manners:</text:span><text:span text:style-name="T4"> Stop, Affricate, Fricative, Nasal, Flap/tap, Central approximant, Lateral approximant</text:span></text:p>
      <text:p text:style-name="P4"><text:span text:style-name="T3">N elaborations:</text:span><text:span text:style-name="T4"> 2</text:span></text:p>
      <text:p text:style-name="P4"><text:span text:style-name="T3">Elaborations:</text:span><text:span text:style-name="T4"> Voiced fricatives/affricates, Post-aspiration</text:span></text:p>
      <text:p text:style-name="P4"><text:span text:style-name="T3">V phoneme inventory:</text:span><text:span text:style-name="T4"> /</text:span><text:span text:style-name="T56">i e </text:span><text:span text:style-name="T44">ə </text:span><text:span text:style-name="T50">a o u</text:span><text:span text:style-name="T4">/</text:span></text:p>
      <text:p text:style-name="P4"><text:span text:style-name="T3">N vowel qualities:</text:span><text:span text:style-name="T4"> 6</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5">ɾ</text:span><text:span text:style-name="T4">/ has a trill variant. Van Breugel analyzes vowel-glides sequences as VC rather than diphthongs on the basis of distributional and perceptual evidence (2008: 48).</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C)V(C)</text:span><text:span text:style-name="T3"> </text:span><text:span text:style-name="T4">(van Breugel 2008: 43)</text:span></text:p>
      <text:p text:style-name="P9"><text:span text:style-name="T3">Size of maximal onset:</text:span><text:span text:style-name="T8"> 2</text:span></text:p>
      <text:p text:style-name="P9"><text:span text:style-name="T3">Size of </text:span><text:span text:style-name="T19">maximal coda</text:span><text:span text:style-name="T3">: </text:span><text:span text:style-name="T8">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 </text:span><text:span text:style-name="T8">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All but /</text:span><text:span text:style-name="T44">ŋ j</text:span><text:span text:style-name="T4">/ may occur as simple onsets. C+</text:span><text:span text:style-name="T45">ɾ </text:span><text:span text:style-name="T4">onsets may occur word-internally.</text:span></text:p>
      <text:p text:style-name="P4"><text:span text:style-name="T3">Coda restrictions:</text:span><text:span text:style-name="T4"> Restricted to /</text:span><text:span text:style-name="T44">p t k ɕ m n ŋ l w j</text:span><text:span text:style-name="T4">/. </text:span></text:p>
      <text:p text:style-name="P4"><text:soft-page-break/><text:span text:style-name="T3">Notes:</text:span><text:span text:style-name="T4"> In non-initial syllables, C</text:span><text:span text:style-name="T44">əɾ</text:span><text:span text:style-name="T4">~C</text:span><text:span text:style-name="T44">ɾ</text:span><text:span text:style-name="T4"> variation may occur, e.g. /</text:span><text:span text:style-name="T44">haʔbəɾi</text:span><text:span text:style-name="T4">/ &gt; [</text:span><text:span text:style-name="T44">haʔbəɾi</text:span><text:span text:style-name="T4">]~[</text:span><text:span text:style-name="T45">haʔbɾi</text:span><text:span text:style-name="T4">]. The variant with the schwa is most common, so Van Breugel analyzes this as a process of vowel reduction (2008: 43). However, comparative evidence from Boro-Garo, as well as language-internal examples given in the text, suggest that the /C</text:span><text:span text:style-name="T45">ɾ</text:span><text:span text:style-name="T4">/ clusters are original and have been variably resolved in the modern language through consonant deletion and schwa insertion (2008: 30-32). Thus I take non-initial C+</text:span><text:span text:style-name="T44">ɾ</text:span><text:span text:style-name="T45"> </text:span><text:span text:style-name="T4">clusters to be canonical onsets.</text:span></text:p>
      <text:p text:style-name="P5"/>
      <text:p text:style-name="P4"><text:span text:style-name="T7">Suprasegmentals</text:span></text:p>
      <text:p text:style-name="P4"><text:span text:style-name="T3">Tone:</text:span><text:span text:style-name="T8"> No</text:span></text:p>
      <text:p text:style-name="P4"><text:span text:style-name="T3">Word stress: </text:span><text:span text:style-name="T8">Yes</text:span></text:p>
      <text:p text:style-name="P4"><text:span text:style-name="T3">Stress placement:</text:span><text:span text:style-name="T8"> Unpredictable/Variable</text:span></text:p>
      <text:p text:style-name="P4"><text:span text:style-name="T3">Phonetic processes conditioned by stress:</text:span><text:span text:style-name="T8"> Consonant Allophony in 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 Pitch (impressionistic), Intensity (impressionistic)</text:span></text:p>
      <text:p text:style-name="P4"><text:span text:style-name="T3">Notes:</text:span><text:span text:style-name="T4"> Stress, realized as a low pitch, is an “optional property” of the first syllable of a word. Otherwise, stress placement may vary by speaker and context (van Breugel 2008: 72-74; unclear from description whether word-level or higher-level stress is being described).</text:span></text:p>
      <text:p text:style-name="P5"/>
      <text:p text:style-name="P4"><text:span text:style-name="T7">Vowel reduction processes</text:span></text:p>
      <text:p text:style-name="P4"><text:span text:style-name="T3">aot-R1: </text:span><text:span text:style-name="T4">Vowels /</text:span><text:span text:style-name="T45">i a o</text:span><text:span text:style-name="T4">/ may be realized as [</text:span><text:span text:style-name="T44">ɪ ɑ ɔ</text:span><text:span text:style-name="T4">] in closed syllables (van Breugel 2008: 53).</text:span></text:p>
      <text:p text:style-name="P4"><text:span text:style-name="T3">aot-R2: </text:span><text:span text:style-name="T4">The vowel /</text:span><text:span text:style-name="T45">e</text:span><text:span text:style-name="T4">/ has a free variant [</text:span><text:span text:style-name="T44">ɛ</text:span><text:span text:style-name="T4">], especially word-finally (</text:span><text:span text:style-name="T27">van Breugel 2008: 53</text:span><text:span text:style-name="T4">).</text:span></text:p>
      <text:p text:style-name="P4"><text:span text:style-name="T3">aot-R3: </text:span><text:span text:style-name="T4">The vowel /</text:span><text:span text:style-name="T45">u</text:span><text:span text:style-name="T4">/ has free variant [</text:span><text:span text:style-name="T44">ɯ</text:span><text:span text:style-name="T4">] (van Breugel 2008: 53).</text:span></text:p>
      <text:p text:style-name="P4"><text:span text:style-name="T3">aot-R4: </text:span><text:span text:style-name="T4">Vowels may be devoiced between a voiceless stop or affricate and another voiceless stop or affricate which is intervocalic (van Breugel 2008: 54).</text:span></text:p>
      <text:p text:style-name="P4"><text:span text:style-name="T3">aot-R5: </text:span><text:span text:style-name="T4">Vowels may be deleted between a /</text:span><text:span text:style-name="T45">ɕʰ</text:span><text:span text:style-name="T4">/ or /</text:span><text:span text:style-name="T45">t͡ɕ</text:span><text:span text:style-name="T4">/ and a voiceless stop or affricate which is intervocalic (van Breugel 2008: 54).</text:span></text:p>
      <text:p text:style-name="P5"/>
      <text:p text:style-name="P4"><text:span text:style-name="T7">Consonant allophony processes</text:span></text:p>
      <text:p text:style-name="Body"><text:span text:style-name="T4">(none reported)</text:span></text:p>
      <text:p text:style-name="P5"/>
      <text:p text:style-name="P4"><text:span text:style-name="T7">Morphology</text:span></text:p>
      <text:p text:style-name="P4"><text:span text:style-name="T4">(adequate texts unavailable)</text:span></text:p>
      <text:p text:style-name="P4"/>
      <text:p text:style-name="P10"><text:span text:style-name="T3">[apn] </text:span><text:span text:style-name="T11"><text:tab/></text:span><text:span text:style-name="T35">Apina</text:span><text:span text:style-name="T36">y</text:span><text:span text:style-name="T38">é</text:span><text:span text:style-name="T12"><text:tab/></text:span><text:span text:style-name="T4">Nuclear-Macro-Je, </text:span><text:span text:style-name="T5">Je</text:span><text:span text:style-name="T4"> (Brazil)</text:span></text:p>
      <text:p text:style-name="P5"/>
      <text:p text:style-name="P4"><text:span text:style-name="T3">References consulted: </text:span><text:span text:style-name="T4">Burgess &amp; Ham (1968), Ham (2009), Cunha de Oliveira (2005)</text:span></text:p>
      <text:p text:style-name="P5"/>
      <text:p text:style-name="P4"><text:span text:style-name="T7">Sound inventory</text:span></text:p>
      <text:p text:style-name="P4"><text:span text:style-name="T3">C phoneme inventory:</text:span><text:span text:style-name="T4"> /</text:span><text:span text:style-name="T42">p </text:span><text:span text:style-name="T67">m</text:span><text:span text:style-name="T45">b t </text:span><text:span text:style-name="T67">n</text:span><text:span text:style-name="T44">d k </text:span><text:span text:style-name="T67">ŋ</text:span><text:span text:style-name="T44">ɡ ʔ t͡ɕ </text:span><text:span text:style-name="T67">ɲ</text:span><text:span text:style-name="T44">d͡ʒ v s m n ɲ ŋ ɾ j</text:span><text:span text:style-name="T4">/</text:span></text:p>
      <text:p text:style-name="P4"><text:span text:style-name="T3">N consonant phonemes:</text:span><text:span text:style-name="T4"> 17</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Alveolar, Palato-alveolar, Velar, Glottal</text:span></text:p>
      <text:p text:style-name="P4"><text:span text:style-name="T3">Manners:</text:span><text:span text:style-name="T4"> Stop, Affricate, Fricative, Nasal, Flap/Tap, Central approximant</text:span></text:p>
      <text:p text:style-name="P4"><text:span text:style-name="T3">N elaborations:</text:span><text:span text:style-name="T4"> 4</text:span></text:p>
      <text:p text:style-name="P4"><text:span text:style-name="T3">Elaborations:</text:span><text:span text:style-name="T4"> Voiced fricatives/affricates, Prenasalization, Labiodental, Palato-alveolar</text:span></text:p>
      <text:p text:style-name="P4"><text:span text:style-name="T3">V phoneme inventory:</text:span><text:span text:style-name="T4"> /</text:span><text:span text:style-name="T56">i e </text:span><text:span text:style-name="T44">ɛ a ʌ ɔ ɤ </text:span><text:span text:style-name="T45">o </text:span><text:span text:style-name="T44">ɯ u</text:span><text:span text:style-name="T45"> </text:span><text:span text:style-name="T44">ĩ ẽ ã ʌ̃ õ ɯ̃ ũ</text:span><text:span text:style-name="T4">/</text:span></text:p>
      <text:p text:style-name="P4"><text:span text:style-name="T3">N vowel qualities:</text:span><text:span text:style-name="T4"> 10</text:span></text:p>
      <text:p text:style-name="P4"><text:span text:style-name="T3">Diphthongs or vowel sequences:</text:span><text:span text:style-name="T4"> Diphthongs /</text:span><text:span text:style-name="T44">ao uə</text:span><text:span text:style-name="T4">/</text:span></text:p>
      <text:p text:style-name="P4"><text:span text:style-name="T3">Contrastive length:</text:span><text:span text:style-name="T4"> None</text:span></text:p>
      <text:p text:style-name="P4"><text:span text:style-name="T3">Contrastive nasalization:</text:span><text:span text:style-name="T4"> Some</text:span></text:p>
      <text:p text:style-name="P4"><text:span text:style-name="T3">Other contrasts:</text:span><text:span text:style-name="T4"> N/A</text:span></text:p>
      <text:p text:style-name="P4"><text:span text:style-name="T3">Notes:</text:span><text:span text:style-name="T4"> Ham (2009) has /</text:span><text:span text:style-name="T44">ʑ</text:span><text:span text:style-name="T4">/ instead of /</text:span><text:span text:style-name="T45">j</text:span><text:span text:style-name="T4">/. Cunha de Oliveira has /</text:span><text:span text:style-name="T45">w</text:span><text:span text:style-name="T4">/ instead of /</text:span><text:span text:style-name="T45">v</text:span><text:span text:style-name="T4">/. Because of the allophonic distribution observed, /</text:span><text:span text:style-name="T45">j</text:span><text:span text:style-name="T4">/ and /</text:span><text:span text:style-name="T45">v</text:span><text:span text:style-name="T4">/ are selected for inclusion in the phoneme inventory above. Burgess &amp; Ham (1968) present a very different consonant inventory, considering prenasalized plosives to be predictable, and do not posit glides. /</text:span><text:span text:style-name="T45">f</text:span><text:span text:style-name="T4">/ occurs in loanwords. Discussion of typological unusualness of central vowel contrasts which are also attested in other Jê languages (</text:span><text:span text:style-name="T30">Cunha de Oliveira</text:span><text:span text:style-name="T4"> 2005: 61-2). Diphthongs are not frequent and few instances have been attested.</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C)V(C)</text:span><text:span text:style-name="T3"> </text:span><text:span text:style-name="T4">(</text:span><text:span text:style-name="T30">Cunha de Oliveira</text:span><text:span text:style-name="T4"> 2005: 67-71)</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span text:style-name="T17"> </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N/A</text:span></text:p>
      <text:p text:style-name="P4"><text:span text:style-name="T3">Onset restrictions:</text:span><text:span text:style-name="T4"> Biconsonantal onsets limited to sequences of plosive or nasal + approximant or flap. In triconsonantal onsets, first consonant is a plosive, and others are limited to nasals, approximants, or flap. Each segment in a tautosyllabic sequence must be produced at a different place of articulation, and with a different manner of articulation.</text:span></text:p>
      <text:p text:style-name="P4"><text:span text:style-name="T3">Coda restrictions:</text:span><text:span text:style-name="T4"> Limited to voiceless plosives or sonorants. Prenasalized stops and /</text:span><text:span text:style-name="T44">ŋ</text:span><text:span text:style-name="T4">/ do not occur.</text:span></text:p>
      <text:p text:style-name="P5"><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 Consonant Allophony in Unstressed Syllables, Consonant Allophony in 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 Intensity (impressionistic)</text:span></text:p>
      <text:p text:style-name="P6"/>
      <text:p text:style-name="P4"><text:span text:style-name="T7">Vowel reduction processes</text:span></text:p>
      <text:p text:style-name="P4"><text:span text:style-name="T3">apn-R1:</text:span><text:span text:style-name="T4"> Vowels of unstressed syllables preceding the nucleus of a stress group are very short (Burgess and Ham 1968: 12).</text:span></text:p>
      <text:p text:style-name="P4"><text:span text:style-name="T3">apn-R2:</text:span><text:span text:style-name="T4"> Vowels may be realized as devoiced utterance-finally, though nasalized vowels are devoiced less frequently than oral vowels (Ham 2009: 7).</text:span></text:p>
      <text:p text:style-name="P5"/>
      <text:p text:style-name="P4"><text:span text:style-name="T7">Consonant allophony processes</text:span></text:p>
      <text:p text:style-name="Body"><text:span text:style-name="T3">apn-C1:</text:span><text:span text:style-name="T8"> Palatal glide /</text:span><text:span text:style-name="T47">j</text:span><text:span text:style-name="T8">/ is realized as alveolo-palatal [</text:span><text:span text:style-name="T58">ʑ</text:span><text:span text:style-name="T8">] in the simple onset of a stressed syllable (</text:span><text:span text:style-name="T31">Cunha de Oliveira</text:span><text:span text:style-name="T8"> 2005: 58).</text:span></text:p>
      <text:p text:style-name="Body"><text:span text:style-name="T3">apn-C2:</text:span><text:span text:style-name="T8"> /</text:span><text:span text:style-name="T47">j</text:span><text:span text:style-name="T8">/ is realized as [</text:span><text:span text:style-name="T47">z</text:span><text:span text:style-name="T8">] when occurring as the second consonant in a complex onset and directly preceding a vowel (</text:span><text:span text:style-name="T31">Cunha de Oliveira</text:span><text:span text:style-name="T8"> 2005: 58).</text:span></text:p>
      <text:p text:style-name="Body"><text:span text:style-name="T3">apn-C3:</text:span><text:span text:style-name="T8"> /j/ is realized as [</text:span><text:span text:style-name="T58">d͡ʒ</text:span><text:span text:style-name="T8">] in syllable codas at word-final position, immediately followed by a vowel-initial morpheme (</text:span><text:span text:style-name="T31">Cunha de Oliveira </text:span><text:span text:style-name="T8">2005: 58-9).</text:span></text:p>
      <text:p text:style-name="Body"><text:span text:style-name="T3">apn-C4:</text:span><text:span text:style-name="T8"> /v/ is realized as [w] in syllable codas and in second position in complex syllable onsets (</text:span><text:span text:style-name="T31">Cunha de Oliveira</text:span><text:span text:style-name="T8"> 2005: 59).</text:span></text:p>
      <text:p text:style-name="Body"><text:span text:style-name="T3">apn-C5: </text:span><text:span text:style-name="T8">Voiceless velar stop /</text:span><text:span text:style-name="T47">k</text:span><text:span text:style-name="T8">/ is palatalized preceding a front vowel (</text:span><text:span text:style-name="T31">Cunha de Oliveira</text:span><text:span text:style-name="T8"> 2005: 50).</text:span></text:p>
      <text:p text:style-name="Body"><text:span text:style-name="T3">apn-C6: </text:span><text:span text:style-name="T8">Obstruents are optionally voiced in syllable codas (</text:span><text:span text:style-name="T31">Cunha de Oliveira</text:span><text:span text:style-name="T8"> 2005: 44).</text:span></text:p>
      <text:p text:style-name="Body"><text:span text:style-name="T3">apn-C7: </text:span><text:span text:style-name="T8">Plosives are optionally voiced in the onset of unstressed syllables (</text:span><text:span text:style-name="T31">Cunha de Oliveira</text:span><text:span text:style-name="T8"> 2005: 44).</text:span></text:p>
      <text:p text:style-name="Body"><text:span text:style-name="T3">apn-C8</text:span><text:span text:style-name="T8">: Voiceless bilabial stop /</text:span><text:span text:style-name="T47">p</text:span><text:span text:style-name="T8">/ is prenasalized when occurring word-finally after a nasalized vowel (</text:span><text:span text:style-name="T31">Cunha de Oliveira</text:span><text:span text:style-name="T8"> 2005: 46).</text:span></text:p>
      <text:p text:style-name="Body"><text:span text:style-name="T3">apn-C9</text:span><text:span text:style-name="T8">: Voiceless alveolar stop /</text:span><text:span text:style-name="T47">t</text:span><text:span text:style-name="T8">/ is realized as a flap when occurring between two mid front vowels (</text:span><text:span text:style-name="T31">Cunha de Oliveira</text:span><text:span text:style-name="T8"> 2005: 48).</text:span></text:p>
      <text:p text:style-name="P3"/>
      <text:p text:style-name="P4"><text:span text:style-name="T7">Morphology</text:span></text:p>
      <text:p text:style-name="P4"><text:span text:style-name="T3">Text:</text:span><text:span text:style-name="T8"> “Sun and Moon” (first 8 pages, </text:span><text:span text:style-name="T31">Cunha de Oliveira</text:span><text:span text:style-name="T8"> 2005: 304-311)</text:span></text:p>
      <text:p text:style-name="P4"><text:span text:style-name="T3">Synthetic index: </text:span><text:span text:style-name="T8">1.1 morphemes/word (445 morphemes, 409 words)</text:span></text:p>
      <text:p text:style-name="P10"><text:span text:style-name="T3">[apu] </text:span><text:span text:style-name="T11"><text:tab/></text:span><text:span text:style-name="T36">Apurin</text:span><text:span text:style-name="T39">ã</text:span><text:span text:style-name="T12"><text:tab/></text:span><text:span text:style-name="T4">Arawakan, </text:span><text:span text:style-name="T5">Southern Maipuran</text:span><text:span text:style-name="T4"> (Brazil)</text:span></text:p>
      <text:p text:style-name="P5"/>
      <text:p text:style-name="P4"><text:span text:style-name="T3">References consulted: </text:span><text:span text:style-name="T4">Facundes (2000)</text:span></text:p>
      <text:p text:style-name="P5"/>
      <text:p text:style-name="P4"><text:span text:style-name="T7">Sound inventory</text:span></text:p>
      <text:p text:style-name="P4"><text:span text:style-name="T3">C phoneme inventory:</text:span><text:span text:style-name="T4"> /</text:span><text:span text:style-name="T44">p t k t͡</text:span><text:span text:style-name="T45">s t</text:span><text:span text:style-name="T44">͡ʃ s ʃ h m n ɲ ɾ j ɰ</text:span><text:span text:style-name="T4">/</text:span></text:p>
      <text:p text:style-name="P4"><text:span text:style-name="T3">N consonant phonemes:</text:span><text:span text:style-name="T4"> 14</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Palato-alveolar, Palatal, Velar, Glottal</text:span></text:p>
      <text:p text:style-name="P4"><text:span text:style-name="T3">Manners:</text:span><text:span text:style-name="T4"> Stop, Affricate, Fricative, Nasal, Flap/Tap, Central approximant</text:span></text:p>
      <text:p text:style-name="P4"><text:span text:style-name="T3">N elaborations:</text:span><text:span text:style-name="T4"> 1</text:span></text:p>
      <text:p text:style-name="P4"><text:span text:style-name="T3">Elaborations:</text:span><text:span text:style-name="T4"> Palato-alveolar</text:span></text:p>
      <text:p text:style-name="P4"><text:span text:style-name="T3">V phoneme inventory:</text:span><text:span text:style-name="T4"> /</text:span><text:span text:style-name="T56">i e </text:span><text:span text:style-name="T44">ɨ </text:span><text:span text:style-name="T50">a o i</text:span><text:span text:style-name="T44">ː eː ɨː aː oː</text:span><text:span text:style-name="T45"> </text:span><text:span text:style-name="T44">ĩ ẽ ɨ̃ ã õ ĩː ẽː ɨ̃ː ãː õː</text:span><text:span text:style-name="T4">/</text:span></text:p>
      <text:p text:style-name="P4"><text:span text:style-name="T3">N vowel qualities:</text:span><text:span text:style-name="T4"> 5</text:span></text:p>
      <text:p text:style-name="P4"><text:span text:style-name="T3">Diphthongs or vowel sequences:</text:span><text:span text:style-name="T4"> Vowel sequences /</text:span><text:span text:style-name="T45">io ei ai ao oi</text:span><text:span text:style-name="T4">/</text:span></text:p>
      <text:p text:style-name="P4"><text:span text:style-name="T3">Contrastive length:</text:span><text:span text:style-name="T4"> All</text:span></text:p>
      <text:p text:style-name="P4"><text:span text:style-name="T3">Contrastive nasalization:</text:span><text:span text:style-name="T4"> All</text:span></text:p>
      <text:p text:style-name="P4"><text:span text:style-name="T3">Other contrasts:</text:span><text:span text:style-name="T4"> N/A</text:span></text:p>
      <text:p text:style-name="P4"><text:span text:style-name="T3">Notes:</text:span><text:span text:style-name="T4"> /</text:span><text:span text:style-name="T45">h</text:span><text:span text:style-name="T4">/ occurs only word-initially. /</text:span><text:span text:style-name="T45">o</text:span><text:span text:style-name="T4">/ varies between [</text:span><text:span text:style-name="T45">o</text:span><text:span text:style-name="T4">] and [</text:span><text:span text:style-name="T45">u</text:span><text:span text:style-name="T4">]. </text:span></text:p>
      <text:p text:style-name="P5"/>
      <text:p text:style-name="P4"><text:span text:style-name="T7">Syllable structure</text:span></text:p>
      <text:p text:style-name="P4"><text:span text:style-name="T3">Category:</text:span><text:span text:style-name="T4"> Simple</text:span></text:p>
      <text:p text:style-name="P4"><text:span text:style-name="T3">Canonical syllable structure: </text:span><text:span text:style-name="T4">(C)V (Facundes 2000: 87-90)</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 Long vowels, Vowel sequence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text:span><text:span text:style-name="T13"><text:s/></text:span><text:span text:style-name="T8">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All consonants occur.</text:span></text:p>
      <text:p text:style-name="P4"><text:span text:style-name="T3">Notes:</text:span><text:span text:style-name="T4"> It is possible to analyze diphthongs as coda glides.</text:span></text:p>
      <text:p text:style-name="P5"><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Weight-Sensitive</text:span></text:p>
      <text:p text:style-name="P4"><text:span text:style-name="T3">Phonetic processes conditioned by stress:</text:span><text:span text:style-name="T8"> Vowel Reduction, Consonant Allophony in Un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Pitch (impressionistic), Intensity (impressionistic)</text:span></text:p>
      <text:p text:style-name="P5"/>
      <text:p text:style-name="P4"><text:span text:style-name="T7">Vowel reduction processes</text:span></text:p>
      <text:p text:style-name="P4"><text:span text:style-name="T3">apu-R1:</text:span><text:span text:style-name="T4"> Vowels become devoiced in unstressed word-final position, especially in fast speech (Facundes 2000: 60-1). This process also causes aspiration of a preceding stop.</text:span></text:p>
      <text:p text:style-name="P5"/>
      <text:p text:style-name="P4"><text:span text:style-name="T7">Consonant allophony processes</text:span></text:p>
      <text:p text:style-name="Body"><text:span text:style-name="T3">apu-C1</text:span><text:span text:style-name="T8">: The voiceless velar stop is palatalized preceding mid front vowels (Facundes 2000: 76).</text:span></text:p>
      <text:p text:style-name="Body"><text:span text:style-name="T3">apu-C2: </text:span><text:span text:style-name="T8">Plosives are voiced following a nasalized vowel (Facundes 2000: 73).</text:span></text:p>
      <text:p text:style-name="P6"/>
      <text:p text:style-name="P4"><text:span text:style-name="T7">Morphology</text:span></text:p>
      <text:p text:style-name="P4"><text:span text:style-name="T3">Text:</text:span><text:span text:style-name="T8"> “Apurina text sample” (Facundes 2000: 625-642)</text:span></text:p>
      <text:p text:style-name="P4"><text:span text:style-name="T3">Synthetic index: </text:span><text:span text:style-name="T8">2.1 morphemes/word (714 morphemes, 347 words)</text:span></text:p>
      <text:p text:style-name="P7"/>
      <text:p text:style-name="P4"/>
      <text:p text:style-name="P10"><text:span text:style-name="T3">[ayz] </text:span><text:span text:style-name="T11"><text:tab/></text:span><text:span text:style-name="T35">Maybrat</text:span><text:span text:style-name="T12"><text:tab/></text:span><text:span text:style-name="T4">Maybrat-Karon (Indonesia)</text:span></text:p>
      <text:p text:style-name="P5"/>
      <text:p text:style-name="P4"><text:span text:style-name="T3">References consulted: </text:span><text:span text:style-name="T4">Dol (2007)</text:span></text:p>
      <text:p text:style-name="P5"/>
      <text:p text:style-name="P4"><text:span text:style-name="T7">Sound inventory</text:span></text:p>
      <text:p text:style-name="P4"><text:span text:style-name="T3">C phoneme inventory:</text:span><text:span text:style-name="T4"> /</text:span><text:span text:style-name="T44">p t k f s x m n r w j</text:span><text:span text:style-name="T4">/</text:span></text:p>
      <text:p text:style-name="P4"><text:span text:style-name="T3">N consonant phonemes:</text:span><text:span text:style-name="T4"> 11</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Labiodental, Alveolar, Velar</text:span></text:p>
      <text:p text:style-name="P4"><text:span text:style-name="T3">Manners:</text:span><text:span text:style-name="T4"> Stop, Fricative, Nasal, Trill, Central approximant</text:span></text:p>
      <text:p text:style-name="P4"><text:span text:style-name="T3">N elaborations:</text:span><text:span text:style-name="T4"> 1</text:span></text:p>
      <text:p text:style-name="P4"><text:span text:style-name="T3">Elaborations:</text:span><text:span text:style-name="T4"> Labiodental</text:span></text:p>
      <text:p text:style-name="P4"><text:span text:style-name="T3">V phoneme inventory:</text:span><text:span text:style-name="T4"> </text:span><text:span text:style-name="T14">/</text:span><text:span text:style-name="T56">i e a</text:span><text:span text:style-name="T45"> </text:span><text:span text:style-name="T44">ə </text:span><text:span text:style-name="T56">o u</text:span><text:span text:style-name="T14">/</text:span></text:p>
      <text:p text:style-name="P4"><text:span text:style-name="T3">N vowel qualities:</text:span><text:span text:style-name="T4"> 6</text:span></text:p>
      <text:p text:style-name="P4"><text:span text:style-name="T3">Diphthongs or vowel sequences:</text:span><text:span text:style-name="T4"> Vowel sequences /</text:span><text:span text:style-name="T45">ii ie ia io ea eo ai ae ao au oi oa oo ua uo uu</text:span><text:span text:style-name="T4">/</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5">o</text:span><text:span text:style-name="T4">/ is described as lower than /</text:span><text:span text:style-name="T45">e</text:span><text:span text:style-name="T4">/. /</text:span><text:span text:style-name="T44">ə</text:span><text:span text:style-name="T4">/ occurs in some words as ‘optional’ phoneme, e.g. /</text:span><text:span text:style-name="T45">te</text:span><text:span text:style-name="T4">/~/</text:span><text:span text:style-name="T44">ə</text:span><text:span text:style-name="T45">te</text:span><text:span text:style-name="T4">/ ‘below’. It can’t take stress but is counted for syllabification, so I include it here as a phoneme (Dol 2007: 15-18).</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V(C) (Dol 2007: 34-8)</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Vowel sequence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4"><text:span text:style-name="T3">Coda restrictions:</text:span><text:span text:style-name="T4"> All consonants except /</text:span><text:span text:style-name="T45">p w j</text:span><text:span text:style-name="T4">/ occur.</text:span></text:p>
      <text:p text:style-name="P4"><text:soft-page-break/><text:span text:style-name="T3">Notes:</text:span><text:span text:style-name="T4"> Initial consonant sequences are posited in Dol’s analysis as a result of morphology, but these are invariably broken up by an epenthetic schwa, such that phonetic onset clusters never occur. On the basis of both perceptual and acoustic evidence, Dol takes </text:span><text:span text:style-name="T5">phonetic</text:span><text:span text:style-name="T4"> structure of syllable to be canonical (2007: 35-7).</text:span></text:p>
      <text:p text:style-name="P5"/>
      <text:p text:style-name="P4"><text:span text:style-name="T7">Suprasegmentals</text:span></text:p>
      <text:p text:style-name="P4"><text:span text:style-name="T3">Tone: </text:span><text:span text:style-name="T8">No</text:span></text:p>
      <text:p text:style-name="P4"><text:span text:style-name="T3">Word stress: </text:span><text:span text:style-name="T8">Yes</text:span></text:p>
      <text:p text:style-name="P4"><text:span text:style-name="T3">Stress placement:</text:span><text:span text:style-name="T8"> Fix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text:span></text:p>
      <text:p text:style-name="P4"><text:span text:style-name="T3">Notes: </text:span><text:span text:style-name="T8">Duration a correlate in monosyllabic words that receive stress in connected speech.</text:span></text:p>
      <text:p text:style-name="P5"/>
      <text:p text:style-name="P4"><text:span text:style-name="T7">Vowel reduction processes</text:span></text:p>
      <text:p text:style-name="P4"><text:span text:style-name="T4">(none reported)</text:span></text:p>
      <text:p text:style-name="P6"/>
      <text:p text:style-name="P4"><text:span text:style-name="T7">Consonant allophony processes</text:span></text:p>
      <text:p text:style-name="Body"><text:span text:style-name="T3">ayz-C1:</text:span><text:span text:style-name="T8"> Plosives and /</text:span><text:span text:style-name="T47">x</text:span><text:span text:style-name="T8">/ vary with voiced variants freely (Dol 2007: 21-2).</text:span></text:p>
      <text:p text:style-name="Body"><text:span text:style-name="T3">ayz-C2</text:span><text:span text:style-name="T8">: Trill varies freely with flap in non-word-initial environments (Dol 2007: 24).</text:span></text:p>
      <text:p text:style-name="P5"/>
      <text:p text:style-name="P4"><text:span text:style-name="T7">Morphology</text:span></text:p>
      <text:p text:style-name="P4"><text:span text:style-name="T3">Text:</text:span><text:span text:style-name="T8"> “Siwa and his brother Mafif” (Dol 2007: 284-291)</text:span></text:p>
      <text:p text:style-name="P4"><text:span text:style-name="T3">Synthetic index: </text:span><text:span text:style-name="T8">1.5 morphemes/word (689 morphemes, 453 words)</text:span></text:p>
      <text:p text:style-name="P4"/>
      <text:p text:style-name="P10"><text:span text:style-name="T3">[bak] </text:span><text:span text:style-name="T11"><text:tab/></text:span><text:span text:style-name="T35">Bashkir</text:span><text:span text:style-name="T12"><text:tab/></text:span><text:span text:style-name="T4">Turkic, </text:span><text:span text:style-name="T5">Common Turkic</text:span><text:span text:style-name="T4"> (Russia)</text:span></text:p>
      <text:p text:style-name="P5"/>
      <text:p text:style-name="P4"><text:span text:style-name="T3">References consulted: </text:span><text:span text:style-name="T4">Berkson et al. (2016), Matthew Carter (p.c.), Poppe (1964)</text:span></text:p>
      <text:p text:style-name="P5"/>
      <text:p text:style-name="P4"><text:span text:style-name="T7">Sound inventory</text:span></text:p>
      <text:p text:style-name="P4"><text:span text:style-name="T3">C phoneme inventory:</text:span><text:span text:style-name="T4"> /</text:span><text:span text:style-name="T45">p b t d k </text:span><text:span text:style-name="T44">ɡ </text:span><text:span text:style-name="T48">q </text:span><text:span text:style-name="T44">θ ð s ʃ χ ʁ h m n ŋ l ɾ w j</text:span><text:span text:style-name="T4">/</text:span></text:p>
      <text:p text:style-name="P4"><text:span text:style-name="T3">N consonant phonemes:</text:span><text:span text:style-name="T4"> 21</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Alveolar, Palato-Alveolar, Velar, Uvular, Glottal</text:span></text:p>
      <text:p text:style-name="P4"><text:span text:style-name="T3">Manners:</text:span><text:span text:style-name="T4"> Stop, Fricative, Nasal, Flap/Tap, Central approximant, Lateral approximant</text:span></text:p>
      <text:p text:style-name="P4"><text:span text:style-name="T3">N elaborations:</text:span><text:span text:style-name="T4"> 2</text:span></text:p>
      <text:p text:style-name="P4"><text:span text:style-name="T3">Elaborations:</text:span><text:span text:style-name="T4"> Voiced fricatives/affricates, Palato-alveolar, Uvular</text:span></text:p>
      <text:p text:style-name="P4"><text:span text:style-name="T3">V phoneme inventory:</text:span><text:span text:style-name="T4"> /</text:span><text:span text:style-name="T51">i y </text:span><text:span text:style-name="T44">ɪ ʏ æ ɑ ɯ ʊ u</text:span><text:span text:style-name="T4">/</text:span></text:p>
      <text:p text:style-name="P4"><text:span text:style-name="T3">N vowel qualities:</text:span><text:span text:style-name="T4"> 9</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ʔ t͡</text:span><text:span text:style-name="T45">s t</text:span><text:span text:style-name="T44">͡ʃ f v z ʒ</text:span><text:span text:style-name="T4">/ occur only in loans. Vowels are from Carter &amp; Robbins (2016) acoustic study. /</text:span><text:span text:style-name="T44">ɯ</text:span><text:span text:style-name="T4">/ is the ‘canonical’ phoneme but quality is closer to [</text:span><text:span text:style-name="T44">ʌ</text:span><text:span text:style-name="T4">]. /</text:span><text:span text:style-name="T44">e ɔ</text:span><text:span text:style-name="T4">/ occur only in loanwords from Russian.</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V(C)(C)</text:span><text:span text:style-name="T3"> </text:span><text:span text:style-name="T4">(Poppe 1964: 12-18)</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 Diphthongs, Vowel sequence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Coda)</text:span></text:p>
      <text:p text:style-name="P9"><text:span text:style-name="T3">Morphological pattern of syllabic consonants:</text:span><text:span text:style-name="T8"> N/A</text:span></text:p>
      <text:p text:style-name="P4"><text:span text:style-name="T3">Onset restrictions:</text:span><text:span text:style-name="T4"> All consonants except /</text:span><text:span text:style-name="T44">θ ŋ</text:span><text:span text:style-name="T4">/.</text:span></text:p>
      <text:p text:style-name="P4"><text:span text:style-name="T3">Coda restrictions:</text:span><text:span text:style-name="T4"> All consonants except /</text:span><text:span text:style-name="T45">b d </text:span><text:span text:style-name="T44">ɡ</text:span><text:span text:style-name="T45"> </text:span><text:span text:style-name="T44">ʁ</text:span><text:span text:style-name="T45"> h</text:span><text:span text:style-name="T4">/ may occur as simple codas. Biconsonantal codas apparently have /</text:span><text:span text:style-name="T45">r l</text:span><text:span text:style-name="T4">/ as C</text:span><text:span text:style-name="T64">1</text:span><text:span text:style-name="T4"> and a stop as C</text:span><text:span text:style-name="T64">2</text:span><text:span text:style-name="T4"> (patterns inferred from examples).</text:span></text:p>
      <text:p text:style-name="P5"><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Intensity (impressionistic)</text:span></text:p>
      <text:p text:style-name="P5"/>
      <text:p text:style-name="P4"><text:span text:style-name="T7">Vowel reduction processes</text:span></text:p>
      <text:p text:style-name="P4"><text:span text:style-name="T3">bak-R1:</text:span><text:span text:style-name="T4"> High and mid vowels are lowered and centralized in pre-stressed position (Carter and Robbins 2015).</text:span></text:p>
      <text:p text:style-name="P6"/>
      <text:p text:style-name="P4"><text:span text:style-name="T7">Consonant allophony processes</text:span></text:p>
      <text:p text:style-name="Body"><text:span text:style-name="T3">bak-C1:</text:span><text:span text:style-name="T8"> Velar fricative /</text:span><text:span text:style-name="T47">x</text:span><text:span text:style-name="T8">/ and nasal [</text:span><text:span text:style-name="T58">ŋ</text:span><text:span text:style-name="T8">] may be realized as uvulars adjacent to back vowels (Poppe 1964: 11).</text:span></text:p>
      <text:p text:style-name="Body"><text:span text:style-name="T3">bak-C2: </text:span><text:span text:style-name="T8">Lateral approximant [</text:span><text:span text:style-name="T47">l</text:span><text:span text:style-name="T8">] is velarized adjacent to back vowels (Poppe 1964: 10).</text:span></text:p>
      <text:p text:style-name="Body"><text:span text:style-name="T3">bak-C3: </text:span><text:span text:style-name="T8">Voiced bilabial stop [</text:span><text:span text:style-name="T47">b</text:span><text:span text:style-name="T8">] may be realized as a fricative in fast speech (Poppe 1964: 8).</text:span></text:p>
      <text:p text:style-name="Body"><text:span text:style-name="T3">bak-C4: </text:span><text:span text:style-name="T8"><text:s/>A labiovelar approximant is realized as a vocalic offglide syllable-finally and word-finally (Poppe 1964: 9).</text:span></text:p>
      <text:p text:style-name="Body"><text:span text:style-name="T3">bak-C5: </text:span><text:span text:style-name="T8">Labial semivowel /</text:span><text:span text:style-name="T47">w</text:span><text:span text:style-name="T8">/ is realized as [u] in syllable- and word-final position (Poppe 1964: 9)</text:span></text:p>
      <text:p text:style-name="P3"/>
      <text:p text:style-name="P4"><text:span text:style-name="T7">Morphology</text:span></text:p>
      <text:p text:style-name="P4"><text:span text:style-name="T4">(adequate texts unavailable)</text:span></text:p>
      <text:p text:style-name="P5"/>
      <text:p text:style-name="P5"/>
      <text:p text:style-name="P4"/>
      <text:p text:style-name="P10"><text:span text:style-name="T3">[bbo] </text:span><text:span text:style-name="T11"><text:tab/></text:span><text:span text:style-name="T35">Southern B</text:span><text:span text:style-name="T40">obo Madar</text:span><text:span text:style-name="T38">é</text:span><text:span text:style-name="T12"><text:tab/></text:span><text:span text:style-name="T4">Mande, </text:span><text:span text:style-name="T5">Western Mande</text:span><text:span text:style-name="T4"> (Burkina Faso)</text:span></text:p>
      <text:p text:style-name="P5"/>
      <text:p text:style-name="P4"><text:span text:style-name="T3">References consulted: </text:span><text:span text:style-name="T4">Morse (1976), Sanou (1978)</text:span></text:p>
      <text:p text:style-name="P5"/>
      <text:p text:style-name="P4"><text:span text:style-name="T7">Sound inventory</text:span></text:p>
      <text:p text:style-name="P4"><text:span text:style-name="T3">C phoneme inventory:</text:span><text:span text:style-name="T4"> /</text:span><text:span text:style-name="T44">k͡</text:span><text:span text:style-name="T42">p </text:span><text:span text:style-name="T44">ɡ͡</text:span><text:span text:style-name="T45">b p b t</text:span><text:span text:style-name="T44">̪ d̪ k ɡ f v s̪ z̪ h m n̪ ɲ ŋ l̪ ɾ w j</text:span><text:span text:style-name="T4">/</text:span></text:p>
      <text:p text:style-name="P4"><text:span text:style-name="T3">N consonant phonemes:</text:span><text:span text:style-name="T4"> 21</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text:span><text:span text:style-name="T30">Labial-velar, </text:span><text:span text:style-name="T4">Bilabial, Labiodental, Dental, Palatal, Velar, Glottal</text:span></text:p>
      <text:p text:style-name="P4"><text:span text:style-name="T3">Manners:</text:span><text:span text:style-name="T4"> Stop, Fricative, Nasal, Flap/Tap, Lateral approximant, Central Approximant</text:span></text:p>
      <text:p text:style-name="P4"><text:span text:style-name="T3">N elaborations:</text:span><text:span text:style-name="T4"> 2</text:span></text:p>
      <text:p text:style-name="P4"><text:span text:style-name="T3">Elaborations:</text:span><text:span text:style-name="T4"> Voiced fricatives/affricates, Labiodental</text:span></text:p>
      <text:p text:style-name="P4"><text:span text:style-name="T3">V phoneme inventory:</text:span><text:span text:style-name="T4"> /</text:span><text:span text:style-name="T56">i e </text:span><text:span text:style-name="T44">ɛ ə a ɔ </text:span><text:span text:style-name="T56">o u</text:span><text:span text:style-name="T45"> </text:span><text:span text:style-name="T44">ĩ ɛ̃ ã ɔ̃ ũ</text:span><text:span text:style-name="T4">/</text:span></text:p>
      <text:p text:style-name="P4"><text:span text:style-name="T3">N vowel qualities:</text:span><text:span text:style-name="T4"> 8</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Some</text:span></text:p>
      <text:p text:style-name="P4"><text:span text:style-name="T3">Other contrasts: </text:span><text:span text:style-name="T4">N/A</text:span></text:p>
      <text:p text:style-name="P4"><text:span text:style-name="T3">Notes: </text:span><text:span text:style-name="T4">Phonetically long vowels analyzed as sequences (Morse 1976: 100-105). </text:span><text:span text:style-name="T14">/</text:span><text:span text:style-name="T44">ə</text:span><text:span text:style-name="T4">/ is very reduced: in normal conversation, it sounds more like open transition than a vowel, but it does bear tone. Morse analyzes it as phoneme because in most cases it is unclear which vowel might have been reduced to produce this sound (Morse 1976: 42-5).</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text:span><text:span text:style-name="T14">(C)V</text:span><text:span text:style-name="T13"> </text:span><text:span text:style-name="T14">(Morse 1976: 112-114)</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All consonants occur.</text:span></text:p>
      <text:p text:style-name="P4"><text:span text:style-name="T3">Notes: </text:span><text:span text:style-name="T4">Occasionally CCV syllables occur in loanwords. The only cases of closed syllables are in a few French loans in well-educated speech (Morse 1976: 113).</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Other (tone)</text:span></text:p>
      <text:p text:style-name="P4"><text:span text:style-name="T3">Phonetic processes conditioned by stress:</text:span><text:span text:style-name="T8"> Consonant Allophony in Unstressed Syllables</text:span></text:p>
      <text:p text:style-name="P4"><text:span text:style-name="T3">Differences in phonological properties of stressed and unstressed syllables:</text:span><text:span text:style-name="T8"> (None)</text:span></text:p>
      <text:p text:style-name="P4"><text:span text:style-name="T3">Phonetic correlates of stress: Not described</text:span></text:p>
      <text:p text:style-name="P6"/>
      <text:p text:style-name="P4"><text:span text:style-name="T7">Vowel reduction processes</text:span></text:p>
      <text:p text:style-name="P4"><text:span text:style-name="T3">bbo-R1: </text:span><text:span text:style-name="T4">High front vowels /</text:span><text:span text:style-name="T56">i i</text:span><text:span text:style-name="T44">̃</text:span><text:span text:style-name="T4">/ are partially devoiced following /</text:span><text:span text:style-name="T45">s</text:span><text:span text:style-name="T4">/ (Morse 1976: 28-9).</text:span></text:p>
      <text:p text:style-name="P6"/>
      <text:p text:style-name="P4"><text:span text:style-name="T7">Consonant allophony processes</text:span></text:p>
      <text:p text:style-name="Body"><text:span text:style-name="T3">bbo-C1: </text:span><text:span text:style-name="T8">Bilabial stops are affricated preceding a high front vowel (Morse 1976: 20).</text:span></text:p>
      <text:p text:style-name="Body"><text:span text:style-name="T3">bbo-C2: </text:span><text:span text:style-name="T8">A flap [</text:span><text:span text:style-name="T58">ɾ</text:span><text:span text:style-name="T8">] is realized with palato-alveolar fricative release [</text:span><text:span text:style-name="T58">ɾ</text:span><text:span text:style-name="T68">ʒ</text:span><text:span text:style-name="T8">] preceding a high front vowel (Morse 1976: 25).</text:span></text:p>
      <text:p text:style-name="Body"><text:span text:style-name="T3">bbo-C3: </text:span><text:span text:style-name="T8">Voiced stops /</text:span><text:span text:style-name="T47">b</text:span><text:span text:style-name="T8">/ and /</text:span><text:span text:style-name="T58">ɡ</text:span><text:span text:style-name="T8">/ are realized as fricatives in intervocalic environments (Morse 1976: 22).</text:span></text:p>
      <text:p text:style-name="Body"><text:span text:style-name="T3">bbo-C4: </text:span><text:span text:style-name="T8">Alveolar and velar stops and fricatives, and /</text:span><text:span text:style-name="T47">n</text:span><text:span text:style-name="T8">/, are fronted preceding high and/or front vowels (Morse 1976: 20-23).</text:span></text:p>
      <text:p text:style-name="Body"><text:span text:style-name="T3">bbo-C5: </text:span><text:span text:style-name="T8">Stops, fricatives, nasals, and laterals are labialized preceding back vowels (Morse 1976: 20).</text:span></text:p>
      <text:p text:style-name="P3"/>
      <text:p text:style-name="P4"><text:span text:style-name="T7">Morphology</text:span></text:p>
      <text:p text:style-name="P4"><text:span text:style-name="T4">(adequate texts unavailable)</text:span></text:p>
      <text:p text:style-name="P5"/>
      <text:p text:style-name="P4"/>
      <text:p text:style-name="P10"><text:span text:style-name="T3">[bcj] </text:span><text:span text:style-name="T11"><text:tab/></text:span><text:span text:style-name="T35">Bardi<text:tab/></text:span><text:span text:style-name="T12"><text:tab/></text:span><text:span text:style-name="T4">Nyulnyulan, </text:span><text:span text:style-name="T5">Western Nyulnyulan</text:span><text:span text:style-name="T4"> (Australia)</text:span></text:p>
      <text:p text:style-name="P5"/>
      <text:p text:style-name="P4"><text:span text:style-name="T3">References consulted: </text:span><text:span text:style-name="T4">Bowern (2012)</text:span></text:p>
      <text:p text:style-name="P5"/>
      <text:p text:style-name="P4"><text:span text:style-name="T7">Sound inventory</text:span></text:p>
      <text:p text:style-name="P4"><text:span text:style-name="T3">C phoneme inventory:</text:span><text:span text:style-name="T4"> /</text:span><text:span text:style-name="T45">p t </text:span><text:span text:style-name="T44">ʈ c ɡ m n ɳ ɲ ŋ l ɭ ʎ r ɻ j w</text:span><text:span text:style-name="T4">/</text:span></text:p>
      <text:p text:style-name="P4"><text:span text:style-name="T3">N consonant phonemes:</text:span><text:span text:style-name="T4"> 17</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Retroflex, Palatal, Velar</text:span></text:p>
      <text:p text:style-name="P4"><text:span text:style-name="T3">Manners:</text:span><text:span text:style-name="T4"> Stop, Nasal, Trill, Central approximant, Lateral approximant</text:span></text:p>
      <text:p text:style-name="P4"><text:span text:style-name="T3">N elaborations:</text:span><text:span text:style-name="T4"> 1</text:span></text:p>
      <text:p text:style-name="P4"><text:span text:style-name="T3">Elaborations:</text:span><text:span text:style-name="T4"> Retroflex</text:span></text:p>
      <text:p text:style-name="P4"><text:span text:style-name="T3">V phoneme inventory:</text:span><text:span text:style-name="T4"> /</text:span><text:span text:style-name="T48">i a </text:span><text:span text:style-name="T44">ɔ u</text:span><text:span text:style-name="T45"> </text:span><text:span text:style-name="T44">iː aː uː</text:span><text:span text:style-name="T4">/</text:span></text:p>
      <text:p text:style-name="P4"><text:span text:style-name="T3">N vowel qualities:</text:span><text:span text:style-name="T4"> 4</text:span></text:p>
      <text:p text:style-name="P4"><text:span text:style-name="T3">Diphthongs or vowel sequences:</text:span><text:span text:style-name="T4"> None</text:span></text:p>
      <text:p text:style-name="P4"><text:span text:style-name="T3">Contrastive length:</text:span><text:span text:style-name="T4"> Som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5">e</text:span><text:span text:style-name="T4">/ is marginally phonemic.</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V(C)(C) (Bowern 2012: 94-104)</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Both patterns (Coda)</text:span></text:p>
      <text:p text:style-name="P9"><text:span text:style-name="T3">Morphological pattern of syllabic consonants:</text:span><text:span text:style-name="T8"> N/A</text:span></text:p>
      <text:p text:style-name="P4"><text:span text:style-name="T3">Onset restrictions:</text:span><text:span text:style-name="T4"> Apparently none (though word-initially, /</text:span><text:span text:style-name="T45">r</text:span><text:span text:style-name="T4">/ and /</text:span><text:span text:style-name="T44">ʎ</text:span><text:span text:style-name="T4">/ do not occur).</text:span></text:p>
      <text:p text:style-name="P4"><text:span text:style-name="T3">Coda restrictions:</text:span><text:span text:style-name="T4"> Chart in Bowern (2012: 102) indicates that all consonants except /</text:span><text:span text:style-name="T45">b</text:span><text:span text:style-name="T4">/ may occur as a simple coda. Biconsonantal codas consist of /</text:span><text:span text:style-name="T45">l</text:span><text:span text:style-name="T4">/, /</text:span><text:span text:style-name="T44">ɻ</text:span><text:span text:style-name="T4">/ or /</text:span><text:span text:style-name="T45">r</text:span><text:span text:style-name="T4">/ followed by a nasal which is homorganic with the following stop.</text:span></text:p>
      <text:p text:style-name="P6"><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 Consonant Allophony in Unstressed Syllables</text:span></text:p>
      <text:p text:style-name="P4"><text:span text:style-name="T3">Differences in phonological properties of stressed and unstressed syllables:</text:span><text:span text:style-name="T8"> Vowel Length Contrasts (see notes)</text:span></text:p>
      <text:p text:style-name="P4"><text:span text:style-name="T3">Phonetic correlates of stress: </text:span><text:span text:style-name="T8">Vowel duration (instrumental), Pitch (instrumental), Intensity (instrumental)</text:span></text:p>
      <text:p text:style-name="P4"><text:span text:style-name="T3">Notes: </text:span><text:span text:style-name="T25">Duration i</text:span><text:span text:style-name="T8">s a</text:span><text:span text:style-name="T28"> correlate</text:span><text:span text:style-name="T8"> of stress for short vowels, and is slight. There are cases where post-tonic vowels are not neutralized, and examples where intensity peak does not coincide with the pitch peak. Stress is always word-initial; because some consonant contrasts do not occur word-initially, stressed syllables are associated with fewer consonant contrasts: trill /</text:span><text:span text:style-name="T47">r</text:span><text:span text:style-name="T8">/ and palatal lateral /</text:span><text:span text:style-name="T58">ʎ</text:span><text:span text:style-name="T8">/ do not occur, while apico-dental and apico-alveolar (retroflex) consonants are neutralized in favor of retroflex series. Long vowels are rarely attested in unstressed positions. I take the consonant pattern to be reflective of general tendencies towards word-initial neutralization in Australian languages, but the vowel length pattern to be truly an effect of stress, since it is explicitly described in those terms.</text:span></text:p>
      <text:p text:style-name="P5"/>
      <text:p text:style-name="P4"><text:span text:style-name="T7">Vowel reduction processes</text:span></text:p>
      <text:p text:style-name="P4"><text:span text:style-name="T3">bcj-R1:</text:span><text:span text:style-name="T4"> Short vowels are reduced in quality in unstressed syllables (centralized and lowered or raised to [</text:span><text:span text:style-name="T44">ə</text:span><text:span text:style-name="T4">] or [</text:span><text:span text:style-name="T44">ɜ</text:span><text:span text:style-name="T4">], Bowern 2012: 88).</text:span></text:p>
      <text:p text:style-name="P4"><text:span text:style-name="T3">bcj-R2:</text:span><text:span text:style-name="T4"> For some speakers, the vowel in an open medial syllable of a trisyllabic word is deleted, especially when it is /</text:span><text:span text:style-name="T45">i</text:span><text:span text:style-name="T4">/ and the third syllable is heavy (Bowern 2012: 91).</text:span></text:p>
      <text:p text:style-name="P4"><text:span text:style-name="T3">bcj-R3:</text:span><text:span text:style-name="T4"> High front vowels /</text:span><text:span text:style-name="T45">i u</text:span><text:span text:style-name="T4">/ are rhoticized and reduced between a stop and a glide (Bowern 2012: 91).</text:span></text:p>
      <text:p text:style-name="P4"><text:span text:style-name="T3">bcj-R4</text:span><text:span text:style-name="T4">: Word-final vowels are often partially or fully devoiced (Bowern 2012: 92; in some dialects these vowels are omitted entirely).</text:span></text:p>
      <text:p text:style-name="P4"><text:span text:style-name="T3">bcj-R5:</text:span><text:span text:style-name="T4"> A vowel in a syllable following a stressed syllable is characterized by both shortening and centralization, particularly when that syllable is open (Bowern 2012: 111; some sources consistently note this as vowel loss).</text:span></text:p>
      <text:p text:style-name="P5"/>
      <text:p text:style-name="P4"><text:span text:style-name="T7">Consonant allophony processes</text:span></text:p>
      <text:p text:style-name="Body"><text:span text:style-name="T3">bcj-C1: </text:span><text:span text:style-name="T8">Glide /</text:span><text:span text:style-name="T47">j</text:span><text:span text:style-name="T8">/ may be realized as [</text:span><text:span text:style-name="T58">ɟ</text:span><text:span text:style-name="T8">] following a trill and preceding a vowel, while also following a stressed syllable (Bowern 2012: 80-1).</text:span></text:p>
      <text:p text:style-name="Body"><text:span text:style-name="T3">bcj-C2: </text:span><text:span text:style-name="T8"><text:s/>Stops are voiced intervocalically (Bowern 2012: 76).</text:span></text:p>
      <text:p text:style-name="Body"><text:span text:style-name="T3">bcj-C3: </text:span><text:span text:style-name="T8">A trill is realized as a flap intervocalically (Bowern 2012: 81).</text:span></text:p>
      <text:p text:style-name="Body"><text:span text:style-name="T3">bcj-C4: </text:span><text:span text:style-name="T8">Stops are realized with weak closure intervocalically (Bowern 2012: 78).</text:span></text:p>
      <text:p text:style-name="P3"/>
      <text:p text:style-name="P4"><text:span text:style-name="T7">Morphology</text:span></text:p>
      <text:p text:style-name="P4"><text:span text:style-name="T3">Text:</text:span><text:span text:style-name="T8"> “Goolamana,” “Story about Mirrdiidi people” (Bowern 2012: 704-710)</text:span></text:p>
      <text:p text:style-name="P4"><text:span text:style-name="T3">Synthetic index: </text:span><text:span text:style-name="T8">2.0 morphemes/word (307 morphemes, 151 words)</text:span></text:p>
      <text:p text:style-name="P5"/>
      <text:p text:style-name="P5"/>
      <text:p text:style-name="P4"/>
      <text:p text:style-name="P10"><text:span text:style-name="T3">[bcq] </text:span><text:span text:style-name="T11"><text:tab/></text:span><text:span text:style-name="T35">Bench<text:tab/></text:span><text:span text:style-name="T12"><text:tab/></text:span><text:span text:style-name="T4">Ta-Ne-Omotic (Ethiopia)</text:span></text:p>
      <text:p text:style-name="P5"/>
      <text:p text:style-name="P4"><text:span text:style-name="T3">References consulted: </text:span><text:span text:style-name="T4">Rapold (2006)</text:span></text:p>
      <text:p text:style-name="P5"/>
      <text:p text:style-name="P4"><text:span text:style-name="T7">Sound inventory</text:span></text:p>
      <text:p text:style-name="P4"><text:span text:style-name="T3">C phoneme inventory:</text:span><text:span text:style-name="T4"> /</text:span><text:span text:style-name="T45">p b t d k </text:span><text:span text:style-name="T44">ɡ ʔ p</text:span><text:span text:style-name="T45">’</text:span><text:span text:style-name="T44"> t</text:span><text:span text:style-name="T45">’</text:span><text:span text:style-name="T44"> k</text:span><text:span text:style-name="T45">’</text:span><text:span text:style-name="T44"> t͡</text:span><text:span text:style-name="T45">s t</text:span><text:span text:style-name="T44">͡ʃ c͡ɕ t͡s</text:span><text:span text:style-name="T45">’</text:span><text:span text:style-name="T44"> t͡ʃ</text:span><text:span text:style-name="T45">’</text:span><text:span text:style-name="T44"> c͡ɕ</text:span><text:span text:style-name="T45">’</text:span><text:span text:style-name="T44"> s z ʃ ʒ ɕ ʑ </text:span><text:span text:style-name="T48">h m n l </text:span><text:span text:style-name="T44">ɾ j</text:span><text:span text:style-name="T4">/</text:span></text:p>
      <text:p text:style-name="P4"><text:span text:style-name="T3">N consonant phonemes:</text:span><text:span text:style-name="T4"> 28</text:span></text:p>
      <text:p text:style-name="P4"><text:span text:style-name="T3">Geminates:</text:span><text:span text:style-name="T4"> N/A</text:span></text:p>
      <text:p text:style-name="P4"><text:span text:style-name="T3">Voicing contrasts: </text:span><text:span text:style-name="T4">Obstruents</text:span></text:p>
      <text:p text:style-name="P4"><text:span text:style-name="T3">Places: </text:span><text:span text:style-name="T4">Bilabial, Alveolar, Palato-alveolar, Alveolo-palatal, Velar, Glottal</text:span></text:p>
      <text:p text:style-name="P4"><text:span text:style-name="T3">Manners:</text:span><text:span text:style-name="T4"> Stop, Affricate, Fricative, Nasal, Flap/tap, Central approximant, Lateral approximant</text:span></text:p>
      <text:p text:style-name="P4"><text:span text:style-name="T3">N elaborations:</text:span><text:span text:style-name="T4"> 3</text:span></text:p>
      <text:p text:style-name="P4"><text:span text:style-name="T3">Elaborations:</text:span><text:span text:style-name="T4"> Voiced fricatives/affricates, Ejective, Palato-alveolar</text:span></text:p>
      <text:p text:style-name="P4"><text:span text:style-name="T3">V phoneme inventory:</text:span><text:span text:style-name="T4"> /</text:span><text:span text:style-name="T56">i e a o u</text:span><text:span text:style-name="T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Rapold notes that diphthongs are a possible analysis of certain glide-vowel patterns (2006: 100-102).</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V(C)(C)(C)</text:span><text:span text:style-name="T3"> </text:span><text:span text:style-name="T4">(Rapold 2006: 91-112)</text:span></text:p>
      <text:p text:style-name="P9"><text:span text:style-name="T3">Size of maximal onset:</text:span><text:span text:style-name="T8"> 2</text:span></text:p>
      <text:p text:style-name="P9"><text:span text:style-name="T3">Size of </text:span><text:span text:style-name="T19">maximal coda</text:span><text:span text:style-name="T3">: </text:span><text:span text:style-name="T8">3</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 </text:span><text:span text:style-name="T8">Short vowel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honemic</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 Morphologically Complex (Coda)</text:span></text:p>
      <text:p text:style-name="P9"><text:span text:style-name="T3">Morphological pattern of syllabic consonants:</text:span><text:span text:style-name="T8"> Both (Nasal)</text:span></text:p>
      <text:p text:style-name="P4"><text:span text:style-name="T3">Onset restrictions:</text:span><text:span text:style-name="T4"> All but /</text:span><text:span text:style-name="T44">l ɾ t͡</text:span><text:span text:style-name="T45">s t</text:span><text:span text:style-name="T44">͡ʃ c</text:span><text:span text:style-name="T50">͡ç</text:span><text:span text:style-name="T4">/ may occur as simple onsets word-initially. For CC onsets, C</text:span><text:span text:style-name="T64">1</text:span><text:span text:style-name="T4"> may be any consonant except for /</text:span><text:span text:style-name="T45">p’ h</text:span><text:span text:style-name="T4">/, palato-alveolar and alveopalatal fricatives, or ejective affricates. C</text:span><text:span text:style-name="T64">2</text:span><text:span text:style-name="T4"> is /</text:span><text:span text:style-name="T45">j</text:span><text:span text:style-name="T4">/.</text:span></text:p>
      <text:p text:style-name="P4"><text:span text:style-name="T3">Coda restrictions:</text:span><text:span text:style-name="T4"> Almost any C may occur as simple coda. In CC codas, first C may be labial stop, fricative, liquid, nasal, or /</text:span><text:span text:style-name="T45">j</text:span><text:span text:style-name="T4">/ and second C may be buccal stop, ejective affricate or fricative (but fricatives do not form clusters with affricates or other fricatives). CCC codas highly restricted: /</text:span><text:span text:style-name="T45">jnt</text:span><text:span text:style-name="T4">/ or /</text:span><text:span text:style-name="T42">p m </text:span><text:span text:style-name="T44">ɾ j</text:span><text:span text:style-name="T4">/+/</text:span><text:span text:style-name="T45">s</text:span><text:span text:style-name="T4">/+/</text:span><text:span text:style-name="T45">t</text:span><text:span text:style-name="T4">/. /</text:span><text:span text:style-name="T45">pst</text:span><text:span text:style-name="T4">/ only HC pattern.</text:span></text:p>
      <text:p text:style-name="P4"><text:soft-page-break/><text:span text:style-name="T3">Notes:</text:span><text:span text:style-name="T4"> Resyllabification of CCC codas is common in fluent speech when followed by vowel, but these codas do sometimes occur in speech. Note that C/</text:span><text:span text:style-name="T44">j</text:span><text:span text:style-name="T4">/ onsets are limited in their distribution, occurring only before /</text:span><text:span text:style-name="T44">a</text:span><text:span text:style-name="T14">/. Rapold</text:span><text:span text:style-name="T4"> discusses other possible phonological interpretations of this pattern (2006: 101-3), including palatalized C and C+falling diphthong analyses.</text:span></text:p>
      <text:p text:style-name="P5"/>
      <text:p text:style-name="P4"><text:span text:style-name="T7">Suprasegmentals</text:span></text:p>
      <text:p text:style-name="P4"><text:span text:style-name="T3">Tone:</text:span><text:span text:style-name="T8"> Yes</text:span></text:p>
      <text:p text:style-name="P4"><text:span text:style-name="T3">Word stress: </text:span><text:span text:style-name="T8">Not reported</text:span></text:p>
      <text:p text:style-name="P5"/>
      <text:p text:style-name="P4"><text:span text:style-name="T7">Vowel reduction processes</text:span></text:p>
      <text:p text:style-name="P4"><text:span text:style-name="T4">(none reported)</text:span></text:p>
      <text:p text:style-name="P5"/>
      <text:p text:style-name="P4"><text:span text:style-name="T7">Consonant allophony processes</text:span></text:p>
      <text:p text:style-name="Body"><text:span text:style-name="T3">bcq-C1: </text:span><text:span text:style-name="T8">An alveolar sibilant is realized as palato-alveolar following a preceding palato-alveolar sibilant, with intervening phonological material (long distance sibilant harmony) (Rapold 2006: 67).</text:span></text:p>
      <text:p text:style-name="Body"><text:span text:style-name="T3">bcq-C2: </text:span><text:span text:style-name="T8">A homorganic stop is inserted between a nasal and fricative, producing a nasal-affricate sequence (Rapold 2006: 69).</text:span></text:p>
      <text:p text:style-name="Body"><text:span text:style-name="T3">bcq-C3: </text:span><text:span text:style-name="T8">A voiceless bilabial stop is optionally realized as a bilabial or labiodental fricative, possibly in all contexts (Rapold 2006: 73).</text:span></text:p>
      <text:p text:style-name="Body"><text:span text:style-name="T3">bcq-C4: </text:span><text:span text:style-name="T8">Alveolar stops are realized as palato-alveolar preceding a palatal-alveolar sibilant (Rapold 2006: 74).</text:span></text:p>
      <text:p text:style-name="Body"><text:span text:style-name="T3">bcq-C5: </text:span><text:span text:style-name="T8">A syllabic nasal is realized as a nasalized high central vowel following a palato-alveolar or alveolo-palatal consonant (Rapold 2006: 76).</text:span></text:p>
      <text:p text:style-name="P5"/>
      <text:p text:style-name="P4"><text:span text:style-name="T7">Morphology</text:span></text:p>
      <text:p text:style-name="P4"><text:span text:style-name="T3">Text:</text:span><text:span text:style-name="T8"> “Bōbt-āgà bēt — The skins of the baboons” (Rapold 2006: 594-599)</text:span></text:p>
      <text:p text:style-name="P4"><text:span text:style-name="T3">Synthetic index: </text:span><text:span text:style-name="T8">2.28 morphemes/word (594 morphemes, 261 words)</text:span></text:p>
      <text:p text:style-name="P10"><text:span text:style-name="T3">[bsk] </text:span><text:span text:style-name="T11"><text:tab/></text:span><text:span text:style-name="T35">Burushaski</text:span><text:span text:style-name="T12"><text:tab/></text:span><text:span text:style-name="T4">isolate (Pakistan)</text:span></text:p>
      <text:p text:style-name="P5"/>
      <text:p text:style-name="P4"><text:span text:style-name="T3">References consulted: </text:span><text:span text:style-name="T4">Anderson (1997), Yoshioka (2012)</text:span></text:p>
      <text:p text:style-name="P5"/>
      <text:p text:style-name="P4"><text:span text:style-name="T7">Sound inventory</text:span></text:p>
      <text:p text:style-name="P4"><text:span text:style-name="T3">C phoneme inventory:</text:span><text:span text:style-name="T4"> /</text:span><text:span text:style-name="T45">p b t</text:span><text:span text:style-name="T44">̪ d̪ ʈ ɖ k ɡ </text:span><text:span text:style-name="T48">q p</text:span><text:span text:style-name="T44">ʰ t̪ʰ ʈʰ kʰ </text:span><text:span text:style-name="T48">q</text:span><text:span text:style-name="T44">ʰ t͡</text:span><text:span text:style-name="T45">s t</text:span><text:span text:style-name="T44">͡ɕ d͡ʑ ʈ͡ʂ ɖ͡ʐ</text:span><text:span text:style-name="T45"> </text:span><text:span text:style-name="T44">t͡sʰ t͡ɕʰ ʈ͡ʂʰ s z ɕ ʂ ɣ h m n ŋ ɾ l w ɰ̟ j</text:span><text:span text:style-name="T4">/</text:span></text:p>
      <text:p text:style-name="P4"><text:span text:style-name="T3">N consonant phonemes:</text:span><text:span text:style-name="T4"> 36</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Alveolar, Retroflex, Alveolo-palatal, Velar, Uvular, Glottal</text:span></text:p>
      <text:p text:style-name="P4"><text:span text:style-name="T3">Manners:</text:span><text:span text:style-name="T4"> Stop, Affricate, Fricative, Nasal, Flap/Tap, Central approximant, Lateral approximant</text:span></text:p>
      <text:p text:style-name="P4"><text:span text:style-name="T3">N elaborations:</text:span><text:span text:style-name="T4"> 4</text:span></text:p>
      <text:p text:style-name="P4"><text:span text:style-name="T3">Elaborations:</text:span><text:span text:style-name="T4"> Voiced fricatives/affricates, Post-aspiration, Retroflex, Uvular</text:span></text:p>
      <text:p text:style-name="P4"><text:span text:style-name="T3">V phoneme inventory:</text:span><text:span text:style-name="T4"> </text:span><text:span text:style-name="T14">/</text:span><text:span text:style-name="T44">i ɛ ʌ </text:span><text:span text:style-name="T56">o u</text:span><text:span text:style-name="T45"> </text:span><text:span text:style-name="T44">iː ɛː ʌː oː uː</text:span><text:span text:style-name="T14">/</text:span></text:p>
      <text:p text:style-name="P4"><text:span text:style-name="T3">N vowel qualities:</text:span><text:span text:style-name="T4"> 5</text:span></text:p>
      <text:p text:style-name="P4"><text:span text:style-name="T3">Diphthongs or vowel sequences:</text:span><text:span text:style-name="T4"> Diphthongs /</text:span><text:span text:style-name="T44">ʌ</text:span><text:span text:style-name="T45">i </text:span><text:span text:style-name="T44">ʌ</text:span><text:span text:style-name="T45">u</text:span><text:span text:style-name="T4">/</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ɰ̟</text:span><text:span text:style-name="T4">/ is an advanced velar approximant.</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V(C)(C)</text:span><text:span text:style-name="T3"> </text:span><text:span text:style-name="T4">(Anderson 1997: 1024-5; Yoshioka 2012: 18-24)</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 Coda)</text:span></text:p>
      <text:p text:style-name="P9"><text:span text:style-name="T3">Morphological pattern of syllabic consonants:</text:span><text:span text:style-name="T8"> N/A</text:span></text:p>
      <text:p text:style-name="P4"><text:span text:style-name="T3">Onset restrictions: </text:span><text:span text:style-name="T4">All consonants may occur as a simple onset, though /</text:span><text:span text:style-name="T44">ŋ</text:span><text:span text:style-name="T4">/ and /</text:span><text:span text:style-name="T45">j</text:span><text:span text:style-name="T4">/ do not occur word-initially. Biconsonantal onsets occur with /</text:span><text:span text:style-name="T45">p b p</text:span><text:span text:style-name="T66">h</text:span><text:span text:style-name="T45"> t d t</text:span><text:span text:style-name="T66">h</text:span><text:span text:style-name="T45"> </text:span><text:span text:style-name="T44">ɡ</text:span><text:span text:style-name="T4">/ as C</text:span><text:span text:style-name="T64">1</text:span><text:span text:style-name="T4"> and /</text:span><text:span text:style-name="T44">ɾ</text:span><text:span text:style-name="T45"> </text:span><text:span text:style-name="T4">j/ as C</text:span><text:span text:style-name="T64">2</text:span><text:span text:style-name="T4">. Anderson also gives example of /</text:span><text:span text:style-name="T44">ɡɣ</text:span><text:span text:style-name="T4">/ onset in Standard Burushaski.</text:span></text:p>
      <text:p text:style-name="P4"><text:span text:style-name="T3">Coda restrictions: </text:span><text:span text:style-name="T4">Any consonant except /</text:span><text:span text:style-name="T45">w j</text:span><text:span text:style-name="T4">/ can occur as simple coda, though voiced stops and affricates and some fricatives are not found word-finally. In biconsonantal codas, C</text:span><text:span text:style-name="T64">1</text:span><text:span text:style-name="T4"> is a voiceless fricative and C</text:span><text:span text:style-name="T64">2</text:span><text:span text:style-name="T4"> is /</text:span><text:span text:style-name="T45">k</text:span><text:span text:style-name="T4">/, or C</text:span><text:span text:style-name="T64">1</text:span><text:span text:style-name="T4"> is a sonorant and C</text:span><text:span text:style-name="T64">2</text:span><text:span text:style-name="T4"> is /</text:span><text:span text:style-name="T44">t k ʂ ɕ t͡</text:span><text:span text:style-name="T45">s t</text:span><text:span text:style-name="T44">͡ɕ ʈ͡ʂ</text:span><text:span text:style-name="T4">/. </text:span></text:p>
      <text:p text:style-name="P4"><text:soft-page-break/><text:span text:style-name="T3">Notes: </text:span><text:span text:style-name="T4">Yoshioka states that all word-initial C</text:span><text:span text:style-name="T45">r</text:span><text:span text:style-name="T4"> onsets are from loan words and onomatopoeia, but Anderson gives examples that appear to be native (e.g. </text:span><text:span text:style-name="T57">pra:q</text:span><text:span text:style-name="T4"> ‘completely’).</text:span></text:p>
      <text:p text:style-name="P6"/>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 Consonant Allophony in Unstressed Syllables</text:span></text:p>
      <text:p text:style-name="P4"><text:span text:style-name="T3">Differences in phonological properties of stressed and unstressed syllables:</text:span><text:span text:style-name="T8"> Vowel Quality Contrasts</text:span></text:p>
      <text:p text:style-name="P4"><text:span text:style-name="T3">Phonetic correlates of stress: </text:span><text:span text:style-name="T4">Pitch (impressionistic)</text:span></text:p>
      <text:p text:style-name="P4"><text:span text:style-name="T3">Notes: </text:span><text:span text:style-name="T8">Stress is marked by pitch or pitch contour. Long vowels are only found in stressed syllables. Langua</text:span><text:span text:style-name="T17">g</text:span><text:span text:style-name="T8">e is described as having pitch accent by Yoshioka. Vowel length is found only in stressed syllables in underived lexical items (Anderson 1028).</text:span></text:p>
      <text:p text:style-name="P5"/>
      <text:p text:style-name="P4"><text:span text:style-name="T7">Vowel reduction processes</text:span></text:p>
      <text:p text:style-name="P4"><text:span text:style-name="T3">bsk-R1:</text:span><text:span text:style-name="T4"> High vowels /</text:span><text:span text:style-name="T45">i u</text:span><text:span text:style-name="T4">/ are realized as lax in unstressed syllables (Anderson 1997: 1029).</text:span></text:p>
      <text:p text:style-name="P4"><text:span text:style-name="T3">bsk-R2: </text:span><text:span text:style-name="T4">Mid front vowel /</text:span><text:span text:style-name="T45">e</text:span><text:span text:style-name="T4">/ fluctuates with [</text:span><text:span text:style-name="T44">ɛ</text:span><text:span text:style-name="T4">] in unstressed syllables (Anderson 1997: 1029).</text:span></text:p>
      <text:p text:style-name="P4"><text:span text:style-name="T3">Notes: </text:span><text:span text:style-name="T4">In Yasin dialect, unstressed /</text:span><text:span text:style-name="T45">o</text:span><text:span text:style-name="T4">/ frequently raises to [</text:span><text:span text:style-name="T45">u</text:span><text:span text:style-name="T4">] (Anderson 1997: 1038).</text:span></text:p>
      <text:p text:style-name="P5"/>
      <text:p text:style-name="P4"><text:span text:style-name="T7">Consonant allophony processes</text:span></text:p>
      <text:p text:style-name="Body"><text:span text:style-name="T3">bsk-C1: </text:span><text:span text:style-name="T8">Voiceless velar stop [</text:span><text:span text:style-name="T47">k</text:span><text:span text:style-name="T8">] varies freely with uvular [</text:span><text:span text:style-name="T47">q</text:span><text:span text:style-name="T8">] preceding /a/ (Anderson 1997: 1025).</text:span></text:p>
      <text:p text:style-name="Body"><text:span text:style-name="T3">bsk-C2: </text:span><text:span text:style-name="T8">Voiced velar fricative varies freely with a velar affricate and a voiced uvular stop syllable-initially (Anderson 1997: 1025).</text:span></text:p>
      <text:p text:style-name="Body"><text:span text:style-name="T3">bsk-C3: </text:span><text:span text:style-name="T8">Aspirated stops may be realized as affricates or fricatives syllable-initially (Anderson 1997: 1025).</text:span></text:p>
      <text:p text:style-name="Body"><text:span text:style-name="T3">bsk-C4</text:span><text:span text:style-name="T8">: Alveolo-palatal [</text:span><text:span text:style-name="T58">d͡ʑ</text:span><text:span text:style-name="T8">] varies freely with fricative variant (Anderson 1997: 1025).</text:span></text:p>
      <text:p text:style-name="Body"><text:span text:style-name="T3">bsk-C5: </text:span><text:span text:style-name="T8">Velar fricative /</text:span><text:span text:style-name="T47">x</text:span><text:span text:style-name="T8">/ may be realized as [</text:span><text:span text:style-name="T47">h</text:span><text:span text:style-name="T8">] preceding /</text:span><text:span text:style-name="T47">u</text:span><text:span text:style-name="T8">/ (Anderson 1997: 1025).</text:span></text:p>
      <text:p text:style-name="P5"/>
      <text:p text:style-name="P4"><text:span text:style-name="T7">Morphology</text:span></text:p>
      <text:p text:style-name="P4"><text:span text:style-name="T4">(adequate texts unavailable)</text:span></text:p>
      <text:p text:style-name="P5"/>
      <text:p text:style-name="P5"/>
      <text:p text:style-name="P4"/>
      <text:p text:style-name="P10"><text:span text:style-name="T3">[cap] </text:span><text:span text:style-name="T11"><text:tab/></text:span><text:span text:style-name="T35">Chipaya</text:span><text:span text:style-name="T12"><text:tab/></text:span><text:span text:style-name="T4">Uru-Chipaya (Bolivia)</text:span></text:p>
      <text:p text:style-name="P5"/>
      <text:p text:style-name="P4"><text:span text:style-name="T3">References consulted: </text:span><text:span text:style-name="T4">Cerrón-Palomino (2006), Olson (1967)</text:span></text:p>
      <text:p text:style-name="P5"/>
      <text:p text:style-name="P4"><text:span text:style-name="T7">Sound inventory</text:span></text:p>
      <text:p text:style-name="P4"><text:span text:style-name="T3">C phoneme inventory:</text:span><text:span text:style-name="T4"> /</text:span><text:span text:style-name="T42">p p</text:span><text:span text:style-name="T44">ʰ p’ </text:span><text:span text:style-name="T45">t t</text:span><text:span text:style-name="T44">ʰ t’ k kʰ k’ kʷ </text:span><text:span text:style-name="T48">q q</text:span><text:span text:style-name="T44">ʰ </text:span><text:span text:style-name="T48">q</text:span><text:span text:style-name="T44">’ </text:span><text:span text:style-name="T48">q</text:span><text:span text:style-name="T44">ʷ t͡</text:span><text:span text:style-name="T45">s t</text:span><text:span text:style-name="T44">͡sʰ t͡s’ t͡ʃ t͡ʃʰ t͡ʃ’ ʈ͡ʂ ʈ͡ʂʰ ʈ͡ʂ’ s̪ s ʂ </text:span><text:span text:style-name="T48">x x</text:span><text:span text:style-name="T44">ʷ χ χʷ m n ɲ ŋ l ʎ ʟ r w j</text:span><text:span text:style-name="T4">/</text:span></text:p>
      <text:p text:style-name="P4"><text:span text:style-name="T3">N consonant phonemes:</text:span><text:span text:style-name="T4"> 40</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Dental, Alveolar, Palato-alveolar, Retroflex, Velar, Uvular</text:span></text:p>
      <text:p text:style-name="P4"><text:span text:style-name="T3">Manners:</text:span><text:span text:style-name="T4"> Stop, Affricate, Fricative, Nasal, Trill, Central approximant, Lateral approximant</text:span></text:p>
      <text:p text:style-name="P4"><text:span text:style-name="T3">N elaborations:</text:span><text:span text:style-name="T4"> 6</text:span></text:p>
      <text:p text:style-name="P4"><text:span text:style-name="T3">Elaborations:</text:span><text:span text:style-name="T4"> Post-aspiration, Ejective, Palato-alveolar, Retroflex, Uvular, Labialization</text:span></text:p>
      <text:p text:style-name="P4"><text:span text:style-name="T3">V phoneme inventory:</text:span><text:span text:style-name="T4"> </text:span><text:span text:style-name="T14">/</text:span><text:span text:style-name="T56">i e a o u</text:span><text:span text:style-name="T45"> </text:span><text:span text:style-name="T44">iː eː aː oː uː</text:span><text:span text:style-name="T1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ʔ</text:span><text:span text:style-name="T4">/ occurs in restricted sociolinguistic contexts in one morpheme (Cerrón-Palomino 2006: 55).</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V(C)(C)</text:span><text:span text:style-name="T3"> </text:span><text:span text:style-name="T4">(Cerr</text:span><text:span text:style-name="T20">ó</text:span><text:span text:style-name="T4">n Palomino 2006: 63-66).</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Obstruent (Conflicting reports)</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 Both patterns (Coda)</text:span></text:p>
      <text:p text:style-name="P9"><text:span text:style-name="T3">Morphological pattern of syllabic consonants:</text:span><text:span text:style-name="T8"> N/A</text:span></text:p>
      <text:p text:style-name="P4"><text:span text:style-name="T3">Onset restrictions: </text:span><text:span text:style-name="T4">No restrictions on simple onsets. Biconsonantal onsets have /</text:span><text:span text:style-name="T44">s s̪</text:span><text:span text:style-name="T45"> </text:span><text:span text:style-name="T44">ʂ</text:span><text:span text:style-name="T4">/ as C</text:span><text:span text:style-name="T64">1</text:span><text:span text:style-name="T4">. Only presently attested triconsonantal onset is /</text:span><text:span text:style-name="T45">x</text:span><text:span text:style-name="T44">ʂtʰ</text:span><text:span text:style-name="T4">/, pronounced [</text:span><text:span text:style-name="T45">h</text:span><text:span text:style-name="T44">ʂtʰ</text:span><text:span text:style-name="T4">].</text:span></text:p>
      <text:p text:style-name="P4"><text:span text:style-name="T3">Coda restrictions: </text:span><text:span text:style-name="T4">No restrictions on simple codas. Biconsonantal codas end in /</text:span><text:span text:style-name="T44">s̪</text:span><text:span text:style-name="T4">/.</text:span></text:p>
      <text:p text:style-name="P4"><text:soft-page-break/><text:span text:style-name="T3">Notes:</text:span><text:span text:style-name="T4"> Triconsonantal onsets used to be more common, as they are derived from a combination of prefixes and a stem-initial consonant; however, these forms are now completely unproductive and “almost obsolete”. Speakers passively accept /</text:span><text:span text:style-name="T45">x</text:span><text:span text:style-name="T44">ʂtʰ</text:span><text:span text:style-name="T4">/ in two forms, </text:span><text:span text:style-name="T46">x</text:span><text:span text:style-name="T53">ʂtʰ</text:span><text:span text:style-name="T46">a</text:span><text:span text:style-name="T53">ː</text:span><text:span text:style-name="T4"> ‘give it to me!’ and </text:span><text:span text:style-name="T46">x</text:span><text:span text:style-name="T53">ʂtʰ</text:span><text:span text:style-name="T46">a</text:span><text:span text:style-name="T53">ːʂ</text:span><text:span text:style-name="T46">la</text:span><text:span text:style-name="T53">ʎ</text:span><text:span text:style-name="T46">a</text:span><text:span text:style-name="T45"> </text:span><text:span text:style-name="T4">‘give it to me, please!’. (Cerrón Palomino 2006: 66). Because this is explicitly described as a marginal and rapidly obsolescing pattern, I classify this language as having Complex syllable structure, while noting that it has recently shifted from having Highly Complex syllable structure.</text:span></text:p>
      <text:p text:style-name="P5"/>
      <text:p text:style-name="P4"><text:span text:style-name="T7">Suprasegmentals</text:span></text:p>
      <text:p text:style-name="P4"><text:span text:style-name="T3">Tone:</text:span><text:span text:style-name="T8"> No</text:span></text:p>
      <text:p text:style-name="P4"><text:span text:style-name="T3">Word stress: </text:span><text:span text:style-name="T8">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Not described</text:span></text:p>
      <text:p text:style-name="P5"/>
      <text:p text:style-name="P4"><text:span text:style-name="T7">Vowel reduction processes</text:span></text:p>
      <text:p text:style-name="P4"><text:span text:style-name="T3">cap-R1:</text:span><text:span text:style-name="T4"> Low central vowel /</text:span><text:span text:style-name="T45">a</text:span><text:span text:style-name="T4">/ is realized as [</text:span><text:span text:style-name="T44">ə</text:span><text:span text:style-name="T4">] in unstressed open syllables (Olson 1967: 301).</text:span></text:p>
      <text:p text:style-name="P4"><text:span text:style-name="T3">cap-R2:</text:span><text:span text:style-name="T4"> Short vowels /</text:span><text:span text:style-name="T45">i e a o u</text:span><text:span text:style-name="T4">/ are devoiced when preceded by an aspirated consonant and followed by a voiceless consonant (usually a non-sibilant fricative) (</text:span><text:span text:style-name="T14">Cerr</text:span><text:span text:style-name="T20">ón-Palomino 2006: 6</text:span><text:span text:style-name="T4">2).</text:span></text:p>
      <text:p text:style-name="P4"><text:span text:style-name="T3">cap-R3:</text:span><text:span text:style-name="T4"> Short vowels are truncated (deleted) before a pause (</text:span><text:span text:style-name="T14">Cerr</text:span><text:span text:style-name="T20">ón-Palomino 2006: 6</text:span><text:span text:style-name="T4">7).</text:span></text:p>
      <text:p text:style-name="P4"><text:span text:style-name="T3">Notes: </text:span><text:span text:style-name="T4">Vowel devoicing is one of the most salient phonetic properties of the language (</text:span><text:span text:style-name="T14">Cerr</text:span><text:span text:style-name="T20">ón-Palomino 2006: 6</text:span><text:span text:style-name="T4">2). Historical elision of pre-stress vowels is responsible for some of the onset sequences in Chipaya (</text:span><text:span text:style-name="T14">Cerr</text:span><text:span text:style-name="T20">ó</text:span><text:span text:style-name="T14">n-Palomino</text:span><text:span text:style-name="T4"> 2006: 65).</text:span></text:p>
      <text:p text:style-name="P5"/>
      <text:p text:style-name="P4"><text:span text:style-name="T7">Consonant allophony processes</text:span></text:p>
      <text:p text:style-name="Body"><text:span text:style-name="T3">cap-C1: </text:span><text:span text:style-name="T8">Voiceless dental fricative is realized as a palato-alveolar when occurring between two high vowels (Cerrón-Palomino 2006: 48-9).</text:span></text:p>
      <text:p text:style-name="Body"><text:span text:style-name="T3">cap-C2: </text:span><text:span text:style-name="T8">Labiovelar approximant [</text:span><text:span text:style-name="T47">w</text:span><text:span text:style-name="T8">] may be realized as a fricative intervocalically, especially when the surrounding vowels are /</text:span><text:span text:style-name="T47">i</text:span><text:span text:style-name="T8">/ (Cerrón-Palomino 2006: 55).</text:span></text:p>
      <text:p text:style-name="Body"><text:span text:style-name="T3">cap-C3: </text:span><text:span text:style-name="T8">A trill is realized as a flap syllable-finally (Cerrón-Palomino 2006: 54).</text:span></text:p>
      <text:p text:style-name="Body"><text:span text:style-name="T3">cap-C4: </text:span><text:span text:style-name="T8">A palato-alveolar affricate is realized as a fricative word-finally (Cerrón-Palomino 2006: 49).</text:span></text:p>
      <text:p text:style-name="Body"><text:span text:style-name="T3">cap-C5: </text:span><text:span text:style-name="T8">Velar and uvular stops vary freely with fricative variants (Cerrón-Palomino 2006: 38).</text:span></text:p>
      <text:p text:style-name="P6"/>
      <text:p text:style-name="P4"><text:span text:style-name="T7">Morphology</text:span></text:p>
      <text:p text:style-name="P4"><text:span text:style-name="T3">Text: </text:span><text:span text:style-name="T8">“Tata Sabaya y el Sajama” (Cerrón Palomino 2006: 286-291)</text:span></text:p>
      <text:p text:style-name="P4"><text:span text:style-name="T3">Synthetic index: </text:span><text:span text:style-name="T8">2.1 morphemes/word (342 morphemes, 161 words)</text:span></text:p>
      <text:p text:style-name="P5"/>
      <text:p text:style-name="P5"/>
      <text:p text:style-name="P5"/>
      <text:p text:style-name="P5"/>
      <text:p text:style-name="P4"/>
      <text:p text:style-name="P10"><text:span text:style-name="T3">[car] </text:span><text:span text:style-name="T11"><text:tab/></text:span><text:span text:style-name="T35">Carib<text:tab/></text:span><text:span text:style-name="T12"><text:tab/></text:span><text:span text:style-name="T4">Cariban, </text:span><text:span text:style-name="T5">Guianan</text:span><text:span text:style-name="T4"> (Suriname)</text:span></text:p>
      <text:p text:style-name="P5"/>
      <text:p text:style-name="P4"><text:span text:style-name="T3">References consulted: </text:span><text:span text:style-name="T4">Courtz (2008), Hoff (1968), Peasgood (1972)</text:span></text:p>
      <text:p text:style-name="P5"/>
      <text:p text:style-name="P4"><text:span text:style-name="T7">Sound inventory</text:span></text:p>
      <text:p text:style-name="P4"><text:span text:style-name="T3">C phoneme inventory:</text:span><text:span text:style-name="T4"> /</text:span><text:span text:style-name="T45">p b t d k </text:span><text:span text:style-name="T44">ɡ ʔ </text:span><text:span text:style-name="T48">s h m n </text:span><text:span text:style-name="T44">ŋ ɽ w j</text:span><text:span text:style-name="T4">/</text:span></text:p>
      <text:p text:style-name="P4"><text:span text:style-name="T3">N consonant phonemes:</text:span><text:span text:style-name="T4"> 15</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Retroflex, Velar, Glottal</text:span></text:p>
      <text:p text:style-name="P4"><text:span text:style-name="T3">Manners:</text:span><text:span text:style-name="T4"> Stop, Fricative, Nasal, Flap/Tap, Velar, Glottal</text:span></text:p>
      <text:p text:style-name="P4"><text:span text:style-name="T3">N elaborations:</text:span><text:span text:style-name="T4"> 1</text:span></text:p>
      <text:p text:style-name="P4"><text:span text:style-name="T3">Elaborations:</text:span><text:span text:style-name="T4"> Retroflex</text:span></text:p>
      <text:p text:style-name="P4"><text:span text:style-name="T3">V phoneme inventory:</text:span><text:span text:style-name="T4"> /</text:span><text:span text:style-name="T56">i e </text:span><text:span text:style-name="T44">ɨ a u o</text:span><text:span text:style-name="T4">/</text:span></text:p>
      <text:p text:style-name="P4"><text:span text:style-name="T3">N vowel qualities:</text:span><text:span text:style-name="T4"> 6</text:span></text:p>
      <text:p text:style-name="P4"><text:span text:style-name="T3">Diphthongs or vowel sequences:</text:span><text:span text:style-name="T4"> Diphthongs /</text:span><text:span text:style-name="T45">ei ui oi ii ai ou au</text:span><text:span text:style-name="T4">/</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 </text:span><text:span text:style-name="T4">Hoff shows phonemic length contrast in a very limited set of lexical items in 1968. Peasgood has vowel length distinction. Courtz and Yamada take vowel length to be prosodic.</text:span></text:p>
      <text:p text:style-name="P5"/>
      <text:p text:style-name="P4"><text:span text:style-name="T7">Syllable structure</text:span></text:p>
      <text:p text:style-name="P4"><text:span text:style-name="T3">Category:</text:span><text:span text:style-name="T4"> Moderately Complex</text:span></text:p>
      <text:p text:style-name="P4"><text:span text:style-name="T3">Canonical syllable structure:</text:span><text:span text:style-name="T4"> (C)V(C) (Courtz 2008: 22-7)</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4"><text:span text:style-name="T3">Coda restrictions: </text:span><text:span text:style-name="T4">Only nasals and plosives occur.</text:span></text:p>
      <text:p text:style-name="P4"><text:soft-page-break/><text:span text:style-name="T3">Notes:</text:span><text:span text:style-name="T4"> “Underlying” stop-C onsets are realized with epenthesized [</text:span><text:span text:style-name="T44">ɨ</text:span><text:span text:style-name="T4">] or stop isn’t pronounced at all when occurring sentence-initially. Author interprets most word-initial instances of /</text:span><text:span text:style-name="T44">ɨ</text:span><text:span text:style-name="T4">/ as “auxiliary vowels” needed to pronounce syllables that have lost their original vowel; e.g. /</text:span><text:span text:style-name="T44">ɨ</text:span><text:span text:style-name="T45">nta</text:span><text:span text:style-name="T4">/ (Courtz 2008: 26).</text:span></text:p>
      <text:p text:style-name="P5"/>
      <text:p text:style-name="P4"><text:span text:style-name="T7">Suprasegmentals</text:span></text:p>
      <text:p text:style-name="P4"><text:span text:style-name="T3">Tone: </text:span><text:span text:style-name="T8">No</text:span></text:p>
      <text:p text:style-name="P4"><text:span text:style-name="T3">Word stress:</text:span><text:span text:style-name="T8"> Yes</text:span></text:p>
      <text:p text:style-name="P4"><text:span text:style-name="T3">Stress placement:</text:span><text:span text:style-name="T8"> Weight-Sensitive</text:span></text:p>
      <text:p text:style-name="P4"><text:span text:style-name="T3">Phonetic processes conditioned by stress:</text:span><text:span text:style-name="T8"> Vowel Reduction, Consonant Allophony in Un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 Pitch (impressionistic)</text:span></text:p>
      <text:p text:style-name="P6"/>
      <text:p text:style-name="P4"><text:span text:style-name="T7">Vowel reduction processes</text:span></text:p>
      <text:p text:style-name="P4"><text:span text:style-name="T3">car-R1:</text:span><text:span text:style-name="T4"> A word-medial vowel is devoiced preceding syllable-initial /</text:span><text:span text:style-name="T45">s</text:span><text:span text:style-name="T4">/ (Peasgood 1972: 38).</text:span></text:p>
      <text:p text:style-name="P4"><text:span text:style-name="T3">car-R2:</text:span><text:span text:style-name="T4"> An unstressed word-initial high central vowel /</text:span><text:span text:style-name="T44">ɨ</text:span><text:span text:style-name="T4">/ is deleted (Courtz 2008: 40).</text:span></text:p>
      <text:p text:style-name="P4"><text:span text:style-name="T3">car-R3:</text:span><text:span text:style-name="T4"> An unstressed word-initial high front vowel /</text:span><text:span text:style-name="T45">i</text:span><text:span text:style-name="T4">/ is deleted unless it precedes /</text:span><text:span text:style-name="T44">ɽ</text:span><text:span text:style-name="T4">/. The high and front features of the deleted vowel perseverate into the following consonant </text:span><text:span text:style-name="T32">(Courtz 2008: 41)</text:span><text:span text:style-name="T4">.</text:span></text:p>
      <text:p text:style-name="P5"/>
      <text:p text:style-name="P4"><text:span text:style-name="T7">Consonant allophony processes</text:span></text:p>
      <text:p text:style-name="Body"><text:span text:style-name="T3">car-C1: </text:span><text:span text:style-name="T8">A voiceless alveolar fricative is realized as palato-alveolar adjacent to /</text:span><text:span text:style-name="T47">i</text:span><text:span text:style-name="T8">/ (Courtz 2008: 32).</text:span></text:p>
      <text:p text:style-name="Body"><text:span text:style-name="T3">car-C2: </text:span><text:span text:style-name="T8">Voiceless stops are realized as voiced following an unstressed CV sequence or following a nasal (Courtz 2008: 31).</text:span></text:p>
      <text:p text:style-name="P5"/>
      <text:p text:style-name="P4"><text:span text:style-name="T7">Morphology</text:span></text:p>
      <text:p text:style-name="P4"><text:span text:style-name="T3">Text: </text:span><text:span text:style-name="T8">“Kurupi’s haircut” (first 10 pages; Courtz 2008: 150-159)</text:span></text:p>
      <text:p text:style-name="P4"><text:span text:style-name="T3">Synthetic index: </text:span><text:span text:style-name="T8">1.8 morphemes/word (619 morphemes, 353 words)</text:span></text:p>
      <text:p text:style-name="P5"/>
      <text:p text:style-name="P5"/>
      <text:p text:style-name="P5"/>
      <text:p text:style-name="P5"/>
      <text:p text:style-name="P4"/>
      <text:p text:style-name="P10"><text:span text:style-name="T3">[cav] </text:span><text:span text:style-name="T11"><text:tab/></text:span><text:span text:style-name="T35">Cavineña<text:tab/></text:span><text:span text:style-name="T12"><text:tab/></text:span><text:span text:style-name="T4">Pano-Tacanan, </text:span><text:span text:style-name="T5">Tacanan</text:span><text:span text:style-name="T4"> (Bolivia)</text:span></text:p>
      <text:p text:style-name="P5"/>
      <text:p text:style-name="P4"><text:span text:style-name="T3">References consulted: </text:span><text:span text:style-name="T4">Guillaume (2008)</text:span></text:p>
      <text:p text:style-name="P5"/>
      <text:p text:style-name="P4"><text:span text:style-name="T7">Sound inventory</text:span></text:p>
      <text:p text:style-name="P4"><text:span text:style-name="T3">C phoneme inventory:</text:span><text:span text:style-name="T4"> /</text:span><text:span text:style-name="T45">p b t d c </text:span><text:span text:style-name="T44">ɟ k kʷ t͡</text:span><text:span text:style-name="T45">s t</text:span><text:span text:style-name="T44">͡ɕ s ɕ h m n ɲ ɺ</text:span><text:span text:style-name="T45"> </text:span><text:span text:style-name="T44">ʎ w j</text:span><text:span text:style-name="T4">/</text:span></text:p>
      <text:p text:style-name="P4"><text:span text:style-name="T3">N consonant phonemes:</text:span><text:span text:style-name="T4"> 20</text:span></text:p>
      <text:p text:style-name="P4"><text:span text:style-name="T3">Geminates:</text:span><text:span text:style-name="T4"> N/A</text:span></text:p>
      <text:p text:style-name="P4"><text:span text:style-name="T3">Voicing contrasts: </text:span><text:span text:style-name="T4">Obstruents</text:span></text:p>
      <text:p text:style-name="P4"><text:span text:style-name="T3">Places: </text:span><text:span text:style-name="T4">Bilabial, Alveolar, Alveolo-palatal, Palatal, Velar, Glottal</text:span></text:p>
      <text:p text:style-name="P4"><text:span text:style-name="T3">Manners:</text:span><text:span text:style-name="T4"> Stop, Affricate, Fricative, Nasal, Flap/tap, Central approximant, Lateral flap, Lateral approximant</text:span></text:p>
      <text:p text:style-name="P4"><text:span text:style-name="T3">N elaborations:</text:span><text:span text:style-name="T4"> 1</text:span></text:p>
      <text:p text:style-name="P4"><text:span text:style-name="T3">Elaborations:</text:span><text:span text:style-name="T4"> Labialization</text:span></text:p>
      <text:p text:style-name="P4"><text:span text:style-name="T3">V phoneme inventory:</text:span><text:span text:style-name="T4"> /</text:span><text:span text:style-name="T45">i e a ʊ</text:span><text:span text:style-name="T4">/</text:span></text:p>
      <text:p text:style-name="P4"><text:span text:style-name="T3">N vowel qualities:</text:span><text:span text:style-name="T4"> 4</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Vowel sequences occur as distinct syllables, sometimes with intervening glottal stop insertion. (Guillaume 2008: 28-9).</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C)</text:span><text:span text:style-name="T3"> </text:span><text:span text:style-name="T4">(Guillaume 2008: 30-32)</text:span></text:p>
      <text:p text:style-name="P9"><text:span text:style-name="T3">Size of maximal onset:</text:span><text:span text:style-name="T8"> 1</text:span></text:p>
      <text:p text:style-name="P9"><text:span text:style-name="T3">Size of </text:span><text:span text:style-name="T19">maximal coda</text:span><text:span text:style-name="T3">: </text:span><text:span text:style-name="T8">1</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 </text:span><text:span text:style-name="T8">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None.</text:span></text:p>
      <text:p text:style-name="P4"><text:span text:style-name="T3">Coda restrictions:</text:span><text:span text:style-name="T4"> /</text:span><text:span text:style-name="T45">s</text:span><text:span text:style-name="T4">/ or /</text:span><text:span text:style-name="T45">n</text:span><text:span text:style-name="T4">/</text:span></text:p>
      <text:p text:style-name="P4"><text:soft-page-break/><text:span text:style-name="T3">Notes:</text:span><text:span text:style-name="T4"> Codas occur word-medially in only five native words. In four of these cases it is clear that the coda has arisen from an </text:span><text:span text:style-name="T14">“</text:span><text:span text:style-name="T4">idiosyncratic </text:span><text:span text:style-name="T22">process of vowel elision</text:span><text:span text:style-name="T4">”</text:span><text:span text:style-name="T14"> (Guillaume 2008: 31). </text:span><text:span text:style-name="T4">Codas may also occur in interjections and onomatopoeia.</text:span></text:p>
      <text:p text:style-name="P5"/>
      <text:p text:style-name="P4"><text:span text:style-name="T7">Suprasegmentals</text:span></text:p>
      <text:p text:style-name="P4"><text:span text:style-name="T3">Tone:</text:span><text:span text:style-name="T8"> Yes</text:span></text:p>
      <text:p text:style-name="P4"><text:span text:style-name="T3">Word stress: </text:span><text:span text:style-name="T8">Yes</text:span></text:p>
      <text:p text:style-name="P4"><text:span text:style-name="T3">Stress placement:</text:span><text:span text:style-name="T8"> Fix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Tonal Contrasts</text:span></text:p>
      <text:p text:style-name="P4"><text:span text:style-name="T3">Phonetic correlates of stress: </text:span><text:span text:style-name="T4">Pitch (impressionistic)</text:span></text:p>
      <text:p text:style-name="P5"/>
      <text:p text:style-name="P4"><text:span text:style-name="T7">Vowel reduction processes</text:span></text:p>
      <text:p text:style-name="P4"><text:span text:style-name="T3">cav-R1: </text:span><text:span text:style-name="T4">Vowels /</text:span><text:span text:style-name="T45">e </text:span><text:span text:style-name="T44">ʊ</text:span><text:span text:style-name="T4">/ occasionally have more open variants [</text:span><text:span text:style-name="T44">ɛ o</text:span><text:span text:style-name="T4">] (Guillaume 2008: 29).</text:span></text:p>
      <text:p text:style-name="P4"><text:span text:style-name="T3">Notes: </text:span><text:span text:style-name="T4">Historical “idiosyncratic process of vowel elision” has created codas in a small set of words (Guillaume 2008: 29).</text:span></text:p>
      <text:p text:style-name="P5"/>
      <text:p text:style-name="P4"><text:span text:style-name="T7">Consonant allophony processes</text:span></text:p>
      <text:p text:style-name="Body"><text:span text:style-name="T4">(none reported)</text:span></text:p>
      <text:p text:style-name="P5"/>
      <text:p text:style-name="P4"><text:span text:style-name="T7">Morphology</text:span></text:p>
      <text:p text:style-name="P4"><text:span text:style-name="T3">Text:</text:span><text:span text:style-name="T8"> “When the Araonas became angry with each other” (first 6 pages), “The woman who was eaten up by giant mosquitoes” (Guillaume 2008: 773-8; 796-8)</text:span></text:p>
      <text:p text:style-name="P4"><text:span text:style-name="T3">Synthetic index: </text:span><text:span text:style-name="T8">1.73 morphemes/word (535 morphemes, 309 words)</text:span></text:p>
      <text:p text:style-name="P4"/>
      <text:p text:style-name="P10"><text:span text:style-name="T3">[cho] </text:span><text:span text:style-name="T11"><text:tab/></text:span><text:span text:style-name="T35">Choctaw</text:span><text:span text:style-name="T12"><text:tab/></text:span><text:span text:style-name="T4">Muskogean, </text:span><text:span text:style-name="T5">Western Muskogean</text:span><text:span text:style-name="T4"> (United States)</text:span></text:p>
      <text:p text:style-name="P5"/>
      <text:p text:style-name="P4"><text:span text:style-name="T3">References consulted: </text:span><text:span text:style-name="T4">Broadwell (2006)</text:span></text:p>
      <text:p text:style-name="P5"/>
      <text:p text:style-name="P4"><text:span text:style-name="T7">Sound inventory</text:span></text:p>
      <text:p text:style-name="P4"><text:span text:style-name="T3">C phoneme inventory:</text:span><text:span text:style-name="T4"> /</text:span><text:span text:style-name="T44">p b t k ʔ t͡ʃ f s ʃ </text:span><text:span text:style-name="T48">h m n l </text:span><text:span text:style-name="T44">ɬ w j</text:span><text:span text:style-name="T4">/</text:span></text:p>
      <text:p text:style-name="P4"><text:span text:style-name="T3">N consonant phonemes:</text:span><text:span text:style-name="T4"> 16</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Alveolar, Palato-alveolar, Velar, Glottal</text:span></text:p>
      <text:p text:style-name="P4"><text:span text:style-name="T3">Manners:</text:span><text:span text:style-name="T4"> Stop, Affricate, Fricative, Nasal, Central approximant, Lateral fricative, Lateral approximant</text:span></text:p>
      <text:p text:style-name="P4"><text:span text:style-name="T3">N elaborations:</text:span><text:span text:style-name="T4"> 2</text:span></text:p>
      <text:p text:style-name="P4"><text:span text:style-name="T3">Elaborations:</text:span><text:span text:style-name="T4"> Labiodental, Palato-alveolar</text:span></text:p>
      <text:p text:style-name="P4"><text:span text:style-name="T3">V phoneme inventory:</text:span><text:span text:style-name="T4"> /</text:span><text:span text:style-name="T45">i a u </text:span><text:span text:style-name="T44">iː aː uː</text:span><text:span text:style-name="T45"> </text:span><text:span text:style-name="T44">ĩ ã ũ</text:span><text:span text:style-name="T4">/</text:span></text:p>
      <text:p text:style-name="P4"><text:span text:style-name="T3">N vowel qualities:</text:span><text:span text:style-name="T4"> 3</text:span></text:p>
      <text:p text:style-name="P4"><text:span text:style-name="T3">Diphthongs or vowel sequences:</text:span><text:span text:style-name="T4"> None</text:span></text:p>
      <text:p text:style-name="P4"><text:span text:style-name="T3">Contrastive length:</text:span><text:span text:style-name="T4"> Some</text:span></text:p>
      <text:p text:style-name="P4"><text:span text:style-name="T3">Contrastive nasalization:</text:span><text:span text:style-name="T4"> Some</text:span></text:p>
      <text:p text:style-name="P4"><text:span text:style-name="T3">Other contrasts: </text:span><text:span text:style-name="T4">N/A</text:span></text:p>
      <text:p text:style-name="P4"><text:span text:style-name="T3">Notes:</text:span><text:span text:style-name="T4"> Short vowels also have nasal counterparts.</text:span></text:p>
      <text:p text:style-name="P5"/>
      <text:p text:style-name="P4"><text:span text:style-name="T7">Syllable structure</text:span></text:p>
      <text:p text:style-name="P4"><text:span text:style-name="T3">Category:</text:span><text:span text:style-name="T4"> Moderately Complex</text:span></text:p>
      <text:p text:style-name="P4"><text:span text:style-name="T3">Canonical syllable structure:</text:span><text:span text:style-name="T4"> (C)V(C) (Broadwell 2006: 18-21).</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except /</text:span><text:span text:style-name="T44">ʔ</text:span><text:span text:style-name="T4">/ occur.</text:span></text:p>
      <text:p text:style-name="P4"><text:span text:style-name="T3">Coda restrictions:</text:span><text:span text:style-name="T4"> All consonants except /</text:span><text:span text:style-name="T44">b ɬ w j t͡ʃ</text:span><text:span text:style-name="T4">/ occur.</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Pitch (impressionistic)</text:span></text:p>
      <text:p text:style-name="P4"><text:span text:style-name="T3">Notes:</text:span><text:span text:style-name="T4"> Language has a pitch accent system: final syllable of each word has high or rising pitch, while some stems have additional high pitch on penultimate or antepenultimate syllable. (Ulrich) Pitch is very minimally contrastive in the language (Broadwell 2006: 17).</text:span></text:p>
      <text:p text:style-name="P5"/>
      <text:p text:style-name="P4"><text:span text:style-name="T7">Vowel reduction processes</text:span></text:p>
      <text:p text:style-name="P4"><text:span text:style-name="T3">cho-R1:</text:span><text:span text:style-name="T4"> A word-initial (and unstressed) high front vowel /</text:span><text:span text:style-name="T45">i</text:span><text:span text:style-name="T4">/ may be deleted before a sequence of /</text:span><text:span text:style-name="T45">s</text:span><text:span text:style-name="T4">/ or /</text:span><text:span text:style-name="T44">ʃ</text:span><text:span text:style-name="T4">/ and another consonant, in casual speech (Broadwell 2006: 19).</text:span></text:p>
      <text:p text:style-name="P4"><text:span text:style-name="T3">cho-R2: </text:span><text:span text:style-name="T4">A long high front vowel /</text:span><text:span text:style-name="T44">iː</text:span><text:span text:style-name="T4">/ is often lowered to [</text:span><text:span text:style-name="T45">e</text:span><text:span text:style-name="T44">ː</text:span><text:span text:style-name="T4">] when occurring word-finally (Broadwell 2006: 30).</text:span></text:p>
      <text:p text:style-name="P5"/>
      <text:p text:style-name="P4"><text:span text:style-name="T7">Consonant allophony processes</text:span></text:p>
      <text:p text:style-name="Body"><text:span text:style-name="T3">cho-C1:</text:span><text:span text:style-name="T8"> A voiceless velar stop is voiced intervocalically. (Broadwell 2006: 15)</text:span></text:p>
      <text:p text:style-name="Body"><text:span text:style-name="T3">cho-C2: </text:span><text:span text:style-name="T8"><text:s/>A voiceless velar stop may be realized as a voiced fricative intervocalically (Broadwell 2006: 15)</text:span></text:p>
      <text:p text:style-name="P3"/>
      <text:p text:style-name="P4"><text:span text:style-name="T7">Morphology</text:span></text:p>
      <text:p text:style-name="P4"><text:span text:style-name="T3">Text: </text:span><text:span text:style-name="T8">“My first days in school,” “Life at the orphanage” (Broadwell 2006: 355-360)</text:span></text:p>
      <text:p text:style-name="P4"><text:span text:style-name="T3">Synthetic index: </text:span><text:span text:style-name="T8">2.1 morphemes/word (552 morphemes, 263 words)</text:span></text:p>
      <text:p text:style-name="P5"/>
      <text:p text:style-name="P5"/>
      <text:p text:style-name="P4"/>
      <text:p text:style-name="P10"><text:span text:style-name="T3">[coc] </text:span><text:span text:style-name="T11"><text:tab/></text:span><text:span text:style-name="T35">Cocopa</text:span><text:span text:style-name="T12"><text:tab/><text:tab/></text:span><text:span text:style-name="T4">Cochimi-Yuman, </text:span><text:span text:style-name="T5">Yuman </text:span><text:span text:style-name="T4">(Mexico, United States)</text:span></text:p>
      <text:p text:style-name="P5"/>
      <text:p text:style-name="P4"><text:span text:style-name="T3">References consulted: </text:span><text:span text:style-name="T4">Bendixen (1980), Crawford (1966)</text:span></text:p>
      <text:p text:style-name="P5"/>
      <text:p text:style-name="P4"><text:span text:style-name="T7">Sound inventory</text:span></text:p>
      <text:p text:style-name="P4"><text:span text:style-name="T3">C phoneme inventory:</text:span><text:span text:style-name="T4"> /</text:span><text:span text:style-name="T45">p t </text:span><text:span text:style-name="T44">ʈ k kʷ </text:span><text:span text:style-name="T48">q q</text:span><text:span text:style-name="T44">ʷ ʔ t͡ʃ s ɬ ʂ ʃ ɬʲ </text:span><text:span text:style-name="T48">x x</text:span><text:span text:style-name="T44">ʷ m n nʲ l lʲ ɾ w j</text:span><text:span text:style-name="T4">/</text:span></text:p>
      <text:p text:style-name="P4"><text:span text:style-name="T3">N consonant phonemes:</text:span><text:span text:style-name="T4"> 24</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Palato-alveolar, Retroflex, Velar, Uvular, Glottal</text:span></text:p>
      <text:p text:style-name="P4"><text:span text:style-name="T3">Manners:</text:span><text:span text:style-name="T4"> Stop, Affricate, Fricative, Nasal, Flap/Tap, Central approximant, Lateral fricative, Lateral approximant</text:span></text:p>
      <text:p text:style-name="P4"><text:span text:style-name="T3">N elaborations:</text:span><text:span text:style-name="T4"> 5</text:span></text:p>
      <text:p text:style-name="P4"><text:span text:style-name="T3">Elaborations:</text:span><text:span text:style-name="T4"> Palato-alveolar, Retroflex, Uvular, Palatalization, Labialization</text:span></text:p>
      <text:p text:style-name="P4"><text:span text:style-name="T3">V phoneme inventory:</text:span><text:span text:style-name="T4"> </text:span><text:span text:style-name="T14">/</text:span><text:span text:style-name="T56">i a u</text:span><text:span text:style-name="T45"> </text:span><text:span text:style-name="T44">iː aː uː</text:span><text:span text:style-name="T14">/</text:span></text:p>
      <text:p text:style-name="P4"><text:span text:style-name="T3">N vowel qualities:</text:span><text:span text:style-name="T4"> 3</text:span></text:p>
      <text:p text:style-name="P4"><text:span text:style-name="T3">Diphthongs or vowel sequences:</text:span><text:span text:style-name="T4"> Diphthongs /</text:span><text:span text:style-name="T45">iw uj aj aw </text:span><text:span text:style-name="T44">iːw uːj aːj aː</text:span><text:span text:style-name="T45">w</text:span><text:span text:style-name="T4">/, Vowel sequences /</text:span><text:span text:style-name="T56">ia i</text:span><text:span text:style-name="T44">ːa aːa ua uːa</text:span><text:span text:style-name="T4">/</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e/ occurs only in loanwords from Spanish, English.</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C)V(C)(C)(C)</text:span><text:span text:style-name="T3"> </text:span><text:span text:style-name="T4">(Crawford 1966: 35-48; Bendixen 1980: 218-19)</text:span></text:p>
      <text:p text:style-name="P9"><text:span text:style-name="T3">Size of maximal onset:</text:span><text:span text:style-name="T8"> 4</text:span></text:p>
      <text:p text:style-name="P9"><text:span text:style-name="T3">Size of </text:span><text:span text:style-name="T19">maximal coda</text:span><text:span text:style-name="T3">:</text:span><text:span text:style-name="T8"> 3</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 Diphthongs, Vowel sequences</text:span></text:p>
      <text:p text:style-name="P9"><text:span text:style-name="T3">Syllabic consonant patterns:</text:span><text:span text:style-name="T8"> Nasal, Liquid, Obstruent</text:span></text:p>
      <text:p text:style-name="P9"><text:span text:style-name="T3">Size of </text:span><text:span text:style-name="T21">maximal word</text:span><text:span text:style-name="T3">-marginal sequences with syllabic obstruents:</text:span><text:span text:style-name="T8"> 5 (initial), 3 (final)</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Morphologically Complex (Onset, Coda)</text:span></text:p>
      <text:p text:style-name="P9"><text:span text:style-name="T3">Morphological pattern of syllabic consonants:</text:span><text:span text:style-name="T8"> Grammatical items (Nasal, Obstruent), Both (Liquid)</text:span></text:p>
      <text:p text:style-name="P4"><text:span text:style-name="T3">Onset restrictions: </text:span><text:span text:style-name="T4">Biconsonantal onsets include stop-fricative, fricative-fricative clusters. Triconsonantal onsets include /</text:span><text:span text:style-name="T44">s</text:span><text:span text:style-name="T45">x</text:span><text:span text:style-name="T44">ʈ pskʷ xps</text:span><text:span text:style-name="T4">/. Four-consonant onsets include /</text:span><text:span text:style-name="T44">ʂt͡ʃxʔ pʂt͡ʃʔ</text:span><text:span text:style-name="T45"> </text:span><text:span text:style-name="T44">ʃ</text:span><text:span text:style-name="T45">xlm</text:span><text:span text:style-name="T4">/. Only glottal stops may be contiguous with other stops.</text:span></text:p>
      <text:p text:style-name="P4"><text:span text:style-name="T3">Coda restrictions: </text:span><text:span text:style-name="T4">Contiguous stops may not be identical in coda clusters. Biconsonantal codas include sonorant+obstruent, obstruent+obstruent, with no contiguous stops: /</text:span><text:span text:style-name="T44">ʃk ʂ</text:span><text:span text:style-name="T45">x kp lp n</text:span><text:span text:style-name="T44">ʲx ms</text:span><text:span text:style-name="T4">/. Triconsonantal codas include sonorant+obstruent+obstruent, or three obstruents: /</text:span><text:span text:style-name="T45">qsk </text:span><text:span text:style-name="T44">ʂsk ɾsk</text:span><text:span text:style-name="T4">/.</text:span></text:p>
      <text:p text:style-name="P4"><text:soft-page-break/><text:span text:style-name="T3">Notes: </text:span><text:span text:style-name="T4">Obstruent-sonorant and sonorant-obstruent onsets reported by Crawford, but Bendixen states these are predictably split by epenthesis (1980: 219-20). Crawford claims there are different combinatory patterns occurring in onsets of stressed and unstressed syllables</text:span><text:span text:style-name="T14"> (1966: 35-37)</text:span><text:span text:style-name="T4">, but the description is confusing and the examples don’t clarify. Both stressed and unstressed syllables have, e.g., /</text:span><text:span text:style-name="T44">pskʷ</text:span><text:span text:style-name="T4">/ onsets. Both Crawford and Bendixen propose that fricatives may occur as syllable nuclei, though Bendixen states this occurs only in fastest rates of speech (1980: 34).</text:span></text:p>
      <text:p text:style-name="P6"/>
      <text:p text:style-name="P4"><text:span text:style-name="T7">Suprasegmentals</text:span></text:p>
      <text:p text:style-name="P4"><text:span text:style-name="T3">Tone: </text:span><text:span text:style-name="T8">No</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 Consonant Allophony in Un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 Pitch (instrumental), Intensity (instrumental)</text:span></text:p>
      <text:p text:style-name="P4"><text:span text:style-name="T3">Notes:</text:span><text:span text:style-name="T4"> Bendixen instrumentally confirms intensity/amplitude for standard word stress; Crawford reports (without instrumental evidence) duration and pitch as correlates. Bendixen reports these (instrumentally) for emphatic stress. Stress only targets syllables containing vowels (Crawford 28).</text:span></text:p>
      <text:p text:style-name="P5"/>
      <text:p text:style-name="P4"><text:span text:style-name="T7">Vowel reduction processes</text:span></text:p>
      <text:p text:style-name="P4"><text:span text:style-name="T3">coc-R1:</text:span><text:span text:style-name="T4"> Vowels in unstressed syllables are somewhat less tense than those of stressed syllables (Crawford 1966: 22).</text:span></text:p>
      <text:p text:style-name="P4"><text:span text:style-name="T3">coc-R2:</text:span><text:span text:style-name="T4"> A stressed vowel is shortened when preceded by /</text:span><text:span text:style-name="T45">w</text:span><text:span text:style-name="T4">/ and a morpheme boundary (Bendixen 1980: 67).</text:span></text:p>
      <text:p text:style-name="P4"><text:span text:style-name="T3">Notes: </text:span><text:span text:style-name="T4">Short /</text:span><text:span text:style-name="T45">i</text:span><text:span text:style-name="T4">/ is relatively rare in unstressed syllables (Crawford 1966: 32). In formal oration, unstressed syllables are barely audible (Bendixen 1980: 332-3).</text:span></text:p>
      <text:p text:style-name="P6"/>
      <text:p text:style-name="P4"><text:span text:style-name="T7">Consonant allophony processes</text:span></text:p>
      <text:p text:style-name="Body"><text:span text:style-name="T3">coc-C1: </text:span><text:span text:style-name="T8">A voiceless velar stop is fronted preceding /</text:span><text:span text:style-name="T47">i</text:span><text:span text:style-name="T8">/. (Crawford 1966: 15)</text:span></text:p>
      <text:p text:style-name="Body"><text:span text:style-name="T3">coc-C2: </text:span><text:span text:style-name="T8">Stops may be voiced following a long vowel word-finally when the following word begins with a nasal. (Bendixen 1980: 99-100)</text:span></text:p>
      <text:p text:style-name="P5"/>
      <text:p text:style-name="P4"><text:span text:style-name="T7">Morphology</text:span></text:p>
      <text:p text:style-name="P4"><text:span text:style-name="T4">(adequate texts unavailable)</text:span></text:p>
      <text:p text:style-name="P5"/>
      <text:p text:style-name="P4"/>
      <text:p text:style-name="P10"><text:span text:style-name="T3">[cod] </text:span><text:span text:style-name="T11"><text:tab/></text:span><text:span text:style-name="T35">Cocama-Cocamilla</text:span><text:span text:style-name="T12"><text:tab/></text:span><text:span text:style-name="T4">Tupian, </text:span><text:span text:style-name="T5">Maweti-Guarani </text:span><text:span text:style-name="T4">(Peru)</text:span></text:p>
      <text:p text:style-name="P5"/>
      <text:p text:style-name="P4"><text:span text:style-name="T3">References consulted: </text:span><text:span text:style-name="T4">Vallejos Yopán (2010), Vallejos Yop</text:span><text:span text:style-name="T14">án</text:span><text:span text:style-name="T4"> (p.c.)</text:span></text:p>
      <text:p text:style-name="P5"/>
      <text:p text:style-name="P4"><text:span text:style-name="T7">Sound inventory</text:span></text:p>
      <text:p text:style-name="P4"><text:span text:style-name="T3">C phoneme inventory:</text:span><text:span text:style-name="T4"> /</text:span><text:span text:style-name="T44">p t k t͡</text:span><text:span text:style-name="T45">s t</text:span><text:span text:style-name="T44">͡ʃ </text:span><text:span text:style-name="T48">x m n </text:span><text:span text:style-name="T44">ɾ w j</text:span><text:span text:style-name="T4">/</text:span></text:p>
      <text:p text:style-name="P4"><text:span text:style-name="T3">N consonant phonemes:</text:span><text:span text:style-name="T4"> 11</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Palato-alveolar, Velar</text:span></text:p>
      <text:p text:style-name="P4"><text:span text:style-name="T3">Manners:</text:span><text:span text:style-name="T4"> Stop, Affricate, Fricative, Nasal, Flap/Tap, Central approximant</text:span></text:p>
      <text:p text:style-name="P4"><text:span text:style-name="T3">N elaborations:</text:span><text:span text:style-name="T4"> 1</text:span></text:p>
      <text:p text:style-name="P4"><text:span text:style-name="T3">Elaborations:</text:span><text:span text:style-name="T4"> Palato-alveolar</text:span></text:p>
      <text:p text:style-name="P4"><text:span text:style-name="T3">V phoneme inventory:</text:span><text:span text:style-name="T4"> /</text:span><text:span text:style-name="T56">i e </text:span><text:span text:style-name="T44">ɨ </text:span><text:span text:style-name="T56">a u</text:span><text:span text:style-name="T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5"/>
      <text:p text:style-name="P4"><text:span text:style-name="T7">Syllable structure</text:span></text:p>
      <text:p text:style-name="P4"><text:span text:style-name="T3">Category:</text:span><text:span text:style-name="T4"> Moderately Complex</text:span></text:p>
      <text:p text:style-name="P4"><text:span text:style-name="T3">Canonical syllable structure:</text:span><text:span text:style-name="T4"> (C)(C)V(C) (Vallejos Yop</text:span><text:span text:style-name="T14">án</text:span><text:span text:style-name="T4"> 2010: 112-15)</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N/A</text:span></text:p>
      <text:p text:style-name="P4"><text:span text:style-name="T3">Onset restrictions:</text:span><text:span text:style-name="T4"> All consonants occur in simple onsets; in complex onsets C</text:span><text:span text:style-name="T64">1</text:span><text:span text:style-name="T4"> is limited to /</text:span><text:span text:style-name="T45">p t k </text:span><text:span text:style-name="T44">ɾ</text:span><text:span text:style-name="T45"> n</text:span><text:span text:style-name="T4">/ and C</text:span><text:span text:style-name="T64">2</text:span><text:span text:style-name="T4"> to glides /</text:span><text:span text:style-name="T45">w</text:span><text:span text:style-name="T4">/ and /</text:span><text:span text:style-name="T45">j</text:span><text:span text:style-name="T4">/.</text:span></text:p>
      <text:p text:style-name="P4"><text:span text:style-name="T3">Coda restrictions:</text:span><text:span text:style-name="T4"> Only /</text:span><text:span text:style-name="T45">w j n</text:span><text:span text:style-name="T4">/ occur.</text:span></text:p>
      <text:p text:style-name="P4"><text:span text:style-name="T3">Notes: </text:span><text:span text:style-name="T4">(none)</text:span></text:p>
      <text:p text:style-name="P5"><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Not described</text:span></text:p>
      <text:p text:style-name="P6"/>
      <text:p text:style-name="P4"><text:span text:style-name="T7">Vowel reduction processes</text:span></text:p>
      <text:p text:style-name="P4"><text:span text:style-name="T3">cod-R1:</text:span><text:span text:style-name="T4"> The high back vowel /</text:span><text:span text:style-name="T45">u</text:span><text:span text:style-name="T4">/ is produced as lax or [</text:span><text:span text:style-name="T45">o</text:span><text:span text:style-name="T4">] word-finally (and following stressed syllable) (Vallejos Yop</text:span><text:span text:style-name="T14">án</text:span><text:span text:style-name="T4"> 2010: 109).</text:span></text:p>
      <text:p text:style-name="P4"><text:span text:style-name="T3">cod-R2:</text:span><text:span text:style-name="T4"> The high front vowel /</text:span><text:span text:style-name="T45">i</text:span><text:span text:style-name="T4">/ is produced as lax or [</text:span><text:span text:style-name="T45">e</text:span><text:span text:style-name="T4">] word-finally (and following a stressed syllable) following an approximant segment (Vallejos Yop</text:span><text:span text:style-name="T14">án</text:span><text:span text:style-name="T4"> 2010: 109).</text:span></text:p>
      <text:p text:style-name="P4"><text:span text:style-name="T3">cod-R3: </text:span><text:span text:style-name="T4">The mid vowel /</text:span><text:span text:style-name="T45">e</text:span><text:span text:style-name="T4">/ is slightly centralized word-medially, especially in fast pronunciation (Vallejos Yop</text:span><text:span text:style-name="T14">án</text:span><text:span text:style-name="T4"> 2010: 110).</text:span></text:p>
      <text:p text:style-name="P4"><text:span text:style-name="T3">cod-R4: </text:span><text:span text:style-name="T4">In words of more than three syllables, the vowel of the antepenultimate syllable (preceding the stressed syllable) is deleted (Vallejos Yop</text:span><text:span text:style-name="T14">án</text:span><text:span text:style-name="T4"> 2010: 110-11).</text:span></text:p>
      <text:p text:style-name="P4"><text:span text:style-name="T3">cod-R5:</text:span><text:span text:style-name="T4"> Unstressed high vowels /</text:span><text:span text:style-name="T45">i u</text:span><text:span text:style-name="T4">/ are deleted word-initially preceding homorganic approximant /</text:span><text:span text:style-name="T45">j</text:span><text:span text:style-name="T4">/ or /</text:span><text:span text:style-name="T45">w</text:span><text:span text:style-name="T4">/ when the following syllable is stressed (Vallejos Yop</text:span><text:span text:style-name="T14">án</text:span><text:span text:style-name="T4"> 2010: 111-12).</text:span></text:p>
      <text:p text:style-name="P5"/>
      <text:p text:style-name="P4"><text:span text:style-name="T7">Consonant allophony processes</text:span></text:p>
      <text:p text:style-name="Body"><text:span text:style-name="T3">cod-C1: </text:span><text:span text:style-name="T8">Alveolar affricate is realized as palato-alveolar preceding a high front vowel (Vallejos Yopán 2010: 101).</text:span></text:p>
      <text:p text:style-name="Body"><text:span text:style-name="T3">cod-C2: </text:span><text:span text:style-name="T8">A palatal glide may be realized as [</text:span><text:span text:style-name="T47">z</text:span><text:span text:style-name="T8">] word-initially and intervocalically (Vallejos Yopán 2010: 99).</text:span></text:p>
      <text:p text:style-name="Body"><text:span text:style-name="T3">cod-C3: </text:span><text:span text:style-name="T8">A labiovelar glide may be realized as a fricative intervocalically (Vallejos Yopán 2010: 99).</text:span></text:p>
      <text:p text:style-name="Body"><text:span text:style-name="T3">cod-C4: </text:span><text:span text:style-name="T8">An alveolar nasal is realized as palatal preceding a palatal glide (Vallejos Yopán 2010).</text:span></text:p>
      <text:p text:style-name="Body"><text:span text:style-name="T3">cod-C5: </text:span><text:span text:style-name="T8">Stops are voiced following a nasal (Vallejos Yopán 2010: 98).</text:span></text:p>
      <text:p text:style-name="Body"><text:span text:style-name="T3">cod-C6: </text:span><text:span text:style-name="T8">An alveolar affricate may be realized as a fricative preceding a non-high vowel (Vallejos Yopán 2010: 100).</text:span></text:p>
      <text:p text:style-name="P5"/>
      <text:p text:style-name="P4"><text:span text:style-name="T7">Morphology</text:span></text:p>
      <text:p text:style-name="P4"><text:span text:style-name="T3">Text:</text:span><text:span text:style-name="T8"> “Bite of snake” (first 10 pages, Vallejos Yop</text:span><text:span text:style-name="T17">án </text:span><text:span text:style-name="T8">2010: 883-892)</text:span></text:p>
      <text:p text:style-name="P4"><text:span text:style-name="T3">Synthetic index: </text:span><text:span text:style-name="T8">1.5 morphemes/word (489 morphemes, 329 words)</text:span></text:p>
      <text:p text:style-name="P5"/>
      <text:p text:style-name="P4"/>
      <text:p text:style-name="P10"><text:span text:style-name="T3">[cub] </text:span><text:span text:style-name="T11"><text:tab/></text:span><text:span text:style-name="T35">Cubeo</text:span><text:span text:style-name="T12"><text:tab/><text:tab/></text:span><text:span text:style-name="T4">Tucanoan, </text:span><text:span text:style-name="T5">Eastern Tucanoan</text:span><text:span text:style-name="T4"> (Colombia)</text:span></text:p>
      <text:p text:style-name="P5"/>
      <text:p text:style-name="P4"><text:span text:style-name="T3">References consulted: </text:span><text:span text:style-name="T4">Chacon (2012), Morse &amp; Maxwell (1999)</text:span></text:p>
      <text:p text:style-name="P5"/>
      <text:p text:style-name="P4"><text:span text:style-name="T7">Sound inventory</text:span></text:p>
      <text:p text:style-name="P4"><text:span text:style-name="T3">C phoneme inventory:</text:span><text:span text:style-name="T4"> /</text:span><text:span text:style-name="T44">p b t d k t͡ʃ h ɾ w ð̞ j</text:span><text:span text:style-name="T4">/</text:span></text:p>
      <text:p text:style-name="P4"><text:span text:style-name="T3">N consonant phonemes:</text:span><text:span text:style-name="T4"> 11</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Palato-alveolar, Velar, Glottal</text:span></text:p>
      <text:p text:style-name="P4"><text:span text:style-name="T3">Manners:</text:span><text:span text:style-name="T4"> Stop, Affricate, Fricative, Flap/Tap, Central approximant</text:span></text:p>
      <text:p text:style-name="P4"><text:span text:style-name="T3">N elaborations:</text:span><text:span text:style-name="T4"> 1</text:span></text:p>
      <text:p text:style-name="P4"><text:span text:style-name="T3">Elaborations:</text:span><text:span text:style-name="T4"> Palato-alveolar</text:span></text:p>
      <text:p text:style-name="P4"><text:span text:style-name="T3">V phoneme inventory:</text:span><text:span text:style-name="T4"> /</text:span><text:span text:style-name="T56">i e </text:span><text:span text:style-name="T44">ɨ </text:span><text:span text:style-name="T50">a o u</text:span><text:span text:style-name="T45"> </text:span><text:span text:style-name="T44">ĩ ẽ ɨ̃ ã õ ũ</text:span><text:span text:style-name="T4">/</text:span></text:p>
      <text:p text:style-name="P4"><text:span text:style-name="T3">N vowel qualities:</text:span><text:span text:style-name="T4"> 6</text:span></text:p>
      <text:p text:style-name="P4"><text:span text:style-name="T3">Diphthongs or vowel sequences:</text:span><text:span text:style-name="T4"> Vowel sequences /</text:span><text:span text:style-name="T45">ea oa ue ao au ei ui</text:span><text:span text:style-name="T4">/ and many more</text:span></text:p>
      <text:p text:style-name="P4"><text:span text:style-name="T3">Contrastive length:</text:span><text:span text:style-name="T4"> None</text:span></text:p>
      <text:p text:style-name="P4"><text:span text:style-name="T3">Contrastive nasalization:</text:span><text:span text:style-name="T4"> All</text:span></text:p>
      <text:p text:style-name="P4"><text:span text:style-name="T3">Other contrasts:</text:span><text:span text:style-name="T4"> N/A</text:span></text:p>
      <text:p text:style-name="P4"><text:span text:style-name="T3">Notes:</text:span><text:span text:style-name="T4"> Morse &amp; Maxwell give /</text:span><text:span text:style-name="T45">x</text:span><text:span text:style-name="T4">/ instead of /</text:span><text:span text:style-name="T45">h</text:span><text:span text:style-name="T4">/, don’t have /</text:span><text:span text:style-name="T44">ð̞</text:span><text:span text:style-name="T4">/. Chacon states [</text:span><text:span text:style-name="T44">ð̞</text:span><text:span text:style-name="T4">] often allophone of /</text:span><text:span text:style-name="T45">j</text:span><text:span text:style-name="T4">/, but does contrast with /</text:span><text:span text:style-name="T45">j</text:span><text:span text:style-name="T4">/ word-initially preceding /</text:span><text:span text:style-name="T45">a</text:span><text:span text:style-name="T4">/ in a highly frequent stem (‘make’). However, Chacon also gives minimal pairs for /</text:span><text:span text:style-name="T44">ð̞</text:span><text:span text:style-name="T4">/, but the phoneme has very limited distribution. Morse &amp; Maxwell give /</text:span><text:span text:style-name="T44">ɛ</text:span><text:span text:style-name="T4">/ instead of /</text:span><text:span text:style-name="T45">e</text:span><text:span text:style-name="T4">/.</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 (Chacon 2012: 163-7)</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 Vowel sequence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4"><text:span text:style-name="T3">Notes: </text:span><text:span text:style-name="T4">The third vowel in a sequence, if /</text:span><text:span text:style-name="T45">i</text:span><text:span text:style-name="T4">/, is acoustically similar to [</text:span><text:span text:style-name="T45">j</text:span><text:span text:style-name="T4">] (Chacon 2012: 52).</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 Consonant Allophony in Unstressed Syllables, Consonant Allophony in 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nstrumental), Pitch (instrumental), Intensity (instrumental)</text:span></text:p>
      <text:p text:style-name="P4"><text:span text:style-name="T3">Notes: </text:span><text:span text:style-name="T26">Duration</text:span><text:span text:style-name="T4"> is the most consistent correlate of stress, intensity is less clear. “Kubeo tones are best seen as word-level contours, since they impose a particular pitch contour on a large section of an entire word, not only on individual syllables" (Chacon 134). Tones only occur on primary stressed syllables and syllables to the right of that.</text:span></text:p>
      <text:p text:style-name="P6"/>
      <text:p text:style-name="P4"><text:span text:style-name="T7">Vowel reduction processes</text:span></text:p>
      <text:p text:style-name="P4"><text:span text:style-name="T3">cub-R1:</text:span><text:span text:style-name="T4"> Vowels in unstressed syllables are shorter, or may be deleted entirely (Chacon 2012: 109, 123; instrumental evidence pp. 155-9). Other segments in unstressed syllables can additionally be deleted.</text:span></text:p>
      <text:p text:style-name="P4"><text:span text:style-name="T3">Notes: </text:span><text:span text:style-name="T4">In sequences of three vowels analyzed as tautosyllabic by author, third vowel, if /</text:span><text:span text:style-name="T44">i</text:span><text:span text:style-name="T4">/, may be realized as [</text:span><text:span text:style-name="T44">j</text:span><text:span text:style-name="T4">] (Chacon 2012: 52).</text:span></text:p>
      <text:p text:style-name="P5"/>
      <text:p text:style-name="P4"><text:span text:style-name="T7">Consonant allophony processes</text:span></text:p>
      <text:p text:style-name="Body"><text:span text:style-name="T3">cub-C1: </text:span><text:span text:style-name="T8">A palatal glide may be realized as a palato-alveolar affricate, especially in word-initial stressed syllables, but also word-initially in unstressed syllables (Chacon 2012: 67).</text:span></text:p>
      <text:p text:style-name="Body"><text:span text:style-name="T3">cub-C2: </text:span><text:span text:style-name="T8">A labiovelar glide may be realized as a fricative preceding non-front vowels (Chacon 2012: 63).</text:span></text:p>
      <text:p text:style-name="Body"><text:span text:style-name="T3">cub-C3: </text:span><text:span text:style-name="T8">A</text:span><text:span text:style-name="T13"> </text:span><text:span text:style-name="T8">voiced alveolar stop is realized as an alveolar flap intervocalically (Chacon 2012: 63).</text:span></text:p>
      <text:p text:style-name="Body"><text:span text:style-name="T3">cub-C4: </text:span><text:span text:style-name="T8">A voiced alveolar stop is realized as a retroflex flap following any vowel and preceding a front vowel (Chacon 2012: 6).</text:span></text:p>
      <text:p text:style-name="Body"><text:span text:style-name="T3">cub-C5: </text:span><text:span text:style-name="T8">Voiceless bilabial and velar stops are sometimes realized as a glottal fricative when occurring in a post-stress syllable (Chacon 2012: 123).</text:span></text:p>
      <text:p text:style-name="P5"/>
      <text:p text:style-name="P4"><text:span text:style-name="T7">Morphology</text:span></text:p>
      <text:p text:style-name="P4"><text:span text:style-name="T4">(adequate texts unavailable)</text:span></text:p>
      <text:p text:style-name="P5"/>
      <text:p text:style-name="P4"/>
      <text:p text:style-name="P10"><text:span text:style-name="T3">[dow] </text:span><text:span text:style-name="T11"><text:tab/></text:span><text:span text:style-name="T35">Doyayo</text:span><text:span text:style-name="T12"><text:tab/><text:tab/></text:span><text:span text:style-name="T4">Atlantic-Congo, </text:span><text:span text:style-name="T5">Volta-Congo</text:span><text:span text:style-name="T4"> (Cameroon)</text:span></text:p>
      <text:p text:style-name="P5"/>
      <text:p text:style-name="P4"><text:span text:style-name="T3">References consulted: </text:span><text:span text:style-name="T4">Wiering &amp; Wiering (1994)</text:span></text:p>
      <text:p text:style-name="P5"/>
      <text:p text:style-name="P4"><text:span text:style-name="T7">Sound inventory</text:span></text:p>
      <text:p text:style-name="P4"><text:span text:style-name="T3">C phoneme inventory:</text:span><text:span text:style-name="T4"> /</text:span><text:span text:style-name="T44">p t k k͡</text:span><text:span text:style-name="T45">p b </text:span><text:span text:style-name="T44">ɓ d ɗ ɡ ɡ͡b f v s z h m n ŋ l ɾ w j</text:span><text:span text:style-name="T4">/</text:span></text:p>
      <text:p text:style-name="P4"><text:span text:style-name="T3">N consonant phonemes:</text:span><text:span text:style-name="T4"> 22</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Labial-velar, Bilabial, Labiodental, Alveolar, Velar, Glottal</text:span></text:p>
      <text:p text:style-name="P4"><text:span text:style-name="T3">Manners:</text:span><text:span text:style-name="T4"> Stop, Fricative, Nasal, Flap/Tap, Central approximant, Lateral approximant</text:span></text:p>
      <text:p text:style-name="P4"><text:span text:style-name="T3">N elaborations:</text:span><text:span text:style-name="T4"> 3</text:span></text:p>
      <text:p text:style-name="P4"><text:span text:style-name="T3">Elaborations:</text:span><text:span text:style-name="T4"> Voiced fricatives/affricates, Implosive, Labiodental</text:span></text:p>
      <text:p text:style-name="P4"><text:span text:style-name="T3">V phoneme inventory:</text:span><text:span text:style-name="T4"> /</text:span><text:span text:style-name="T56">i e </text:span><text:span text:style-name="T44">ɛ a ɔ </text:span><text:span text:style-name="T56">o u</text:span><text:span text:style-name="T45"> </text:span><text:span text:style-name="T44">iː eː ɛː aː ɔː oː uː ĩ ẽ ɛ̃ ã ɔ̃ õ ũ ĩː ɛ̃ː ãː ɔ̃ː ũː</text:span><text:span text:style-name="T4">/</text:span></text:p>
      <text:p text:style-name="P4"><text:span text:style-name="T3">N vowel qualities:</text:span><text:span text:style-name="T4"> 7</text:span></text:p>
      <text:p text:style-name="P4"><text:span text:style-name="T3">Diphthongs or vowel sequences:</text:span><text:span text:style-name="T4"> None</text:span></text:p>
      <text:p text:style-name="P4"><text:span text:style-name="T3">Contrastive length:</text:span><text:span text:style-name="T4"> All</text:span></text:p>
      <text:p text:style-name="P4"><text:span text:style-name="T3">Contrastive nasalization:</text:span><text:span text:style-name="T4"> Some</text:span></text:p>
      <text:p text:style-name="P4"><text:span text:style-name="T3">Other contrasts:</text:span><text:span text:style-name="T4"> N/A</text:span></text:p>
      <text:p text:style-name="P4"><text:span text:style-name="T3">Notes:</text:span><text:span text:style-name="T4"> There is a nasal contrast for all but /</text:span><text:span text:style-name="T44">e eː </text:span><text:span text:style-name="T45">o o</text:span><text:span text:style-name="T44">ː</text:span><text:span text:style-name="T4">/.</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V(C)(C)(C)(C)</text:span><text:span text:style-name="T3"> </text:span><text:span text:style-name="T4">(Wiering &amp; Wiering 1994: 21-23, 37-43)</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4</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Varies with CV sequence</text:span></text:p>
      <text:p text:style-name="P9"><text:span text:style-name="T3">Morphological constituency of </text:span><text:span text:style-name="T24">maximal syllable</text:span><text:span text:style-name="T3"> margin:</text:span><text:span text:style-name="T8"> Morphologically Complex (Coda)</text:span></text:p>
      <text:p text:style-name="P9"><text:span text:style-name="T3">Morphological pattern of syllabic consonants:</text:span><text:span text:style-name="T8"> N/A</text:span></text:p>
      <text:p text:style-name="P4"><text:span text:style-name="T3">Onset restrictions: </text:span><text:span text:style-name="T4">All consonants but /</text:span><text:span text:style-name="T44">ŋ</text:span><text:span text:style-name="T4">/ may occur in onset.</text:span></text:p>
      <text:p text:style-name="P4"><text:span text:style-name="T3">Coda restrictions: </text:span><text:span text:style-name="T4">All consonants but /</text:span><text:span text:style-name="T42">p </text:span><text:span text:style-name="T44">ɓ ɗ k͡</text:span><text:span text:style-name="T42">p </text:span><text:span text:style-name="T44">ɡ͡b β h</text:span><text:span text:style-name="T4">/ may occur as simple codas. Biconsonantal coda combinations are quite extensive, include /</text:span><text:span text:style-name="T44">ɾ</text:span><text:span text:style-name="T45">k, pt, ts, kt, </text:span><text:span text:style-name="T44">βɾ</text:span><text:span text:style-name="T4">/. Triconsonantal codas include /</text:span><text:span text:style-name="T45">b</text:span><text:span text:style-name="T44">ɾ</text:span><text:span text:style-name="T45">t</text:span><text:span text:style-name="T4">/ (phonetically [</text:span><text:span text:style-name="T44">βɾ</text:span><text:span text:style-name="T45">t</text:span><text:span text:style-name="T4">]), /</text:span><text:span text:style-name="T44">ɡ</text:span><text:span text:style-name="T45">lt</text:span><text:span text:style-name="T4">/ (phonetically [</text:span><text:span text:style-name="T44">ɣlt</text:span><text:span text:style-name="T4">]), and more. Four-consonant codas include /</text:span><text:span text:style-name="T45">blts</text:span><text:span text:style-name="T4">/, /</text:span><text:span text:style-name="T44">ɡ</text:span><text:span text:style-name="T45">ldz</text:span><text:span text:style-name="T4">/, /</text:span><text:span text:style-name="T45">mnts</text:span><text:span text:style-name="T4">/, /</text:span><text:span text:style-name="T44">ŋɾdz</text:span><text:span text:style-name="T4">/, and more. In largest clusters, C</text:span><text:span text:style-name="T64">1</text:span><text:span text:style-name="T4"> is limited to /</text:span><text:span text:style-name="T45">b </text:span><text:span text:style-name="T44">ɡ</text:span><text:span text:style-name="T45"> m </text:span><text:span text:style-name="T44">ŋ</text:span><text:span text:style-name="T4">/, C</text:span><text:span text:style-name="T64">2</text:span><text:span text:style-name="T4"> to </text:span><text:span text:style-name="T45">/l </text:span><text:span text:style-name="T44">ɾ</text:span><text:span text:style-name="T45"> n</text:span><text:span text:style-name="T4">/, C</text:span><text:span text:style-name="T64">3</text:span><text:span text:style-name="T4"> to /</text:span><text:span text:style-name="T45">d t</text:span><text:span text:style-name="T4">/, and C</text:span><text:span text:style-name="T64">4</text:span><text:span text:style-name="T4"> to /</text:span><text:span text:style-name="T45">s z</text:span><text:span text:style-name="T4">/. C</text:span><text:span text:style-name="T64">3</text:span><text:span text:style-name="T4"> and C</text:span><text:span text:style-name="T64">4</text:span><text:span text:style-name="T4"> must match in voicing. /</text:span><text:span text:style-name="T45">b </text:span><text:span text:style-name="T44">ɡ</text:span><text:span text:style-name="T4">/ usually realized as fricatives in clusters.</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Not reported</text:span></text:p>
      <text:p text:style-name="P5"/>
      <text:p text:style-name="P4"><text:span text:style-name="T7">Vowel reduction processes</text:span></text:p>
      <text:p text:style-name="P4"><text:span text:style-name="T3">dow-R1:</text:span><text:span text:style-name="T4"> A long vowel is optionally shortened preceding a coda of two or three consonants (Wiering &amp; Wiering 1994: 22).</text:span></text:p>
      <text:p text:style-name="P4"><text:span text:style-name="T3">dow-R2:</text:span><text:span text:style-name="T4"> A long vowel is obligatorily shortened preceding a coda of four consonants (Wiering &amp; Wiering 1994: 22).</text:span></text:p>
      <text:p text:style-name="P4"><text:span text:style-name="T3">dow-R3:</text:span><text:span text:style-name="T4"> Following any stop other than /</text:span><text:span text:style-name="T45">b</text:span><text:span text:style-name="T4">/, a sequence of vowel plus alveolar nasal consonant is realized as a syllabic nasal (Wiering &amp; Wiering 1994: 24).</text:span></text:p>
      <text:p text:style-name="P6"/>
      <text:p text:style-name="P4"><text:span text:style-name="T7">Consonant allophony processes</text:span></text:p>
      <text:p text:style-name="Body"><text:span text:style-name="T3">dow-C1: </text:span><text:span text:style-name="T8">Voiced bilabial and velar stops are spirantized initially in a voiced consonant cluster (Wiering &amp; Wiering 1994: 31-2).</text:span></text:p>
      <text:p text:style-name="P3"/>
      <text:p text:style-name="P4"><text:span text:style-name="T7">Morphology</text:span></text:p>
      <text:p text:style-name="P4"><text:span text:style-name="T4">(adequate texts unavailable)</text:span></text:p>
      <text:p text:style-name="P5"/>
      <text:p text:style-name="P5"/>
      <text:p text:style-name="P4"/>
      <text:p text:style-name="P10"><text:span text:style-name="T3">[dru] </text:span><text:span text:style-name="T11"><text:tab/></text:span><text:span text:style-name="T35">Rukai (Budai dialect)<text:tab/></text:span><text:span text:style-name="T4">Austronesian (Taiwan)</text:span></text:p>
      <text:p text:style-name="P5"/>
      <text:p text:style-name="P4"><text:span text:style-name="T3">References consulted: </text:span><text:span text:style-name="T4">Chen (2006)</text:span></text:p>
      <text:p text:style-name="P5"/>
      <text:p text:style-name="P4"><text:span text:style-name="T7">Sound inventory</text:span></text:p>
      <text:p text:style-name="P4"><text:span text:style-name="T3">C phoneme inventory:</text:span><text:span text:style-name="T4"> /</text:span><text:span text:style-name="T45">p b t d </text:span><text:span text:style-name="T44">ɖ k ɡ t͡s v θ ð s m n ŋ </text:span><text:span text:style-name="T48">r l </text:span><text:span text:style-name="T44">ɭ w j</text:span><text:span text:style-name="T4">/</text:span></text:p>
      <text:p text:style-name="P4"><text:span text:style-name="T3">N consonant phonemes:</text:span><text:span text:style-name="T4"> 20</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Dental, Alveolar, Retroflex, Velar</text:span></text:p>
      <text:p text:style-name="P4"><text:span text:style-name="T3">Manners:</text:span><text:span text:style-name="T4"> Stop, Affricate, Fricative, Nasal, Trill, Central approximant, Lateral approximant</text:span></text:p>
      <text:p text:style-name="P4"><text:span text:style-name="T3">N elaborations:</text:span><text:span text:style-name="T4"> 3</text:span></text:p>
      <text:p text:style-name="P4"><text:span text:style-name="T3">Elaborations:</text:span><text:span text:style-name="T4"> Voiced fricatives/affricates, Labiodental, Retroflex</text:span></text:p>
      <text:p text:style-name="P4"><text:span text:style-name="T3">V phoneme inventory:</text:span><text:span text:style-name="T4"> /</text:span><text:span text:style-name="T44">i ə </text:span><text:span text:style-name="T56">a u</text:span><text:span text:style-name="T45"> </text:span><text:span text:style-name="T44">iː eː aː uː</text:span><text:span text:style-name="T4">/</text:span></text:p>
      <text:p text:style-name="P4"><text:span text:style-name="T3">N vowel qualities:</text:span><text:span text:style-name="T4"> 4</text:span></text:p>
      <text:p text:style-name="P4"><text:span text:style-name="T3">Diphthongs or vowel sequences:</text:span><text:span text:style-name="T4"> Diphthongs /</text:span><text:span text:style-name="T44">au ai ia ua</text:span><text:span text:style-name="T4">/</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Long vowels are contrastive in monosyllabic words and first syllable of disyllabic words, but not in penultimate position.</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text:span><text:span text:style-name="T3"> </text:span><text:span text:style-name="T4">(Chen 2006: 211-18)</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 Long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4"><text:span text:style-name="T3">Notes: </text:span><text:span text:style-name="T4">Most Formosan languages have canonical (C)V(C) structure; related language Paiwan also has (C)V(C). In Budai Rukai, a small number of sonorant codas such as nasals and laterals were attested in fast speech, but reconfirmation by author revealed (C)V forms for these (Chen 2006: 213).</text:span></text:p>
      <text:p text:style-name="P6"><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Weight-Sensitive</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nstrumental), Pitch (instrumental)</text:span></text:p>
      <text:p text:style-name="P4"><text:span text:style-name="T3">Notes: </text:span><text:span text:style-name="T8">Pitch is a strong cue for stress in long and short vowels; duration a stronger cue for long vowels and is somewhat sensitive to word position of stress.</text:span></text:p>
      <text:p text:style-name="P6"/>
      <text:p text:style-name="P4"><text:span text:style-name="T7">Vowel reduction processes</text:span></text:p>
      <text:p text:style-name="P4"><text:span text:style-name="T3">dru-R1:</text:span><text:span text:style-name="T4"> Long vowels are shortened when occurring in non-main stress position (Chen 2006: 257).</text:span></text:p>
      <text:p text:style-name="P5"/>
      <text:p text:style-name="P6"/>
      <text:p text:style-name="P4"><text:span text:style-name="T7">Consonant allophony processes</text:span></text:p>
      <text:p text:style-name="Body"><text:span text:style-name="T3">dru-C1: </text:span><text:span text:style-name="T8">Voiceless alveolar fricative and affricate are realized as palato-alveolar preceding a high front vowel (Chen 2006: 230).</text:span></text:p>
      <text:p text:style-name="Body"><text:span text:style-name="T3">dru-C2: </text:span><text:span text:style-name="T8">A voiced labiodental fricative may be realized as a stop word-initially preceding schwa (Chen 2006: 227).</text:span></text:p>
      <text:p text:style-name="Body"><text:span text:style-name="T3">dru-C3: </text:span><text:span text:style-name="T8">A voiced labiodental fricative may be realized as a glide word-initially preceding a non-schwa vowel (Chen 2006: 227).</text:span></text:p>
      <text:p text:style-name="P3"/>
      <text:p text:style-name="P4"><text:span text:style-name="T7">Morphology</text:span></text:p>
      <text:p text:style-name="P4"><text:span text:style-name="T4">(adequate texts unavailable)</text:span></text:p>
      <text:p text:style-name="P5"/>
      <text:p text:style-name="P5"/>
      <text:p text:style-name="P4"/>
      <text:p text:style-name="P10"><text:span text:style-name="T3">[dry] </text:span><text:span text:style-name="T11"><text:tab/></text:span><text:span text:style-name="T35">Darai</text:span><text:span text:style-name="T12"><text:tab/><text:tab/></text:span><text:span text:style-name="T4">Indo-European, </text:span><text:span text:style-name="T5">Indo-Iranian</text:span><text:span text:style-name="T4"> (Nepal)</text:span></text:p>
      <text:p text:style-name="P5"/>
      <text:p text:style-name="P4"><text:span text:style-name="T3">References consulted: </text:span><text:span text:style-name="T4">Dhakal (2012), Kotapish &amp; Kotapish (1978), Paudyal (2003), </text:span><text:span text:style-name="T14">Netra P. Paudyal (p.c.)</text:span></text:p>
      <text:p text:style-name="P5"/>
      <text:p text:style-name="P4"><text:span text:style-name="T7">Sound inventory</text:span></text:p>
      <text:p text:style-name="P4"><text:span text:style-name="T3">C phoneme inventory:</text:span><text:span text:style-name="T4"> /</text:span><text:span text:style-name="T45">p b t</text:span><text:span text:style-name="T44">̪ d̪ ʈ ɖ k ɡ pʰ bʰ t̪ʰ d̪ʰ ʈʰ ɖʰ kʰ ɡʰ t͡</text:span><text:span text:style-name="T48">s d</text:span><text:span text:style-name="T44">͡z t͡sʰ</text:span><text:span text:style-name="T45"> </text:span><text:span text:style-name="T44">d͡zʰ s ɦ m n̪ ŋ </text:span><text:span text:style-name="T48">r l </text:span><text:span text:style-name="T44">β̞ j</text:span><text:span text:style-name="T4">/</text:span></text:p>
      <text:p text:style-name="P4"><text:span text:style-name="T3">N consonant phonemes:</text:span><text:span text:style-name="T4"> 29</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Alveolar, Retroflex, Velar, Glottal</text:span></text:p>
      <text:p text:style-name="P4"><text:span text:style-name="T3">Manners:</text:span><text:span text:style-name="T4"> Stop, Affricate, Fricative, Nasal, Trill, Central approximant, Lateral approximant</text:span></text:p>
      <text:p text:style-name="P4"><text:span text:style-name="T3">N elaborations:</text:span><text:span text:style-name="T4"> 4</text:span></text:p>
      <text:p text:style-name="P4"><text:span text:style-name="T3">Elaborations:</text:span><text:span text:style-name="T4"> Breathy voice, Voiced fricatives/affricates, Post-aspiration, Retroflex</text:span></text:p>
      <text:p text:style-name="P4"><text:span text:style-name="T3">V phoneme inventory:</text:span><text:span text:style-name="T4"> /</text:span><text:span text:style-name="T56">i e </text:span><text:span text:style-name="T44">ə </text:span><text:span text:style-name="T50">a o u</text:span><text:span text:style-name="T45"> </text:span><text:span text:style-name="T44">ĩ ẽ ə̃ ã õ ũ</text:span><text:span text:style-name="T4">/</text:span></text:p>
      <text:p text:style-name="P4"><text:span text:style-name="T3">N vowel qualities:</text:span><text:span text:style-name="T4"> 6</text:span></text:p>
      <text:p text:style-name="P4"><text:span text:style-name="T3">Diphthongs or vowel sequences:</text:span><text:span text:style-name="T4"> Diphthongs /</text:span><text:span text:style-name="T45">iu eu au </text:span><text:span text:style-name="T44">ə</text:span><text:span text:style-name="T45">u ou ei ai ui </text:span><text:span text:style-name="T44">ə</text:span><text:span text:style-name="T45">i oi</text:span><text:span text:style-name="T4">/</text:span></text:p>
      <text:p text:style-name="P4"><text:span text:style-name="T3">Contrastive length:</text:span><text:span text:style-name="T4"> None</text:span></text:p>
      <text:p text:style-name="P4"><text:span text:style-name="T3">Contrastive nasalization:</text:span><text:span text:style-name="T4"> All</text:span></text:p>
      <text:p text:style-name="P4"><text:span text:style-name="T3">Other contrasts:</text:span><text:span text:style-name="T4"> N/A</text:span></text:p>
      <text:p text:style-name="P4"><text:span text:style-name="T3">Notes:</text:span><text:span text:style-name="T4"> Kotapish &amp; Kotapish 1973 also report /</text:span><text:span text:style-name="T44">ɽ</text:span><text:span text:style-name="T4">/. Paudyal gives /</text:span><text:span text:style-name="T44">ʌ</text:span><text:span text:style-name="T4">/ instead of /</text:span><text:span text:style-name="T44">ə</text:span><text:span text:style-name="T4">/. All six vowels are marginally contrastive for nasality (Dhakal 2012: 7).</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C)V(C)</text:span><text:span text:style-name="T3"> </text:span><text:span text:style-name="T4">(Dhakal 2012: 17-20)</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N/A</text:span></text:p>
      <text:p text:style-name="P4"><text:span text:style-name="T3">Onset restrictions: </text:span><text:span text:style-name="T4">C</text:span><text:span text:style-name="T64">1</text:span><text:span text:style-name="T4"> may be any consonant except /</text:span><text:span text:style-name="T14">ŋ</text:span><text:span text:style-name="T4">/. C</text:span><text:span text:style-name="T64">2</text:span><text:span text:style-name="T4"> is always a glide /</text:span><text:span text:style-name="T44">β̞</text:span><text:span text:style-name="T4">/ or /</text:span><text:span text:style-name="T45">j</text:span><text:span text:style-name="T4">/.</text:span></text:p>
      <text:p text:style-name="P4"><text:span text:style-name="T3">Coda restrictions: </text:span><text:span text:style-name="T4">All consonants except for glides and glottal fricative /</text:span><text:span text:style-name="T45">h</text:span><text:span text:style-name="T4">/ are attested.</text:span></text:p>
      <text:p text:style-name="P4"><text:soft-page-break/><text:span text:style-name="T4">Nucleus:</text:span></text:p>
      <text:p text:style-name="P4"><text:span text:style-name="T3">Notes: </text:span><text:span text:style-name="T4">Syllables lacking onsets are attested but very rare (Dhakal 2012: 19).</text:span></text:p>
      <text:p text:style-name="P5"/>
      <text:p text:style-name="P4"><text:span text:style-name="T7">Suprasegmentals</text:span></text:p>
      <text:p text:style-name="P4"><text:span text:style-name="T3">Tone: </text:span><text:span text:style-name="T8">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Not described</text:span></text:p>
      <text:p text:style-name="P6"/>
      <text:p text:style-name="P4"><text:span text:style-name="T7">Vowel reduction processes</text:span></text:p>
      <text:p text:style-name="P4"><text:span text:style-name="T3">dry-R1: </text:span><text:span text:style-name="T4">High back vowel /</text:span><text:span text:style-name="T45">u</text:span><text:span text:style-name="T4">/ may be deleted preceding a sequence of /</text:span><text:span text:style-name="T45">wa</text:span><text:span text:style-name="T4">/ and another consonant (Kotapish &amp; Kotapish 1973: 49).</text:span></text:p>
      <text:p text:style-name="P5"/>
      <text:p text:style-name="P4"><text:span text:style-name="T7">Consonant allophony processes</text:span></text:p>
      <text:p text:style-name="Body"><text:span text:style-name="T3">dry-C1: </text:span><text:span text:style-name="T8">Alveolar affricates and voiceless alveolar fricative are realized as palato-alveolar preceding a front vowel (Kotapish &amp; Kotapish 1978: 26).</text:span></text:p>
      <text:p text:style-name="Body"><text:span text:style-name="T3">dry-C2: </text:span><text:span text:style-name="T8">A voiceless aspirated velar fricative is realized as affricate [</text:span><text:span text:style-name="T47">kx</text:span><text:span text:style-name="T8">] following a vowel and preceding a schwa (Kotapish &amp; Kotapish 1978: 26).</text:span></text:p>
      <text:p text:style-name="Body"><text:span text:style-name="T3">dry-C3: </text:span><text:span text:style-name="T8">An alveolar flap is realized with palato-alveolar fricative release word finally (Kotapish &amp; Kotapish 1978: 24).</text:span></text:p>
      <text:p text:style-name="Body"><text:span text:style-name="T3">dry-C4: </text:span><text:span text:style-name="T8">Bilabial stops are realized as palatalized word-initially preceding /</text:span><text:span text:style-name="T47">e</text:span><text:span text:style-name="T8">/ (Kotapish &amp; Kotapish 1978: 27).</text:span></text:p>
      <text:p text:style-name="Body"><text:span text:style-name="T3">dry-C5: </text:span><text:span text:style-name="T8">A voiced bilabial stop is realized as prenasalized intervocalically (Kotapish &amp; Kotapish 1978: 27).</text:span></text:p>
      <text:p text:style-name="Body"><text:span text:style-name="T3">dry-C6: </text:span><text:span text:style-name="T8">A voiceless bilabial stop is spirantized intervocalically or between a vowel and a consonant (Kotapish &amp; Kotapish 1978: 17).</text:span></text:p>
      <text:p text:style-name="Body"><text:span text:style-name="T3">dry-C7: </text:span><text:span text:style-name="T8">A voiceless alveolar fricative varies with a glottal fricative preceding alveolar sonorants (Kotapish &amp; Kotapish 1978).</text:span></text:p>
      <text:p text:style-name="P5"/>
      <text:p text:style-name="P4"><text:span text:style-name="T7">Morphology</text:span></text:p>
      <text:p text:style-name="P4"><text:span text:style-name="T3">Text: </text:span><text:span text:style-name="T8">“Jackal and Hen” (Dhakal 2012: 180-192)</text:span></text:p>
      <text:p text:style-name="P4"><text:span text:style-name="T3">Synthetic index: </text:span><text:span text:style-name="T8">1.6 morphemes/word (734 morphemes, 472 words)</text:span></text:p>
      <text:p text:style-name="P5"/>
      <text:p text:style-name="P5"/>
      <text:p text:style-name="P8"/>
      <text:p text:style-name="P5"/>
      <text:p text:style-name="P5"/>
      <text:p text:style-name="P4"/>
      <text:p text:style-name="P10"><text:span text:style-name="T3">[dyo] </text:span><text:span text:style-name="T11"><text:tab/></text:span><text:span text:style-name="T35">Jola-Fonyi</text:span><text:span text:style-name="T12"><text:tab/></text:span><text:span text:style-name="T4">Atlantic-Congo, </text:span><text:span text:style-name="T5">North-Central Atlantic</text:span><text:span text:style-name="T4"> (Gambia, Senegal)</text:span></text:p>
      <text:p text:style-name="P5"/>
      <text:p text:style-name="P4"><text:span text:style-name="T3">References consulted: </text:span><text:span text:style-name="T4">Lavergne (1979), Sapir (1965)</text:span></text:p>
      <text:p text:style-name="P5"/>
      <text:p text:style-name="P4"><text:span text:style-name="T7">Sound inventory</text:span></text:p>
      <text:p text:style-name="P4"><text:span text:style-name="T3">C phoneme inventory:</text:span><text:span text:style-name="T4"> /</text:span><text:span text:style-name="T45">p b t d c </text:span><text:span text:style-name="T44">ɟ k ɡ f s h m n ɲ ŋ l ɹ w j</text:span><text:span text:style-name="T4">/</text:span></text:p>
      <text:p text:style-name="P4"><text:span text:style-name="T3">N consonant phonemes:</text:span><text:span text:style-name="T4"> 19</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Alveolar, Palatal, Velar, Glottal</text:span></text:p>
      <text:p text:style-name="P4"><text:span text:style-name="T3">Manners:</text:span><text:span text:style-name="T4"> Stop, Fricative, Nasal, Central approximant, Lateral approximant</text:span></text:p>
      <text:p text:style-name="P4"><text:span text:style-name="T3">N elaborations:</text:span><text:span text:style-name="T4"> 1</text:span></text:p>
      <text:p text:style-name="P4"><text:span text:style-name="T3">Elaborations:</text:span><text:span text:style-name="T4"> Labiodental</text:span></text:p>
      <text:p text:style-name="P4"><text:span text:style-name="T3">V phoneme inventory:</text:span><text:span text:style-name="T14"> </text:span><text:span text:style-name="T4">/</text:span><text:span text:style-name="T44">i ɪ e ɛ ɘ a ɔ </text:span><text:span text:style-name="T45">o </text:span><text:span text:style-name="T44">ʊ u</text:span><text:span text:style-name="T45"> </text:span><text:span text:style-name="T44">iː ɪː eː ɛː ɘː aː ɔː oː ʊː uː</text:span><text:span text:style-name="T4">/</text:span></text:p>
      <text:p text:style-name="P4"><text:span text:style-name="T3">N vowel qualities:</text:span><text:span text:style-name="T4"> 10</text:span></text:p>
      <text:p text:style-name="P4"><text:span text:style-name="T3">Diphthongs or vowel sequences:</text:span><text:span text:style-name="T4"> Diphthongs /</text:span><text:span text:style-name="T44">eʊ iu ɪe ɔ</text:span><text:span text:style-name="T51">a e</text:span><text:span text:style-name="T44">ɪ</text:span><text:span text:style-name="T4">/</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 </text:span><text:span text:style-name="T4">Diphthongs are rare.</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V(C)(C)</text:span><text:span text:style-name="T3"> </text:span><text:span text:style-name="T4">(Sapir 1965: 6-9)</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 Diphthong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Coda)</text:span></text:p>
      <text:p text:style-name="P9"><text:span text:style-name="T3">Morphological pattern of syllabic consonants:</text:span><text:span text:style-name="T8"> Grammatical items</text:span></text:p>
      <text:p text:style-name="P4"><text:span text:style-name="T3">Onset restrictions: </text:span><text:span text:style-name="T4">All consonants occur.</text:span></text:p>
      <text:p text:style-name="P4"><text:span text:style-name="T3">Coda restrictions: </text:span><text:span text:style-name="T4">For simple codas, all consonants except /</text:span><text:span text:style-name="T45">d</text:span><text:span text:style-name="T4">/ may occur. For complex codas, C</text:span><text:span text:style-name="T64">1</text:span><text:span text:style-name="T4"> is a nasal, C</text:span><text:span text:style-name="T64">2</text:span><text:span text:style-name="T4"> a stop.</text:span></text:p>
      <text:p text:style-name="P5"><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 Consonant Allophony in Unstressed Syllables, Consonant Allophony in 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Not described</text:span></text:p>
      <text:p text:style-name="P5"/>
      <text:p text:style-name="P4"><text:span text:style-name="T7">Vowel reduction processes</text:span></text:p>
      <text:p text:style-name="P4"><text:span text:style-name="T3">dyo-R1:</text:span><text:span text:style-name="T4"> High-mid central vowel /</text:span><text:span text:style-name="T44">ɘ</text:span><text:span text:style-name="T4">/ is lowered to the quality of English [</text:span><text:span text:style-name="T44">ə</text:span><text:span text:style-name="T4">] when unstressed (Sapir 1965: 6).</text:span></text:p>
      <text:p text:style-name="P6"/>
      <text:p text:style-name="P4"><text:span text:style-name="T7">Consonant allophony processes</text:span></text:p>
      <text:p text:style-name="Body"><text:span text:style-name="T3">dyo-C1: </text:span><text:span text:style-name="T8">Velar stops are realized as post velar preceding /</text:span><text:span text:style-name="T47">u</text:span><text:span text:style-name="T8">/ (Sapir 1965: 5).</text:span></text:p>
      <text:p text:style-name="Body"><text:span text:style-name="T3">dyo-C2: </text:span><text:span text:style-name="T8">A voiceless velar stop is realized as palatal preceding a front vowel (some speakers) (Sapir 1965).</text:span></text:p>
      <text:p text:style-name="P6"/>
      <text:p text:style-name="P4"><text:span text:style-name="T7">Morphology</text:span></text:p>
      <text:p text:style-name="P4"><text:span text:style-name="T4">(adequate texts unavailable)</text:span></text:p>
      <text:p text:style-name="P5"/>
      <text:p text:style-name="P5"/>
      <text:p text:style-name="P4"/>
      <text:p text:style-name="P10"><text:span text:style-name="T3">[eus] </text:span><text:span text:style-name="T11"><text:tab/></text:span><text:span text:style-name="T35">Basque (Central dialect)</text:span><text:span text:style-name="T12"><text:tab/></text:span><text:span text:style-name="T4">isolate (France, Spain)</text:span></text:p>
      <text:p text:style-name="P5"/>
      <text:p text:style-name="P4"><text:span text:style-name="T3">References consulted: </text:span><text:span text:style-name="T4">Hualde (2003), Saltarelli et al. (1988)</text:span></text:p>
      <text:p text:style-name="P5"/>
      <text:p text:style-name="P4"><text:span text:style-name="T7">Sound inventory</text:span></text:p>
      <text:p text:style-name="P4"><text:span text:style-name="T3">C phoneme inventory:</text:span><text:span text:style-name="T4"> /</text:span><text:span text:style-name="T45">p b t</text:span><text:span text:style-name="T44">̪ d̪ c ɟ k ɡ t̪͡s̪ t͡</text:span><text:span text:style-name="T45">s t</text:span><text:span text:style-name="T44">͡ʃ </text:span><text:span text:style-name="T45">f s</text:span><text:span text:style-name="T44">̪ s ʃ </text:span><text:span text:style-name="T48">x m n</text:span><text:span text:style-name="T44">̪ ɲ l ʎ ɾ r</text:span><text:span text:style-name="T4">/</text:span></text:p>
      <text:p text:style-name="P4"><text:span text:style-name="T3">N consonant phonemes:</text:span><text:span text:style-name="T4"> 23</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Dental, Alveolar, Palato-alveolar, Palatal, Velar</text:span></text:p>
      <text:p text:style-name="P4"><text:span text:style-name="T3">Manners:</text:span><text:span text:style-name="T4"> Stop, Affricate, Fricative, Nasal, Flap/Tap, Trill, Lateral approximant</text:span></text:p>
      <text:p text:style-name="P4"><text:span text:style-name="T3">N elaborations:</text:span><text:span text:style-name="T4"> 2</text:span></text:p>
      <text:p text:style-name="P4"><text:span text:style-name="T3">Elaborations:</text:span><text:span text:style-name="T4"> Labiodental, Palato-alveolar</text:span></text:p>
      <text:p text:style-name="P4"><text:span text:style-name="T3">V phoneme inventory:</text:span><text:span text:style-name="T4"> </text:span><text:span text:style-name="T14">/</text:span><text:span text:style-name="T56">i e a o u</text:span><text:span text:style-name="T1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c ɟ</text:span><text:span text:style-name="T4">/ are recently phonemic; Saltarelli et al. give these as /</text:span><text:span text:style-name="T44">tʲ dʲ</text:span><text:span text:style-name="T4">/. /</text:span><text:span text:style-name="T45">x</text:span><text:span text:style-name="T4">/ may be very retracted. Zuberoan dialect also has /</text:span><text:span text:style-name="T45">y</text:span><text:span text:style-name="T4">/ and phonemic nasalized vowels.</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V(C)(C)</text:span><text:span text:style-name="T3"> </text:span><text:span text:style-name="T4">(Saltarelli et al. 1988: 277-81; Hualde 2003: 33-7)</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 Coda)</text:span></text:p>
      <text:p text:style-name="P9"><text:span text:style-name="T3">Morphological pattern of syllabic consonants:</text:span><text:span text:style-name="T8"> N/A</text:span></text:p>
      <text:p text:style-name="P4"><text:span text:style-name="T3">Onset restrictions:</text:span><text:span text:style-name="T4"> All consonants except for /</text:span><text:span text:style-name="T44">ɾ</text:span><text:span text:style-name="T45"> r</text:span><text:span text:style-name="T4">/ occur as simple onsets. Biconsonantal onset clusters in language are non-native.</text:span></text:p>
      <text:p text:style-name="P4"><text:span text:style-name="T3">Coda restrictions: </text:span><text:span text:style-name="T4">All consonants except /</text:span><text:span text:style-name="T45">b d </text:span><text:span text:style-name="T44">ɡ </text:span><text:span text:style-name="T45">p f m x</text:span><text:span text:style-name="T4">/ occur as simple codas. Complex codas have /</text:span><text:span text:style-name="T45">x </text:span><text:span text:style-name="T44">s ʃ</text:span><text:span text:style-name="T4">/, a liquid, or a nasal as C</text:span><text:span text:style-name="T64">1</text:span><text:span text:style-name="T4"> and a plosive, affricate, or fricative as C</text:span><text:span text:style-name="T64">2</text:span><text:span text:style-name="T4">. Stops or affricates are not allowed in word-internal codas.</text:span></text:p>
      <text:p text:style-name="P4"><text:soft-page-break/><text:span text:style-name="T3">Notes: </text:span><text:span text:style-name="T4">Saltarelli et al. state that complex codas occur utterance-finally only; however, Hualde (2003) gives examples of nasal+fricative and liquid+fricative codas occurring word-internally, and a wide range of coda clusters occurring word-finally.</text:span></text:p>
      <text:p text:style-name="P5"/>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nee</text:span></text:p>
      <text:p text:style-name="P4"><text:span text:style-name="T3">Phonetic correlates of stress: </text:span><text:span text:style-name="T4">Pitch (instrumental)</text:span></text:p>
      <text:p text:style-name="P4"><text:span text:style-name="T3">Notes: </text:span><text:span text:style-name="T8">The Bizcaian dialects have pitch accent system. Saltarelli et al. describe five different accentual systems for dialects of Basque (1988: 282-3).</text:span></text:p>
      <text:p text:style-name="P8"/>
      <text:p text:style-name="P4"><text:span text:style-name="T7">Vowel reduction processes</text:span></text:p>
      <text:p text:style-name="P4"><text:span text:style-name="T3">Notes: </text:span><text:span text:style-name="T4">There are processes of unstressed vowel reduction and even deletion of post-tonic vowels in the High Navarrese dialects (Hualde &amp; Urbina 2003: 56-7).</text:span></text:p>
      <text:p text:style-name="P5"/>
      <text:p text:style-name="P4"><text:span text:style-name="T7">Consonant allophony processes</text:span></text:p>
      <text:p text:style-name="Body"><text:span text:style-name="T3">eus-C1: </text:span><text:span text:style-name="T8">A palatal lateral approximant is realized as a palatal fricative by some speakers (Hualde 2003: 29).</text:span></text:p>
      <text:p text:style-name="Body"><text:span text:style-name="T3">eus-C2: </text:span><text:span text:style-name="T8">Fricatives are realized as voiced preceding a voiced consonant (Hualde 2003: 24).</text:span></text:p>
      <text:p text:style-name="Body"><text:span text:style-name="T3">eus-C3: </text:span><text:span text:style-name="T8">A voiced stop may be realized as a fricative or approximant intervocalically (Hualde 2003: 19).</text:span></text:p>
      <text:p text:style-name="P5"/>
      <text:p text:style-name="P4"><text:span text:style-name="T7">Morphology</text:span></text:p>
      <text:p text:style-name="P4"><text:span text:style-name="T3">Text:</text:span><text:span text:style-name="T8"> “Text 4” (Hualde &amp; Urbina 2003: 906-912)</text:span></text:p>
      <text:p text:style-name="P4"><text:span text:style-name="T3">Synthetic index: </text:span><text:span text:style-name="T8">1.6 morphemes/word (462 morphemes, 284 words)</text:span></text:p>
      <text:p text:style-name="P5"/>
      <text:p text:style-name="P5"/>
      <text:p text:style-name="P5"/>
      <text:p text:style-name="P5"/>
      <text:p text:style-name="P4"/>
      <text:p text:style-name="P10"><text:span text:style-name="T3">[ewe] </text:span><text:span text:style-name="T11"><text:tab/></text:span><text:span text:style-name="T35">Ewe</text:span><text:span text:style-name="T12"><text:tab/></text:span><text:span text:style-name="T4">Atlantic-Congo, </text:span><text:span text:style-name="T5">Volta-Congo</text:span><text:span text:style-name="T4"> (Ghana, Togo)</text:span></text:p>
      <text:p text:style-name="P5"/>
      <text:p text:style-name="P4"><text:span text:style-name="T3">References consulted: </text:span><text:span text:style-name="T4">Ameka (1991), Duthie (1996), Jalloh (2005), Stahlke (1971)</text:span></text:p>
      <text:p text:style-name="P5"/>
      <text:p text:style-name="P4"><text:span text:style-name="T7">Sound inventory</text:span></text:p>
      <text:p text:style-name="P4"><text:span text:style-name="T3">C phoneme inventory:</text:span><text:span text:style-name="T4"> /</text:span><text:span text:style-name="T42">p t</text:span><text:span text:style-name="T44">̪ d̪ k ɡ k͡</text:span><text:span text:style-name="T42">p </text:span><text:span text:style-name="T44">ɡ͡b t͡</text:span><text:span text:style-name="T48">s d</text:span><text:span text:style-name="T44">͡z ɸ β f v s z x ɦ m n ɲ ŋ </text:span><text:span text:style-name="T45">r l w</text:span><text:span text:style-name="T4">/</text:span></text:p>
      <text:p text:style-name="P4"><text:span text:style-name="T3">N consonant phonemes:</text:span><text:span text:style-name="T4"> 24</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Labial-velar, Bilabial, Labiodental, Dental, Alveolar, Palatal, Velar, Glottal</text:span></text:p>
      <text:p text:style-name="P4"><text:span text:style-name="T3">Manners:</text:span><text:span text:style-name="T4"> Stop, Affricate, Fricative, Nasal, Trill, Central approximant, Lateral approximant</text:span></text:p>
      <text:p text:style-name="P4"><text:span text:style-name="T3">N elaborations:</text:span><text:span text:style-name="T4"> 1</text:span></text:p>
      <text:p text:style-name="P4"><text:span text:style-name="T3">Elaborations:</text:span><text:span text:style-name="T4"> Labiodental</text:span></text:p>
      <text:p text:style-name="P4"><text:span text:style-name="T3">V phoneme inventory:</text:span><text:span text:style-name="T4"> /</text:span><text:span text:style-name="T56">i e </text:span><text:span text:style-name="T44">ɛ ə a ɔ </text:span><text:span text:style-name="T56">o u</text:span><text:span text:style-name="T45"> </text:span><text:span text:style-name="T44">ĩ ẽ ɛ̃ ə̃ ã ɔ̃ õ ũ</text:span><text:span text:style-name="T4">/</text:span></text:p>
      <text:p text:style-name="P4"><text:span text:style-name="T3">N vowel qualities:</text:span><text:span text:style-name="T4"> 8</text:span></text:p>
      <text:p text:style-name="P4"><text:span text:style-name="T3">Diphthongs or vowel sequences:</text:span><text:span text:style-name="T4"> Vowel sequences /uu aa ao oo/</text:span></text:p>
      <text:p text:style-name="P4"><text:span text:style-name="T3">Contrastive length:</text:span><text:span text:style-name="T4"> None</text:span></text:p>
      <text:p text:style-name="P4"><text:span text:style-name="T3">Contrastive nasalization:</text:span><text:span text:style-name="T4"> All</text:span></text:p>
      <text:p text:style-name="P4"><text:span text:style-name="T3">Other contrasts:</text:span><text:span text:style-name="T4"> N/A</text:span></text:p>
      <text:p text:style-name="P4"><text:span text:style-name="T3">Notes:</text:span><text:span text:style-name="T4"> Here I’ve selected the most common/generally distributed allophone as the phoneme name, but the following pairs are in complementary distribution (phoneme label listed first): [</text:span><text:span text:style-name="T44">ŋ</text:span><text:span text:style-name="T4">]~[</text:span><text:span text:style-name="T44">ɣ</text:span><text:span text:style-name="T4">], </text:span><text:span text:style-name="T14">[</text:span><text:span text:style-name="T45">m</text:span><text:span text:style-name="T14">]~[</text:span><text:span text:style-name="T45">b</text:span><text:span text:style-name="T14">]</text:span><text:span text:style-name="T4">, </text:span><text:span text:style-name="T14">[</text:span><text:span text:style-name="T45">n</text:span><text:span text:style-name="T14">]~[</text:span><text:span text:style-name="T45">d</text:span><text:span text:style-name="T14">]</text:span><text:span text:style-name="T4">, </text:span><text:span text:style-name="T14">[</text:span><text:span text:style-name="T44">ɲ</text:span><text:span text:style-name="T14">]~[</text:span><text:span text:style-name="T45">j</text:span><text:span text:style-name="T14">]</text:span><text:span text:style-name="T4">, </text:span><text:span text:style-name="T14">[</text:span><text:span text:style-name="T45">l</text:span><text:span text:style-name="T14">]~[</text:span><text:span text:style-name="T44">l̃</text:span><text:span text:style-name="T14">]</text:span><text:span text:style-name="T4">, </text:span><text:span text:style-name="T14">[</text:span><text:span text:style-name="T44">t͡s</text:span><text:span text:style-name="T14">]~[</text:span><text:span text:style-name="T44">t͡ʃ</text:span><text:span text:style-name="T14">]</text:span><text:span text:style-name="T4">, </text:span><text:span text:style-name="T14">[</text:span><text:span text:style-name="T44">d͡z</text:span><text:span text:style-name="T14">]~[</text:span><text:span text:style-name="T44">d͡ʒ</text:span><text:span text:style-name="T14">]</text:span><text:span text:style-name="T4">, and </text:span><text:span text:style-name="T14">[</text:span><text:span text:style-name="T45">w</text:span><text:span text:style-name="T14">]~[</text:span><text:span text:style-name="T44">ɣ</text:span><text:span text:style-name="T14">]</text:span><text:span text:style-name="T4">. Duthie (1996: 10-18) gives description of allophonic variation. /</text:span><text:span text:style-name="T45">r</text:span><text:span text:style-name="T4">/ occurs only as C</text:span><text:span text:style-name="T64">2</text:span><text:span text:style-name="T4"> in an onset cluster. /</text:span><text:span text:style-name="T45">e</text:span><text:span text:style-name="T4">/ now merging with /</text:span><text:span text:style-name="T44">ɛ</text:span><text:span text:style-name="T4">/ (Duthie 1996: 19).</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C)V(C)</text:span><text:span text:style-name="T3"> </text:span><text:span text:style-name="T4">(Ameka 1991: 38-9)</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Vowel sequence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honemic</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Both</text:span></text:p>
      <text:p text:style-name="P4"><text:span text:style-name="T3">Onset restrictions: </text:span><text:span text:style-name="T4">C</text:span><text:span text:style-name="T64">1</text:span><text:span text:style-name="T4"> may be any consonant except /</text:span><text:span text:style-name="T45">r</text:span><text:span text:style-name="T4">/. C</text:span><text:span text:style-name="T64">2</text:span><text:span text:style-name="T4"> may be /</text:span><text:span text:style-name="T45">l r w</text:span><text:span text:style-name="T4">/ or [</text:span><text:span text:style-name="T45">j</text:span><text:span text:style-name="T4">], allophone of palatal nasal.</text:span></text:p>
      <text:p text:style-name="P4"><text:span text:style-name="T3">Coda restrictions:</text:span><text:span text:style-name="T13"> </text:span><text:span text:style-name="T4">Nasals only.</text:span></text:p>
      <text:p text:style-name="P4"><text:soft-page-break/><text:span text:style-name="T3">Notes: </text:span><text:span text:style-name="T4">Sequences such as /</text:span><text:span text:style-name="T44">ŋ</text:span><text:span text:style-name="T45">k</text:span><text:span text:style-name="T4">/ in </text:span><text:span text:style-name="T53">ŋ</text:span><text:span text:style-name="T46">keke</text:span><text:span text:style-name="T4"> ‘day’ analyzed a belonging to different syllables, with [</text:span><text:span text:style-name="T44">ŋ</text:span><text:span text:style-name="T4">] being syllabic (1991: 39).</text:span></text:p>
      <text:p text:style-name="P5"/>
      <text:p text:style-name="P4"><text:span text:style-name="T7">Suprasegmentals</text:span></text:p>
      <text:p text:style-name="P4"><text:span text:style-name="T3">Tone:</text:span><text:span text:style-name="T8"> Yes</text:span></text:p>
      <text:p text:style-name="P4"><text:span text:style-name="T3">Word stress:</text:span><text:span text:style-name="T8"> Not reported</text:span></text:p>
      <text:p text:style-name="P5"/>
      <text:p text:style-name="P4"><text:span text:style-name="T7">Vowel reduction processes</text:span></text:p>
      <text:p text:style-name="P4"><text:span text:style-name="T4">(none reported)</text:span></text:p>
      <text:p text:style-name="P5"/>
      <text:p text:style-name="P4"><text:span text:style-name="T7">Consonant allophony processes</text:span></text:p>
      <text:p text:style-name="Body"><text:span text:style-name="T3">ewe-C1: </text:span><text:span text:style-name="T8">Alveolar affricates and fricatives are realized as palato-alveolar preceding /</text:span><text:span text:style-name="T47">i</text:span><text:span text:style-name="T8">/ (Jalloh 2005: 9).</text:span></text:p>
      <text:p text:style-name="P6"/>
      <text:p text:style-name="P4"><text:span text:style-name="T7">Morphology</text:span></text:p>
      <text:p text:style-name="P4"><text:span text:style-name="T4">(adequate texts unavailable)</text:span></text:p>
      <text:p text:style-name="P5"/>
      <text:p text:style-name="P5"/>
      <text:p text:style-name="P5"/>
      <text:p text:style-name="P5"/>
      <text:p text:style-name="P4"/>
      <text:p text:style-name="P10"><text:span text:style-name="T3">[fvr] </text:span><text:span text:style-name="T11"><text:tab/></text:span><text:span text:style-name="T35">Fur</text:span><text:span text:style-name="T12"><text:tab/></text:span><text:span text:style-name="T4">Furan (Sudan)</text:span></text:p>
      <text:p text:style-name="P5"/>
      <text:p text:style-name="P4"><text:span text:style-name="T3">References consulted: </text:span><text:span text:style-name="T4">Jakobi (1990), Kutsch Lojenga &amp; Waag (2004), Noel (2008)</text:span></text:p>
      <text:p text:style-name="P5"/>
      <text:p text:style-name="P4"><text:span text:style-name="T7">Sound inventory</text:span></text:p>
      <text:p text:style-name="P4"><text:span text:style-name="T3">C phoneme inventory:</text:span><text:span text:style-name="T4"> /</text:span><text:span text:style-name="T44">b t̪ d̪ ɟ k ɡ f s m n ɲ ŋ l ɾ w j</text:span><text:span text:style-name="T4">/</text:span></text:p>
      <text:p text:style-name="P4"><text:span text:style-name="T3">N consonant phonemes:</text:span><text:span text:style-name="T4"> 16</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Dental, Alveolar, Palatal, Velar</text:span></text:p>
      <text:p text:style-name="P4"><text:span text:style-name="T3">Manners:</text:span><text:span text:style-name="T4"> Stop, Fricative, Nasal, Flap/Tap, Central approximant, Lateral approximant</text:span></text:p>
      <text:p text:style-name="P4"><text:span text:style-name="T3">N elaborations:</text:span><text:span text:style-name="T4"> 1</text:span></text:p>
      <text:p text:style-name="P4"><text:span text:style-name="T3">Elaborations:</text:span><text:span text:style-name="T4"> Labiodental</text:span></text:p>
      <text:p text:style-name="P4"><text:span text:style-name="T3">V phoneme inventory:</text:span><text:span text:style-name="T4"> /</text:span><text:span text:style-name="T44">i ɪ ɛ ə a ɔ ʊ u</text:span><text:span text:style-name="T4">/</text:span></text:p>
      <text:p text:style-name="P4"><text:span text:style-name="T3">N vowel qualities:</text:span><text:span text:style-name="T4"> 8</text:span></text:p>
      <text:p text:style-name="P4"><text:span text:style-name="T3">Diphthongs or vowel sequences:</text:span><text:span text:style-name="T4"> Vowel sequences /</text:span><text:span text:style-name="T45">ii </text:span><text:span text:style-name="T44">ɪɪ ɛɛ</text:span><text:span text:style-name="T45"> aa </text:span><text:span text:style-name="T44">ɔɔ</text:span><text:span text:style-name="T45"> </text:span><text:span text:style-name="T44">ʊʊ </text:span><text:span text:style-name="T45">uu </text:span><text:span text:style-name="T44">ɪa iɔ iɛ aɪ </text:span><text:span text:style-name="T56">ai </text:span><text:span text:style-name="T44">ʊ</text:span><text:span text:style-name="T56">a u</text:span><text:span text:style-name="T44">ɔ uɛ</text:span><text:span text:style-name="T4">/</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5">h</text:span><text:span text:style-name="T4">/ occurs in only two lexical items and is variable in one of them, so I have omitted it here. /</text:span><text:span text:style-name="T45">f</text:span><text:span text:style-name="T4">/ is classified by Jakobi as voiceless bilabial stop by phonological criteria, but its actual realization is [</text:span><text:span text:style-name="T45">f</text:span><text:span text:style-name="T4">] in most contexts. [</text:span><text:span text:style-name="T45">j</text:span><text:span text:style-name="T4">] alternates with [</text:span><text:span text:style-name="T45">z</text:span><text:span text:style-name="T4">]. Noel give /</text:span><text:span text:style-name="T44">d͡ʒ</text:span><text:span text:style-name="T4">/ instead of /</text:span><text:span text:style-name="T44">ɟ</text:span><text:span text:style-name="T4">/. Vowel system is from Kutsch Lojenga and Waag (2004); Jakobi and Noel each give 5 vowels, /</text:span><text:span text:style-name="T44">a ɛ i ɔ u</text:span><text:span text:style-name="T4">/. Long vowels are analyzed as sequences by Jakobi.</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V(C) (Jakobi 1990: 53-8)</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 </text:span><text:span text:style-name="T8">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13"> </text:span><text:span text:style-name="T4">All consonants occur. Onset [</text:span><text:span text:style-name="T44">j</text:span><text:span text:style-name="T4">] occurs only as allophone of /</text:span><text:span text:style-name="T44">i</text:span><text:span text:style-name="T4">/ (as analyzed by author).</text:span></text:p>
      <text:p text:style-name="P4"><text:span text:style-name="T3">Coda restrictions: </text:span><text:span text:style-name="T4">All consonants except voiced obstruents /</text:span><text:span text:style-name="T45">b d </text:span><text:span text:style-name="T44">ɟ ɡ</text:span><text:span text:style-name="T4">/ and [</text:span><text:span text:style-name="T45">z</text:span><text:span text:style-name="T4">] (allophone of /</text:span><text:span text:style-name="T45">j</text:span><text:span text:style-name="T4">/) may occur.</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Not reported</text:span></text:p>
      <text:p text:style-name="P5"/>
      <text:p text:style-name="P4"><text:span text:style-name="T7">Vowel reduction processes</text:span></text:p>
      <text:p text:style-name="P4"><text:span text:style-name="T3">fvr-R1:</text:span><text:span text:style-name="T4"> In 3-syllable words with the structure (C</text:span><text:span text:style-name="T64">1</text:span><text:span text:style-name="T4">)V</text:span><text:span text:style-name="T64">1</text:span><text:span text:style-name="T4">C</text:span><text:span text:style-name="T64">2</text:span><text:span text:style-name="T4">V</text:span><text:span text:style-name="T64">2</text:span><text:span text:style-name="T4">C</text:span><text:span text:style-name="T64">3</text:span><text:span text:style-name="T4">V</text:span><text:span text:style-name="T64">3</text:span><text:span text:style-name="T4">, where C</text:span><text:span text:style-name="T64">2</text:span><text:span text:style-name="T4"> is /</text:span><text:span text:style-name="T45">l</text:span><text:span text:style-name="T4">/ or /</text:span><text:span text:style-name="T45">r</text:span><text:span text:style-name="T4">/, C</text:span><text:span text:style-name="T64">3</text:span><text:span text:style-name="T4"> is /</text:span><text:span text:style-name="T45">l</text:span><text:span text:style-name="T4">/, /</text:span><text:span text:style-name="T45">r</text:span><text:span text:style-name="T4">/, or nasal /</text:span><text:span text:style-name="T45">m n </text:span><text:span text:style-name="T44">ɲ ŋ</text:span><text:span text:style-name="T4">/, and V</text:span><text:span text:style-name="T64">1</text:span><text:span text:style-name="T4"> and V</text:span><text:span text:style-name="T64">2</text:span><text:span text:style-name="T4"> are identical, V</text:span><text:span text:style-name="T64">2</text:span><text:span text:style-name="T4"> may optionally be deleted (Jakobi 1990: 60-61).</text:span></text:p>
      <text:p text:style-name="P5"/>
      <text:p text:style-name="P4"><text:span text:style-name="T7">Consonant allophony processes</text:span></text:p>
      <text:p text:style-name="Body"><text:span text:style-name="T3">fvr-C1: </text:span><text:span text:style-name="T8">A palatal glide is realized as [</text:span><text:span text:style-name="T47">z</text:span><text:span text:style-name="T8">] word-initially (Jakobi 1990: 19).</text:span></text:p>
      <text:p text:style-name="P6"/>
      <text:p text:style-name="P4"><text:span text:style-name="T7">Morphology</text:span></text:p>
      <text:p text:style-name="P4"><text:span text:style-name="T3">Text: </text:span><text:span text:style-name="T8">“A Fur text” (Jakobi 1990: 125-127)</text:span></text:p>
      <text:p text:style-name="P4"><text:span text:style-name="T3">Synthetic index: </text:span><text:span text:style-name="T8">1.2 morphemes/word (234 morphemes, 202 words)</text:span></text:p>
      <text:p text:style-name="P5"/>
      <text:p text:style-name="P5"/>
      <text:p text:style-name="P4"/>
      <text:p text:style-name="P10"><text:span text:style-name="T3">[grj] </text:span><text:span text:style-name="T11"><text:tab/></text:span><text:span text:style-name="T35">Southern Grebo</text:span><text:span text:style-name="T12"><text:tab/></text:span><text:span text:style-name="T4">Atlantic-Congo, </text:span><text:span text:style-name="T5">Volta-Congo </text:span><text:span text:style-name="T4">(Liberia)</text:span></text:p>
      <text:p text:style-name="P5"/>
      <text:p text:style-name="P4"><text:span text:style-name="T3">References consulted: </text:span><text:span text:style-name="T4">Innes (1966, 1981), Newman (1986)</text:span></text:p>
      <text:p text:style-name="P5"/>
      <text:p text:style-name="P4"><text:span text:style-name="T7">Sound inventory</text:span></text:p>
      <text:p text:style-name="P4"><text:span text:style-name="T3">C phoneme inventory:</text:span><text:span text:style-name="T4"> /</text:span><text:span text:style-name="T45">p b t d c </text:span><text:span text:style-name="T44">ɟ k ɡ k͡</text:span><text:span text:style-name="T42">p </text:span><text:span text:style-name="T44">ɡ͡b f s h m̥ m n̥ n ɲ ŋ ŋ͡m l̥ </text:span><text:span text:style-name="T45">l w</text:span><text:span text:style-name="T44">̥ w j</text:span><text:span text:style-name="T4">/</text:span></text:p>
      <text:p text:style-name="P4"><text:span text:style-name="T3">N consonant phonemes:</text:span><text:span text:style-name="T4"> 25</text:span></text:p>
      <text:p text:style-name="P4"><text:span text:style-name="T3">Geminates:</text:span><text:span text:style-name="T4"> N/A</text:span></text:p>
      <text:p text:style-name="P4"><text:span text:style-name="T3">Voicing contrasts:</text:span><text:span text:style-name="T4"> Obstruent, Sonorants</text:span></text:p>
      <text:p text:style-name="P4"><text:span text:style-name="T3">Places:</text:span><text:span text:style-name="T4"> Labial-velar, Bilabial, Dental/Alveolar, Palatal, Velar, Glottal</text:span></text:p>
      <text:p text:style-name="P4"><text:span text:style-name="T3">Manners:</text:span><text:span text:style-name="T4"> Stop, Fricative, Nasal, Lateral approximant, Central approximant</text:span></text:p>
      <text:p text:style-name="P4"><text:span text:style-name="T3">N elaborations: </text:span><text:span text:style-name="T4">2</text:span></text:p>
      <text:p text:style-name="P4"><text:span text:style-name="T3">Elaborations:</text:span><text:span text:style-name="T4"> Devoiced sonorants, Labiodental</text:span></text:p>
      <text:p text:style-name="P4"><text:span text:style-name="T3">V phoneme inventory:</text:span><text:span text:style-name="T4"> /</text:span><text:span text:style-name="T44">i ɪ e ɛ a ɔ </text:span><text:span text:style-name="T45">o </text:span><text:span text:style-name="T44">ʊ u</text:span><text:span text:style-name="T45"> </text:span><text:span text:style-name="T44">ĩ ẽ ɛ̃ ã ɔ̃ õ ũ</text:span><text:span text:style-name="T4">/</text:span></text:p>
      <text:p text:style-name="P4"><text:span text:style-name="T3">N vowel qualities: </text:span><text:span text:style-name="T4">9</text:span></text:p>
      <text:p text:style-name="P4"><text:span text:style-name="T3">Diphthongs or vowel sequences: </text:span><text:span text:style-name="T4">None</text:span></text:p>
      <text:p text:style-name="P4"><text:span text:style-name="T3">Contrastive length: </text:span><text:span text:style-name="T4">None</text:span></text:p>
      <text:p text:style-name="P4"><text:span text:style-name="T3">Contrastive nasalization: </text:span><text:span text:style-name="T4">Some</text:span></text:p>
      <text:p text:style-name="P4"><text:span text:style-name="T3">Other contrasts: </text:span><text:span text:style-name="T4">N/A</text:span></text:p>
      <text:p text:style-name="P4"><text:span text:style-name="T3">Notes:</text:span><text:span text:style-name="T4"> Voiced nasal stops may be better analyzed as allophones of voiced stops (Newman 1986: 176).</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text:span><text:span text:style-name="T3"> </text:span><text:span text:style-name="T4">(Innes 1981: 130, 1966: 15-16)</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4"><text:span text:style-name="T3">Notes: </text:span><text:span text:style-name="T4">CCV shapes occur in loans; C</text:span><text:span text:style-name="T64">2</text:span><text:span text:style-name="T4"> is always [</text:span><text:span text:style-name="T45">l</text:span><text:span text:style-name="T4">] or [</text:span><text:span text:style-name="T45">w</text:span><text:span text:style-name="T4">] (Innes 1981: 130, 1966: 15-16). Innes reports that some words of the form CVCV contract to CCV in rapid speech; this is when the medial consonant is /</text:span><text:span text:style-name="T45">d</text:span><text:span text:style-name="T4">/ or /</text:span><text:span text:style-name="T45">n</text:span><text:span text:style-name="T4">/, and it results in C+[</text:span><text:span text:style-name="T45">l</text:span><text:span text:style-name="T4">] clusters (e.g., </text:span><text:span text:style-name="T46">pone</text:span><text:span text:style-name="T4"> &gt; </text:span><text:span text:style-name="T46">pl</text:span><text:span text:style-name="T53">ē</text:span><text:span text:style-name="T4"> ‘rat’, 1981: 130). Newman reports that there are many such words for which </text:span><text:span text:style-name="T3">only</text:span><text:span text:style-name="T4"> C</text:span><text:span text:style-name="T45">l</text:span><text:span text:style-name="T4">V forms occur and there are no corresponding CVCV forms, but he gives examples which Innes lists alternating forms for. Because Innes provides evidence, I adopt his analysis. Newman also reports that C</text:span><text:span text:style-name="T64">2</text:span><text:span text:style-name="T4"> in such clusters is generally pronounced as an ‘r-like tap’ rather than a lateral (1986: 177).</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Disagreement (Innes reports stress; Newman 1986 reports he could not verify this)</text:span></text:p>
      <text:p text:style-name="P5"/>
      <text:p text:style-name="P4"><text:span text:style-name="T7">Vowel reduction processes</text:span></text:p>
      <text:p text:style-name="P4"><text:span text:style-name="T3">grj-R1:</text:span><text:span text:style-name="T4"> In words of the form CVCV in rapid speech, V</text:span><text:span text:style-name="T64">1</text:span><text:span text:style-name="T4"> is deleted if C</text:span><text:span text:style-name="T64">1</text:span><text:span text:style-name="T4"> is a non-alveolar stop or /</text:span><text:span text:style-name="T45">f, m, </text:span><text:span text:style-name="T44">m̥</text:span><text:span text:style-name="T45">, </text:span><text:span text:style-name="T44">ŋ</text:span><text:span text:style-name="T4">/ and C</text:span><text:span text:style-name="T64">2</text:span><text:span text:style-name="T4"> is /</text:span><text:span text:style-name="T45">d</text:span><text:span text:style-name="T4">/ or /</text:span><text:span text:style-name="T45">n</text:span><text:span text:style-name="T4">/; C</text:span><text:span text:style-name="T64">2</text:span><text:span text:style-name="T4"> is realized phonetically as [</text:span><text:span text:style-name="T45">l</text:span><text:span text:style-name="T4">] when this process occurs (Innes 1981: 130, 1966: 15-16).</text:span></text:p>
      <text:p text:style-name="P6"/>
      <text:p text:style-name="P4"><text:span text:style-name="T7">Consonant allophony processes</text:span></text:p>
      <text:p text:style-name="P4"><text:span text:style-name="T4">(none reported)</text:span></text:p>
      <text:p text:style-name="P5"/>
      <text:p text:style-name="P4"><text:span text:style-name="T7">Morphology</text:span></text:p>
      <text:p text:style-name="P4"><text:span text:style-name="T4">(adequate texts unavailable)</text:span></text:p>
      <text:p text:style-name="P5"/>
      <text:p text:style-name="P7"/>
      <text:p text:style-name="P7"/>
      <text:p text:style-name="P4"/>
      <text:p text:style-name="P10"><text:span text:style-name="T3">[hts] </text:span><text:span text:style-name="T11"><text:tab/></text:span><text:span text:style-name="T35">Hadza</text:span><text:span text:style-name="T12"><text:tab/></text:span><text:span text:style-name="T4">isolate (Tanzania)</text:span></text:p>
      <text:p text:style-name="P5"/>
      <text:p text:style-name="P4"><text:span text:style-name="T3">References consulted: </text:span><text:span text:style-name="T4">Kirk Miller (p.c.), Sands (2013), Sands et al. (2012), </text:span><text:span text:style-name="T14">Bonny Sands (p.c.)</text:span></text:p>
      <text:p text:style-name="P5"/>
      <text:p text:style-name="P4"><text:span text:style-name="T7">Sound inventory</text:span></text:p>
      <text:p text:style-name="P4"><text:span text:style-name="T3">C phoneme inventory:</text:span><text:span text:style-name="T4"> /</text:span><text:span text:style-name="T44">pʰ </text:span><text:span text:style-name="T45">p b t</text:span><text:span text:style-name="T44">ʰ t </text:span><text:span text:style-name="T45">d </text:span><text:span text:style-name="T44">kʰ k ɡ kʰʷ kʷ</text:span><text:span text:style-name="T45"> </text:span><text:span text:style-name="T44">ɡʷ ʔ p’ k’ k’ʷ</text:span><text:span text:style-name="T45"> </text:span><text:span text:style-name="T44">kǀ kǃ kǁ m n ɲ ŋ ŋʷ ŋ̥ǀ’ ŋǀ</text:span><text:span text:style-name="T45"> </text:span><text:span text:style-name="T44">ŋ̥ǃ’ ŋǃ ŋ̥ǁ’ ŋǁ </text:span><text:span text:style-name="T67">m</text:span><text:span text:style-name="T44">pʰ </text:span><text:span text:style-name="T67">m</text:span><text:span text:style-name="T44">b </text:span><text:span text:style-name="T67">n</text:span><text:span text:style-name="T44">tʰ </text:span><text:span text:style-name="T67">n</text:span><text:span text:style-name="T44">d </text:span><text:span text:style-name="T67">ŋ</text:span><text:span text:style-name="T44">kʰ </text:span><text:span text:style-name="T67">ŋ</text:span><text:span text:style-name="T44">ɡ </text:span><text:span text:style-name="T67">n</text:span><text:span text:style-name="T44">t͡s </text:span><text:span text:style-name="T67">n</text:span><text:span text:style-name="T44">d͡z </text:span><text:span text:style-name="T67">ɲ</text:span><text:span text:style-name="T44">d͡ʒ t͡</text:span><text:span text:style-name="T48">s d</text:span><text:span text:style-name="T44">͡z</text:span><text:span text:style-name="T45"> </text:span><text:span text:style-name="T44">t͡ʃ t͡ʎ̥ d͡ʒ t͡s’ t͡ʃ’ t͡ʎ̥’ f s ɬ ʃ l j w ɦ</text:span><text:span text:style-name="T4">/</text:span></text:p>
      <text:p text:style-name="P4"><text:span text:style-name="T3">N consonant phonemes:</text:span><text:span text:style-name="T4"> 55</text:span></text:p>
      <text:p text:style-name="P4"><text:span text:style-name="T3">Geminates:</text:span><text:span text:style-name="T4"> N/A</text:span></text:p>
      <text:p text:style-name="P4"><text:span text:style-name="T3">Voicing contrasts:</text:span><text:span text:style-name="T4"> Obstruents, Sonorants</text:span></text:p>
      <text:p text:style-name="P4"><text:span text:style-name="T3">Places:</text:span><text:span text:style-name="T4"> Bilabial, Labiodental, Dental, Alveolar, Palato-alveolar, Velar, Glottal</text:span></text:p>
      <text:p text:style-name="P4"><text:span text:style-name="T3">Manners:</text:span><text:span text:style-name="T4"> Stop, Affricate, Fricative, Nasal, Central approximant, Lateral affricate, Lateral fricative, Lateral approximant</text:span></text:p>
      <text:p text:style-name="P4"><text:span text:style-name="T3">N elaborations:</text:span><text:span text:style-name="T4"> 10</text:span></text:p>
      <text:p text:style-name="P4"><text:span text:style-name="T3">Elaborations:</text:span><text:span text:style-name="T4"> Voiced fricatives/affricates, Devoiced sonorants, Prenasalization, Post-aspiration, Lateral release, Ejective, Click, Labiodental, Palato-alveolar, Labialization</text:span></text:p>
      <text:p text:style-name="P4"><text:span text:style-name="T3">V phoneme inventory:</text:span><text:span text:style-name="T4"> /</text:span><text:span text:style-name="T56">i e a o u</text:span><text:span text:style-name="T45"> </text:span><text:span text:style-name="T44">ĩ ũ</text:span><text:span text:style-name="T4">/</text:span></text:p>
      <text:p text:style-name="P4"><text:span text:style-name="T3">N vowel qualities: </text:span><text:span text:style-name="T4">5</text:span></text:p>
      <text:p text:style-name="P4"><text:span text:style-name="T3">Diphthongs or vowel sequences: </text:span><text:span text:style-name="T4">None</text:span></text:p>
      <text:p text:style-name="P4"><text:span text:style-name="T3">Contrastive length: </text:span><text:span text:style-name="T4">None</text:span></text:p>
      <text:p text:style-name="P4"><text:span text:style-name="T3">Contrastive nasalization: </text:span><text:span text:style-name="T4">Some</text:span></text:p>
      <text:p text:style-name="P4"><text:span text:style-name="T3">Other contrasts: </text:span><text:span text:style-name="T4">N/A</text:span></text:p>
      <text:p text:style-name="P4"><text:span text:style-name="T3">Notes:</text:span><text:span text:style-name="T4"> All voiced obstruents borrowed except for /</text:span><text:span text:style-name="T45">b</text:span><text:span text:style-name="T4">/, medial prenasalized plosives, and nasals apart from /</text:span><text:span text:style-name="T45">m</text:span><text:span text:style-name="T4">/ and /</text:span><text:span text:style-name="T45">n</text:span><text:span text:style-name="T4">/; however, sources unknown (Kirk Miller, p.c.). If we take this analysis to be accurate, then language has 49 consonant phonemes instead of 55. Vowel nasalization is marginally contrastive (Sands 2013: 38).</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text:span><text:span text:style-name="T3"> </text:span><text:span text:style-name="T4">(Tucker et al. 1977: 309; Sands et al. 1996; Sands 2013)</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Yes</text:span></text:p>
      <text:p text:style-name="P9"><text:span text:style-name="T3">Coda obligatory:</text:span><text:span text:style-name="T8"> N/A</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4"><text:span text:style-name="T3">Notes: </text:span><text:span text:style-name="T4">Sands (2013) analyzes syllable structure as CV, where C includes prenasalized obstruents and V may be a nasal vowel. Kirk Miller (p.c.) analyzes syllable structure as CV(N), without nasal vowels. Miller also notes that onsets are obligatory, with predictable /</text:span><text:span text:style-name="T45">h</text:span><text:span text:style-name="T4">/ occurring in otherwise vowel-initial syllables.</text:span></text:p>
      <text:p text:style-name="P6"><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No</text:span></text:p>
      <text:p text:style-name="P4"><text:span text:style-name="T3">Notes:</text:span><text:span text:style-name="T8"> Prominence may shift syllables according to context. Thus this may be a pitch accent language, but there is not enough information to characterize the stress pattern.</text:span></text:p>
      <text:p text:style-name="P6"/>
      <text:p text:style-name="P4"><text:span text:style-name="T7">Vowel reduction processes</text:span></text:p>
      <text:p text:style-name="P4"><text:span text:style-name="T3">hts-R1:</text:span><text:span text:style-name="T4"> Final vowels frequently become voiceless, especially when preceded by /</text:span><text:span text:style-name="T44">ʔ</text:span><text:span text:style-name="T4">/ or other voiceless stops. This devoicing can extend to penultimate vowels, such that the final two syllables of a word in utterance-final position can become whispered. (Sands et al. 1996: 177; Tucker et al. 1977: 309)</text:span></text:p>
      <text:p text:style-name="P5"/>
      <text:p text:style-name="P4"><text:span text:style-name="T7">Consonant allophony processes</text:span></text:p>
      <text:p text:style-name="Body"><text:span text:style-name="T3">hts-C1: </text:span><text:span text:style-name="T8">An ejective velar stop is realized as an affricate [</text:span><text:span text:style-name="T47">kx’</text:span><text:span text:style-name="T8">] by some speakers (Sands 2013: 41).</text:span></text:p>
      <text:p text:style-name="Body"><text:span text:style-name="T3">hts-C2: </text:span><text:span text:style-name="T8">An alveolar lateral approximant is realized as a flap intervocalically (Sands 2013: 41).</text:span></text:p>
      <text:p text:style-name="P5"/>
      <text:p text:style-name="P4"><text:span text:style-name="T7">Morphology</text:span></text:p>
      <text:p text:style-name="P4"><text:span text:style-name="T4">(adequate texts unavailable)</text:span></text:p>
      <text:p text:style-name="P10"><text:span text:style-name="T3">[huu] </text:span><text:span text:style-name="T11"><text:tab/></text:span><text:span text:style-name="T35">Murui Huitoto<text:tab/></text:span><text:span text:style-name="T12"><text:tab/></text:span><text:span text:style-name="T4">Huitotoan, </text:span><text:span text:style-name="T5">Nuclear Witotoan</text:span><text:span text:style-name="T4"> (Colombia, Peru)</text:span></text:p>
      <text:p text:style-name="P5"/>
      <text:p text:style-name="P4"><text:span text:style-name="T3">References consulted: </text:span><text:span text:style-name="T4">Wojtylak (2017), Katarzyna Wojtylak (p.c.)</text:span></text:p>
      <text:p text:style-name="P5"/>
      <text:p text:style-name="P4"><text:span text:style-name="T7">Sound inventory</text:span></text:p>
      <text:p text:style-name="P4"><text:span text:style-name="T3">C phoneme inventory:</text:span><text:span text:style-name="T4"> /</text:span><text:span text:style-name="T45">p b t d k </text:span><text:span text:style-name="T44">ɡ t͡ʃ d͡ʒ ɸ β θ h m n ɲ ɾ/</text:span></text:p>
      <text:p text:style-name="P4"><text:span text:style-name="T3">N consonant phonemes:</text:span><text:span text:style-name="T4"> 16</text:span></text:p>
      <text:p text:style-name="P4"><text:span text:style-name="T3">Geminates:</text:span><text:span text:style-name="T4"> N/A</text:span></text:p>
      <text:p text:style-name="P4"><text:span text:style-name="T3">Voicing contrasts: </text:span><text:span text:style-name="T4">Obstruents</text:span></text:p>
      <text:p text:style-name="P4"><text:span text:style-name="T3">Places: </text:span><text:span text:style-name="T4">Bilabial, Dental, Alveolar, Palato-alveolar, Palatal, Velar, Glottal</text:span></text:p>
      <text:p text:style-name="P4"><text:span text:style-name="T3">Manners:</text:span><text:span text:style-name="T4"> Stop, Affricate, Fricative, Nasal, Flap/tap</text:span></text:p>
      <text:p text:style-name="P4"><text:span text:style-name="T3">N elaborations:</text:span><text:span text:style-name="T4"> 2</text:span></text:p>
      <text:p text:style-name="P4"><text:span text:style-name="T3">Elaborations:</text:span><text:span text:style-name="T4"> Voiced fricatives/affricates, Palato-alveolar</text:span></text:p>
      <text:p text:style-name="P4"><text:span text:style-name="T3">V phoneme inventory:</text:span><text:span text:style-name="T4"> /</text:span><text:span text:style-name="T45">i ɛ a o ɯ u iː ɛː aː oː ɯː uː</text:span><text:span text:style-name="T4">/</text:span></text:p>
      <text:p text:style-name="P4"><text:span text:style-name="T3">N vowel qualities:</text:span><text:span text:style-name="T4"> 6</text:span></text:p>
      <text:p text:style-name="P4"><text:span text:style-name="T3">Diphthongs or vowel sequences:</text:span><text:span text:style-name="T4"> Diphthongs /</text:span><text:span text:style-name="T45">ai ɛi ui aɯ oɯ</text:span><text:span text:style-name="T4">/</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62">p</text:span><text:span text:style-name="T4">/ occurs only marginally. Wojtylak labels /</text:span><text:span text:style-name="T62">f v</text:span><text:span text:style-name="T4">/ as labiodental but gives their typical realizations as [</text:span><text:span text:style-name="T62">ɸ β</text:span><text:span text:style-name="T4">]. Approximants [</text:span><text:span text:style-name="T63">w j ɰ</text:span><text:span text:style-name="T4">] occur but are not contrastive, occurring as allophones of vowels (2017: 75). /s/ occurs in speech of younger people bilingual in Spanish. Vowel sequences also occur, and may be realized as phonetic diphthongs, but they are transcribed as belonging to separate syllables and are described as being realized as such in slow/normal speech (2017: 90-93).</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text:span><text:span text:style-name="T3"> </text:span><text:span text:style-name="T4">(Wojtylak 2017: 93-95)</text:span></text:p>
      <text:p text:style-name="P9"><text:span text:style-name="T3">Size of maximal onset:</text:span><text:span text:style-name="T8"> 1</text:span></text:p>
      <text:p text:style-name="P9"><text:span text:style-name="T3">Size of </text:span><text:span text:style-name="T19">maximal coda</text:span><text:span text:style-name="T3">: </text:span><text:span text:style-name="T8">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 </text:span><text:span text:style-name="T8">Short vowels, Long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None.</text:span></text:p>
      <text:p text:style-name="P4"><text:span text:style-name="T3">Coda restrictions:</text:span><text:span text:style-name="T4"> N/A</text:span></text:p>
      <text:p text:style-name="P4"><text:soft-page-break/><text:span text:style-name="T3">Notes:</text:span><text:span text:style-name="T4"> /</text:span><text:span text:style-name="T44">ʔ</text:span><text:span text:style-name="T4">/ may occur as a coda in restricted contexts.</text:span></text:p>
      <text:p text:style-name="P5"/>
      <text:p text:style-name="P4"><text:span text:style-name="T7">Suprasegmentals</text:span></text:p>
      <text:p text:style-name="P4"><text:span text:style-name="T3">Tone:</text:span><text:span text:style-name="T8"> No</text:span></text:p>
      <text:p text:style-name="P4"><text:span text:style-name="T3">Word stress: </text:span><text:span text:style-name="T8">Yes</text:span></text:p>
      <text:p text:style-name="P4"><text:span text:style-name="T3">Stress placement:</text:span><text:span text:style-name="T8"> Fixed</text:span></text:p>
      <text:p text:style-name="P4"><text:span text:style-name="T3">Phonetic processes conditioned by stress:</text:span></text:p>
      <text:p text:style-name="P4"><text:span text:style-name="T3">Differences in phonological properties of stressed and unstressed syllables:</text:span><text:span text:style-name="T8"> Vowel Length Contrasts</text:span></text:p>
      <text:p text:style-name="P4"><text:span text:style-name="T3">Phonetic correlates of stress: </text:span><text:span text:style-name="T8">Pitch (impressionistic)</text:span></text:p>
      <text:p text:style-name="P5"/>
      <text:p text:style-name="P4"><text:span text:style-name="T7">Vowel reduction processes</text:span></text:p>
      <text:p text:style-name="P4"><text:span text:style-name="T4">(none reported)</text:span></text:p>
      <text:p text:style-name="P5"/>
      <text:p text:style-name="P4"><text:span text:style-name="T7">Consonant allophony processes</text:span></text:p>
      <text:p text:style-name="Body"><text:span text:style-name="T4">(none reported)</text:span></text:p>
      <text:p text:style-name="P5"/>
      <text:p text:style-name="P4"><text:span text:style-name="T7">Morphology</text:span></text:p>
      <text:p text:style-name="P4"><text:span text:style-name="T3">Text:</text:span><text:span text:style-name="T8"> “Jiyakino — The Murui Origin Myth” (first 8 pages, Wojtylak 2017: 578-585)</text:span></text:p>
      <text:p text:style-name="P4"><text:span text:style-name="T3">Synthetic index: </text:span><text:span text:style-name="T8">1.93 morphemes/word (729 morphemes, 377 words)</text:span></text:p>
      <text:p text:style-name="P4"/>
      <text:p text:style-name="P10"><text:span text:style-name="T3">[iii] </text:span><text:span text:style-name="T11"><text:tab/></text:span><text:span text:style-name="T35">Sichuan Yi</text:span><text:span text:style-name="T12"><text:tab/></text:span><text:span text:style-name="T4">Sino-Tibetan, </text:span><text:span text:style-name="T5">Burmo-Qiangic</text:span><text:span text:style-name="T4"> (China)</text:span></text:p>
      <text:p text:style-name="P5"/>
      <text:p text:style-name="P4"><text:span text:style-name="T3">References consulted: </text:span><text:span text:style-name="T4">Gerner (2013), Maoji (1997), Merrifield (2012)</text:span></text:p>
      <text:p text:style-name="P5"/>
      <text:p text:style-name="P4"><text:span text:style-name="T7">Sound inventory</text:span></text:p>
      <text:p text:style-name="P4"><text:span text:style-name="T3">C phoneme inventory:</text:span><text:span text:style-name="T4"> /</text:span><text:span text:style-name="T42">p p</text:span><text:span text:style-name="T44">ʰ b </text:span><text:span text:style-name="T67">m</text:span><text:span text:style-name="T45">b t t</text:span><text:span text:style-name="T44">ʰ d </text:span><text:span text:style-name="T67">n</text:span><text:span text:style-name="T44">d k kʰ ɡ </text:span><text:span text:style-name="T67">ŋ</text:span><text:span text:style-name="T44">ɡ t͡</text:span><text:span text:style-name="T45">s t</text:span><text:span text:style-name="T44">͡sʰ d͡z </text:span><text:span text:style-name="T67">n</text:span><text:span text:style-name="T44">d͡z</text:span><text:span text:style-name="T45"> </text:span><text:span text:style-name="T44">ʈ͡ʂ ʈ͡ʂʰ ɖ͡ʐ </text:span><text:span text:style-name="T67">ɳ</text:span><text:span text:style-name="T44">ɖ͡ʐ t͡ɕ t͡ɕʰ d͡ʑ </text:span><text:span text:style-name="T67">ɲ</text:span><text:span text:style-name="T44">d͡ʑ f v s z ʂ ʐ ɕ ʑ </text:span><text:span text:style-name="T48">x </text:span><text:span text:style-name="T44">ɣ h</text:span><text:span text:style-name="T45"> </text:span><text:span text:style-name="T44">m̥ m n̥ n ɲ ŋ l̥ l</text:span><text:span text:style-name="T4">/</text:span></text:p>
      <text:p text:style-name="P4"><text:span text:style-name="T3">N consonant phonemes:</text:span><text:span text:style-name="T4"> 43</text:span></text:p>
      <text:p text:style-name="P4"><text:span text:style-name="T3">Geminates:</text:span><text:span text:style-name="T4"> N/A</text:span></text:p>
      <text:p text:style-name="P4"><text:span text:style-name="T3">Voicing contrasts:</text:span><text:span text:style-name="T4"> Obstruents, Sonorants</text:span></text:p>
      <text:p text:style-name="P4"><text:span text:style-name="T3">Places:</text:span><text:span text:style-name="T4"> Bilabial, Labiodental, Dental, Alveolar, Retroflex, Alveolo-palatal, Velar, Glottal</text:span></text:p>
      <text:p text:style-name="P4"><text:span text:style-name="T3">Manners:</text:span><text:span text:style-name="T4"> Stop, Affricate, Fricative, Nasal, Lateral approximant</text:span></text:p>
      <text:p text:style-name="P4"><text:span text:style-name="T3">N elaborations:</text:span><text:span text:style-name="T4"> 6</text:span></text:p>
      <text:p text:style-name="P4"><text:span text:style-name="T3">Elaborations:</text:span><text:span text:style-name="T4"> Voiced fricatives/affricates, Devoiced sonorants, Prenasalization, Post-aspiration, Labiodental, Retroflex</text:span></text:p>
      <text:p text:style-name="P4"><text:span text:style-name="T3">V phoneme inventory:</text:span><text:span text:style-name="T4"> /</text:span><text:span text:style-name="T44">i ɛ ɨ a ɔ </text:span><text:span text:style-name="T45">o </text:span><text:span text:style-name="T44">ɯ u</text:span><text:span text:style-name="T45"> </text:span><text:span text:style-name="T44">ɨ̰ ṵ</text:span><text:span text:style-name="T4">/</text:span></text:p>
      <text:p text:style-name="P4"><text:span text:style-name="T3">N vowel qualities:</text:span><text:span text:style-name="T4"> 8</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Creaky voice (some)</text:span></text:p>
      <text:p text:style-name="P4"><text:span text:style-name="T3">Notes:</text:span><text:span text:style-name="T4"> /</text:span><text:span text:style-name="T44">ɲ</text:span><text:span text:style-name="T4">/ represents alveolo-palatal nasal. Pei-Shan dialect additionally has a series of palato-alveolars derived from velars: /</text:span><text:span text:style-name="T44">t͡ʃ t͡ʃʰ d͡ʒ </text:span><text:span text:style-name="T67">ɲ</text:span><text:span text:style-name="T44">d͡ʒ ʃ ʒ</text:span><text:span text:style-name="T4">/ (Maoji 1997: 68-9). /</text:span><text:span text:style-name="T44">ɨ</text:span><text:span text:style-name="T45"> u</text:span><text:span text:style-name="T4">/ have contrastive creaky voice counterparts.</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text:span><text:span text:style-name="T3"> </text:span><text:span text:style-name="T4">(Gerner 2013: 30-2)</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text:span></text:p>
      <text:p text:style-name="P9"><text:span text:style-name="T3">Syllabic consonant patterns:</text:span><text:span text:style-name="T8"> Nasal, Liquid</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Varies with CV sequence</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5"/>
      <text:p text:style-name="P4"><text:soft-page-break/><text:span text:style-name="T7">Suprasegmentals</text:span></text:p>
      <text:p text:style-name="P4"><text:span text:style-name="T3">Tone: </text:span><text:span text:style-name="T8">Yes</text:span></text:p>
      <text:p text:style-name="P4"><text:span text:style-name="T3">Word stress: </text:span><text:span text:style-name="T8">Not reported</text:span></text:p>
      <text:p text:style-name="P5"/>
      <text:p text:style-name="P4"><text:span text:style-name="T7">Vowel reduction processes</text:span></text:p>
      <text:p text:style-name="P4"><text:span text:style-name="T3">iii-R1:</text:span><text:span text:style-name="T4"> When nasals and lateral approximants co-occur with central vowel /</text:span><text:span text:style-name="T44">ɨ</text:span><text:span text:style-name="T4">/, these sequences are in free variation with syllabic consonants (Gerner 2013: 31).</text:span></text:p>
      <text:p text:style-name="P5"/>
      <text:p text:style-name="P4"><text:span text:style-name="T7">Consonant allophony processes</text:span></text:p>
      <text:p text:style-name="Body"><text:span text:style-name="T4">(none reported)</text:span></text:p>
      <text:p text:style-name="P5"/>
      <text:p text:style-name="P4"><text:span text:style-name="T7">Morphology</text:span></text:p>
      <text:p text:style-name="P4"><text:span text:style-name="T3">Text:</text:span><text:span text:style-name="T8"> “Why do men have their livestock stay close to home?” (Gerner 2013: 525-530)</text:span></text:p>
      <text:p text:style-name="P4"><text:span text:style-name="T3">Synthetic index: </text:span><text:span text:style-name="T8">1.0 morphemes/word (465 morphemes, 455 words)</text:span></text:p>
      <text:p text:style-name="P10"><text:span text:style-name="T3">[itl] </text:span><text:span text:style-name="T11"><text:tab/></text:span><text:span text:style-name="T35">Itelmen</text:span><text:span text:style-name="T12"><text:tab/></text:span><text:span text:style-name="T4">Chukotko-Kamchatkan (Russia)</text:span></text:p>
      <text:p text:style-name="P5"/>
      <text:p text:style-name="P4"><text:span text:style-name="T3">References consulted:</text:span><text:span text:style-name="T4"> Bobaljik (2006), </text:span><text:span text:style-name="T14">Jonathan Bobaljik (p.c.)</text:span><text:span text:style-name="T4">, Georg &amp; Volodin (1999), Volodin (1976), Volodin &amp; Zhukova (1968)</text:span></text:p>
      <text:p text:style-name="P5"/>
      <text:p text:style-name="P4"><text:span text:style-name="T7">Sound inventory</text:span></text:p>
      <text:p text:style-name="P4"><text:span text:style-name="T3">C phoneme inventory:</text:span><text:span text:style-name="T4"> /</text:span><text:span text:style-name="T51">p t k q </text:span><text:span text:style-name="T44">ʔ p’ t’ k’ </text:span><text:span text:style-name="T48">q</text:span><text:span text:style-name="T44">’ t͡ʃ t͡ʃ’ ɸ β s z ɬ </text:span><text:span text:style-name="T48">x </text:span><text:span text:style-name="T44">χ m n ŋ l j</text:span><text:span text:style-name="T4">/</text:span></text:p>
      <text:p text:style-name="P4"><text:span text:style-name="T3">N consonant phonemes:</text:span><text:span text:style-name="T4"> 23</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Palato-alveolar, Velar, Uvular, Glottal</text:span></text:p>
      <text:p text:style-name="P4"><text:span text:style-name="T3">Manners:</text:span><text:span text:style-name="T4"> Stop, Affricate, Fricative, Nasal, Central approximant, Lateral fricative, Lateral approximant</text:span></text:p>
      <text:p text:style-name="P4"><text:span text:style-name="T3">N elaborations:</text:span><text:span text:style-name="T4"> 4</text:span></text:p>
      <text:p text:style-name="P4"><text:span text:style-name="T3">Elaborations:</text:span><text:span text:style-name="T4"> Voiced fricatives/affricates, Ejective, Palato-alveolar, Uvular</text:span></text:p>
      <text:p text:style-name="P4"><text:span text:style-name="T3">V phoneme inventory:</text:span><text:span text:style-name="T4"> /</text:span><text:span text:style-name="T56">i e </text:span><text:span text:style-name="T44">ə </text:span><text:span text:style-name="T50">a o u</text:span><text:span text:style-name="T4">/</text:span></text:p>
      <text:p text:style-name="P4"><text:span text:style-name="T3">N vowel qualities:</text:span><text:span text:style-name="T4"> 6</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r ɲ ʎ</text:span><text:span text:style-name="T4">/ occur in Russian, Koryak loans. Some sources have /</text:span><text:span text:style-name="T44">ʔ</text:span><text:span text:style-name="T4">/ as a suprasegmental phenomenon, but Georg &amp; Volodin consider it a segment. </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C)(C)(C)(C)V(C)(C)(C)(C)(C)</text:span><text:span text:style-name="T3"> </text:span><text:span text:style-name="T4">(Georg &amp; Volodin 1999: 38-44)</text:span></text:p>
      <text:p text:style-name="P9"><text:span text:style-name="T3">Size of maximal onset:</text:span><text:span text:style-name="T8"> 7</text:span></text:p>
      <text:p text:style-name="P9"><text:span text:style-name="T3">Size of </text:span><text:span text:style-name="T19">maximal coda</text:span><text:span text:style-name="T3">:</text:span><text:span text:style-name="T8"> 5</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sal, Liquid</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Morphologically Complex (Onset, Coda)</text:span></text:p>
      <text:p text:style-name="P9"><text:span text:style-name="T3">Morphological pattern of syllabic consonants:</text:span><text:span text:style-name="T8"> Lexical items (Liquid), Both (Nasal)</text:span></text:p>
      <text:p text:style-name="P4"><text:span text:style-name="T3">Onset restrictions: </text:span><text:span text:style-name="T4">Apparently all consonants may occur as simple onsets. It seems almost any biconsonantal onset may occur. In triconsonantal onsets, generally any consonant may be added to a permissible biconsonantal onset, so long as one of the consonants is a voiceless stop or sonorant, but consecutive sequences of three voiceless stops, fricatives, or sonants are not allowed within lexical morphemes. There are many examples of 4-consonant onsets, which are combinations of two permissible biconsonantal onsets. Examples include /</text:span><text:span text:style-name="T45">ttxn, ksxw, ktxl</text:span><text:span text:style-name="T4">/. Five-consonant onsets include /</text:span><text:span text:style-name="T44">kpɬkn, kskqz</text:span><text:span text:style-name="T4">/. Six-consonant onsets include /</text:span><text:span text:style-name="T45">tksxqz</text:span><text:span text:style-name="T4">/. The one example of a seven-consonant onset given is /</text:span><text:span text:style-name="T44">kstk</text:span><text:span text:style-name="T45">’</text:span><text:span text:style-name="T44">ɬkn</text:span><text:span text:style-name="T4">/.</text:span></text:p>
      <text:p text:style-name="P4"><text:span text:style-name="T3">Coda restrictions: </text:span><text:span text:style-name="T4">There seem to be restrictions on simple codas; examples not given for /</text:span><text:span text:style-name="T45">p’ t’ z j</text:span><text:span text:style-name="T4">/ in this environment. Biconsonantal codas include /</text:span><text:span text:style-name="T45">mx </text:span><text:span text:style-name="T44">ɬ</text:span><text:span text:style-name="T45">q sx</text:span><text:span text:style-name="T4">/. Triconsonantal codas include /</text:span><text:span text:style-name="T44">pɬh mɬx</text:span><text:span text:style-name="T4">/. Four-consonant codas include /</text:span><text:span text:style-name="T44">nt͡ʃ</text:span><text:span text:style-name="T48">px mp</text:span><text:span text:style-name="T44">ɬ</text:span><text:span text:style-name="T48">x </text:span><text:span text:style-name="T44">ɬ</text:span><text:span text:style-name="T51">txt</text:span><text:span text:style-name="T44">͡ʃ</text:span><text:span text:style-name="T4">/. Five-consonant codas include /</text:span><text:span text:style-name="T44">nxɬxt͡ʃ </text:span><text:span text:style-name="T51">mstxt</text:span><text:span text:style-name="T44">͡ʃ</text:span><text:span text:style-name="T4">/.</text:span></text:p>
      <text:p text:style-name="P4"><text:soft-page-break/><text:span text:style-name="T3">Notes: </text:span><text:span text:style-name="T4">Combinability of consonants within clusters is subject to few constraints. “Das häufige Auftreten komplexer Konsonantengruppen gehört zu den auffällingsten Zügen der itelmenischen Phonologie.” (“The frequent occurrence of complex consonant clusters is one of the most notable traits of Itelmen phonology.” Georg &amp; Volodin 1999:38)</text:span></text:p>
      <text:p text:style-name="P6"/>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Intensity (impressionistic)</text:span></text:p>
      <text:p text:style-name="P5"/>
      <text:p text:style-name="P4"><text:span text:style-name="T7">Vowel reduction processes</text:span></text:p>
      <text:p text:style-name="P4"><text:span text:style-name="T3">itl-R1:</text:span><text:span text:style-name="T4"> Vowels occurring in closed syllables ‘cluttered with consonants’ (</text:span><text:span text:style-name="T64">n</text:span><text:span text:style-name="T4">CVC</text:span><text:span text:style-name="T64">n</text:span><text:span text:style-name="T4">) are less clear and reduced in quality (Volodin 1976: 73).</text:span></text:p>
      <text:p text:style-name="P4"><text:span text:style-name="T3">itl-R2:</text:span><text:span text:style-name="T4"> Mid central vowel /</text:span><text:span text:style-name="T44">ə</text:span><text:span text:style-name="T4">/ may be realized as a high back unrounded vowel [</text:span><text:span text:style-name="T44">ɯ</text:span><text:span text:style-name="T4">] or drop entirely in some contexts where the consonantal environment has no effect (Georg &amp; Volodin 1999: 13).</text:span></text:p>
      <text:p text:style-name="P5"/>
      <text:p text:style-name="P4"><text:span text:style-name="T7">Consonant allophony processes</text:span></text:p>
      <text:p text:style-name="Body"><text:span text:style-name="T3">itl-C1: </text:span><text:span text:style-name="T8">Some stops and affricates are labialized preceding a rounded vowel (Georg &amp; Volodin 1999: 16).</text:span></text:p>
      <text:p text:style-name="Body"><text:span text:style-name="T3">itl-C2: </text:span><text:span text:style-name="T8">A voiceless bilabial stop is spirantized intervocalically (Georg &amp; Volodin 1999: 14-15).</text:span></text:p>
      <text:p text:style-name="Body"><text:span text:style-name="T3">itl-C3: </text:span><text:span text:style-name="T8">A voiceless bilabial fricative is realized as an approximant preceding a consonant (Georg &amp; Volodin 1999).</text:span></text:p>
      <text:p text:style-name="P5"/>
      <text:p text:style-name="P4"><text:span text:style-name="T7">Morphology</text:span></text:p>
      <text:p text:style-name="P4"><text:span text:style-name="T3">Text:</text:span><text:span text:style-name="T8"> “Süddialekt” (Georg &amp; Volodin 1999: 250-262)</text:span></text:p>
      <text:p text:style-name="P4"><text:span text:style-name="T3">Synthetic index: </text:span><text:span text:style-name="T8">2.0 morphemes/word (876 morphemes, 438 words)</text:span></text:p>
      <text:p text:style-name="P5"/>
      <text:p text:style-name="P5"/>
      <text:p text:style-name="P4"/>
      <text:p text:style-name="P10"><text:span text:style-name="T3">[kal] </text:span><text:span text:style-name="T11"><text:tab/></text:span><text:span text:style-name="T35">Kalaallisut</text:span><text:span text:style-name="T12"><text:tab/><text:tab/></text:span><text:span text:style-name="T4">Eskimo-Aleut, </text:span><text:span text:style-name="T5">Eskimo</text:span><text:span text:style-name="T4"> (Greenland)</text:span></text:p>
      <text:p text:style-name="P5"/>
      <text:p text:style-name="P4"><text:span text:style-name="T3">References consulted: </text:span><text:span text:style-name="T4">Fortescue (1984), Hagerup (2011), Jacobsen (2000)</text:span></text:p>
      <text:p text:style-name="P5"/>
      <text:p text:style-name="P4"><text:span text:style-name="T7">Sound inventory</text:span></text:p>
      <text:p text:style-name="P4"><text:span text:style-name="T3">C phoneme inventory:</text:span><text:span text:style-name="T4"> /</text:span><text:span text:style-name="T51">p t k q </text:span><text:span text:style-name="T4">f</text:span><text:span text:style-name="T44">ː</text:span><text:span text:style-name="T45"> </text:span><text:span text:style-name="T44">v s ɬː</text:span><text:span text:style-name="T45"> </text:span><text:span text:style-name="T44">ʝ</text:span><text:span text:style-name="T45"> </text:span><text:span text:style-name="T44">xː ɣ χː ʁ m n ŋ ɴ l</text:span><text:span text:style-name="T4">/</text:span></text:p>
      <text:p text:style-name="P4"><text:span text:style-name="T3">N consonant phonemes:</text:span><text:span text:style-name="T4"> 18</text:span></text:p>
      <text:p text:style-name="P4"><text:span text:style-name="T3">Geminates:</text:span><text:span text:style-name="T4"> /</text:span><text:span text:style-name="T44">ɴː</text:span><text:span text:style-name="T4">/, many others in morphophonological contexts</text:span></text:p>
      <text:p text:style-name="P4"><text:span text:style-name="T3">Voicing contrasts:</text:span><text:span text:style-name="T4"> None</text:span></text:p>
      <text:p text:style-name="P4"><text:span text:style-name="T3">Places:</text:span><text:span text:style-name="T4"> Bilabial, Labiodental, Alveolar, Palatal, Velar, Uvular</text:span></text:p>
      <text:p text:style-name="P4"><text:span text:style-name="T3">Manners:</text:span><text:span text:style-name="T4"> Stop, Fricative, Nasal, Lateral approximant, Lateral fricative </text:span></text:p>
      <text:p text:style-name="P4"><text:span text:style-name="T3">N elaborations:</text:span><text:span text:style-name="T4"> 3</text:span></text:p>
      <text:p text:style-name="P4"><text:span text:style-name="T3">Elaborations:</text:span><text:span text:style-name="T4"> Voiced fricative/affricates, Labiodental, Uvular</text:span></text:p>
      <text:p text:style-name="P4"><text:span text:style-name="T3">V phoneme inventory:</text:span><text:span text:style-name="T4"> </text:span><text:span text:style-name="T14">/</text:span><text:span text:style-name="T56">i a u</text:span><text:span text:style-name="T45"> </text:span><text:span text:style-name="T44">iː aː uː</text:span><text:span text:style-name="T14">/</text:span></text:p>
      <text:p text:style-name="P4"><text:span text:style-name="T3">N vowel qualities:</text:span><text:span text:style-name="T4"> 3</text:span></text:p>
      <text:p text:style-name="P4"><text:span text:style-name="T3">Diphthongs or vowel sequences:</text:span><text:span text:style-name="T4"> Diphthong /</text:span><text:span text:style-name="T45">ai</text:span><text:span text:style-name="T4">/</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 </text:span><text:span text:style-name="T4">Geminate versions of /</text:span><text:span text:style-name="T45">v</text:span><text:span text:style-name="T44"> ɣ ʁ</text:span><text:span text:style-name="T4">/ are also voiceless, so are treated as separate phonemes here. Similarly, geminate version of /</text:span><text:span text:style-name="T45">l</text:span><text:span text:style-name="T4">/ — /</text:span><text:span text:style-name="T44">ɬː</text:span><text:span text:style-name="T4">/ — differs in both voicing and manner of articulation, so it is included in the phoneme inventory here. /</text:span><text:span text:style-name="T44">ɴ</text:span><text:span text:style-name="T4">/ usually occurs as a geminate except for in some morphophonological contexts; Jacobsen states that the geminate is only marginally contrastive. /</text:span><text:span text:style-name="T44">ʂ</text:span><text:span text:style-name="T4">/ found only in central dialect region and is described as rapidly receding and merging with /</text:span><text:span text:style-name="T45">s</text:span><text:span text:style-name="T4">/, with merger complete in younger speakers. /</text:span><text:span text:style-name="T45">f h</text:span><text:span text:style-name="T4">/ occur in loanwords. /</text:span><text:span text:style-name="T44">aː</text:span><text:span text:style-name="T4">/ much more common than other long vowels. Other historical diphthongs have merged into long vowels.</text:span></text:p>
      <text:p text:style-name="P5"/>
      <text:p text:style-name="P4"><text:span text:style-name="T7">Syllable structure</text:span></text:p>
      <text:p text:style-name="P4"><text:span text:style-name="T3">Category: </text:span><text:span text:style-name="T4">Moderately Complex</text:span></text:p>
      <text:p text:style-name="P4"><text:span text:style-name="T3">Canonical syllable structure: </text:span><text:span text:style-name="T4">(C)V(C) (Fortescue 1984: 338-9)</text:span></text:p>
      <text:p text:style-name="P9"><text:span text:style-name="T3">Size of maximal onset: </text:span><text:span text:style-name="T8">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 </text:span><text:span text:style-name="T8">No</text:span></text:p>
      <text:p text:style-name="P9"><text:span text:style-name="T3">Vocalic nucleus patterns:</text:span><text:span text:style-name="T8"> Short vowels, Long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4"><text:span text:style-name="T3">Coda restrictions: </text:span><text:span text:style-name="T4">All(?) consonants occur.</text:span></text:p>
      <text:p text:style-name="P4"><text:soft-page-break/><text:span text:style-name="T3">Notes: </text:span><text:span text:style-name="T4">Final geminates occur in syncopated exclamations.</text:span></text:p>
      <text:p text:style-name="P5"/>
      <text:p text:style-name="P4"><text:span text:style-name="T7">Suprasegmentals</text:span></text:p>
      <text:p text:style-name="P4"><text:span text:style-name="T3">Tone:</text:span><text:span text:style-name="T8"> No</text:span></text:p>
      <text:p text:style-name="P4"><text:span text:style-name="T3">Word stress:</text:span><text:span text:style-name="T8"> No</text:span></text:p>
      <text:p text:style-name="P5"/>
      <text:p text:style-name="P4"><text:span text:style-name="T7">Vowel reduction processes</text:span></text:p>
      <text:p text:style-name="P4"><text:span text:style-name="T3">kal-R1: </text:span><text:span text:style-name="T4"><text:s/>Short high vowels /</text:span><text:span text:style-name="T45">i u</text:span><text:span text:style-name="T4">/ are produced as lax word-finally (Hagerup 2011: 56-63).</text:span></text:p>
      <text:p text:style-name="P4"><text:span text:style-name="T3">kal-R2: </text:span><text:span text:style-name="T4">Short high vowels /</text:span><text:span text:style-name="T45">i u</text:span><text:span text:style-name="T4">/ tend to be devoiced between voiceless consonants in open syllables (Fortescue 1984: 335).</text:span></text:p>
      <text:p text:style-name="P4"><text:span text:style-name="T3">kal-R3: </text:span><text:span text:style-name="T4">Long vowels are realized as shorter when preceding long consonants than they are preceding singleton consonants (Jacobsen 2000: 65).</text:span></text:p>
      <text:p text:style-name="P6"/>
      <text:p text:style-name="P4"><text:span text:style-name="T7">Consonant allophony processes</text:span></text:p>
      <text:p text:style-name="Body"><text:span text:style-name="T3">kal-C1: </text:span><text:span text:style-name="T8">A voiceless alveolar stop is affricated preceding a high front vowel (Fortescue 1984: 333).</text:span></text:p>
      <text:p text:style-name="Body"><text:span text:style-name="T3">kal-C2: </text:span><text:span text:style-name="T8">Some stops and fricatives are realized with secondary palatalization adjacent to a high front vowel (Fortescue 1984: 333).</text:span></text:p>
      <text:p text:style-name="Body"><text:span text:style-name="T3">kal-C3: </text:span><text:span text:style-name="T8">A voiceless alveolar fricative is somewhat voiced intervocalically (Fortescue 1984: 334).</text:span></text:p>
      <text:p text:style-name="Body"><text:span text:style-name="T3">kal-C4: </text:span><text:span text:style-name="T8">A uvular stop may be realized as a fricative intervocalically (Fortescue 1984: 333).</text:span></text:p>
      <text:p text:style-name="Body"><text:span text:style-name="T3">kal-C5: </text:span><text:span text:style-name="T8">A voiced velar fricative is realized as a glide intervocalically (Fortescue 1984: 334).</text:span></text:p>
      <text:p text:style-name="Body"><text:span text:style-name="T3">kal-C6: </text:span><text:span text:style-name="T8">A velar nasal may be realized as a nasalized vowel intervocalically (Fortescue 1984: 334).</text:span></text:p>
      <text:p text:style-name="P6"/>
      <text:p text:style-name="P4"><text:span text:style-name="T7">Morphology</text:span></text:p>
      <text:p text:style-name="P4"><text:span text:style-name="T4">(adequate texts unavailable)</text:span></text:p>
      <text:p text:style-name="P5"/>
      <text:p text:style-name="P5"/>
      <text:p text:style-name="P5"/>
      <text:p text:style-name="P4"/>
      <text:p text:style-name="P10"><text:span text:style-name="T3">[kat] </text:span><text:span text:style-name="T11"><text:tab/></text:span><text:span text:style-name="T35">Georgian</text:span><text:span text:style-name="T12"><text:tab/><text:tab/></text:span><text:span text:style-name="T4">Kartvelian, </text:span><text:span text:style-name="T5">Georgian-Zan</text:span><text:span text:style-name="T4"> (Georgia)</text:span></text:p>
      <text:p text:style-name="P5"/>
      <text:p text:style-name="P4"><text:span text:style-name="T3">References consulted: </text:span><text:span text:style-name="T4">Aronson (1990, 1991), Chitoran (1998), Hewitt (1995), Jun et al. (2006), Shosted &amp; Chikovani (2006), Skopeteas &amp; Féry (2010), Vicenek (2010), Vogt (1958)</text:span></text:p>
      <text:p text:style-name="P5"/>
      <text:p text:style-name="P4"><text:span text:style-name="T7">Sound inventory</text:span></text:p>
      <text:p text:style-name="P4"><text:span text:style-name="T3">C phoneme inventory:</text:span><text:span text:style-name="T4"> /</text:span><text:span text:style-name="T44">b pʰ d̪ t̪ʰ ɡ kʰ p’ t̪’ k’ </text:span><text:span text:style-name="T48">q</text:span><text:span text:style-name="T44">’ d͡z t͡sʰ d͡ʒ t͡ʃʰ t͡s’ t͡ʃ’ β z s ʒ ʃ ʁ χ h m n ɾ l</text:span><text:span text:style-name="T4">/</text:span></text:p>
      <text:p text:style-name="P4"><text:span text:style-name="T3">N consonant phonemes:</text:span><text:span text:style-name="T4"> 28</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Alveolar, Palato-alveolar, Velar, Uvular, Glottal</text:span></text:p>
      <text:p text:style-name="P4"><text:span text:style-name="T3">Manners:</text:span><text:span text:style-name="T4"> Stop, Affricate, Fricative, Nasal, Flap/Tap, Lateral approximant</text:span></text:p>
      <text:p text:style-name="P4"><text:span text:style-name="T3">N elaborations:</text:span><text:span text:style-name="T4"> 5</text:span></text:p>
      <text:p text:style-name="P4"><text:span text:style-name="T3">Elaborations:</text:span><text:span text:style-name="T4"> Voiced fricatives/affricates, Post-aspiration, Ejective, Palato-alveolar, Uvular</text:span></text:p>
      <text:p text:style-name="P4"><text:span text:style-name="T3">V phoneme inventory:</text:span><text:span text:style-name="T4"> </text:span><text:span text:style-name="T14">/</text:span><text:span text:style-name="T56">i e a o u</text:span><text:span text:style-name="T1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β</text:span><text:span text:style-name="T4">] alternates with [</text:span><text:span text:style-name="T44">β̞</text:span><text:span text:style-name="T4">].Vicenik gives instrumental evidence that /</text:span><text:span text:style-name="T45">b d </text:span><text:span text:style-name="T44">ɡ</text:span><text:span text:style-name="T4">/ are voiced. Shosted &amp; Chikovani have /</text:span><text:span text:style-name="T45">v</text:span><text:span text:style-name="T4">/ for the glide, as well as velars instead of /</text:span><text:span text:style-name="T44">ʁ χ</text:span><text:span text:style-name="T4">/. Robins &amp; Waterson have a velarized lateral instead of a plain lateral approximant.</text:span></text:p>
      <text:p text:style-name="P5"/>
      <text:p text:style-name="P4"><text:span text:style-name="T7">Syllable structure</text:span></text:p>
      <text:p text:style-name="P4"><text:span text:style-name="T3">Category:</text:span><text:span text:style-name="T4"> Highly Complex</text:span></text:p>
      <text:p text:style-name="P4"><text:span text:style-name="T3">Canonical syllable structure: </text:span><text:span text:style-name="T4">(C)(C)(C)(C)(C)(C)(C)(C)V(C)(C)(C)(C)(C) (Hewitt 1995: 19-20; Vogt 1958; Butskhrikidze 2002: 197-205)</text:span></text:p>
      <text:p text:style-name="P9"><text:span text:style-name="T3">Size of maximal onset:</text:span><text:span text:style-name="T8"> 8</text:span></text:p>
      <text:p text:style-name="P9"><text:span text:style-name="T3">Size of </text:span><text:span text:style-name="T19">maximal coda</text:span><text:span text:style-name="T3">:</text:span><text:span text:style-name="T8"> 5</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Morphologically Complex (Onset, Coda)</text:span></text:p>
      <text:p text:style-name="P9"><text:span text:style-name="T3">Morphological pattern of syllabic consonants:</text:span><text:span text:style-name="T8"> N/A</text:span></text:p>
      <text:p text:style-name="P4"><text:span text:style-name="T3">Onset restrictions: </text:span><text:span text:style-name="T4">All consonants occur as simple onsets. Biconsonantal onsets include stop+stop, stop+affricate, stop+fricative, stop+sonorant, affricate+stop, affricate+fricative, affricate+sonorant, fricative+stop, and so on. Triconsonantal onsets include stop+stop+stop, stop+stop+sonorant, stop+affricate+stop, stop+sonorant+stop, fricative+stop+sonorant etc. stem-initially, and more when prefixes are involved. All larger onsets include sonorants such that there are no obstruent strings of more than three; e.g. /</text:span><text:span text:style-name="T44">p</text:span><text:span text:style-name="T45">’</text:span><text:span text:style-name="T44">ɾt͡s</text:span><text:span text:style-name="T45">’</text:span><text:span text:style-name="T44">k'β̞</text:span><text:span text:style-name="T45">, </text:span><text:span text:style-name="T44">t͡s</text:span><text:span text:style-name="T45">’</text:span><text:span text:style-name="T48">q</text:span><text:span text:style-name="T45">’</text:span><text:span text:style-name="T44">ɾt</text:span><text:span text:style-name="T45">, </text:span><text:span text:style-name="T44">brt͡s'q</text:span><text:span text:style-name="T14">'</text:span><text:span text:style-name="T4">/. Seven-consonant onsets include /</text:span><text:span text:style-name="T44">ɡβ̞t͡s</text:span><text:span text:style-name="T45">’</text:span><text:span text:style-name="T44">β̞ɾ</text:span><text:span text:style-name="T45">t</text:span><text:span text:style-name="T44">n</text:span><text:span text:style-name="T4">/. Eight-consonant onsets include /</text:span><text:span text:style-name="T44">ɡβ̞prt͡skβ̞n</text:span><text:span text:style-name="T4">/.</text:span></text:p>
      <text:p text:style-name="P4"><text:span text:style-name="T3">Coda restrictions: </text:span><text:span text:style-name="T4">All(?) consonants but /h/ occur in simple codas. Biconsonantal codas include /</text:span><text:span text:style-name="T44">ɾt</text:span><text:span text:style-name="T45"> bs nd ds ls bt mt pt</text:span><text:span text:style-name="T4">/. Triconsonantal codas include /</text:span><text:span text:style-name="T44">ɡ</text:span><text:span text:style-name="T45">ns </text:span><text:span text:style-name="T44">χls</text:span><text:span text:style-name="T4">/. Five-member codas include /</text:span><text:span text:style-name="T44">nt͡ʃ</text:span><text:span text:style-name="T59">xls</text:span><text:span text:style-name="T45">, </text:span><text:span text:style-name="T44">ɾt͡s</text:span><text:span text:style-name="T45">’</text:span><text:span text:style-name="T48">q</text:span><text:span text:style-name="T45">’</text:span><text:span text:style-name="T44">β̞s</text:span><text:span text:style-name="T45">, </text:span><text:span text:style-name="T44">ɾt'k'ls</text:span><text:span text:style-name="T4">/.</text:span></text:p>
      <text:p text:style-name="P4"><text:soft-page-break/><text:span text:style-name="T3">Notes: </text:span><text:span text:style-name="T4">Vogt lists 740 onset clusters (of up to six members) and 244 stem-final clusters (of up to four members); however, he does not include morphologically complex clusters. True word-final clusters seem to be much more restricted than stem-final clusters, which are always followed by a vowel, which resyllabifies the cluster. However it does seem to be the case that sonorants are required in all onsets of more than three consonants and all codas of three consonant or more. A subset of clusters are known as ‘harmonic’ and consist of a non-velar stop or affricate followed by a homogeneous velar or uvular consonant. These have been analyzed as single segment, but Chitoran (1998) shows through instrumental analysis that they have phonetic and timing characteristics of sequences.</text:span></text:p>
      <text:p text:style-name="P6"/>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Not described</text:span></text:p>
      <text:p text:style-name="P5"/>
      <text:p text:style-name="P4"><text:span text:style-name="T7">Vowel reduction processes</text:span></text:p>
      <text:p text:style-name="P4"><text:span text:style-name="T4">(none reported)</text:span></text:p>
      <text:p text:style-name="P6"/>
      <text:p text:style-name="P4"><text:span text:style-name="T7">Consonant allophony processes</text:span></text:p>
      <text:p text:style-name="Body"><text:span text:style-name="T3">kat-C1: </text:span><text:span text:style-name="T8">The uvular ejective stop may vary with an ejective uvular affricate variant (Aronson 1991).</text:span></text:p>
      <text:p text:style-name="Body"><text:span text:style-name="T3">kat-C2: </text:span><text:span text:style-name="T8">A uvular ejective stop may vary with an ejective uvular fricative (Shosted &amp; Chikovani 2006).</text:span></text:p>
      <text:p text:style-name="P6"/>
      <text:p text:style-name="P4"><text:span text:style-name="T7">Morphology</text:span></text:p>
      <text:p text:style-name="P4"><text:span text:style-name="T3">Text:</text:span><text:span text:style-name="T8"> “The destiny of Kartli” (Hewitt 1995: 655-663)</text:span></text:p>
      <text:p text:style-name="P4"><text:span text:style-name="T3">Synthetic index: </text:span><text:span text:style-name="T8">2.4 morphemes/word (594 morphemes, 246 words)</text:span></text:p>
      <text:p text:style-name="P6"/>
      <text:p text:style-name="P6"/>
      <text:p text:style-name="P4"/>
      <text:p text:style-name="P10"><text:span text:style-name="T3">[kbc] </text:span><text:span text:style-name="T11"><text:tab/></text:span><text:span text:style-name="T41">Kadiw</text:span><text:span text:style-name="T38">é</text:span><text:span text:style-name="T36">u</text:span><text:span text:style-name="T12"><text:tab/></text:span><text:span text:style-name="T4">Guaicuruan (Brazil)</text:span></text:p>
      <text:p text:style-name="P5"/>
      <text:p text:style-name="P4"><text:span text:style-name="T3">References consulted: </text:span><text:span text:style-name="T4">Braggio (1981), Sandalo (1997)</text:span></text:p>
      <text:p text:style-name="P5"/>
      <text:p text:style-name="P4"><text:span text:style-name="T7">Sound inventory</text:span></text:p>
      <text:p text:style-name="P4"><text:span text:style-name="T3">C phoneme inventory:</text:span><text:span text:style-name="T4"> /</text:span><text:span text:style-name="T45">p b t d k </text:span><text:span text:style-name="T44">ɡ </text:span><text:span text:style-name="T48">q t</text:span><text:span text:style-name="T44">͡ʃ d͡ʒ ʁ m n l w j</text:span><text:span text:style-name="T4">/</text:span></text:p>
      <text:p text:style-name="P4"><text:span text:style-name="T3">N consonant phonemes:</text:span><text:span text:style-name="T4"> 15</text:span></text:p>
      <text:p text:style-name="P4"><text:span text:style-name="T3">Geminates:</text:span><text:span text:style-name="T4"> /</text:span><text:span text:style-name="T45">b</text:span><text:span text:style-name="T44">ː</text:span><text:span text:style-name="T45"> d</text:span><text:span text:style-name="T44">ː</text:span><text:span text:style-name="T45"> </text:span><text:span text:style-name="T44">ɡː</text:span><text:span text:style-name="T45"> m</text:span><text:span text:style-name="T44">ː</text:span><text:span text:style-name="T45"> n</text:span><text:span text:style-name="T44">ː</text:span><text:span text:style-name="T45"> l</text:span><text:span text:style-name="T44">ː</text:span><text:span text:style-name="T45"> w</text:span><text:span text:style-name="T44">ː</text:span><text:span text:style-name="T45"> j</text:span><text:span text:style-name="T44">ː</text:span><text:span text:style-name="T4">/ (Some)</text:span></text:p>
      <text:p text:style-name="P4"><text:span text:style-name="T3">Voicing contrasts:</text:span><text:span text:style-name="T4"> Obstruents</text:span></text:p>
      <text:p text:style-name="P4"><text:span text:style-name="T3">Places:</text:span><text:span text:style-name="T4"> Bilabial, Dental, Palato-Alveolar, Velar, Uvular</text:span></text:p>
      <text:p text:style-name="P4"><text:span text:style-name="T3">Manners:</text:span><text:span text:style-name="T4"> Stop, Affricate, Fricative, Nasal, Central approximant, Lateral approximant</text:span></text:p>
      <text:p text:style-name="P4"><text:span text:style-name="T3">N elaborations:</text:span><text:span text:style-name="T4"> 3</text:span></text:p>
      <text:p text:style-name="P4"><text:span text:style-name="T3">Elaborations:</text:span><text:span text:style-name="T4"> Voiced fricatives/affricates, Palato-alveolar, Uvular</text:span></text:p>
      <text:p text:style-name="P4"><text:span text:style-name="T3">V phoneme inventory:</text:span><text:span text:style-name="T4"> /</text:span><text:span text:style-name="T56">i e a o</text:span><text:span text:style-name="T45"> </text:span><text:span text:style-name="T44">iː eː aː oː</text:span><text:span text:style-name="T14">/</text:span></text:p>
      <text:p text:style-name="P4"><text:span text:style-name="T3">N vowel qualities:</text:span><text:span text:style-name="T4"> 4</text:span></text:p>
      <text:p text:style-name="P4"><text:span text:style-name="T3">Diphthongs or vowel sequences:</text:span><text:span text:style-name="T4"> None</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Sandalo gives geminate counterparts of /</text:span><text:span text:style-name="T45">m n l w j</text:span><text:span text:style-name="T4">/ in the phoneme inventory. Sandalo analyzes /</text:span><text:span text:style-name="T44">ʁ</text:span><text:span text:style-name="T4">/ as a uvular stop phonologically, but since it is realized as a fricative in most positions, I use this symbol.</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V</text:span><text:span text:style-name="T3"> </text:span><text:span text:style-name="T4">(Sandalo 1997: 17-18)</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N/A</text:span></text:p>
      <text:p text:style-name="P9"><text:span text:style-name="T3">Onset obligatory: </text:span><text:span text:style-name="T8">No</text:span></text:p>
      <text:p text:style-name="P9"><text:span text:style-name="T3">Coda obligatory:</text:span><text:span text:style-name="T8"> N/A</text:span></text:p>
      <text:p text:style-name="P9"><text:span text:style-name="T3">Vocalic nucleus patterns:</text:span><text:span text:style-name="T8"> Short vowels, Long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N/A</text:span></text:p>
      <text:p text:style-name="P4"><text:span text:style-name="T3">Onset restrictions:</text:span><text:span text:style-name="T4"> All consonants may occur in simple onsets. In biconsonantal onets, C</text:span><text:span text:style-name="T64">2</text:span><text:span text:style-name="T4"> is always /</text:span><text:span text:style-name="T44">ʁ</text:span><text:span text:style-name="T4">/, C</text:span><text:span text:style-name="T64">1</text:span><text:span text:style-name="T4"> may be stop or nasal (perhaps others too).</text:span></text:p>
      <text:p text:style-name="P4"><text:span text:style-name="T3">Notes: </text:span><text:span text:style-name="T4">Sandalo’s analysis has /</text:span><text:span text:style-name="T44">ʁ</text:span><text:span text:style-name="T45"> d </text:span><text:span text:style-name="T44">dː</text:span><text:span text:style-name="T4">/ occurring as codas in clitics, but apparently these never surface as such phonetically, being deleted preceding consonants and resyllabified as onsets preceding vowels (1997: 16).</text:span></text:p>
      <text:p text:style-name="P5"><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Weight-Sensitive</text:span></text:p>
      <text:p text:style-name="P4"><text:span text:style-name="T3">Phonetic processes conditioned by stress:</text:span><text:span text:style-name="T8"> Consonant Allophony in Un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Intensity (impressionistic)</text:span></text:p>
      <text:p text:style-name="P5"/>
      <text:p text:style-name="P4"><text:span text:style-name="T7">Vowel reduction processes</text:span></text:p>
      <text:p text:style-name="P4"><text:span text:style-name="T3">kbc-R1:</text:span><text:span text:style-name="T4"> Long vowels are optionally reduced to short vowels preceding a voiceless stop onset of a following syllable. Example given shows that following stop is lengthened (Sandalo 1997: 17).</text:span></text:p>
      <text:p text:style-name="P6"/>
      <text:p text:style-name="P4"><text:span text:style-name="T7">Consonant allophony processes</text:span></text:p>
      <text:p text:style-name="Body"><text:span text:style-name="T3">kbc-C1: </text:span><text:span text:style-name="T8">A voiced uvular fricative may be realized as a stop word-initially (Sandalo 1997: 16).</text:span></text:p>
      <text:p text:style-name="Body"><text:span text:style-name="T3">kbc-C2: </text:span><text:span text:style-name="T8">A voiced alveolar stop is realized as a flap intervocalically (Sandalo 1997: 16).</text:span></text:p>
      <text:p text:style-name="Body"><text:span text:style-name="T3">kbc-C3: </text:span><text:span text:style-name="T8">A voiced palato-alveolar affricate is realized as a fricative by some speakers (Sandalo 1997: 15-16).</text:span></text:p>
      <text:p text:style-name="P5"/>
      <text:p text:style-name="P4"><text:span text:style-name="T7">Morphology</text:span></text:p>
      <text:p text:style-name="P4"><text:span text:style-name="T4">(adequate texts unavailable)</text:span></text:p>
      <text:p text:style-name="P5"/>
      <text:p text:style-name="P5"/>
      <text:p text:style-name="P5"/>
      <text:p text:style-name="P5"/>
      <text:p text:style-name="P4"/>
      <text:p text:style-name="P10"><text:span text:style-name="T3">[kbd] </text:span><text:span text:style-name="T11"><text:tab/></text:span><text:span text:style-name="T35">Kabardian</text:span><text:span text:style-name="T12"><text:tab/></text:span><text:span text:style-name="T4">Abkhaz-Adyge, </text:span><text:span text:style-name="T5">Circassian</text:span><text:span text:style-name="T4"> (Russia, Turkey)</text:span></text:p>
      <text:p text:style-name="P5"/>
      <text:p text:style-name="P4"><text:span text:style-name="T3">References consulted: </text:span><text:span text:style-name="T4">Applebaum (2013), Colarusso (2006), Gordon &amp; Applebaum (2010), Kuipers (1960), Matasović (2010)</text:span></text:p>
      <text:p text:style-name="P5"/>
      <text:p text:style-name="P4"><text:span text:style-name="T7">Sound inventory</text:span></text:p>
      <text:p text:style-name="P4"><text:span text:style-name="T3">C phoneme inventory:</text:span><text:span text:style-name="T4"> /</text:span><text:span text:style-name="T45">p b t d k</text:span><text:span text:style-name="T44">ʷ ɡʷ </text:span><text:span text:style-name="T48">q q</text:span><text:span text:style-name="T44">ʷ ʔ ʔʷ p’ t’ k’ʷ </text:span><text:span text:style-name="T48">q</text:span><text:span text:style-name="T44">’ </text:span><text:span text:style-name="T48">q</text:span><text:span text:style-name="T44">’ʷ t͡</text:span><text:span text:style-name="T48">s d</text:span><text:span text:style-name="T44">͡z t͡ʃ d͡ʒ t͡s’ t͡ʃ’ f v s z ɬ ɮ ɕ ʑ ʃ ʒ </text:span><text:span text:style-name="T48">x x</text:span><text:span text:style-name="T44">ʷ ɣ χ ʁ χʷ ʁʷ ħ h f' ɬ</text:span><text:span text:style-name="T45">’ </text:span><text:span text:style-name="T44">ɕ' m n r w j</text:span><text:span text:style-name="T4">/</text:span></text:p>
      <text:p text:style-name="P4"><text:span text:style-name="T3">N consonant phonemes:</text:span><text:span text:style-name="T4"> 48</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Dental, Alveolar, Palato-alveolar, Alveolo-palatal, Velar, Uvular, Pharyngeal, Glottal</text:span></text:p>
      <text:p text:style-name="P4"><text:span text:style-name="T3">Manners:</text:span><text:span text:style-name="T4"> Stop, Affricate, Fricative, Nasal, Trill, Central approximant, Lateral fricative, Ejective</text:span></text:p>
      <text:p text:style-name="P4"><text:span text:style-name="T3">N elaborations:</text:span><text:span text:style-name="T4"> 7</text:span></text:p>
      <text:p text:style-name="P4"><text:span text:style-name="T3">Elaborations:</text:span><text:span text:style-name="T4"> Voiced fricatives/affricates, Ejective, Labiodental, Palato-alveolar, Uvular, Pharyngeal, Labialization</text:span></text:p>
      <text:p text:style-name="P4"><text:span text:style-name="T3">V phoneme inventory:</text:span><text:span text:style-name="T4"> </text:span><text:span text:style-name="T14">/</text:span><text:span text:style-name="T44">ə a</text:span><text:span text:style-name="T45"> </text:span><text:span text:style-name="T44">aː</text:span><text:span text:style-name="T14">/</text:span></text:p>
      <text:p text:style-name="P4"><text:span text:style-name="T3">N vowel qualities:</text:span><text:span text:style-name="T4"> 2</text:span></text:p>
      <text:p text:style-name="P4"><text:span text:style-name="T3">Diphthongs or vowel sequences:</text:span><text:span text:style-name="T4"> Diphthongs /</text:span><text:span text:style-name="T45">aw j</text:span><text:span text:style-name="T44">ə</text:span><text:span text:style-name="T4">/</text:span></text:p>
      <text:p text:style-name="P4"><text:span text:style-name="T3">Contrastive length:</text:span><text:span text:style-name="T4"> Som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ħ</text:span><text:span text:style-name="T4">/ is marginal; exists in the speech of older generations, mostly in Arabic loans (Matasovic 10). Colarusso has /</text:span><text:span text:style-name="T44">c ɟ</text:span><text:span text:style-name="T4">/ or /</text:span><text:span text:style-name="T44">t̠ d̠</text:span><text:span text:style-name="T4">/ for /</text:span><text:span text:style-name="T44">t͡ʃ d͡ʒ</text:span><text:span text:style-name="T4">/. Colarusso doesn’t have /</text:span><text:span text:style-name="T44">ɣ</text:span><text:span text:style-name="T4">/. Other accounts posit two short vowels (</text:span><text:span text:style-name="T44">ə a</text:span><text:span text:style-name="T4">) and five long vowels (</text:span><text:span text:style-name="T44">aː eː iː oː uː</text:span><text:span text:style-name="T4">). There is a length contrast for /</text:span><text:span text:style-name="T45">a</text:span><text:span text:style-name="T4">/: /a</text:span><text:span text:style-name="T44">ː</text:span><text:span text:style-name="T4">/ is back open, /</text:span><text:span text:style-name="T45">a</text:span><text:span text:style-name="T4">/ is central open.</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V(C)(C)</text:span><text:span text:style-name="T3"> </text:span><text:span text:style-name="T4">(Colarusso 2006: 4-20; Matasović 2010: 13; Applebaum 2013)</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2</text:span></text:p>
      <text:p text:style-name="P9"><text:span text:style-name="T3">Onset obligatory: </text:span><text:span text:style-name="T8">No</text:span></text:p>
      <text:p text:style-name="P9"><text:span text:style-name="T3">Coda obligatory:</text:span><text:span text:style-name="T8"> N/A</text:span></text:p>
      <text:p text:style-name="P9"><text:span text:style-name="T3">Vocalic nucleus patterns:</text:span><text:span text:style-name="T8"> Short vowels, Long vowels</text:span></text:p>
      <text:p text:style-name="P9"><text:span text:style-name="T3">Syllabic consonant patterns:</text:span><text:span text:style-name="T8"> Nasal, Liquid, Obstruent</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redictable from word/consonantal context (Nasal, Liquid), Varies with VC sequence (Nasal, Liquid, Obstruent)</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Coda), Both patterns (Onset)</text:span></text:p>
      <text:p text:style-name="P9"><text:span text:style-name="T3">Morphological pattern of syllabic consonants:</text:span><text:span text:style-name="T8"> Unclear</text:span></text:p>
      <text:p text:style-name="P4"><text:span text:style-name="T3">Onset restrictions: </text:span><text:span text:style-name="T4">All consonants occur as simple onsets. Biconsonantal onsets consist mostly of stop+fricative, e.g. /</text:span><text:span text:style-name="T45">th </text:span><text:span text:style-name="T44">bʁʷ pɕ</text:span><text:span text:style-name="T4">/, but also rarely include two stops, e.g. /</text:span><text:span text:style-name="T45">pq</text:span><text:span text:style-name="T4">/. These clusters tend to be regressive, and clusters with labial first element are especially frequent. Examples of triconsonantal onsets include /</text:span><text:span text:style-name="T45">bzw </text:span><text:span text:style-name="T44">zbɣ pɕt</text:span><text:span text:style-name="T4">/.</text:span></text:p>
      <text:p text:style-name="P4"><text:span text:style-name="T3">Coda restrictions: </text:span><text:span text:style-name="T4">Unclear whether there are restrictions on simple codas. Biconsonantal codas include /</text:span><text:span text:style-name="T45">bz wf </text:span><text:span text:style-name="T44">pɬ</text:span><text:span text:style-name="T45"> rt</text:span><text:span text:style-name="T4">/.</text:span></text:p>
      <text:p text:style-name="P4"><text:soft-page-break/><text:span text:style-name="T3">Notes: </text:span><text:span text:style-name="T4">Colarusso analyzes initial sequence in </text:span><text:span text:style-name="T53">zbɣáɕ</text:span><text:span text:style-name="T4"> ‘I covered/thatched it’ as </text:span><text:span text:style-name="T53">z</text:span><text:span text:style-name="T46">.</text:span><text:span text:style-name="T53">bɣáɕ</text:span><text:span text:style-name="T4">, but gives no articulatory/perceptual evidence for this (2006: 17). This analysis seems to be influenced by formal models of syllable structure. </text:span><text:span text:style-name="T14">Matasović</text:span><text:span text:style-name="T4"> describes such sequences as onset clusters (2010: 13). Applebaum (2013) gives examples of complex codas.</text:span></text:p>
      <text:p text:style-name="P6"/>
      <text:p text:style-name="P4"><text:span text:style-name="T7">Suprasegmentals</text:span></text:p>
      <text:p text:style-name="P4"><text:span text:style-name="T3">Tone: </text:span><text:span text:style-name="T8">No</text:span></text:p>
      <text:p text:style-name="P4"><text:span text:style-name="T3">Word stress:</text:span><text:span text:style-name="T8"> Yes</text:span></text:p>
      <text:p text:style-name="P4"><text:span text:style-name="T3">Stress placement:</text:span><text:span text:style-name="T8"> Weight-Sensitive</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nstrumental), Pitch (instrumental), Intensity (instrumental)</text:span></text:p>
      <text:p text:style-name="P4"><text:span text:style-name="T3">Notes: </text:span><text:span text:style-name="T8">Duration and intensity are correlates of stress for most speakers.</text:span></text:p>
      <text:p text:style-name="P5"/>
      <text:p text:style-name="P4"><text:span text:style-name="T7">Vowel reduction processes</text:span></text:p>
      <text:p text:style-name="P4"><text:span text:style-name="T3">kbd-R1:</text:span><text:span text:style-name="T4"> Low vowel /</text:span><text:span text:style-name="T45">a</text:span><text:span text:style-name="T4">/ is realized as higher [</text:span><text:span text:style-name="T44">ɐ</text:span><text:span text:style-name="T4">] when unstressed (Applebaum 2013: 98-9).</text:span></text:p>
      <text:p text:style-name="P4"><text:span text:style-name="T3">kbd-R2:</text:span><text:span text:style-name="T4"> Frequently a sequence of a short high vowel and a consonant is replaced by a syllabic consonant (results in syllabic nasals, liquids, and obstruents; Kuipers 1960: 24, 42-3).</text:span></text:p>
      <text:p text:style-name="P4"><text:span text:style-name="T3">kbd-R3:</text:span><text:span text:style-name="T4"> Word-final /</text:span><text:span text:style-name="T44">ə</text:span><text:span text:style-name="T4">/ is deleted after a stressed syllable (Kuipers 1960: 34, 42).</text:span></text:p>
      <text:p text:style-name="P4"><text:span text:style-name="T3">kbd-R4: </text:span><text:span text:style-name="T4">Unstressed </text:span><text:span text:style-name="T14">/</text:span><text:span text:style-name="T44">ə</text:span><text:span text:style-name="T14">/</text:span><text:span text:style-name="T4"> preceding a stressed syllable is often deleted, so long as it does not produce an initial consonant cluster (Gordon &amp; Applebaum 2010: 42).</text:span></text:p>
      <text:p text:style-name="P5"/>
      <text:p text:style-name="P4"><text:span text:style-name="T7">Consonant allophony processes</text:span></text:p>
      <text:p text:style-name="Body"><text:span text:style-name="T3">kbd-C1: </text:span><text:span text:style-name="T8">Voiceless plosives may have affricated release preceding a vowel (Kuipers 1960: 17).</text:span></text:p>
      <text:p text:style-name="Body"><text:span text:style-name="T3">kbd-C2: </text:span><text:span text:style-name="T8">Labiovelar and palatal glides are realized with slight glottal friction word-initially (Kuipers 1960: 22).</text:span></text:p>
      <text:p text:style-name="Body"><text:span text:style-name="T3">kbd-C3: </text:span><text:span text:style-name="T8">Stops are voiced preceding a voiced stop or fricative (Matasović 2010: 11).</text:span></text:p>
      <text:p text:style-name="Body"><text:span text:style-name="T3">kbd-C4: </text:span><text:span text:style-name="T8">Voiceless ejective palato-alveolar affricate and fricative are realized as voiced word-medially (Kuipers 1960: 19).</text:span></text:p>
      <text:p text:style-name="P5"/>
      <text:p text:style-name="P4"><text:span text:style-name="T7">Morphology</text:span></text:p>
      <text:p text:style-name="P4"><text:span text:style-name="T3">Text:</text:span><text:span text:style-name="T8"> “Nart story” (Applebaum 2013: 223-231)</text:span></text:p>
      <text:p text:style-name="P4"><text:span text:style-name="T3">Synthetic index: </text:span><text:span text:style-name="T8">2.5 morphemes/word (571 morphemes, 229 words)</text:span></text:p>
      <text:p text:style-name="P5"/>
      <text:p text:style-name="P5"/>
      <text:p text:style-name="P4"/>
      <text:p text:style-name="P10"><text:span text:style-name="T3">[kbh] </text:span><text:span text:style-name="T11"><text:tab/></text:span><text:span text:style-name="T36">Camsá</text:span><text:span text:style-name="T12"><text:tab/></text:span><text:span text:style-name="T4">isolate (Colombia)</text:span></text:p>
      <text:p text:style-name="P5"/>
      <text:p text:style-name="P4"><text:span text:style-name="T3">References consulted: </text:span><text:span text:style-name="T4">Fabre (2002), Howard (1967, 1972), Juajibioy Chindoy (1962), Monguí Sánchez (1981)</text:span></text:p>
      <text:p text:style-name="P5"/>
      <text:p text:style-name="P4"><text:span text:style-name="T7">Sound inventory</text:span></text:p>
      <text:p text:style-name="P4"><text:span text:style-name="T3">C phoneme inventory:</text:span><text:span text:style-name="T4"> /</text:span><text:span text:style-name="T45">p b t d k </text:span><text:span text:style-name="T44">ɡ t͡s ʈ͡ʂ t͡ʃ ɸ s ʂ ʃ </text:span><text:span text:style-name="T48">x m n </text:span><text:span text:style-name="T44">ɲ l ɾ ʎ w j</text:span><text:span text:style-name="T4">/</text:span></text:p>
      <text:p text:style-name="P4"><text:span text:style-name="T3">N consonant phonemes:</text:span><text:span text:style-name="T4"> 22</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Palato-alveolar, Retroflex, Velar</text:span></text:p>
      <text:p text:style-name="P4"><text:span text:style-name="T3">Manners:</text:span><text:span text:style-name="T4"> Stop, Affricate, Fricative, Nasal, Flap/Tap, Central approximant, Lateral approximant</text:span></text:p>
      <text:p text:style-name="P4"><text:span text:style-name="T3">N elaborations:</text:span><text:span text:style-name="T4"> 2</text:span></text:p>
      <text:p text:style-name="P4"><text:span text:style-name="T3">Elaborations:</text:span><text:span text:style-name="T4"> Palato-alveolar, Retroflex</text:span></text:p>
      <text:p text:style-name="P4"><text:span text:style-name="T3">V phoneme inventory:</text:span><text:span text:style-name="T4"> /</text:span><text:span text:style-name="T56">i e </text:span><text:span text:style-name="T44">ɨ </text:span><text:span text:style-name="T50">a o u</text:span><text:span text:style-name="T4">/</text:span></text:p>
      <text:p text:style-name="P4"><text:span text:style-name="T3">N vowel qualities:</text:span><text:span text:style-name="T4"> 6</text:span></text:p>
      <text:p text:style-name="P4"><text:span text:style-name="T3">Diphthongs or vowel sequences:</text:span><text:span text:style-name="T4"> Diphthongs /</text:span><text:span text:style-name="T45">ai oi ui ia io ie ua ue</text:span><text:span text:style-name="T4">/</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26">Mongu</text:span><text:span text:style-name="T14">í Sá</text:span><text:span text:style-name="T27">nchez</text:span><text:span text:style-name="T4"> give a very different consonant phoneme inventory than the others. Juajibioy Chindoy concurs with Howard and the others, but additionally lists affricate /</text:span><text:span text:style-name="T45">pf</text:span><text:span text:style-name="T4">/. Howard lists &lt;</text:span><text:span text:style-name="T45">ë</text:span><text:span text:style-name="T4">&gt; for what others list as /</text:span><text:span text:style-name="T44">ɨ</text:span><text:span text:style-name="T4">/; </text:span><text:span text:style-name="T26">Mongu</text:span><text:span text:style-name="T14">í Sá</text:span><text:span text:style-name="T27">nchez</text:span><text:span text:style-name="T4"> gives /</text:span><text:span text:style-name="T44">ə</text:span><text:span text:style-name="T4">/ for this vowel.</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C)V</text:span><text:span text:style-name="T3"> </text:span><text:span text:style-name="T4">(Howard 1967: 81-5, Howard 1972: 84-9)</text:span></text:p>
      <text:p text:style-name="P9"><text:span text:style-name="T3">Size of maximal onset:</text:span><text:span text:style-name="T8"> 4</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Morphologically Complex (Onset)</text:span></text:p>
      <text:p text:style-name="P9"><text:span text:style-name="T3">Morphological pattern of syllabic consonants:</text:span><text:span text:style-name="T8"> N/A</text:span></text:p>
      <text:p text:style-name="P4"><text:span text:style-name="T3">Onset restrictions: </text:span><text:span text:style-name="T4">Biconsonantal onsets are most commonly two voiceless consonants at different places of articulation, e.g. /</text:span><text:span text:style-name="T45">xt st f</text:span><text:span text:style-name="T44">t͡s</text:span><text:span text:style-name="T45"> sb </text:span><text:span text:style-name="T44">t͡ʃt</text:span><text:span text:style-name="T45">, tk tm </text:span><text:span text:style-name="T44">ʃl</text:span><text:span text:style-name="T45"> nj</text:span><text:span text:style-name="T4">/. Many combinations occur, but liquids and glides are restricted to C</text:span><text:span text:style-name="T64">2</text:span><text:span text:style-name="T4"> position. In triconsonantal onsets, C</text:span><text:span text:style-name="T64">1</text:span><text:span text:style-name="T4"> is /</text:span><text:span text:style-name="T45">b t s </text:span><text:span text:style-name="T44">ʃ n</text:span><text:span text:style-name="T4">/ and apparently /</text:span><text:span text:style-name="T44">ɸ</text:span><text:span text:style-name="T4">/, C</text:span><text:span text:style-name="T64">2</text:span><text:span text:style-name="T4"> is /</text:span><text:span text:style-name="T44">d t k t͡ʃ t͡</text:span><text:span text:style-name="T55">s x </text:span><text:span text:style-name="T44">ʃ ʂ m j</text:span><text:span text:style-name="T4">/, and C</text:span><text:span text:style-name="T64">3</text:span><text:span text:style-name="T4"> is /</text:span><text:span text:style-name="T45">b k j m n </text:span><text:span text:style-name="T44">ɾ</text:span><text:span text:style-name="T4">/. Examples include /</text:span><text:span text:style-name="T45">stx ndm </text:span><text:span text:style-name="T44">ɸ</text:span><text:span text:style-name="T59">xn st</text:span><text:span text:style-name="T44">͡ʃb sʃt͡s</text:span><text:span text:style-name="T4">/ . 4-consonant onsets include /</text:span><text:span text:style-name="T44">ɸ</text:span><text:span text:style-name="T45">stx</text:span><text:span text:style-name="T4">/.</text:span></text:p>
      <text:p text:style-name="P4"><text:span text:style-name="T3">Notes: </text:span><text:span text:style-name="T4">“Consonant clusters are very common in Camsá” (Howard 1967: 81). Howard (1967) gives canonical syllable structure as (C)(C)(C)V, but updates it to (C)(C)(C)(C)V in Howard (1972), saying onsets may consist of four consonants when subject is 1st person plural (/</text:span><text:span text:style-name="T44">ɸ</text:span><text:span text:style-name="T4">-/). Some biconsonantal onsets (stop+stop, C+nasal sequences at different places of articulation) appear with brief transitional vocoid [</text:span><text:span text:style-name="T69">ə</text:span><text:span text:style-name="T4">] between consonants; similarly there are affects on length of fricatives in first versus second position of biconsonantal onsets, and sometimes an associated vocoid or offlgide with those (1967: 82).</text:span></text:p>
      <text:p text:style-name="P6"><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text:span></text:p>
      <text:p text:style-name="P5"/>
      <text:p text:style-name="P4"><text:span text:style-name="T7">Vowel reduction processes</text:span></text:p>
      <text:p text:style-name="P4"><text:span text:style-name="T3">kbh-R1:</text:span><text:span text:style-name="T4"> Word-final vowels occurring after a penultimate stress are optionally devoiced or deleted. This may occur in isolation but generally occurs in the middle of a clause (Howard 1967: 86).</text:span></text:p>
      <text:p text:style-name="P4"><text:span text:style-name="T3">kbh-R2:</text:span><text:span text:style-name="T4"> Word-medial vowels are ‘practically eliminated,’ with syllables between the first syllable and the stressed syllable being ‘squeezed together’ (Howard 1967: 86-7).</text:span></text:p>
      <text:p text:style-name="P4"><text:span text:style-name="T3">Notes: </text:span><text:span text:style-name="T4">“Words are pronounced rapidly with vowels practically eliminated word medially. A degree of emphasis is placed on the vowel of the first syllable with the following syllables squeezed together before the stressed syllable.” (Howard 1967: 86-7).</text:span></text:p>
      <text:p text:style-name="P5"/>
      <text:p text:style-name="P4"><text:span text:style-name="T7">Consonant allophony processes</text:span></text:p>
      <text:p text:style-name="Body"><text:span text:style-name="T3">kbh-C1: </text:span><text:span text:style-name="T8">A palatal glide is realized as a voiced palato-alveolar affricate following an alveolar nasal (Howard 1967).</text:span></text:p>
      <text:p text:style-name="Body"><text:span text:style-name="T3">kbh-C2: </text:span><text:span text:style-name="T8">An alveolar flap is realized as [</text:span><text:span text:style-name="T58">ʐ</text:span><text:span text:style-name="T8">] word-initially (Howard 1967: 78).</text:span></text:p>
      <text:p text:style-name="Body"><text:span text:style-name="T3">kbh-C3: </text:span><text:span text:style-name="T8">A voiceless alveolar fricative is realized as voiced adjacent to a voiced alveolar stop (Howard 1967: 78).</text:span></text:p>
      <text:p text:style-name="Body"><text:span text:style-name="T3">kbh-C4: </text:span><text:span text:style-name="T8">A voiced bilabial stop may be spirantized in all environments (Howard 1967: 77).</text:span></text:p>
      <text:p text:style-name="P5"/>
      <text:p text:style-name="P4"><text:span text:style-name="T7">Morphology</text:span></text:p>
      <text:p text:style-name="P4"><text:span text:style-name="T4">(adequate texts unavailable)</text:span></text:p>
      <text:p text:style-name="P5"/>
      <text:p text:style-name="P5"/>
      <text:p text:style-name="P4"/>
      <text:p text:style-name="P10"><text:span text:style-name="T3">[kbk] </text:span><text:span text:style-name="T11"><text:tab/></text:span><text:span text:style-name="T35">Grass Koiari</text:span><text:span text:style-name="T12"><text:tab/><text:tab/></text:span><text:span text:style-name="T4">Koiarian, </text:span><text:span text:style-name="T5">Koiaric</text:span><text:span text:style-name="T4"> (Papua New Guinea)</text:span></text:p>
      <text:p text:style-name="P5"/>
      <text:p text:style-name="P4"><text:span text:style-name="T3">References consulted: </text:span><text:span text:style-name="T4">Dutton (1996)</text:span></text:p>
      <text:p text:style-name="P5"/>
      <text:p text:style-name="P4"><text:span text:style-name="T7">Sound inventory</text:span></text:p>
      <text:p text:style-name="P4"><text:span text:style-name="T3">C phoneme inventory:</text:span><text:span text:style-name="T4"> /</text:span><text:span text:style-name="T44">b t d k ɡ ɸ β</text:span><text:span text:style-name="T45"> </text:span><text:span text:style-name="T48">s h m n l j</text:span><text:span text:style-name="T4">/</text:span></text:p>
      <text:p text:style-name="P4"><text:span text:style-name="T3">N consonant phonemes:</text:span><text:span text:style-name="T4"> 13</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Velar, Glottal</text:span></text:p>
      <text:p text:style-name="P4"><text:span text:style-name="T3">Manners:</text:span><text:span text:style-name="T4"> Stop, Fricative, Nasal, Lateral approximant, Central approximant</text:span></text:p>
      <text:p text:style-name="P4"><text:span text:style-name="T3">N elaborations:</text:span><text:span text:style-name="T4"> 1</text:span></text:p>
      <text:p text:style-name="P4"><text:span text:style-name="T3">Elaborations:</text:span><text:span text:style-name="T4"> Voiced fricatives/affricates</text:span></text:p>
      <text:p text:style-name="P4"><text:span text:style-name="T3">V phoneme inventory:</text:span><text:span text:style-name="T4"> /</text:span><text:span text:style-name="T56">i e a o u</text:span><text:span text:style-name="T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β</text:span><text:span text:style-name="T4">] alternates with [</text:span><text:span text:style-name="T45">w</text:span><text:span text:style-name="T4">], with [</text:span><text:span text:style-name="T45">w</text:span><text:span text:style-name="T4">] occurring before back vowels; perhaps it would be better analyzed as /</text:span><text:span text:style-name="T45">w</text:span><text:span text:style-name="T4">/.</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text:span><text:span text:style-name="T3"> </text:span><text:span text:style-name="T4">(Dutton 1996: 7)</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5"/>
      <text:p text:style-name="P4"><text:soft-page-break/><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Consonant Allophony in Stressed Syllables</text:span></text:p>
      <text:p text:style-name="P4"><text:span text:style-name="T3">Differences in phonological properties of stressed and unstressed syllables:</text:span><text:span text:style-name="T4"> (None)</text:span><text:span text:style-name="T14"> </text:span></text:p>
      <text:p text:style-name="P4"><text:span text:style-name="T3">Phonetic correlates of stress: </text:span><text:span text:style-name="T4">Vowel duration (impressionistic), Pitch (impressionistic)</text:span></text:p>
      <text:p text:style-name="P5"/>
      <text:p text:style-name="P4"><text:span text:style-name="T7">Vowel reduction processes</text:span></text:p>
      <text:p text:style-name="P4"><text:span text:style-name="T4">(none reported)</text:span></text:p>
      <text:p text:style-name="P5"/>
      <text:p text:style-name="P4"><text:span text:style-name="T7">Consonant allophony processes</text:span></text:p>
      <text:p text:style-name="Body"><text:span text:style-name="T3">kbk-C1: </text:span><text:span text:style-name="T8">A voiced bilabial fricative is realized as a glide preceding non-front vowels (Dutton 1996).</text:span></text:p>
      <text:p text:style-name="Body"><text:span text:style-name="T3">kbk-C2: </text:span><text:span text:style-name="T8">A voiceless bilabial fricative may be realized as [</text:span><text:span text:style-name="T47">p</text:span><text:span text:style-name="T8">] word-initially preceding a back vowel (Dutton 1996).</text:span></text:p>
      <text:p text:style-name="Body"><text:span text:style-name="T3">kbk-C3: </text:span><text:span text:style-name="T8">An alveolar lateral approximant is realized as a flap preceding front vowels (Dutton 1996).</text:span></text:p>
      <text:p text:style-name="P6"/>
      <text:p text:style-name="P4"><text:span text:style-name="T7">Morphology</text:span></text:p>
      <text:p text:style-name="P4"><text:span text:style-name="T3">Text:</text:span><text:span text:style-name="T8"> “Maruba” (Dutton 1996: 72-76)</text:span></text:p>
      <text:p text:style-name="P4"><text:span text:style-name="T3">Synthetic index: </text:span><text:span text:style-name="T8">1.5 morphemes/word (488 morphemes, 318 words)</text:span></text:p>
      <text:p text:style-name="P5"/>
      <text:p text:style-name="P5"/>
      <text:p text:style-name="P5"/>
      <text:p text:style-name="P4"/>
      <text:p text:style-name="P10"><text:span text:style-name="T3">[kca] </text:span><text:span text:style-name="T11"><text:tab/></text:span><text:span text:style-name="T35">Eastern Khanty</text:span><text:span text:style-name="T12"><text:tab/></text:span><text:span text:style-name="T4">Uralic, </text:span><text:span text:style-name="T5">Khantyic </text:span><text:span text:style-name="T4">(Russia)</text:span></text:p>
      <text:p text:style-name="P5"/>
      <text:p text:style-name="P4"><text:span text:style-name="T3">References consulted: </text:span><text:span text:style-name="T4">Filchenko (2007), Andrey Filchenko (p.c.)</text:span></text:p>
      <text:p text:style-name="P5"/>
      <text:p text:style-name="P4"><text:span text:style-name="T7">Sound inventory</text:span></text:p>
      <text:p text:style-name="P4"><text:span text:style-name="T3">C phoneme inventory:</text:span><text:span text:style-name="T4"> /</text:span><text:span text:style-name="T51">p t c k q t</text:span><text:span text:style-name="T44">͡ʃ s ɣ m n n̠ ɲ ŋ </text:span><text:span text:style-name="T48">r l </text:span><text:span text:style-name="T44">ʎ ʟ w j</text:span><text:span text:style-name="T4">/</text:span></text:p>
      <text:p text:style-name="P4"><text:span text:style-name="T3">N consonant phonemes:</text:span><text:span text:style-name="T4"> 19</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Palato-alveolar, Palatal, Velar, Uvular</text:span></text:p>
      <text:p text:style-name="P4"><text:span text:style-name="T3">Manners:</text:span><text:span text:style-name="T4"> Stop, Affricate, Fricative, Nasal, Trill, Central approximant, Lateral approximant</text:span></text:p>
      <text:p text:style-name="P4"><text:span text:style-name="T3">N elaborations:</text:span><text:span text:style-name="T4"> 4</text:span></text:p>
      <text:p text:style-name="P4"><text:span text:style-name="T3">Elaborations:</text:span><text:span text:style-name="T4"> Voiced fricatives/affricates, Palato-alveolar, Uvular</text:span></text:p>
      <text:p text:style-name="P4"><text:span text:style-name="T3">V phoneme inventory:</text:span><text:span text:style-name="T4"> /</text:span><text:span text:style-name="T51">i y e </text:span><text:span text:style-name="T48">ø œ æ ɨ ə̘ ə </text:span><text:span text:style-name="T44">a ɔ </text:span><text:span text:style-name="T56">o u</text:span><text:span text:style-name="T4">/</text:span></text:p>
      <text:p text:style-name="P4"><text:span text:style-name="T3">N vowel qualities:</text:span><text:span text:style-name="T4"> 13</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5">r</text:span><text:span text:style-name="T4">/ is described as an ‘alveolar-palatal trill’. /</text:span><text:span text:style-name="T45">k q </text:span><text:span text:style-name="T44">ɣ ŋ</text:span><text:span text:style-name="T4">/ are described as ‘cacuminal’ (retroflex?). /</text:span><text:span text:style-name="T44">t͡ɬ</text:span><text:span text:style-name="T4">/ occurs in Upper Yugan dialect only. /</text:span><text:span text:style-name="T44">ə ə̘ ø ɔ</text:span><text:span text:style-name="T4">/ are ‘reduced’ vowels, produced as lax, weak, and short, commonly occurring in unstressed syllables.</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V(C)(C)</text:span><text:span text:style-name="T3"> </text:span><text:span text:style-name="T4">(Filchenko 2007: 53-7)</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Morphologically Complex (Coda)</text:span></text:p>
      <text:p text:style-name="P9"><text:span text:style-name="T3">Morphological pattern of syllabic consonants:</text:span><text:span text:style-name="T8"> N/A</text:span></text:p>
      <text:p text:style-name="P4"><text:span text:style-name="T3">Onset restrictions: </text:span><text:span text:style-name="T4">C</text:span><text:span text:style-name="T64">1</text:span><text:span text:style-name="T4"> may be any consonant except /</text:span><text:span text:style-name="T44">ŋ</text:span><text:span text:style-name="T4">/. C</text:span><text:span text:style-name="T64">2</text:span><text:span text:style-name="T4"> is always a glide /</text:span><text:span text:style-name="T44">β̞</text:span><text:span text:style-name="T4">/ or /</text:span><text:span text:style-name="T45">j</text:span><text:span text:style-name="T4">/.</text:span></text:p>
      <text:p text:style-name="P4"><text:span text:style-name="T3">Coda restrictions: </text:span><text:span text:style-name="T4">All consonants except for glides and glottal fricative /</text:span><text:span text:style-name="T45">h</text:span><text:span text:style-name="T4">/ are attested. </text:span></text:p>
      <text:p text:style-name="P4"><text:soft-page-break/><text:span text:style-name="T3">Notes: </text:span><text:span text:style-name="T4">Canonical syllable structure includes coda clusters. These come about through derivation or inflection, and vowel epenthesis is employed “robustly and productively” such that most are not realized as coda clusters. However, derived coda clusters with a sonorant preceding a homorganic stop are more likely to be retained (e.g. </text:span><text:span text:style-name="T46">lol-t</text:span><text:span text:style-name="T4"> ‘crack, dent’-PL). Description suggests that occurrence of clusters is a matter of probability, and there is an “extremely low probability of consonant clusters at the morphemic edges, word-initial, and word-final position” (Filchenko 2007: 55). I therefore analyze this language as having Moderately Complex syllable structure.</text:span></text:p>
      <text:p text:style-name="P6"/>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Weight-Sensitive</text:span></text:p>
      <text:p text:style-name="P4"><text:span text:style-name="T3">Phonetic processes conditioned by stress:</text:span><text:span text:style-name="T8"> Vowel Reduction</text:span></text:p>
      <text:p text:style-name="P4"><text:span text:style-name="T3">Phonetic correlates of stress: </text:span><text:span text:style-name="T4">Not described</text:span></text:p>
      <text:p text:style-name="P4"><text:span text:style-name="T3">Differences in phonological properties of stressed and unstressed syllables:</text:span><text:span text:style-name="T8"> Vowel Quality Contrasts (see notes)</text:span></text:p>
      <text:p text:style-name="P4"><text:span text:style-name="T3">Notes:</text:span><text:span text:style-name="T4"> /</text:span><text:span text:style-name="T44">ə ə̘ ø ɔ</text:span><text:span text:style-name="T4">/ commonly occur in unstressed syllables, and their occurrence in a word may complicate typical patterns of stress assignment (if initial syllable in bisyllabic word has reduced vowel, stress shifts to next syllable).</text:span></text:p>
      <text:p text:style-name="P5"/>
      <text:p text:style-name="P4"><text:span text:style-name="T7">Vowel reduction processes</text:span></text:p>
      <text:p text:style-name="P4"><text:span text:style-name="T3">kca-R1:</text:span><text:span text:style-name="T4"> Word-final vowels, particularly /</text:span><text:span text:style-name="T44">ə</text:span><text:span text:style-name="T4">/ and /</text:span><text:span text:style-name="T55">ø</text:span><text:span text:style-name="T4">/, are under-articulated, reduced, devoiced, or deleted (Filchenko 2007: 56).</text:span></text:p>
      <text:p text:style-name="P5"/>
      <text:p text:style-name="P4"><text:span text:style-name="T7">Consonant allophony processes</text:span></text:p>
      <text:p text:style-name="Body"><text:span text:style-name="T3">kca-C1: </text:span><text:span text:style-name="T8">Voiceless velar stop and voiced velar fricative are realized as uvulars adjacent to back vowels (Filchenko 2007: 41).</text:span></text:p>
      <text:p text:style-name="Body"><text:span text:style-name="T3">kca-C2: </text:span><text:span text:style-name="T8">A labiovelar approximant may be realized as a bilabial stop following /</text:span><text:span text:style-name="T47">m</text:span><text:span text:style-name="T8">/ (Filchenko 2007: 44-45).</text:span></text:p>
      <text:p text:style-name="Body"><text:span text:style-name="T3">kca-C3: </text:span><text:span text:style-name="T8">A voiced velar fricative may be realized as a velar stop adjacent to /</text:span><text:span text:style-name="T52">t k q t</text:span><text:span text:style-name="T58">͡ʃ</text:span><text:span text:style-name="T8">/ (Filchenko 2007: 45).</text:span></text:p>
      <text:p text:style-name="Body"><text:span text:style-name="T3">kca-C4: </text:span><text:span text:style-name="T8">A voiced velar fricative may be realized as a velar stop intervocalically (Filchenko 2007: 45).</text:span></text:p>
      <text:p text:style-name="Body"><text:span text:style-name="T3">kca-C5: </text:span><text:span text:style-name="T8">Labial and dorsal consonants are palatalized preceding front vowels (Filchenko 2007: 37).</text:span></text:p>
      <text:p text:style-name="Body"><text:span text:style-name="T3">kca-C6: </text:span><text:span text:style-name="T8">A voiced velar fricative is realized as a labiovelar approximant following /</text:span><text:span text:style-name="T47">u</text:span><text:span text:style-name="T8">/ (Filchenko 2007: 45-6).</text:span></text:p>
      <text:p text:style-name="P5"/>
      <text:p text:style-name="P4"><text:span text:style-name="T7">Morphology</text:span></text:p>
      <text:p text:style-name="P4"><text:span text:style-name="T3">Text:</text:span><text:span text:style-name="T8"> “A bear in the river” (Filchenko 2007: 582-588)</text:span></text:p>
      <text:p text:style-name="P4"><text:span text:style-name="T3">Synthetic index: </text:span><text:span text:style-name="T8">1.9 morphemes/word (649 morphemes, 342 words)</text:span></text:p>
      <text:p text:style-name="P5"/>
      <text:p text:style-name="P4"/>
      <text:p text:style-name="P10"><text:span text:style-name="T3">[ket] </text:span><text:span text:style-name="T11"><text:tab/></text:span><text:span text:style-name="T36">K</text:span><text:span text:style-name="T35">et</text:span><text:span text:style-name="T12"><text:tab/></text:span><text:span text:style-name="T4">Yeniseian, </text:span><text:span text:style-name="T5">Northern Yeniseian</text:span><text:span text:style-name="T4"> (Russia)</text:span></text:p>
      <text:p text:style-name="P5"/>
      <text:p text:style-name="P4"><text:span text:style-name="T3">References consulted: </text:span><text:span text:style-name="T4">Georg (2007), Vajda (2000)</text:span></text:p>
      <text:p text:style-name="P5"/>
      <text:p text:style-name="P4"><text:span text:style-name="T7">Sound inventory</text:span></text:p>
      <text:p text:style-name="P4"><text:span text:style-name="T3">C phoneme inventory:</text:span><text:span text:style-name="T4"> /</text:span><text:span text:style-name="T51">b t d k q s h m n </text:span><text:span text:style-name="T44">ŋ l j</text:span><text:span text:style-name="T4">/</text:span></text:p>
      <text:p text:style-name="P4"><text:span text:style-name="T3">N consonant phonemes:</text:span><text:span text:style-name="T4"> 12</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Velar, Uvular, Glottal</text:span></text:p>
      <text:p text:style-name="P4"><text:span text:style-name="T3">Manners:</text:span><text:span text:style-name="T4"> Stop, Fricative, Nasal, Central approximant, Lateral approximant</text:span></text:p>
      <text:p text:style-name="P4"><text:span text:style-name="T3">N elaborations:</text:span><text:span text:style-name="T4"> 1</text:span></text:p>
      <text:p text:style-name="P4"><text:span text:style-name="T3">Elaborations:</text:span><text:span text:style-name="T4"> Uvular</text:span></text:p>
      <text:p text:style-name="P4"><text:span text:style-name="T3">V phoneme inventory:</text:span><text:span text:style-name="T4"> </text:span><text:span text:style-name="T14">/</text:span><text:span text:style-name="T56">i e </text:span><text:span text:style-name="T44">ɨ ə </text:span><text:span text:style-name="T50">a o u</text:span><text:span text:style-name="T14">/</text:span></text:p>
      <text:p text:style-name="P4"><text:span text:style-name="T3">N vowel qualities:</text:span><text:span text:style-name="T4"> 7</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V(C)(C)(C)</text:span><text:span text:style-name="T3"> </text:span><text:span text:style-name="T4">(Georg 2007: 80-4)</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3</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Morphologically Complex (Onset), or Both patterns (Coda)</text:span></text:p>
      <text:p text:style-name="P9"><text:span text:style-name="T3">Morphological pattern of syllabic consonants:</text:span><text:span text:style-name="T8"> Grammatical items</text:span></text:p>
      <text:p text:style-name="P4"><text:span text:style-name="T3">Onset restrictions: </text:span><text:span text:style-name="T4">Apparently all consonants occur in simple onsets. Onset clusters have /</text:span><text:span text:style-name="T45">b k d</text:span><text:span text:style-name="T4">/ as C</text:span><text:span text:style-name="T64">1</text:span><text:span text:style-name="T4"> and apparently any (?) consonant as C</text:span><text:span text:style-name="T64">2</text:span><text:span text:style-name="T4">.</text:span></text:p>
      <text:p text:style-name="P4"><text:span text:style-name="T3">Coda restrictions: </text:span><text:span text:style-name="T4">All consonants except /</text:span><text:span text:style-name="T45">h</text:span><text:span text:style-name="T4">/ occur as simple codas. Biconsonantal codas seem fairly unrestricted, though most end in /</text:span><text:span text:style-name="T45">s</text:span><text:span text:style-name="T4">/ (nominalizing suffix), /</text:span><text:span text:style-name="T45">n</text:span><text:span text:style-name="T4">/, or /</text:span><text:span text:style-name="T44">ŋ</text:span><text:span text:style-name="T4">/ (plural suffixes). Other biconsonantal codas such as /</text:span><text:span text:style-name="T45">tl</text:span><text:span text:style-name="T4">/, /</text:span><text:span text:style-name="T44">ŋ</text:span><text:span text:style-name="T45">l</text:span><text:span text:style-name="T4">/, /</text:span><text:span text:style-name="T45">nt</text:span><text:span text:style-name="T4">/, /</text:span><text:span text:style-name="T45">kt</text:span><text:span text:style-name="T4">/, and /</text:span><text:span text:style-name="T45">qt</text:span><text:span text:style-name="T4">/ may occur within roots. Triconsonantal codas always have a continuant as the second member and /s/ as the third member.</text:span></text:p>
      <text:p text:style-name="P4"><text:span text:style-name="T3">Notes: </text:span><text:span text:style-name="T4">Canonical syllable structure differs here from Georg’s reported patterns, which include two-consonant codas. In discussion on p. 84 he gives example of triconsonantal coda, which may occur when the nominalizer suffix </text:span><text:span text:style-name="T5">-s</text:span><text:span text:style-name="T4"> is added to a coda ending in a continuant. All examples of biconsonantal onsets have stops as C</text:span><text:span text:style-name="T64">2</text:span><text:span text:style-name="T4"> but it would seem based on patterns reported that any stem-initial C could occur in this position. What is written as /</text:span><text:span text:style-name="T44">ʔ</text:span><text:span text:style-name="T4">/ in Georg’s transcriptions marks Tone 2 and shouldn’t be analyzed as a consonant.</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No</text:span></text:p>
      <text:p text:style-name="P4"><text:span text:style-name="T3">Notes: </text:span><text:span text:style-name="T8">Falling tones are ‘acoustically close to a dynamic stress’.</text:span></text:p>
      <text:p text:style-name="P6"/>
      <text:p text:style-name="P4"><text:span text:style-name="T7">Vowel reduction processes</text:span></text:p>
      <text:p text:style-name="P4"><text:span text:style-name="T3">ket-R1:</text:span><text:span text:style-name="T4"> An unstressed high front vowel /</text:span><text:span text:style-name="T45">i</text:span><text:span text:style-name="T4">/ in the sequence VC</text:span><text:span text:style-name="T45">i</text:span><text:span text:style-name="T4">CV is syncopated, if no non-permitted consonant cluster results (Georg 2007: 214; “stress” here refers to tonal contour).</text:span></text:p>
      <text:p text:style-name="P4"><text:span text:style-name="T3">ket-R2:</text:span><text:span text:style-name="T4"> Vowels with second tone lose their tone except in absolute final position in phrase (Vajda 2000: 15-16).</text:span></text:p>
      <text:p text:style-name="P4"><text:span text:style-name="T3">ket-R3:</text:span><text:span text:style-name="T4"> In post-tonal (non-initial) syllables and the second syllable of a disyllabic pitch contour, there is free variation between vowels and higher counterparts (Vajda 2000: 11).</text:span></text:p>
      <text:p text:style-name="P5"/>
      <text:p text:style-name="P4"><text:span text:style-name="T7">Consonant allophony processes</text:span></text:p>
      <text:p text:style-name="Body"><text:span text:style-name="T3">ket-C1: </text:span><text:span text:style-name="T8">A voiceless alveolar fricative is sometimes realized as a palato-alveolar fricative or affricate preceding front vowels (Georg 2007: 78).</text:span></text:p>
      <text:p text:style-name="Body"><text:span text:style-name="T3">ket-C2: </text:span><text:span text:style-name="T8">A voiceless velar stop is realized as a voiced velar fricative intervocalically (Georg 2007: 75).</text:span></text:p>
      <text:p text:style-name="Body"><text:span text:style-name="T3">ket-C3: </text:span><text:span text:style-name="T8">A consonant is voiced preceding another consonant (Georg 2007: 75).</text:span></text:p>
      <text:p text:style-name="Body"><text:span text:style-name="T3">ket-C4: </text:span><text:span text:style-name="T8">A voiced alveolar stop is realized as a flap intervocalically in some dialects (Georg 2007: 76).</text:span></text:p>
      <text:p text:style-name="Body"><text:span text:style-name="T3">ket-C5: </text:span><text:span text:style-name="T8">Voiced bilabial stop, voiceless velar and uvular stops are spirantized intervocalically (Georg 2007: 75-8).</text:span></text:p>
      <text:p text:style-name="P5"/>
      <text:p text:style-name="P4"><text:span text:style-name="T7">Morphology</text:span></text:p>
      <text:p text:style-name="P4"><text:span text:style-name="T3">Text:</text:span><text:span text:style-name="T8"> “Two brothers” (Vajda 2004: 92-97)</text:span></text:p>
      <text:p text:style-name="P4"><text:span text:style-name="T3">Synthetic index: </text:span><text:span text:style-name="T8">2.3 morphemes/word (602 morphemes, 267 words)</text:span></text:p>
      <text:p text:style-name="P5"/>
      <text:p text:style-name="P5"/>
      <text:p text:style-name="P5"/>
      <text:p text:style-name="P4"/>
      <text:p text:style-name="P10"><text:span text:style-name="T3">[kew] </text:span><text:span text:style-name="T11"><text:tab/></text:span><text:span text:style-name="T35">East Kewa</text:span><text:span text:style-name="T12"><text:tab/></text:span><text:span text:style-name="T4">Nuclear Trans New Guinea, </text:span><text:span text:style-name="T5">Enga-Kewa-Huli</text:span><text:span text:style-name="T4"> (Papua New Guinea)</text:span></text:p>
      <text:p text:style-name="P5"/>
      <text:p text:style-name="P4"><text:span text:style-name="T3">References consulted: </text:span><text:span text:style-name="T4">Franklin (1971), Franklin &amp; Franklin (1962, 1978)</text:span></text:p>
      <text:p text:style-name="P5"/>
      <text:p text:style-name="P4"><text:span text:style-name="T7">Sound inventory</text:span></text:p>
      <text:p text:style-name="P4"><text:span text:style-name="T3">C phoneme inventory:</text:span><text:span text:style-name="T4"> /</text:span><text:span text:style-name="T67">m</text:span><text:span text:style-name="T45">b t </text:span><text:span text:style-name="T67">n</text:span><text:span text:style-name="T44">d c k ɸ </text:span><text:span text:style-name="T48">s x m n </text:span><text:span text:style-name="T44">ɲ ɺ</text:span><text:span text:style-name="T45"> </text:span><text:span text:style-name="T44">ɾ w j</text:span><text:span text:style-name="T4">/</text:span></text:p>
      <text:p text:style-name="P4"><text:span text:style-name="T3">N consonant phonemes:</text:span><text:span text:style-name="T4"> 15</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Palatal, Velar</text:span></text:p>
      <text:p text:style-name="P4"><text:span text:style-name="T3">Manners:</text:span><text:span text:style-name="T4"> Stop, Fricative, Nasal, Flap/Tap, Lateral Flap/Tap, Central Approximant</text:span></text:p>
      <text:p text:style-name="P4"><text:span text:style-name="T3">N elaborations:</text:span><text:span text:style-name="T4"> 1</text:span></text:p>
      <text:p text:style-name="P4"><text:span text:style-name="T3">Elaborations:</text:span><text:span text:style-name="T4"> Prenasalization</text:span></text:p>
      <text:p text:style-name="P4"><text:span text:style-name="T3">V phoneme inventory:</text:span><text:span text:style-name="T4"> /</text:span><text:span text:style-name="T56">i e </text:span><text:span text:style-name="T44">ə </text:span><text:span text:style-name="T50">a o u</text:span><text:span text:style-name="T4">/</text:span></text:p>
      <text:p text:style-name="P4"><text:span text:style-name="T3">N vowel qualities:</text:span><text:span text:style-name="T4"> 6</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Palatal consonants are present in Eastern Kewa only, and do not occur before high vowels (Franklin &amp; Franklin 1978: 21). /</text:span><text:span text:style-name="T45">e</text:span><text:span text:style-name="T4">/ reported in 1971, 1978 references, but not 1962 references. /</text:span><text:span text:style-name="T45">a</text:span><text:span text:style-name="T4">/ produced slightly longer, but has no short counterpart.</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text:span><text:span text:style-name="T3"> </text:span><text:span text:style-name="T4">(Franklin 1971: 11-12)</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5"/>
      <text:p text:style-name="P4"><text:soft-page-break/><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Vowel Quality Contrasts</text:span></text:p>
      <text:p text:style-name="P4"><text:span text:style-name="T3">Phonetic correlates of stress: </text:span><text:span text:style-name="T4">Vowel duration (impressionistic), Pitch (impressionistic)</text:span></text:p>
      <text:p text:style-name="P4"><text:span text:style-name="T3">Notes: </text:span><text:span text:style-name="T4">Pitch as a correlate of stress here indicates that perceptual or auditory height of a tone may be conditioned by stress placement.</text:span></text:p>
      <text:p text:style-name="P5"/>
      <text:p text:style-name="P4"><text:span text:style-name="T7">Vowel reduction processes</text:span></text:p>
      <text:p text:style-name="P4"><text:span text:style-name="T4">(none reported)</text:span></text:p>
      <text:p text:style-name="P6"/>
      <text:p text:style-name="P4"><text:span text:style-name="T7">Consonant allophony processes</text:span></text:p>
      <text:p text:style-name="Body"><text:span text:style-name="T3">kew-C1: </text:span><text:span text:style-name="T8">A voiceless alveolar fricative is realized as palato-alveolar preceding a high vowel (Franklin 1971: 24).</text:span></text:p>
      <text:p text:style-name="Body"><text:span text:style-name="T3">kew-C2: </text:span><text:span text:style-name="T8">A voiceless bilabial or velar fricative may be realized as an affricate utterance-initially (Franklin 1971: 24).</text:span></text:p>
      <text:p text:style-name="Body"><text:span text:style-name="T3">kew-C3: </text:span><text:span text:style-name="T8">Fricatives may be voiced in fast speech (Franklin 1971: 24).</text:span></text:p>
      <text:p text:style-name="P5"/>
      <text:p text:style-name="P4"><text:span text:style-name="T7">Morphology</text:span></text:p>
      <text:p text:style-name="P4"><text:span text:style-name="T3">Text: </text:span><text:span text:style-name="T8">“East Kewa” (lines 1-13, 32-58, Franklin &amp; Franklin 1978: 483-487)</text:span></text:p>
      <text:p text:style-name="P4"><text:span text:style-name="T3">Synthetic index: </text:span><text:span text:style-name="T8">1.4 morphemes/word (399 morphemes, 278 words)</text:span></text:p>
      <text:p text:style-name="P5"/>
      <text:p text:style-name="P4"/>
      <text:p text:style-name="P10"><text:span text:style-name="T3">[khc] </text:span><text:span text:style-name="T11"><text:tab/></text:span><text:span text:style-name="T35">Tukang Besi North</text:span><text:span text:style-name="T12"><text:tab/></text:span><text:span text:style-name="T4">Austronesian, </text:span><text:span text:style-name="T5">Malayo-Polynesian</text:span><text:span text:style-name="T4"> (Indonesia)</text:span></text:p>
      <text:p text:style-name="P5"/>
      <text:p text:style-name="P4"><text:span text:style-name="T3">References consulted: </text:span><text:span text:style-name="T4">Donohue (1999)</text:span></text:p>
      <text:p text:style-name="P5"/>
      <text:p text:style-name="P4"><text:span text:style-name="T7">Sound inventory</text:span></text:p>
      <text:p text:style-name="P4"><text:span text:style-name="T3">C phoneme inventory:</text:span><text:span text:style-name="T4"> /</text:span><text:span text:style-name="T42">p t</text:span><text:span text:style-name="T44">̪ k ɡ ʔ </text:span><text:span text:style-name="T67">m</text:span><text:span text:style-name="T42">p </text:span><text:span text:style-name="T67">m</text:span><text:span text:style-name="T44">b </text:span><text:span text:style-name="T67">n</text:span><text:span text:style-name="T44">t̪ </text:span><text:span text:style-name="T67">n</text:span><text:span text:style-name="T44">d̪ </text:span><text:span text:style-name="T67">ŋ</text:span><text:span text:style-name="T44">k </text:span><text:span text:style-name="T67">ŋ</text:span><text:span text:style-name="T44">ɡ ɓ ɗ̪ β </text:span><text:span text:style-name="T48">s h </text:span><text:span text:style-name="T67">n</text:span><text:span text:style-name="T44">s m n̪ ŋ </text:span><text:span text:style-name="T48">r l</text:span><text:span text:style-name="T4">/</text:span></text:p>
      <text:p text:style-name="P4"><text:span text:style-name="T3">N consonant phonemes:</text:span><text:span text:style-name="T4"> 22</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Alveolar, Velar, Glottal</text:span></text:p>
      <text:p text:style-name="P4"><text:span text:style-name="T3">Manners:</text:span><text:span text:style-name="T4"> Stop, Fricative, Nasal, Trill, Lateral Approximant</text:span></text:p>
      <text:p text:style-name="P4"><text:span text:style-name="T3">N elaborations:</text:span><text:span text:style-name="T4"> 3</text:span></text:p>
      <text:p text:style-name="P4"><text:span text:style-name="T3">Elaborations:</text:span><text:span text:style-name="T4"> Voiced fricatives/affricates, Prenasalization, Implosive</text:span></text:p>
      <text:p text:style-name="P4"><text:span text:style-name="T3">V phoneme inventory:</text:span><text:span text:style-name="T4"> /</text:span><text:span text:style-name="T44">i ɛ </text:span><text:span text:style-name="T50">a o </text:span><text:span text:style-name="T44">ɯ</text:span><text:span text:style-name="T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here are also palatal phonemes loaned from Indonesian/Trade Malay. Author presents distributional/reduplication/syllabification evidence for analyzing prenasalized stops as unitary rather than sequences in reduplication processes.</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text:span><text:span text:style-name="T3"> </text:span><text:span text:style-name="T4">(Donohue 1999: 30-1)</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5"/>
      <text:p text:style-name="P4"><text:soft-page-break/><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Consonant Allophony in Un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Pitch (impressionistic)</text:span></text:p>
      <text:p text:style-name="P4"><text:span text:style-name="T3">Notes:</text:span><text:span text:style-name="T8"> Donohue speculates that Tukang Besi has an incipient pitch accent system that’s developing through the regularization of phonetic properties of older non-contrastive stress system (1999: 34).</text:span></text:p>
      <text:p text:style-name="P5"/>
      <text:p text:style-name="P4"><text:span text:style-name="T7">Vowel reduction processes</text:span></text:p>
      <text:p text:style-name="P4"><text:span text:style-name="T3">khc-R1:</text:span><text:span text:style-name="T4"> In casual speech, any word-final vowel can delete or become voiceless after a voiceless consonant (Donohue 1999: 23).</text:span></text:p>
      <text:p text:style-name="P6"/>
      <text:p text:style-name="P4"><text:span text:style-name="T7">Consonant allophony processes</text:span></text:p>
      <text:p text:style-name="Body"><text:span text:style-name="T3">khc-C1: </text:span><text:span text:style-name="T8">Non-implosive bilabial stops may be realized as affricates preceding /</text:span><text:span text:style-name="T47">a o</text:span><text:span text:style-name="T8">/ (Donohue 1999: 16).</text:span></text:p>
      <text:p text:style-name="Body"><text:span text:style-name="T3">khc-C2: </text:span><text:span text:style-name="T8">Voiceless glottal fricative is realized as voiceless bilabial fricative preceding /</text:span><text:span text:style-name="T47">u</text:span><text:span text:style-name="T8">/ (Donohue 1999: 19).</text:span></text:p>
      <text:p text:style-name="Body"><text:span text:style-name="T3">khc-C3: </text:span><text:span text:style-name="T8">A voiceless velar stop is realized as fronted preceding /</text:span><text:span text:style-name="T47">i</text:span><text:span text:style-name="T8">/ (Donohue 1999: 19).</text:span></text:p>
      <text:p text:style-name="Body"><text:span text:style-name="T3">khc-C4: </text:span><text:span text:style-name="T8">An alveolar trill may be realized as an alveolar, lateral, or retroflex flap intervocalically in some dialects and in casual speech (Donohue 1999: 18).</text:span></text:p>
      <text:p text:style-name="Body"><text:span text:style-name="T3">khc-C5: </text:span><text:span text:style-name="T8">An alveolar lateral approximant my be realized as a lateral or retroflex flap following a non-front vowel in some dialects and in casual speech (Donohue 1999: 18).</text:span></text:p>
      <text:p text:style-name="Body"><text:span text:style-name="T3">khc-C6: </text:span><text:span text:style-name="T8">A voiced velar stop is spirantized in lax environments, including between two unstressed vowels (Donohue 1999: 27).</text:span></text:p>
      <text:p text:style-name="Body"><text:span text:style-name="T3">khc-C7: </text:span><text:span text:style-name="T8">An implosive bilabial stop is realized as a fricative intervocalically (Donohue 1999: 16).</text:span></text:p>
      <text:p text:style-name="Body"><text:span text:style-name="T3">khc-C8: </text:span><text:span text:style-name="T8">Non-implosive bilabial stops may be spirantized preceding non-high back vowels (Donohue 1999: 16).</text:span></text:p>
      <text:p text:style-name="P3"/>
      <text:p text:style-name="P4"><text:span text:style-name="T7">Morphology</text:span></text:p>
      <text:p text:style-name="P4"><text:span text:style-name="T3">Text:</text:span><text:span text:style-name="T8"> “The heron and the monkey” (Donohue 1999: 516-520)</text:span></text:p>
      <text:p text:style-name="P4"><text:span text:style-name="T3">Synthetic index: </text:span><text:span text:style-name="T8">1.5 morphemes/word (605 morphemes, 398 words)</text:span></text:p>
      <text:p text:style-name="P5"/>
      <text:p text:style-name="P5"/>
      <text:p text:style-name="P5"/>
      <text:p text:style-name="P4"/>
      <text:p text:style-name="P10"><text:span text:style-name="T3">[khr] </text:span><text:span text:style-name="T11"><text:tab/></text:span><text:span text:style-name="T35">Kharia</text:span><text:span text:style-name="T12"><text:tab/><text:tab/></text:span><text:span text:style-name="T4">Austroasiatic, </text:span><text:span text:style-name="T5">Mundaic </text:span><text:span text:style-name="T4">(India)</text:span></text:p>
      <text:p text:style-name="P5"/>
      <text:p text:style-name="P4"><text:span text:style-name="T3">References consulted: </text:span><text:span text:style-name="T4">Peterson (2011)</text:span></text:p>
      <text:p text:style-name="P5"/>
      <text:p text:style-name="P4"><text:span text:style-name="T7">Sound inventory</text:span></text:p>
      <text:p text:style-name="P4"><text:span text:style-name="T3">C phoneme inventory:</text:span><text:span text:style-name="T4"> /</text:span><text:span text:style-name="T45">p b t</text:span><text:span text:style-name="T44">̪ d̪ ʈ ɖ c ɟ k ɡ ʔ</text:span><text:span text:style-name="T45"> </text:span><text:span text:style-name="T44">bʰ t̪ʰ d̪ʰ ʈʰ ɖʰ cʰ ɟʰ kʰ ɡʰ</text:span><text:span text:style-name="T45"> </text:span><text:span text:style-name="T44">f s h m n̪ ɲ ŋ ɾ̪ ɽ l̪ w j</text:span><text:span text:style-name="T4">/</text:span></text:p>
      <text:p text:style-name="P4"><text:span text:style-name="T3">N consonant phonemes:</text:span><text:span text:style-name="T4"> 32</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Dental, Retroflex, Palatal, Velar, Glottal</text:span></text:p>
      <text:p text:style-name="P4"><text:span text:style-name="T3">Manners:</text:span><text:span text:style-name="T4"> Stop, Fricative, Nasal, Flap/Tap, Central approximant, Lateral approximant</text:span></text:p>
      <text:p text:style-name="P4"><text:span text:style-name="T3">N elaborations:</text:span><text:span text:style-name="T4"> 4</text:span></text:p>
      <text:p text:style-name="P4"><text:span text:style-name="T3">Elaborations:</text:span><text:span text:style-name="T4"> Breathy voice, Post-aspiration, Labiodental, Retroflex</text:span></text:p>
      <text:p text:style-name="P4"><text:span text:style-name="T3">V phoneme inventory:</text:span><text:span text:style-name="T4"> /</text:span><text:span text:style-name="T44">i ɛ a ɔ u</text:span><text:span text:style-name="T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Palatal stops often realized as affricates. The retroflex consonants are most often realized as post-alveolars. /</text:span><text:span text:style-name="T44">ɽ</text:span><text:span text:style-name="T4">/ is marginally phonemic, but there is a minimal pair distinguishing it from /</text:span><text:span text:style-name="T44">ɖ</text:span><text:span text:style-name="T4">/. [</text:span><text:span text:style-name="T44">ʔ</text:span><text:span text:style-name="T4">] is also described as extremely marginal, does not seem to contrast with anything and is predictable in its distribution. /</text:span><text:span text:style-name="T44">ɛ ɔ</text:span><text:span text:style-name="T4">/ raise to /</text:span><text:span text:style-name="T45">e o</text:span><text:span text:style-name="T4">/ when lengthened. Status of diphthongs /</text:span><text:span text:style-name="T45">ae ao ou oi ui</text:span><text:span text:style-name="T4">/ doubtful to Peterson, as they do not occur before codas in the native vocabulary. Therefore he analyzes these as V+glide. Other authors consider nasalization to be marginally phonemic, but Peterson does not (2011: 27).</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V(C)</text:span><text:span text:style-name="T3"> </text:span><text:span text:style-name="T4">(Peterson 2011: 32-3)</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Diphthong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Lexical items</text:span></text:p>
      <text:p text:style-name="P4"><text:span text:style-name="T3">Onset restrictions: </text:span><text:span text:style-name="T4">C</text:span><text:span text:style-name="T64">1</text:span><text:span text:style-name="T4"> may be any consonant except /</text:span><text:span text:style-name="T44">ɽ</text:span><text:span text:style-name="T4">/ and /</text:span><text:span text:style-name="T44">ŋ</text:span><text:span text:style-name="T4">/.</text:span></text:p>
      <text:p text:style-name="P4"><text:span text:style-name="T3">Coda restrictions: </text:span><text:span text:style-name="T4">/</text:span><text:span text:style-name="T45">s</text:span><text:span text:style-name="T4">/ and /</text:span><text:span text:style-name="T45">h</text:span><text:span text:style-name="T4">/ do not occur in native codas. Voicing, aspiration, and dental/retroflex contrasts neutralized in coda.</text:span></text:p>
      <text:p text:style-name="P5"><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No</text:span></text:p>
      <text:p text:style-name="P4"><text:span text:style-name="T3">Notes: </text:span><text:span text:style-name="T4">Word-level rising prosodic pattern defines the phonological word, but any syllable may be more prominent with respect to intensity.</text:span></text:p>
      <text:p text:style-name="P5"/>
      <text:p text:style-name="P4"><text:span text:style-name="T7">Vowel reduction processes</text:span></text:p>
      <text:p text:style-name="P4"><text:span text:style-name="T4">(none reported)</text:span></text:p>
      <text:p text:style-name="P5"/>
      <text:p text:style-name="P4"><text:span text:style-name="T7">Consonant allophony processes</text:span></text:p>
      <text:p text:style-name="Body"><text:span text:style-name="T3">khr-C1: </text:span><text:span text:style-name="T8">A voiced velar stop is realized as a glottal stop syllable-finally (Peterson 2011: 29).</text:span></text:p>
      <text:p text:style-name="P6"/>
      <text:p text:style-name="P4"><text:span text:style-name="T7">Morphology</text:span></text:p>
      <text:p text:style-name="P4"><text:span text:style-name="T3">Text:</text:span><text:span text:style-name="T8"> “The nine totems” (first 8 pages, Peterson 2011: 439-446)</text:span></text:p>
      <text:p text:style-name="P4"><text:span text:style-name="T3">Synthetic index: </text:span><text:span text:style-name="T8">1.5 morphemes/word (604 morphemes, 399 words)</text:span></text:p>
      <text:p text:style-name="P5"/>
      <text:p text:style-name="P5"/>
      <text:p text:style-name="P5"/>
      <text:p text:style-name="P5"/>
      <text:p text:style-name="P5"/>
      <text:p text:style-name="P5"/>
      <text:p text:style-name="P4"/>
      <text:p text:style-name="P10"><text:span text:style-name="T3">[kjn] </text:span><text:span text:style-name="T11"><text:tab/></text:span><text:span text:style-name="T35">Kunjen (Oykangand dialect)</text:span><text:span text:style-name="T12"><text:tab/></text:span><text:span text:style-name="T4">Pama-Nyungan, </text:span><text:span text:style-name="T5">Paman</text:span><text:span text:style-name="T4"> (Australia)</text:span></text:p>
      <text:p text:style-name="P5"/>
      <text:p text:style-name="P4"><text:span text:style-name="T3">References consulted: </text:span><text:span text:style-name="T4">Sommer (1969, 1981)</text:span></text:p>
      <text:p text:style-name="P5"/>
      <text:p text:style-name="P4"><text:span text:style-name="T7">Sound inventory</text:span></text:p>
      <text:p text:style-name="P4"><text:span text:style-name="T3">C phoneme inventory:</text:span><text:span text:style-name="T4"> /</text:span><text:span text:style-name="T42">p t</text:span><text:span text:style-name="T44">̪ t c k pʰ t̪ʰ tʰ cʰ kʰ </text:span><text:span text:style-name="T45">f </text:span><text:span text:style-name="T44">ð ɣ m n̪ n ɲ ŋ r̥ ɹ l w j</text:span><text:span text:style-name="T4">/</text:span></text:p>
      <text:p text:style-name="P4"><text:span text:style-name="T3">N consonant phonemes:</text:span><text:span text:style-name="T4"> 23</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Labiodental, Dental, Alveolar, Palatal, Velar</text:span></text:p>
      <text:p text:style-name="P4"><text:span text:style-name="T3">Manners:</text:span><text:span text:style-name="T4"> Stop, Fricative, Nasal, Trill, Central approximant, Lateral approximant</text:span></text:p>
      <text:p text:style-name="P4"><text:span text:style-name="T3">N elaborations:</text:span><text:span text:style-name="T4"> 4</text:span></text:p>
      <text:p text:style-name="P4"><text:span text:style-name="T3">Elaborations:</text:span><text:span text:style-name="T4"> Voiced fricatives/affricates, Devoiced sonorants, Post-aspiration, Labiodental</text:span></text:p>
      <text:p text:style-name="P4"><text:span text:style-name="T3">V phoneme inventory:</text:span><text:span text:style-name="T4"> /</text:span><text:span text:style-name="T44">ɪ e a o u</text:span><text:span text:style-name="T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Prenasalized stops interpreted as a cluster on the basis of occurrence of reverse sequences and separate occurrence of component segments (1969: 34).</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VC(C)(C)(C)</text:span><text:span text:style-name="T3"> </text:span><text:span text:style-name="T4">(Summer 1969: 33-35; Sommer 1981; Dixon 1970)</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4</text:span></text:p>
      <text:p text:style-name="P9"><text:span text:style-name="T3">Onset obligatory:</text:span><text:span text:style-name="T8"> No</text:span></text:p>
      <text:p text:style-name="P9"><text:span text:style-name="T3">Coda obligatory:</text:span><text:span text:style-name="T8"> Yes</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Coda)</text:span></text:p>
      <text:p text:style-name="P9"><text:span text:style-name="T3">Morphological pattern of syllabic consonants:</text:span><text:span text:style-name="T8"> N/A</text:span></text:p>
      <text:p text:style-name="P4"><text:span text:style-name="T3">Onset restrictions:</text:span><text:span text:style-name="T4"> Unclear.</text:span></text:p>
      <text:p text:style-name="P4"><text:span text:style-name="T3">Coda restrictions: </text:span><text:span text:style-name="T4">Simple codas unrestricted. Biconsonantal codas include nasal-nasal, lateral-stop, lateral-fricative, stop-nasal, rhotic-stop, rhotic-nasal, rhotic-glide, glide-glide. Triconsonantal codas have liquid as C</text:span><text:span text:style-name="T64">1</text:span><text:span text:style-name="T4"> followed by stop-nasal or nasal-stop sequence, or stop-nasal-stop sequence in which first two members are homorganic. Four-consonant codas consist of /</text:span><text:span text:style-name="T45">l </text:span><text:span text:style-name="T44">ɹ</text:span><text:span text:style-name="T45"> j</text:span><text:span text:style-name="T4">/ followed by homorganic sequence of stop, nasal, and stop, e.g. /</text:span><text:span text:style-name="T45">lbmb</text:span><text:span text:style-name="T4">/.</text:span></text:p>
      <text:p text:style-name="P4"><text:soft-page-break/><text:span text:style-name="T3">Notes: </text:span><text:span text:style-name="T4">This language is typologically unusual in that it is claimed to have no onsets. Sommer (1970, 1981) argues for this analysis using evidence from phonological processes in the language. Consonant-initial syllables are reported to occur in a few lexical items when these are sentence-initial: Sommer (1969: 16, 33) indicates that this is optional and limited to words which occur with high frequency in that environment, but Sommer (1981) suggests that this is an invariant pattern.</text:span><text:span text:style-name="T14"> </text:span><text:span text:style-name="T4">Dixon (1970) disagrees with Sommer’s analysis; in work with Olgolo he observed many invariant word-final vowels in the language. He analyzes the language as having V(C)(C) structure in initial syllables and CV(C)(C) syllables following that, with the limitation that a stem-final syllable can have at most one final consonant (1970: 274). Sommer criticizes Dixon for using data from the more distantly related Olgolo rather than from closely related Olgol to argue against patterns in Oykangand. Dixon also analyzes the language as having a series of pre-stopped nasals; this would affect the canonical syllable structure proposed by Sommer. Sommer argues for his sequential analysis of these structures in (1981: 242 f1)</text:span></text:p>
      <text:p text:style-name="P6"/>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Consonant Allophony in Stressed Syllables</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Vowel duration (instrumental), Intensity (impressionistic)</text:span></text:p>
      <text:p text:style-name="P5"/>
      <text:p text:style-name="P4"><text:span text:style-name="T7">Vowel reduction processes</text:span></text:p>
      <text:p text:style-name="P4"><text:span text:style-name="T3">kjn-R1:</text:span><text:span text:style-name="T4"> In fast speech, vowels tend toward an indeterminate central position resembling [</text:span><text:span text:style-name="T44">ə</text:span><text:span text:style-name="T4">] but maintain their rounding characteristics </text:span><text:span text:style-name="T32">(Sommer 1969: </text:span><text:span text:style-name="T4">41</text:span><text:span text:style-name="T14">)</text:span><text:span text:style-name="T4">.</text:span></text:p>
      <text:p text:style-name="P4"><text:span text:style-name="T3">kjn-R2:</text:span><text:span text:style-name="T4"> High front vowel is realized as lax in unstressed, non-word-initial position (Sommer 1969:41).</text:span></text:p>
      <text:p text:style-name="P5"/>
      <text:p text:style-name="P4"><text:span text:style-name="T7">Consonant allophony processes</text:span></text:p>
      <text:p text:style-name="Body"><text:span text:style-name="T3">kjn-C1: </text:span><text:span text:style-name="T8">Unaspirated voiceless stops are voiced preceding a nasal (Sommer 1969: 39).</text:span></text:p>
      <text:p text:style-name="Body"><text:span text:style-name="T3">kjn-C2: </text:span><text:span text:style-name="T8">Unaspirated voiceless stops are sometimes voiced following a liquid (Sommer 1969: 39).</text:span></text:p>
      <text:p text:style-name="P5"/>
      <text:p text:style-name="P4"><text:span text:style-name="T7">Morphology</text:span></text:p>
      <text:p text:style-name="P4"><text:span text:style-name="T4">(adequate texts unavailable)</text:span></text:p>
      <text:p text:style-name="P11"/>
      <text:p text:style-name="P4"><text:span text:style-name="T3">[kms] </text:span><text:span text:style-name="T11"><text:tab/></text:span><text:span text:style-name="T35">Kamasau</text:span><text:span text:style-name="T12"><text:tab/></text:span><text:span text:style-name="T4">Nuclear Torricelli, </text:span><text:span text:style-name="T5">Marienberg</text:span><text:span text:style-name="T4"> (Papua New Guinea)</text:span></text:p>
      <text:p text:style-name="P5"/>
      <text:p text:style-name="P4"><text:span text:style-name="T3">References consulted: </text:span><text:span text:style-name="T4">Sanders &amp; Sanders (1980)</text:span></text:p>
      <text:p text:style-name="P5"/>
      <text:p text:style-name="P4"><text:span text:style-name="T7">Sound inventory</text:span></text:p>
      <text:p text:style-name="P4"><text:span text:style-name="T3">C phoneme inventory:</text:span><text:span text:style-name="T4"> /</text:span><text:span text:style-name="T45">b t d t</text:span><text:span text:style-name="T44">͡ʃ d͡ʒ k ɡ ʔ </text:span><text:span text:style-name="T67">m</text:span><text:span text:style-name="T44">b </text:span><text:span text:style-name="T67">n</text:span><text:span text:style-name="T44">d </text:span><text:span text:style-name="T67">ɲ</text:span><text:span text:style-name="T44">d͡ʒ </text:span><text:span text:style-name="T67">ŋ</text:span><text:span text:style-name="T44">ɡ ɸ β s ɣ m n ɲ ŋ</text:span><text:span text:style-name="T45"> </text:span><text:span text:style-name="T44">ɾ w j</text:span><text:span text:style-name="T4">/</text:span></text:p>
      <text:p text:style-name="P4"><text:span text:style-name="T3">N consonant phonemes:</text:span><text:span text:style-name="T4"> 23</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Palato-alveolar, Velar, Glottal</text:span></text:p>
      <text:p text:style-name="P4"><text:span text:style-name="T3">Manners:</text:span><text:span text:style-name="T4"> Stop, Affricate, Fricative, Nasal, Flap/Tap, Central approximant</text:span></text:p>
      <text:p text:style-name="P4"><text:span text:style-name="T3">N elaborations:</text:span><text:span text:style-name="T4"> 3</text:span></text:p>
      <text:p text:style-name="P4"><text:span text:style-name="T3">Elaborations:</text:span><text:span text:style-name="T4"> Voiced fricatives/affricates, Prenasalization, Palato-alveolar</text:span></text:p>
      <text:p text:style-name="P4"><text:span text:style-name="T3">V phoneme inventory:</text:span><text:span text:style-name="T14"> </text:span><text:span text:style-name="T4">/</text:span><text:span text:style-name="T56">i e </text:span><text:span text:style-name="T44">ɨ </text:span><text:span text:style-name="T50">a o u</text:span><text:span text:style-name="T4">/</text:span></text:p>
      <text:p text:style-name="P4"><text:span text:style-name="T3">N vowel qualities:</text:span><text:span text:style-name="T4"> 6</text:span></text:p>
      <text:p text:style-name="P4"><text:span text:style-name="T3">Diphthongs or vowel sequences:</text:span><text:span text:style-name="T4"> Vowel sequences /</text:span><text:span text:style-name="T45">iu ia ie io ui ua ue uo ai au ao ei eu ea eo oi ou</text:span><text:span text:style-name="T4">/</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C)V(C) (Sanders &amp; Sanders 1980: 116-121)</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Vowel sequence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Varies with CV sequence</text:span></text:p>
      <text:p text:style-name="P9"><text:span text:style-name="T3">Morphological constituency of </text:span><text:span text:style-name="T24">maximal syllable</text:span><text:span text:style-name="T3"> margin:</text:span><text:span text:style-name="T8"> Both patterns (Onset)</text:span></text:p>
      <text:p text:style-name="P9"><text:span text:style-name="T3">Morphological pattern of syllabic consonants:</text:span><text:span text:style-name="T8"> N/A</text:span></text:p>
      <text:p text:style-name="P4"><text:span text:style-name="T3">Onset restrictions: </text:span><text:span text:style-name="T4">C</text:span><text:span text:style-name="T64">1</text:span><text:span text:style-name="T4"> may be a plosive, /</text:span><text:span text:style-name="T66">m</text:span><text:span text:style-name="T45">b</text:span><text:span text:style-name="T4">/, /</text:span><text:span text:style-name="T45">s</text:span><text:span text:style-name="T4">/, /</text:span><text:span text:style-name="T44">ɾ</text:span><text:span text:style-name="T4">/, or nasal. C</text:span><text:span text:style-name="T64">2</text:span><text:span text:style-name="T4"> is always /</text:span><text:span text:style-name="T45">j</text:span><text:span text:style-name="T4">/, /</text:span><text:span text:style-name="T45">w</text:span><text:span text:style-name="T4">/, or /</text:span><text:span text:style-name="T44">ɾ</text:span><text:span text:style-name="T4">/.</text:span></text:p>
      <text:p text:style-name="P4"><text:span text:style-name="T3">Coda restrictions: </text:span><text:span text:style-name="T4">All consonants except /</text:span><text:span text:style-name="T45">w j</text:span><text:span text:style-name="T4">/ may occur. CCVVC syllables are always closed by /</text:span><text:span text:style-name="T44">ʔ</text:span><text:span text:style-name="T4">/.</text:span></text:p>
      <text:p text:style-name="P5"><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Unpredictable/Variable</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Not described</text:span></text:p>
      <text:p text:style-name="P6"/>
      <text:p text:style-name="P4"><text:span text:style-name="T7">Vowel reduction processes</text:span></text:p>
      <text:p text:style-name="P4"><text:span text:style-name="T3">kms-R1:</text:span><text:span text:style-name="T4"> The vowel in a word-initial syllable preceding a stressed syllable has a tendency to be reduced, being deleted or overlapped with a preceding (nasal) consonant to produce a syllabic consonant (Sanders &amp; Sanders 1980: 114-115).</text:span></text:p>
      <text:p text:style-name="P4"><text:span text:style-name="T3">kms-R2:</text:span><text:span text:style-name="T4"> A low central vowel /a/ occurs as mid in an unstressed syllable (Sanders &amp; Sanders 1980: 122).</text:span></text:p>
      <text:p text:style-name="P5"/>
      <text:p text:style-name="P4"><text:span text:style-name="T7">Consonant allophony processes</text:span></text:p>
      <text:p text:style-name="P4"><text:span text:style-name="T4">(none reported)</text:span></text:p>
      <text:p text:style-name="P6"/>
      <text:p text:style-name="P4"><text:span text:style-name="T7">Morphology</text:span></text:p>
      <text:p text:style-name="P4"><text:span text:style-name="T3">Text:</text:span><text:span text:style-name="T8"> “Amu2 Text” (Sanders &amp; Sanders 1994: 85-94)</text:span></text:p>
      <text:p text:style-name="P4"><text:span text:style-name="T3">Synthetic index: </text:span><text:span text:style-name="T8">1.4 morphemes/word (639 morphemes, 455 words)</text:span></text:p>
      <text:p text:style-name="P5"/>
      <text:p text:style-name="P5"/>
      <text:p text:style-name="P4"/>
      <text:p text:style-name="P10"><text:span text:style-name="T3">[knc] </text:span><text:span text:style-name="T11"><text:tab/></text:span><text:span text:style-name="T35">Kanuri</text:span><text:span text:style-name="T12"><text:tab/><text:tab/></text:span><text:span text:style-name="T4">Saharan, </text:span><text:span text:style-name="T5">Western Saharan</text:span><text:span text:style-name="T4"> (Chad, Niger, Nigeria, Sudan)</text:span></text:p>
      <text:p text:style-name="P5"/>
      <text:p text:style-name="P4"><text:span text:style-name="T3">References consulted: </text:span><text:span text:style-name="T4">Cyffer (1998), Hutchison (1981)</text:span></text:p>
      <text:p text:style-name="P5"/>
      <text:p text:style-name="P4"><text:span text:style-name="T7">Sound inventory</text:span></text:p>
      <text:p text:style-name="P4"><text:span text:style-name="T3">C phoneme inventory:</text:span><text:span text:style-name="T4"> /</text:span><text:span text:style-name="T44">b t d k ɡ </text:span><text:span text:style-name="T67">m</text:span><text:span text:style-name="T44">b </text:span><text:span text:style-name="T67">n</text:span><text:span text:style-name="T44">d </text:span><text:span text:style-name="T67">ŋ</text:span><text:span text:style-name="T44">ɡ t͡ʃ d͡ʒ f s z ʃ h m n ɾ l w j</text:span><text:span text:style-name="T4">/</text:span></text:p>
      <text:p text:style-name="P4"><text:span text:style-name="T3">N consonant phonemes:</text:span><text:span text:style-name="T4"> 21</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Alveolar, Palato-alveolar, Velar, Glottal</text:span></text:p>
      <text:p text:style-name="P4"><text:span text:style-name="T3">Manners:</text:span><text:span text:style-name="T4"> Stop, Affricate, Fricative, Nasal, Flap/Tap, Central approximant, Lateral approximant</text:span></text:p>
      <text:p text:style-name="P4"><text:span text:style-name="T3">N elaborations:</text:span><text:span text:style-name="T4"> 4</text:span></text:p>
      <text:p text:style-name="P4"><text:span text:style-name="T3">Elaborations:</text:span><text:span text:style-name="T4"> Voiced fricatives/affricates, Prenasalization, Labiodental, Palato-alveolar</text:span></text:p>
      <text:p text:style-name="P4"><text:span text:style-name="T3">V phoneme inventory:</text:span><text:span text:style-name="T4"> /</text:span><text:span text:style-name="T56">i e </text:span><text:span text:style-name="T44">ə a ʌ </text:span><text:span text:style-name="T56">o u</text:span><text:span text:style-name="T4">/</text:span></text:p>
      <text:p text:style-name="P4"><text:span text:style-name="T3">N vowel qualities:</text:span><text:span text:style-name="T4"> 7</text:span></text:p>
      <text:p text:style-name="P4"><text:span text:style-name="T3">Diphthongs or vowel sequences: </text:span><text:span text:style-name="T4">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one</text:span></text:p>
      <text:p text:style-name="P4"><text:span text:style-name="T3">Notes: </text:span><text:span text:style-name="T4">Vowel sequences /</text:span><text:span text:style-name="T44">aa ii uu ai au ia iu oi</text:span><text:span text:style-name="T14">/</text:span><text:span text:style-name="T4"> appear to be variable realizations in predictable contexts in which an intervocalic /</text:span><text:span text:style-name="T44">ɡ</text:span><text:span text:style-name="T4">/ may be weakened or entirely lost.</text:span></text:p>
      <text:p text:style-name="P5"/>
      <text:p text:style-name="P4"><text:span text:style-name="T7">Syllable structure</text:span></text:p>
      <text:p text:style-name="P4"><text:span text:style-name="T3">Category:</text:span><text:span text:style-name="T4"> Moderately Complex</text:span></text:p>
      <text:p text:style-name="P4"><text:span text:style-name="T3">Canonical syllable structure:</text:span><text:span text:style-name="T4"> (C)V(C) (Hutchison 1981: 15-17, Cyffer 1998)</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Vowel sequence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Lexical items</text:span></text:p>
      <text:p text:style-name="P4"><text:span text:style-name="T3">Onset restrictions: </text:span><text:span text:style-name="T4">None.</text:span></text:p>
      <text:p text:style-name="P4"><text:span text:style-name="T3">Coda restrictions:</text:span><text:span text:style-name="T4"> only sonorant consonants /</text:span><text:span text:style-name="T45">l </text:span><text:span text:style-name="T44">ɾ</text:span><text:span text:style-name="T45"> m n</text:span><text:span text:style-name="T4">/ occur (Hutchison 1981: 15)</text:span></text:p>
      <text:p text:style-name="P4"><text:soft-page-break/><text:span text:style-name="T3">Notes: </text:span><text:span text:style-name="T4">Hutchison states that onsetless syllables occur only in borrowings (1981: 15), but both Hutchison and Cyffer (1998) give examples of V-initial nouns, verbs, and demonstratives which seem unlikely to be borrowed (e.g., verb paradigm for ‘come’, demonstratives </text:span><text:span text:style-name="T33">ádə̀</text:span><text:span text:style-name="T4"> and</text:span><text:span text:style-name="T14"> </text:span><text:span text:style-name="T33">ánjì</text:span><text:span text:style-name="T4">).</text:span></text:p>
      <text:p text:style-name="P5"/>
      <text:p text:style-name="P4"><text:span text:style-name="T7">Suprasegmentals</text:span></text:p>
      <text:p text:style-name="P4"><text:span text:style-name="T3">Tone:</text:span><text:span text:style-name="T8"> Yes</text:span></text:p>
      <text:p text:style-name="P4"><text:span text:style-name="T3">Word stress:</text:span><text:span text:style-name="T8"> No</text:span></text:p>
      <text:p text:style-name="P5"/>
      <text:p text:style-name="P4"><text:span text:style-name="T7">Vowel reduction processes</text:span></text:p>
      <text:p text:style-name="P4"><text:span text:style-name="T4">(none reported)</text:span></text:p>
      <text:p text:style-name="P6"/>
      <text:p text:style-name="P4"><text:span text:style-name="T7">Consonant allophony processes</text:span></text:p>
      <text:p text:style-name="Body"><text:span text:style-name="T3">knc-C1: </text:span><text:span text:style-name="T8">A voiceless alveolar fricative is realized as palato-alveolar preceding front vowels (Cyffer 1998: 20).</text:span></text:p>
      <text:p text:style-name="Body"><text:span text:style-name="T3">knc-C2: </text:span><text:span text:style-name="T8">A voiceless alveolar fricative is realized as a palatal stop when occurring after a consonant and before a front vowel (Cyffer 1998: 21).</text:span></text:p>
      <text:p text:style-name="Body"><text:span text:style-name="T3">knc-C3: </text:span><text:span text:style-name="T8">A voiceless labiodental fricative is realized as labial preceding a back rounded vowel (Cyffer 1998: 23).</text:span></text:p>
      <text:p text:style-name="Body"><text:span text:style-name="T3">knc-C4: </text:span><text:span text:style-name="T8">Voiceless consonants are voiced when occurring after a sonorant and preceding a vowel (Cyffer 1998: 22).</text:span></text:p>
      <text:p text:style-name="Body"><text:span text:style-name="T3">knc-C5: </text:span><text:span text:style-name="T8">A voiced velar stop is spirantized intervocalically (Cyffer 1998: 22).</text:span></text:p>
      <text:p text:style-name="Body"><text:span text:style-name="T3">knc-C6: </text:span><text:span text:style-name="T8">A voiced bilabial stop may be realized as a labiovelar glide when occurring after a vowel or liquid (Cyffer 1998: 22).</text:span></text:p>
      <text:p text:style-name="Body"><text:span text:style-name="T3">knc-C7: </text:span><text:span text:style-name="T8">A voiceless alveolar fricative may be realized as a palato-alveolar affricate when occurring after a sonorant and preceding a front vowel (Cyffer 1998: 21).</text:span></text:p>
      <text:p text:style-name="Body"><text:span text:style-name="T3">knc-C8: </text:span><text:span text:style-name="T8">Velar stops are realized as corresponding glides when adjacent to front and back vowels, respectively (Cyffer 1998: 22).</text:span></text:p>
      <text:p text:style-name="P5"/>
      <text:p text:style-name="P4"><text:span text:style-name="T7">Morphology</text:span></text:p>
      <text:p text:style-name="P4"><text:span text:style-name="T4">(adequate texts unavailable)</text:span></text:p>
      <text:p text:style-name="P5"/>
      <text:p text:style-name="P5"/>
      <text:p text:style-name="P5"/>
      <text:p text:style-name="P5"/>
      <text:p text:style-name="P5"/>
      <text:p text:style-name="P4"/>
      <text:p text:style-name="P10"><text:span text:style-name="T3">[kpm] </text:span><text:span text:style-name="T11"><text:tab/></text:span><text:span text:style-name="T35">Koho (Sre dialect)</text:span><text:span text:style-name="T12"><text:tab/></text:span><text:span text:style-name="T4">Austroasiatic, </text:span><text:span text:style-name="T5">Bahnaric</text:span><text:span text:style-name="T4"> (Vietnam)</text:span></text:p>
      <text:p text:style-name="P5"/>
      <text:p text:style-name="P4"><text:span text:style-name="T3">References consulted: </text:span><text:span text:style-name="T4">Ladefoged &amp; Maddieson (1997), Manley (1972), Olsen (2014)</text:span></text:p>
      <text:p text:style-name="P5"/>
      <text:p text:style-name="P4"><text:span text:style-name="T7">Sound inventory</text:span></text:p>
      <text:p text:style-name="P4"><text:span text:style-name="T3">C phoneme inventory:</text:span><text:span text:style-name="T4"> /</text:span><text:span text:style-name="T45">p b t d c </text:span><text:span text:style-name="T44">ɟ k ɡ ʔ pʰ tʰ cʰ kʰ ɓ ɗ </text:span><text:span text:style-name="T48">s h m n </text:span><text:span text:style-name="T44">ɲ ŋ mʰ</text:span><text:span text:style-name="T45"> </text:span><text:span text:style-name="T44">nʰ ɲʰ r rʰ l lʰ w j</text:span><text:span text:style-name="T4">/</text:span></text:p>
      <text:p text:style-name="P4"><text:span text:style-name="T3">N consonant phonemes:</text:span><text:span text:style-name="T4"> 30</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Palatal, Velar, Glottal</text:span></text:p>
      <text:p text:style-name="P4"><text:span text:style-name="T3">Manners:</text:span><text:span text:style-name="T4"> Stop, Fricative, Nasal, Trill, Central approximant, Lateral approximant</text:span></text:p>
      <text:p text:style-name="P4"><text:span text:style-name="T3">N elaborations:</text:span><text:span text:style-name="T4"> 3</text:span></text:p>
      <text:p text:style-name="P4"><text:span text:style-name="T3">Elaborations:</text:span><text:span text:style-name="T4"> Post-aspiration, Implosive</text:span></text:p>
      <text:p text:style-name="P4"><text:span text:style-name="T3">V phoneme inventory:</text:span><text:span text:style-name="T4"> /</text:span><text:span text:style-name="T56">i e </text:span><text:span text:style-name="T44">ɛ ɨ a ɑ ɔ </text:span><text:span text:style-name="T45">o </text:span><text:span text:style-name="T44">ɤ u</text:span><text:span text:style-name="T45"> </text:span><text:span text:style-name="T44">iː eː ɛː ɨː aː ɑː ɔː ɤː oː uː</text:span><text:span text:style-name="T4">/</text:span></text:p>
      <text:p text:style-name="P4"><text:span text:style-name="T3">N vowel qualities:</text:span><text:span text:style-name="T4"> 10</text:span></text:p>
      <text:p text:style-name="P4"><text:span text:style-name="T3">Diphthongs or vowel sequences:</text:span><text:span text:style-name="T4"> None</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Ladefoged &amp; Maddieson (1996:116) suspect the aspirated nasal are actually voiceless. Olsen argues that aspirated trill, lateral approximants are units, using morphological evidence. Manley doesn’t list these, but does have /</text:span><text:span text:style-name="T44">jʰ </text:span><text:span text:style-name="T45">w</text:span><text:span text:style-name="T44">ʰ</text:span><text:span text:style-name="T4">/ instead. Olsen shows VOT for aspirated sonorants is 2-3 times longer than for unaspirated stops, concluding that this indicates aspiration rather than voicelessness. [</text:span><text:span text:style-name="T44">ɨ</text:span><text:span text:style-name="T4">] varies with [</text:span><text:span text:style-name="T44">ɯ</text:span><text:span text:style-name="T4">]. /</text:span><text:span text:style-name="T44">ɑ</text:span><text:span text:style-name="T4">/ occurs in subdialects A &amp; B, but not C. /</text:span><text:span text:style-name="T45">e o a</text:span><text:span text:style-name="T4">/ almost always occur long. Long vowels are associated with pitch fall or rise; Manley analyzes pitch, not length as the conditioned feature (Manley 1972: 15).</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C)V(C)(C)</text:span><text:span text:style-name="T3"> </text:span><text:span text:style-name="T4">(Olsen 2014: 30-40, Manley 1972: 23-7)</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sals</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honemic</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 Coda)</text:span></text:p>
      <text:p text:style-name="P9"><text:span text:style-name="T3">Morphological pattern of syllabic consonants:</text:span><text:span text:style-name="T8"> Lexical</text:span></text:p>
      <text:p text:style-name="P4"><text:span text:style-name="T3">Onset restrictions: </text:span><text:span text:style-name="T4">All consonants may occur in simple onsets, though presyllable onsets are limited to unaspirated, unimploded obstruents. Biconsonantal onsets have a liquid or glide as C</text:span><text:span text:style-name="T64">2</text:span><text:span text:style-name="T4">. Triconsonantal onsets are limited to a stop or /</text:span><text:span text:style-name="T45">s m</text:span><text:span text:style-name="T4">/ as C</text:span><text:span text:style-name="T64">1</text:span><text:span text:style-name="T4">, /</text:span><text:span text:style-name="T45">r l</text:span><text:span text:style-name="T4">/ as C</text:span><text:span text:style-name="T64">2</text:span><text:span text:style-name="T4">, and /</text:span><text:span text:style-name="T45">w j</text:span><text:span text:style-name="T4">/ as C</text:span><text:span text:style-name="T64">3</text:span><text:span text:style-name="T4">.</text:span></text:p>
      <text:p text:style-name="P4"><text:span text:style-name="T3">Coda restrictions: </text:span><text:span text:style-name="T4">In presyllables, simple codas are limited to liquids and /</text:span><text:span text:style-name="T45">n</text:span><text:span text:style-name="T4">/. In main syllables, simple coda may be liquid, nasal, glide, or glottal. Biconsonantal codas are glide + /</text:span><text:span text:style-name="T44">ʔ h</text:span><text:span text:style-name="T4">/.</text:span></text:p>
      <text:p text:style-name="P4"><text:soft-page-break/><text:span text:style-name="T3">Notes: </text:span><text:span text:style-name="T4">This language has presyllables/main syllable distinction.</text:span></text:p>
      <text:p text:style-name="P6"/>
      <text:p text:style-name="P4"><text:span text:style-name="T7">Suprasegmentals</text:span></text:p>
      <text:p text:style-name="P4"><text:span text:style-name="T3">Tone:</text:span><text:span text:style-name="T8"> Yes</text:span></text:p>
      <text:p text:style-name="P4"><text:span text:style-name="T3">Word stress: </text:span><text:span text:style-name="T8">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Vowel Quality Contrasts, Vowel Length Contrasts, Consonant Contrasts, Tonal Contrasts</text:span></text:p>
      <text:p text:style-name="P4"><text:span text:style-name="T3">Phonetic correlates of stress: </text:span><text:span text:style-name="T4">Intensity (impressionistic)</text:span></text:p>
      <text:p text:style-name="P4"><text:span text:style-name="T3">Notes: </text:span><text:span text:style-name="T8">Duration and pitch seem to be interdependent correlates of tone. Main syllable vowels have “attendant pitch length” (Olsen 2014: 32).</text:span></text:p>
      <text:p text:style-name="P5"/>
      <text:p text:style-name="P4"><text:span text:style-name="T7">Vowel reduction processes</text:span></text:p>
      <text:p text:style-name="P4"><text:span text:style-name="T3">kpm-R1: </text:span><text:span text:style-name="T4"><text:s/>Long vowels decrease in duration if not occurring word-finally, particularly if unstressed (Olsen 2014: 33).</text:span></text:p>
      <text:p text:style-name="P4"><text:span text:style-name="T3">kpm-R2: </text:span><text:span text:style-name="T4">Presyllables tend to weaken or disappear in many environments (Olsen 2014: 31).</text:span></text:p>
      <text:p text:style-name="P5"/>
      <text:p text:style-name="P4"><text:span text:style-name="T7">Consonant allophony processes</text:span></text:p>
      <text:p text:style-name="Body"><text:span text:style-name="T3">kpm-C1: </text:span><text:span text:style-name="T8">An alveolar trill is realized as a flap when occurring as second consonant of onset and preceding a vowel (Olsen 2014: 24).</text:span></text:p>
      <text:p text:style-name="P5"/>
      <text:p text:style-name="P4"><text:span text:style-name="T7">Morphology</text:span></text:p>
      <text:p text:style-name="P4"><text:span text:style-name="T3">Text:</text:span><text:span text:style-name="T8"> “Traditional village work” (Olsen 2014: 106-107)</text:span></text:p>
      <text:p text:style-name="P4"><text:span text:style-name="T3">Synthetic index: </text:span><text:span text:style-name="T8">1.0 morphemes/word (90 morphemes, 89 words)</text:span></text:p>
      <text:p text:style-name="P7"/>
      <text:p text:style-name="P8"/>
      <text:p text:style-name="P5"/>
      <text:p text:style-name="P5"/>
      <text:p text:style-name="P5"/>
      <text:p text:style-name="P4"/>
      <text:p text:style-name="P10"><text:span text:style-name="T3">[ktb] </text:span><text:span text:style-name="T11"><text:tab/></text:span><text:span text:style-name="T35">Kambaata</text:span><text:span text:style-name="T12"><text:tab/></text:span><text:span text:style-name="T4">Afro-Asiatic, </text:span><text:span text:style-name="T5">Cushitic</text:span><text:span text:style-name="T4"> (Ethiopia)</text:span></text:p>
      <text:p text:style-name="P5"/>
      <text:p text:style-name="P4"><text:span text:style-name="T3">References consulted: </text:span><text:span text:style-name="T4">Treis (2008)</text:span></text:p>
      <text:p text:style-name="P5"/>
      <text:p text:style-name="P4"><text:span text:style-name="T7">Sound inventory</text:span></text:p>
      <text:p text:style-name="P4"><text:span text:style-name="T3">C phoneme inventory:</text:span><text:span text:style-name="T4"> /</text:span><text:span text:style-name="T44">b t d k ɡ ʔ p</text:span><text:span text:style-name="T45">’</text:span><text:span text:style-name="T44"> t</text:span><text:span text:style-name="T45">’</text:span><text:span text:style-name="T44"> k</text:span><text:span text:style-name="T45">’</text:span><text:span text:style-name="T44"> t͡ʃ d͡ʒ t͡ʃ</text:span><text:span text:style-name="T45">’</text:span><text:span text:style-name="T44"> f s z ʃ ʒː h m n ɲː r ɾ</text:span><text:span text:style-name="T67">ʔ</text:span><text:span text:style-name="T48"> l l</text:span><text:span text:style-name="T67">ʔ</text:span><text:span text:style-name="T44"> w j</text:span><text:span text:style-name="T4">/</text:span></text:p>
      <text:p text:style-name="P4"><text:span text:style-name="T3">N consonant phonemes:</text:span><text:span text:style-name="T4"> 27</text:span></text:p>
      <text:p text:style-name="P4"><text:span text:style-name="T3">Geminates:</text:span><text:span text:style-name="T4"> /</text:span><text:span text:style-name="T44">bː tː dː kː ɡː ʔː p</text:span><text:span text:style-name="T45">’ː</text:span><text:span text:style-name="T44"> t</text:span><text:span text:style-name="T45">’ː</text:span><text:span text:style-name="T44"> k</text:span><text:span text:style-name="T45">’ː</text:span><text:span text:style-name="T44"> t͡ʃː d͡ʒː t͡ʃ</text:span><text:span text:style-name="T45">’ː</text:span><text:span text:style-name="T44"> fː sː zː ʃː ʒː hː mː nː ɲː rː ɾ</text:span><text:span text:style-name="T67">ʔ</text:span><text:span text:style-name="T44">ː lː l</text:span><text:span text:style-name="T67">ʔ</text:span><text:span text:style-name="T44">ː </text:span><text:span text:style-name="T45">w</text:span><text:span text:style-name="T44">ː jː</text:span><text:span text:style-name="T4">/ (All, including some that don</text:span><text:span text:style-name="T14">’</text:span><text:span text:style-name="T4">t have singleton counterparts)</text:span></text:p>
      <text:p text:style-name="P4"><text:span text:style-name="T3">Voicing contrasts: </text:span><text:span text:style-name="T4">Obstruents</text:span></text:p>
      <text:p text:style-name="P4"><text:span text:style-name="T3">Places: </text:span><text:span text:style-name="T4">Bilabial, Labiodental, Alveolar, Palato-alveolar, Palatal, Velar, Glottal</text:span></text:p>
      <text:p text:style-name="P4"><text:span text:style-name="T3">Manners:</text:span><text:span text:style-name="T4"> Stop, Affricate, Fricative, Nasal, Flap/tap, Trill, Central approximant, Lateral approximant</text:span></text:p>
      <text:p text:style-name="P4"><text:span text:style-name="T3">N elaborations: </text:span><text:span text:style-name="T4">5</text:span></text:p>
      <text:p text:style-name="P4"><text:span text:style-name="T3">Elaborations:</text:span><text:span text:style-name="T4"> Creaky voice, Voiced fricatives/affricates, Ejective, Labiodental, Palato-alveolar</text:span></text:p>
      <text:p text:style-name="P4"><text:span text:style-name="T3">V phoneme inventory:</text:span><text:span text:style-name="T4"> /</text:span><text:span text:style-name="T45">i e a o u</text:span><text:span text:style-name="T4">/</text:span></text:p>
      <text:p text:style-name="P4"><text:span text:style-name="T3">N vowel qualities:</text:span><text:span text:style-name="T4"> 5</text:span></text:p>
      <text:p text:style-name="P4"><text:span text:style-name="T3">Diphthongs or vowel sequences:</text:span><text:span text:style-name="T4"> Vowel sequences /</text:span><text:span text:style-name="T45">ii ee aa oo uu</text:span><text:span text:style-name="T4">/</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Voicing?</text:span></text:p>
      <text:p text:style-name="P4"><text:span text:style-name="T3">Notes:</text:span><text:span text:style-name="T4"> Singleton/geminate contrasts occur for all consonants intervocalically, except for /</text:span><text:span text:style-name="T45">ʒː ɲː</text:span><text:span text:style-name="T4">/ which are always geminate. Glottalized liquids /</text:span><text:span text:style-name="T45">ɾ</text:span><text:span text:style-name="T66">ʔ</text:span><text:span text:style-name="T45"> l</text:span><text:span text:style-name="T66">ʔ</text:span><text:span text:style-name="T4">/ are rare and have ‘defective’ distribution. Treis analyzes phonetically long vowels as sequences of identical vowels. Phonemic status of voiceless vowels is not fully determined. These seem to be mostly predictable variants of voiced vowels, but there are exceptions to these patterns in a few grammatical contexts. There are no minimal pairs of words with the same stress pattern but with final vowels differing in voicing only (Treis 2008: 20-22). Nasalized vowels are marginally phonemic, occurring in very few lexical items, most of which are ideophonic. I do not count nasalization as a contrastive feature here.</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V(C)</text:span><text:span text:style-name="T3"> </text:span><text:span text:style-name="T4">(Treis 2008: 41)</text:span></text:p>
      <text:p text:style-name="P9"><text:span text:style-name="T3">Size of maximal onset:</text:span><text:span text:style-name="T8"> 1</text:span></text:p>
      <text:p text:style-name="P9"><text:span text:style-name="T3">Size of </text:span><text:span text:style-name="T19">maximal coda</text:span><text:span text:style-name="T3">: </text:span><text:span text:style-name="T8">N/A</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 </text:span><text:span text:style-name="T8">Short vowels, Long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None.</text:span></text:p>
      <text:p text:style-name="P4"><text:span text:style-name="T3">Coda restrictions:</text:span><text:span text:style-name="T4"> Word-finally, no restrictions.</text:span></text:p>
      <text:p text:style-name="P4"><text:soft-page-break/><text:span text:style-name="T3">Notes: </text:span><text:span text:style-name="T4">Many words end in ‘hardly audible final [</text:span><text:span text:style-name="T44">i̥</text:span><text:span text:style-name="T4">]’ (p. 48). Phonetic diphthongs occur as a result of morphophonological processes.</text:span></text:p>
      <text:p text:style-name="P5"/>
      <text:p text:style-name="P4"><text:span text:style-name="T7">Suprasegmentals</text:span></text:p>
      <text:p text:style-name="P4"><text:span text:style-name="T3">Tone:</text:span><text:span text:style-name="T8"> No</text:span></text:p>
      <text:p text:style-name="P4"><text:span text:style-name="T3">Word stress: </text:span><text:span text:style-name="T8">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Pitch (impressionistic)</text:span></text:p>
      <text:p text:style-name="P5"/>
      <text:p text:style-name="P4"><text:span text:style-name="T7">Vowel reduction processes</text:span></text:p>
      <text:p text:style-name="P4"><text:span text:style-name="T3">ktb-R1: </text:span><text:span text:style-name="T4">In some closed syllables, short vowels tend to be slightly centralized (Treis 2008: 18).</text:span></text:p>
      <text:p text:style-name="P4"><text:span text:style-name="T3">ktb-R2: </text:span><text:span text:style-name="T4">Unstressed word-final long vowels are at most half-long (Treis 2008: 19).</text:span></text:p>
      <text:p text:style-name="P4"><text:span text:style-name="T3">ktb-R3: </text:span><text:span text:style-name="T4">Unstressed word-final short vowels /</text:span><text:span text:style-name="T45">i e a o u</text:span><text:span text:style-name="T4">/ are subject to extra shortening (Treis 2008: 20).</text:span></text:p>
      <text:p text:style-name="P4"><text:span text:style-name="T3">ktb-R4: </text:span><text:span text:style-name="T4">Unstressed word-final short vowels /</text:span><text:span text:style-name="T45">i a u</text:span><text:span text:style-name="T4">/ are subject to devoicing (Treis 2008: 20).</text:span></text:p>
      <text:p text:style-name="P4"><text:span text:style-name="T3">ktb-R5: </text:span><text:span text:style-name="T4">Unstressed word-final /</text:span><text:span text:style-name="T45">i</text:span><text:span text:style-name="T4">/ may be deleted in rapid speech (Treis 2008: 20).</text:span></text:p>
      <text:p text:style-name="P4"><text:span text:style-name="T3">Notes: </text:span><text:span text:style-name="T4">There are two morphemes ending in /</text:span><text:span text:style-name="T45">a</text:span><text:span text:style-name="T4">/ which do not undergo the devoicing process in ktb-R4.</text:span></text:p>
      <text:p text:style-name="P5"/>
      <text:p text:style-name="P4"><text:span text:style-name="T7">Consonant allophony processes</text:span></text:p>
      <text:p text:style-name="Body"><text:span text:style-name="T3">ktb-C1:</text:span><text:span text:style-name="T8"> A voiced bilabial stop is realized as an approximant intervocalically (Treis 2008: 24).</text:span></text:p>
      <text:p text:style-name="Body"><text:span text:style-name="T3">ktb-C2:</text:span><text:span text:style-name="T8"> A nasal is realized as palato-alveolar preceding a palato-alveolar consonants (Treis 2008: 34).</text:span></text:p>
      <text:p text:style-name="Body"><text:span text:style-name="T3">ktb-C3:</text:span><text:span text:style-name="T8"> An alveolar trill is realized as a flap intervocalically (Treis 2008: 35).</text:span></text:p>
      <text:p text:style-name="P5"/>
      <text:p text:style-name="P4"><text:span text:style-name="T7">Morphology</text:span></text:p>
      <text:p text:style-name="P4"><text:span text:style-name="T4">(adequate texts unavailable)</text:span></text:p>
      <text:p text:style-name="P8"/>
      <text:p text:style-name="P4"/>
      <text:p text:style-name="P10"><text:span text:style-name="T3">[kyh] </text:span><text:span text:style-name="T11"><text:tab/></text:span><text:span text:style-name="T35">Karok</text:span><text:span text:style-name="T12"><text:tab/></text:span><text:span text:style-name="T4">isolate (United States)</text:span></text:p>
      <text:p text:style-name="P5"/>
      <text:p text:style-name="P4"><text:span text:style-name="T3">References consulted: </text:span><text:span text:style-name="T4">Bright (1957), Sandy (2014)</text:span></text:p>
      <text:p text:style-name="P5"/>
      <text:p text:style-name="P4"><text:span text:style-name="T7">Sound inventory</text:span></text:p>
      <text:p text:style-name="P4"><text:span text:style-name="T3">C phoneme inventory:</text:span><text:span text:style-name="T4"> /</text:span><text:span text:style-name="T44">p t k ʔ t͡ʃ β </text:span><text:span text:style-name="T45">f </text:span><text:span text:style-name="T44">θ s ʃ </text:span><text:span text:style-name="T48">x h m n </text:span><text:span text:style-name="T44">ɾ j</text:span><text:span text:style-name="T4">/</text:span></text:p>
      <text:p text:style-name="P4"><text:span text:style-name="T3">N consonant phonemes:</text:span><text:span text:style-name="T4"> 16</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Labiodental, Dental, Alveolar, Palato-alveolar, Velar, Glottal</text:span></text:p>
      <text:p text:style-name="P4"><text:span text:style-name="T3">Manners:</text:span><text:span text:style-name="T4"> Stop, Affricate, Fricative, Nasal, Flap/Tap, Central approximant</text:span></text:p>
      <text:p text:style-name="P4"><text:span text:style-name="T3">N elaborations:</text:span><text:span text:style-name="T4"> 2</text:span></text:p>
      <text:p text:style-name="P4"><text:span text:style-name="T3">Elaborations:</text:span><text:span text:style-name="T4"> Labiodental, Palato-alveolar</text:span></text:p>
      <text:p text:style-name="P4"><text:span text:style-name="T3">V phoneme inventory:</text:span><text:span text:style-name="T4"> /</text:span><text:span text:style-name="T44">i a o u</text:span><text:span text:style-name="T45"> </text:span><text:span text:style-name="T44">iː eː aː oː uː</text:span><text:span text:style-name="T4">/</text:span></text:p>
      <text:p text:style-name="P4"><text:span text:style-name="T3">N vowel qualities:</text:span><text:span text:style-name="T4"> 5</text:span></text:p>
      <text:p text:style-name="P4"><text:span text:style-name="T3">Diphthongs or vowel sequences:</text:span><text:span text:style-name="T4"> Diphthong /ui/, perhaps more</text:span></text:p>
      <text:p text:style-name="P4"><text:span text:style-name="T3">Contrastive length:</text:span><text:span text:style-name="T4"> Som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ʃ</text:span><text:span text:style-name="T4">/ only marginally contrastive with /</text:span><text:span text:style-name="T45">s</text:span><text:span text:style-name="T4">/ (Bright 1957: 17). No length distinction in /</text:span><text:span text:style-name="T45">e</text:span><text:span text:style-name="T44">ː</text:span><text:span text:style-name="T4">/.</text:span></text:p>
      <text:p text:style-name="P5"/>
      <text:p text:style-name="P4"><text:span text:style-name="T7">Syllable structure</text:span></text:p>
      <text:p text:style-name="P4"><text:span text:style-name="T3">Category:</text:span><text:span text:style-name="T4"> Moderately Complex</text:span></text:p>
      <text:p text:style-name="P4"><text:span text:style-name="T3">Canonical syllable structure: </text:span><text:span text:style-name="T4">CV(C) (Bright 1957: 11)</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text:span><text:span text:style-name="T8"> Short vowels, Long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4"><text:span text:style-name="T3">Coda restrictions: </text:span><text:span text:style-name="T4">All consonants occur.</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Other (tone and weight)</text:span></text:p>
      <text:p text:style-name="P4"><text:span text:style-name="T3">Phonetic processes conditioned by stress:</text:span><text:span text:style-name="T8"> Vowel Reduction, Consonant Allophony in Unstressed Syllables</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Not described</text:span></text:p>
      <text:p text:style-name="P4"><text:span text:style-name="T3">Notes: </text:span><text:span text:style-name="T8">Sandy argues that stress placement is predictable and phonologically conditiond by requirements of tone, which in turn is determined by syllable weight/structure. Stress coincides with tone-bearing mora (Sandy 2014: 40).</text:span></text:p>
      <text:p text:style-name="P6"/>
      <text:p text:style-name="P4"><text:span text:style-name="T7">Vowel reduction processes</text:span></text:p>
      <text:p text:style-name="P4"><text:span text:style-name="T3">kyh-R1: </text:span><text:span text:style-name="T4">An unstressed low central vowel /a/ without tone is realized as [</text:span><text:span text:style-name="T44">ə</text:span><text:span text:style-name="T4">] (Bright 1957: 11).</text:span></text:p>
      <text:p text:style-name="P4"><text:span text:style-name="T3">kyh-R2:</text:span><text:span text:style-name="T4"> An unaccented word-initial short vowel preceding two consonants may be lost following a pause (Bright 1957: 53).</text:span></text:p>
      <text:p text:style-name="P4"><text:span text:style-name="T3">kyh-R3:</text:span><text:span text:style-name="T4"> Long vowels in post-tonic syllables followed by a pause are realized with lower pitch and glottalization (Bright 1957: 13).</text:span></text:p>
      <text:p text:style-name="P4"><text:span text:style-name="T3">kyh-R4:</text:span><text:span text:style-name="T4"> Syllables with short vowels may be realized with whispered voice in post-tonic position preceding a pause (Bright 1957: 13).</text:span></text:p>
      <text:p text:style-name="P5"/>
      <text:p text:style-name="P4"><text:span text:style-name="T7">Consonant allophony processes</text:span></text:p>
      <text:p text:style-name="Body"><text:span text:style-name="T3">kyh-C1: </text:span><text:span text:style-name="T8">A voiceless velar fricative is realized with uvular trill release when occurring before a front vowel (Bright 1957).</text:span></text:p>
      <text:p text:style-name="Body"><text:span text:style-name="T3">kyh-C2: </text:span><text:span text:style-name="T8">A voiceless velar fricative is realized as labialized when occurring after a back vowel (Bright 1957: 8)</text:span></text:p>
      <text:p text:style-name="P5"/>
      <text:p text:style-name="P4"><text:span text:style-name="T7">Morphology</text:span></text:p>
      <text:p text:style-name="P4"><text:span text:style-name="T3">Text:</text:span><text:span text:style-name="T8"> “How salmon was given to mankind” (Angulo &amp; Freeland 1971: 202-4)</text:span></text:p>
      <text:p text:style-name="P4"><text:span text:style-name="T3">Synthetic index: </text:span><text:span text:style-name="T8">2.4 morphemes/word (614 morphemes, 252 words)</text:span></text:p>
      <text:p text:style-name="P5"/>
      <text:p text:style-name="P5"/>
      <text:p text:style-name="P5"/>
      <text:p text:style-name="P4"/>
      <text:p text:style-name="P10"><text:span text:style-name="T3">[lao] </text:span><text:span text:style-name="T11"><text:tab/></text:span><text:span text:style-name="T35">Lao</text:span><text:span text:style-name="T12"><text:tab/></text:span><text:span text:style-name="T4">Tai-Kadai, </text:span><text:span text:style-name="T5">Kam-Tai</text:span><text:span text:style-name="T4"> (Laos, Thailand)</text:span></text:p>
      <text:p text:style-name="P5"/>
      <text:p text:style-name="P4"><text:span text:style-name="T3">References consulted: </text:span><text:span text:style-name="T4">Enfield (2004, 2007), Erickson (2001), Morev et al. (1979)</text:span></text:p>
      <text:p text:style-name="P5"/>
      <text:p text:style-name="P4"><text:span text:style-name="T7">Sound inventory</text:span></text:p>
      <text:p text:style-name="P4"><text:span text:style-name="T3">C phoneme inventory:</text:span><text:span text:style-name="T4"> /</text:span><text:span text:style-name="T42">p p</text:span><text:span text:style-name="T44">ʰ </text:span><text:span text:style-name="T45">b t t</text:span><text:span text:style-name="T44">ʰ </text:span><text:span text:style-name="T45">d t</text:span><text:span text:style-name="T44">ʷ k kʰ kʷ kʷʰ ʔ ʔʷ t͡ɕ t͡ɕʷ f s sʷ h</text:span><text:span text:style-name="T45"> </text:span><text:span text:style-name="T44">m n ɲ ŋ ŋʷ l lʷ ʋ j</text:span><text:span text:style-name="T4">/</text:span></text:p>
      <text:p text:style-name="P4"><text:span text:style-name="T3">N consonant phonemes:</text:span><text:span text:style-name="T4"> 28</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Alveolar, Alveolo-palatal, Velar, Glottal</text:span></text:p>
      <text:p text:style-name="P4"><text:span text:style-name="T3">Manners:</text:span><text:span text:style-name="T4"> Stop, Affricate, Fricative, Nasal, Central approximant, Lateral approximant</text:span></text:p>
      <text:p text:style-name="P4"><text:span text:style-name="T3">N elaborations:</text:span><text:span text:style-name="T4"> 3</text:span></text:p>
      <text:p text:style-name="P4"><text:span text:style-name="T3">Elaborations:</text:span><text:span text:style-name="T4"> Post-aspiration, Labiodental, Labialization</text:span></text:p>
      <text:p text:style-name="P4"><text:span text:style-name="T3">V phoneme inventory:</text:span><text:span text:style-name="T4"> /</text:span><text:span text:style-name="T56">i e </text:span><text:span text:style-name="T44">ɛ ə a ɔ </text:span><text:span text:style-name="T45">o </text:span><text:span text:style-name="T44">ɯ u</text:span><text:span text:style-name="T45"> </text:span><text:span text:style-name="T44">iː eː ɛː əː aː ɔː oː ɯː uː</text:span><text:span text:style-name="T4">/</text:span></text:p>
      <text:p text:style-name="P4"><text:span text:style-name="T3">N vowel qualities:</text:span><text:span text:style-name="T4"> 9</text:span></text:p>
      <text:p text:style-name="P4"><text:span text:style-name="T3">Diphthongs or vowel sequences:</text:span><text:span text:style-name="T4"> Diphthongs /</text:span><text:span text:style-name="T44">ia ua ɯa</text:span><text:span text:style-name="T4">/</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 </text:span><text:span text:style-name="T4">/</text:span><text:span text:style-name="T44">ʋ</text:span><text:span text:style-name="T4">/ varies between fricative and approximant, but approximant more common. Labialized consonants don’t occur before rounded vowels. Because there are no C</text:span><text:span text:style-name="T45">j</text:span><text:span text:style-name="T4"> sequences in the language, the CG analysis is rejected for these (Erickson 2001: 138). Diphthong /</text:span><text:span text:style-name="T44">aɯ</text:span><text:span text:style-name="T4">/ occurs in Northern varieties.</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V(C)</text:span><text:span text:style-name="T3"> </text:span><text:span text:style-name="T4">(Enfield 2007: 33-5; Morev et al. 1979: 20)</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text:span><text:span text:style-name="T8"> Short vowels, Long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 </text:span></text:p>
      <text:p text:style-name="P4"><text:span text:style-name="T3">Coda restrictions: </text:span><text:span text:style-name="T4">Limited to /</text:span><text:span text:style-name="T44">p t k ʔ m n ŋ w j</text:span><text:span text:style-name="T4">/.</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Vowel Quality Contrasts, Vowel Length Contrasts, Consonant Contrasts, Tonal Contrasts</text:span></text:p>
      <text:p text:style-name="P4"><text:span text:style-name="T3">Phonetic correlates of stress: </text:span><text:span text:style-name="T4">Not described</text:span></text:p>
      <text:p text:style-name="P5"/>
      <text:p text:style-name="P4"><text:span text:style-name="T7">Vowel reduction processes</text:span></text:p>
      <text:p text:style-name="P4"><text:span text:style-name="T4">(none reported)</text:span></text:p>
      <text:p text:style-name="P5"/>
      <text:p text:style-name="P4"><text:span text:style-name="T7">Consonant allophony processes</text:span></text:p>
      <text:p text:style-name="Body"><text:span text:style-name="T4">(none reported)</text:span></text:p>
      <text:p text:style-name="P3"/>
      <text:p text:style-name="P4"><text:span text:style-name="T7">Morphology</text:span></text:p>
      <text:p text:style-name="P4"><text:span text:style-name="T3">Text:</text:span><text:span text:style-name="T8"> “A grammar of Lao” (Enfield 2007: 488-497)</text:span></text:p>
      <text:p text:style-name="P4"><text:span text:style-name="T3">Synthetic index: </text:span><text:span text:style-name="T8">1.1 morphemes/word (381 morphemes, 362 words)</text:span></text:p>
      <text:p text:style-name="P5"/>
      <text:p text:style-name="P5"/>
      <text:p text:style-name="P5"/>
      <text:p text:style-name="P5"/>
      <text:p text:style-name="P4"/>
      <text:p text:style-name="P10"><text:span text:style-name="T3">[lep] </text:span><text:span text:style-name="T11"><text:tab/></text:span><text:span text:style-name="T35">Lepcha</text:span><text:span text:style-name="T12"><text:tab/><text:tab/></text:span><text:span text:style-name="T4">Sino-Tibetan, </text:span><text:span text:style-name="T5">Himalayish</text:span><text:span text:style-name="T4"> (</text:span><text:span text:style-name="T22">Bhutan, India, Nepal</text:span><text:span text:style-name="T4">)</text:span></text:p>
      <text:p text:style-name="P5"/>
      <text:p text:style-name="P4"><text:span text:style-name="T3">References consulted: </text:span><text:span text:style-name="T4">Plaisier (2007), Sprigg (1966)</text:span></text:p>
      <text:p text:style-name="P5"/>
      <text:p text:style-name="P4"><text:span text:style-name="T7">Sound inventory</text:span></text:p>
      <text:p text:style-name="P4"><text:span text:style-name="T3">C phoneme inventory:</text:span><text:span text:style-name="T4"> /</text:span><text:span text:style-name="T42">p p</text:span><text:span text:style-name="T44">ʰ </text:span><text:span text:style-name="T45">b t t</text:span><text:span text:style-name="T44">ʰ d ʈ ʈʰ ɖ c cʰ k kʰ ɡ ʔ t͡</text:span><text:span text:style-name="T45">s t</text:span><text:span text:style-name="T44">͡sʰ f v s z ʃ ʒ h m n</text:span><text:span text:style-name="T45"> </text:span><text:span text:style-name="T44">ɲ ŋ </text:span><text:span text:style-name="T48">r l </text:span><text:span text:style-name="T44">β̞ j</text:span><text:span text:style-name="T4">/</text:span></text:p>
      <text:p text:style-name="P4"><text:span text:style-name="T3">N consonant phonemes:</text:span><text:span text:style-name="T4"> 32</text:span></text:p>
      <text:p text:style-name="P4"><text:span text:style-name="T3">Geminates:</text:span><text:span text:style-name="T4"> </text:span><text:span text:style-name="T45">N/A</text:span></text:p>
      <text:p text:style-name="P4"><text:span text:style-name="T3">Voicing contrasts:</text:span><text:span text:style-name="T4"> Obstruents</text:span></text:p>
      <text:p text:style-name="P4"><text:span text:style-name="T3">Places:</text:span><text:span text:style-name="T4"> Bilabial, Labiodental, Dental, Alveolar, Palato-alveolar, Retroflex, Palatal, Velar, Glottal</text:span></text:p>
      <text:p text:style-name="P4"><text:span text:style-name="T3">Manners:</text:span><text:span text:style-name="T4"> Stop, Affricate, Fricative, Nasal, Trill, Central approximant, Lateral approximant</text:span></text:p>
      <text:p text:style-name="P4"><text:span text:style-name="T3">N elaborations:</text:span><text:span text:style-name="T4"> 5</text:span></text:p>
      <text:p text:style-name="P4"><text:span text:style-name="T3">Elaborations:</text:span><text:span text:style-name="T4"> Voiced fricatives/affricates, Post-aspiration, Labiodental, Palato-alveolar, Retroflex</text:span></text:p>
      <text:p text:style-name="P4"><text:span text:style-name="T3">V phoneme inventory:</text:span><text:span text:style-name="T4"> /</text:span><text:span text:style-name="T56">i e </text:span><text:span text:style-name="T44">ə a ɔ </text:span><text:span text:style-name="T45">o </text:span><text:span text:style-name="T44">ɯ u</text:span><text:span text:style-name="T4">/</text:span></text:p>
      <text:p text:style-name="P4"><text:span text:style-name="T3">N vowel qualities:</text:span><text:span text:style-name="T4"> 8</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5">e</text:span><text:span text:style-name="T4">] varies with [</text:span><text:span text:style-name="T44">ɛ</text:span><text:span text:style-name="T4">]. /</text:span><text:span text:style-name="T44">ə</text:span><text:span text:style-name="T4">/ approaches [</text:span><text:span text:style-name="T44">ʌ</text:span><text:span text:style-name="T4">] or [</text:span><text:span text:style-name="T44">ɯ</text:span><text:span text:style-name="T4">] in some contexts.</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C)V(C)</text:span><text:span text:style-name="T3"> </text:span><text:span text:style-name="T4">(Plaisier 2007: 30-32)</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N/A</text:span></text:p>
      <text:p text:style-name="P4"><text:span text:style-name="T3">Onset restrictions: </text:span><text:span text:style-name="T4">All consonants occur in simple onsets. Biconsonantal onsets have /</text:span><text:span text:style-name="T45">j r l</text:span><text:span text:style-name="T4">/ as C</text:span><text:span text:style-name="T64">2</text:span><text:span text:style-name="T4">. Triconsonantal onsets have /</text:span><text:span text:style-name="T44">k ɡ </text:span><text:span text:style-name="T45">p b f m l t</text:span><text:span text:style-name="T44">ʰ</text:span><text:span text:style-name="T4">/ as C</text:span><text:span text:style-name="T64">1</text:span><text:span text:style-name="T4">, /</text:span><text:span text:style-name="T45">r l</text:span><text:span text:style-name="T4">/ as C</text:span><text:span text:style-name="T64">2</text:span><text:span text:style-name="T4">, and /</text:span><text:span text:style-name="T45">j</text:span><text:span text:style-name="T4">/ as C</text:span><text:span text:style-name="T64">3</text:span><text:span text:style-name="T4">.</text:span></text:p>
      <text:p text:style-name="P4"><text:span text:style-name="T3">Coda restrictions: </text:span><text:span text:style-name="T4">Limited to /</text:span><text:span text:style-name="T44">p t k m n ŋ </text:span><text:span text:style-name="T48">r l</text:span><text:span text:style-name="T4">/.</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Weight-Sensitive</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Vowel duration (impressionistic), Intensity (impressionistic)</text:span></text:p>
      <text:p text:style-name="P4"><text:span text:style-name="T3">Notes: </text:span><text:span text:style-name="T8">Duration a correlate of stress in open syllables. Pitch seems to be correlate not of stress but weak tonal system.</text:span></text:p>
      <text:p text:style-name="P5"/>
      <text:p text:style-name="P4"><text:span text:style-name="T7">Vowel reduction processes</text:span></text:p>
      <text:p text:style-name="P4"><text:span text:style-name="T4">(none reported)</text:span></text:p>
      <text:p text:style-name="P6"/>
      <text:p text:style-name="P4"><text:span text:style-name="T7">Consonant allophony processes</text:span></text:p>
      <text:p text:style-name="Body"><text:span text:style-name="T3">lep-C1: </text:span><text:span text:style-name="T8">A voiceless alveolar fricative is realized as palato-alveolar preceding a high front vowel (Plaisier 2007: 27).</text:span></text:p>
      <text:p text:style-name="Body"><text:span text:style-name="T3">lep-C2: </text:span><text:span text:style-name="T8">Velar stops are realized as palatalized preceding a front vowel (Plaisier 2007: 21).</text:span></text:p>
      <text:p text:style-name="Body"><text:span text:style-name="T3">lep-C3: </text:span><text:span text:style-name="T8">An alveolar trill varies (apparently?) freely with a flap (Plaisier 2007: 28).</text:span></text:p>
      <text:p text:style-name="P3"/>
      <text:p text:style-name="P4"><text:span text:style-name="T7">Morphology</text:span></text:p>
      <text:p text:style-name="P4"><text:span text:style-name="T3">Text:</text:span><text:span text:style-name="T8"> “The story of the jackal” (Plaisier 2007: 165-168)</text:span></text:p>
      <text:p text:style-name="P4"><text:span text:style-name="T3">Synthetic index: </text:span><text:span text:style-name="T8">1.7 morphemes/word (249 morphemes, 144 words)</text:span></text:p>
      <text:p text:style-name="P5"/>
      <text:p text:style-name="P4"/>
      <text:p text:style-name="P10"><text:span text:style-name="T3">[lez] </text:span><text:span text:style-name="T11"><text:tab/></text:span><text:span text:style-name="T35">Lezgian</text:span><text:span text:style-name="T12"><text:tab/></text:span><text:span text:style-name="T4">Nakh-Daghestanian, </text:span><text:span text:style-name="T5">Daghestanian</text:span><text:span text:style-name="T4"> (Azerbaijan, Russia)</text:span></text:p>
      <text:p text:style-name="P5"/>
      <text:p text:style-name="P4"><text:span text:style-name="T3">References consulted: </text:span><text:span text:style-name="T4">Chitoran &amp; Babaliyeva (2007), Haspelmath (1993), Kodzasov (1990), Yu (2004)</text:span></text:p>
      <text:p text:style-name="P5"/>
      <text:p text:style-name="P4"><text:span text:style-name="T7">Sound inventory</text:span></text:p>
      <text:p text:style-name="P4"><text:span text:style-name="T3">C phoneme inventory:</text:span><text:span text:style-name="T4"> /</text:span><text:span text:style-name="T42">p p</text:span><text:span text:style-name="T44">ʰ </text:span><text:span text:style-name="T45">b t t</text:span><text:span text:style-name="T44">ʰ </text:span><text:span text:style-name="T45">d t</text:span><text:span text:style-name="T44">ʷ tʷʰ k kʰ ɡ kʷ kʷʰ ɡʷ </text:span><text:span text:style-name="T48">q q</text:span><text:span text:style-name="T44">ʰ </text:span><text:span text:style-name="T48">q</text:span><text:span text:style-name="T44">ʷ </text:span><text:span text:style-name="T48">q</text:span><text:span text:style-name="T44">ʷʰ ʔ</text:span><text:span text:style-name="T45"> </text:span><text:span text:style-name="T44">p’ t’ t’ʷ k’ k’ʷ </text:span><text:span text:style-name="T48">q</text:span><text:span text:style-name="T44">’ </text:span><text:span text:style-name="T48">q</text:span><text:span text:style-name="T44">’ʷ t͡</text:span><text:span text:style-name="T45">s t</text:span><text:span text:style-name="T44">͡sʰ t͡sʷ t͡sʷʰ t͡ʃ t͡ʃʰ t͡s’ t͡s’ʷ t͡ʃ’</text:span><text:span text:style-name="T45"> </text:span><text:span text:style-name="T44">f s z sʷ zʷ ʃ ʒ </text:span><text:span text:style-name="T48">x </text:span><text:span text:style-name="T44">χ ʁ χʷ ʁʷ h m n l r j w</text:span><text:span text:style-name="T4">/</text:span></text:p>
      <text:p text:style-name="P4"><text:span text:style-name="T3">N consonant phonemes:</text:span><text:span text:style-name="T4"> 54</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Dental, Palato-alveolar, Velar, Uvular, Glottal</text:span></text:p>
      <text:p text:style-name="P4"><text:span text:style-name="T3">Manners:</text:span><text:span text:style-name="T4"> Stop, Affricate, Fricative, Nasal, Trill, Central approximant, Lateral approximant</text:span></text:p>
      <text:p text:style-name="P4"><text:span text:style-name="T3">N elaborations:</text:span><text:span text:style-name="T4"> 7</text:span></text:p>
      <text:p text:style-name="P4"><text:span text:style-name="T3">Elaborations:</text:span><text:span text:style-name="T4"> Voiced fricatives/affricates, Post-aspiration, Ejective, Labiodental, Palato-alveolar, Uvular, Labialization</text:span></text:p>
      <text:p text:style-name="P4"><text:span text:style-name="T3">V phoneme inventory:</text:span><text:span text:style-name="T4"> /</text:span><text:span text:style-name="T51">i y e </text:span><text:span text:style-name="T44">æ </text:span><text:span text:style-name="T56">a u</text:span><text:span text:style-name="T45"> </text:span><text:span text:style-name="T55">æː </text:span><text:span text:style-name="T44">aː</text:span><text:span text:style-name="T4">/</text:span></text:p>
      <text:p text:style-name="P4"><text:span text:style-name="T3">N vowel qualities:</text:span><text:span text:style-name="T4"> 6</text:span></text:p>
      <text:p text:style-name="P4"><text:span text:style-name="T3">Diphthongs or vowel sequences:</text:span><text:span text:style-name="T4"> None</text:span></text:p>
      <text:p text:style-name="P4"><text:span text:style-name="T3">Contrastive length:</text:span><text:span text:style-name="T4"> Som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Kodzasov has /</text:span><text:span text:style-name="T44">β</text:span><text:span text:style-name="T4">/ instead of /</text:span><text:span text:style-name="T45">w</text:span><text:span text:style-name="T4">/. /</text:span><text:span text:style-name="T55">æː </text:span><text:span text:style-name="T44">aː</text:span><text:span text:style-name="T4">/ are rather marginally contrastive with other vowels. Some dialects have /</text:span><text:span text:style-name="T44">ɯ</text:span><text:span text:style-name="T4">/.</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V(C)(C)</text:span><text:span text:style-name="T3"> </text:span><text:span text:style-name="T4">(Haspelmath 1993: 40-46)</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 Coda)</text:span></text:p>
      <text:p text:style-name="P9"><text:span text:style-name="T3">Morphological pattern of syllabic consonants:</text:span><text:span text:style-name="T8"> N/A</text:span></text:p>
      <text:p text:style-name="P4"><text:span text:style-name="T3">Onset restrictions: </text:span><text:span text:style-name="T4">Biconsonantal onsets include sequences of voiceless obstruents or voiceless obstruent+sonorant. Triconsonantal onsets consist of three voiceless obstruents or two voiceless obstruents and an /</text:span><text:span text:style-name="T45">r</text:span><text:span text:style-name="T4">/ or /</text:span><text:span text:style-name="T45">l</text:span><text:span text:style-name="T4">/, include /</text:span><text:span text:style-name="T44">krt͡ʃ, tʰʷrp, ʃtk, kk'l t͡ʃxr</text:span><text:span text:style-name="T45"> kst ktk</text:span><text:span text:style-name="T4">/.</text:span></text:p>
      <text:p text:style-name="P4"><text:span text:style-name="T3">Coda restrictions: </text:span><text:span text:style-name="T4">Biconsonantal codas have no restrictions, include /</text:span><text:span text:style-name="T45">rd, st, mp, xt, lt, rk</text:span><text:span text:style-name="T4">/.</text:span></text:p>
      <text:p text:style-name="P4"><text:soft-page-break/><text:span text:style-name="T3">Notes: </text:span><text:span text:style-name="T4">Syllable structure has undergone changes recently and used to be canonically (C)V (Haspelmath 1993: 46).</text:span></text:p>
      <text:p text:style-name="P5"/>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Vowel duration (instrumental)</text:span></text:p>
      <text:p text:style-name="P6"/>
      <text:p text:style-name="P6"/>
      <text:p text:style-name="P6"/>
      <text:p text:style-name="P4"><text:span text:style-name="T7">Vowel reduction processes</text:span></text:p>
      <text:p text:style-name="P4"><text:span text:style-name="T3">lez-R1:</text:span><text:span text:style-name="T4"> High vowels /</text:span><text:span text:style-name="T45">i y u</text:span><text:span text:style-name="T4">/ are devoiced and shortened, or deleted when occurring pre-tonically between voiceless obstruents, if both are not fricatives. Process occurs even if there is an intervening /</text:span><text:span text:style-name="T45">r</text:span><text:span text:style-name="T4">/ before the second obstruent (Haspelmath 1993: 36-40; Chitoran &amp; Babaliyeva 2007).</text:span></text:p>
      <text:p text:style-name="P4"><text:span text:style-name="T3">lez-R2:</text:span><text:span text:style-name="T4"> High vowels /</text:span><text:span text:style-name="T45">i y u</text:span><text:span text:style-name="T4">/ are optionally devoiced and shortened, or deleted when occurring between an obstruent and a sonorant followed by a stressed vowel (Haspelmath 1993: 36-40; Chitoran &amp; Babaliyeva 2007).</text:span></text:p>
      <text:p text:style-name="P4"><text:span text:style-name="T3">lez-R3:</text:span><text:span text:style-name="T4"> Mid front vowel /</text:span><text:span text:style-name="T45">e</text:span><text:span text:style-name="T4">/ is produced with higher quality in pre-stress syllables, especially when followed by /</text:span><text:span text:style-name="T45">i</text:span><text:span text:style-name="T4">/ in the next syllable (Haspelmath 1993: 32).</text:span></text:p>
      <text:p text:style-name="P5"/>
      <text:p text:style-name="P4"><text:span text:style-name="T7">Consonant allophony processes</text:span></text:p>
      <text:p text:style-name="Body"><text:span text:style-name="T3">lez-C1: </text:span><text:span text:style-name="T8">A labiovelar approximant varies freely with a labial fricative variant (Haspelmath 1993: 35).</text:span></text:p>
      <text:p text:style-name="Body"><text:span text:style-name="T3">lez-C2: </text:span><text:span text:style-name="T8">An alveolar lateral approximant is velarized syllable-finally following a back vowel (Haspelmath 1993: 35).</text:span></text:p>
      <text:p text:style-name="P5"/>
      <text:p text:style-name="P4"><text:span text:style-name="T7">Morphology</text:span></text:p>
      <text:p text:style-name="P4"><text:span text:style-name="T3">Text:</text:span><text:span text:style-name="T8"> “Who is stealing the melons?”, “The magpie and the wolf” (Haspelmath 1993: 448-456)</text:span></text:p>
      <text:p text:style-name="P4"><text:span text:style-name="T3">Synthetic index: </text:span><text:span text:style-name="T8">1.7 morphemes/word (249 morphemes, 144 words)</text:span></text:p>
      <text:p text:style-name="P5"/>
      <text:p text:style-name="P5"/>
      <text:p text:style-name="P4"/>
      <text:p text:style-name="P10"><text:span text:style-name="T3">[lkt] </text:span><text:span text:style-name="T11"><text:tab/></text:span><text:span text:style-name="T35">Lakota</text:span><text:span text:style-name="T12"><text:tab/><text:tab/></text:span><text:span text:style-name="T4">Siouan, </text:span><text:span text:style-name="T5">Core Siouan</text:span><text:span text:style-name="T4"> (United States)</text:span></text:p>
      <text:p text:style-name="P5"/>
      <text:p text:style-name="P4"><text:span text:style-name="T3">References consulted: </text:span><text:span text:style-name="T4">Ingham (2003), </text:span><text:span text:style-name="T27">Lakota Language Consortium</text:span><text:span text:style-name="T4"> (2008), Mirzayan (2010), Rood &amp; Taylor (1996)</text:span></text:p>
      <text:p text:style-name="P5"/>
      <text:p text:style-name="P4"><text:span text:style-name="T7">Sound inventory</text:span></text:p>
      <text:p text:style-name="P4"><text:span text:style-name="T3">C phoneme inventory:</text:span><text:span text:style-name="T4"> /</text:span><text:span text:style-name="T42">p p</text:span><text:span text:style-name="T44">ʰ </text:span><text:span text:style-name="T45">b t t</text:span><text:span text:style-name="T44">ʰ k kʰ ʔ p’ t’ k’ t͡ʃ t͡ʃʰ t͡ʃ’ s z ʃ ʒ </text:span><text:span text:style-name="T48">x </text:span><text:span text:style-name="T44">ɣ h m n l w j</text:span><text:span text:style-name="T4">/</text:span></text:p>
      <text:p text:style-name="P4"><text:span text:style-name="T3">N consonant phonemes:</text:span><text:span text:style-name="T4"> 26</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Palato-alveolar, Velar, Glottal</text:span></text:p>
      <text:p text:style-name="P4"><text:span text:style-name="T3">Manners:</text:span><text:span text:style-name="T4"> Stop, Affricate, Fricative, Nasal, Central approximant, Lateral approximant</text:span></text:p>
      <text:p text:style-name="P4"><text:span text:style-name="T3">N elaborations:</text:span><text:span text:style-name="T4"> 4</text:span></text:p>
      <text:p text:style-name="P4"><text:span text:style-name="T3">Elaborations:</text:span><text:span text:style-name="T4"> Voiced fricatives/affricates, Post-aspiration, Ejective, Palato-alveolar</text:span></text:p>
      <text:p text:style-name="P4"><text:span text:style-name="T3">V phoneme inventory:</text:span><text:span text:style-name="T4"> </text:span><text:span text:style-name="T14">/</text:span><text:span text:style-name="T56">i e a o u</text:span><text:span text:style-name="T45"> </text:span><text:span text:style-name="T44">ĩ ã ũ</text:span><text:span text:style-name="T1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Some</text:span></text:p>
      <text:p text:style-name="P4"><text:span text:style-name="T3">Other contrasts:</text:span><text:span text:style-name="T4"> N/A</text:span></text:p>
      <text:p text:style-name="P4"><text:span text:style-name="T3">Notes:</text:span><text:span text:style-name="T4"> Rood &amp; Taylor call /</text:span><text:span text:style-name="T48">x </text:span><text:span text:style-name="T44">ɣ</text:span><text:span text:style-name="T4">/ velar; Mirzayan call these post-velar. /</text:span><text:span text:style-name="T45">b</text:span><text:span text:style-name="T4">/ has limited distribution but is unpredictable in some words. Nasal contrast of /</text:span><text:span text:style-name="T45">i a u</text:span><text:span text:style-name="T4">/. Only diphthong, /</text:span><text:span text:style-name="T45">au</text:span><text:span text:style-name="T4">/, used solely by men in greeting </text:span><text:span text:style-name="T46">hau</text:span><text:span text:style-name="T4">.</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V(C) (Taylor &amp; Rood 1996: 446-7, Mirzayan 2010: 39, Ingham 2003: 5)</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Diphthongs, Vowel sequence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N/A</text:span></text:p>
      <text:p text:style-name="P4"><text:span text:style-name="T3">Onset restrictions:</text:span><text:span text:style-name="T4"> Apparently any consonant may function as simple onset. Biconsonatal onsets include sequences of two plosives, plosive+fricative, fricative+plosive, obstruent+voiced continuant sequences, and sequences of two voiced continuants.</text:span></text:p>
      <text:p text:style-name="P4"><text:span text:style-name="T3">Coda restrictions: </text:span><text:span text:style-name="T4">Limited to /</text:span><text:span text:style-name="T44">s ʃ </text:span><text:span text:style-name="T45">h l b </text:span><text:span text:style-name="T44">ɡ</text:span><text:span text:style-name="T4">/ word-internally, and /</text:span><text:span text:style-name="T45">n m</text:span><text:span text:style-name="T4">/ word-finally.</text:span></text:p>
      <text:p text:style-name="P4"><text:soft-page-break/><text:span text:style-name="T3">Notes: </text:span><text:span text:style-name="T4">Syllabification usually follows morpheme boundaries</text:span></text:p>
      <text:p text:style-name="P5"/>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nstrumental), Pitch (impressionistic), Intensity (impressionistic)</text:span></text:p>
      <text:p text:style-name="P4"><text:span text:style-name="T3">Notes: </text:span><text:span text:style-name="T8">Duration is a significant correlate in certain segmental contexts. Intensity reported by Ullrich et al (2008) (’greater loudness</text:span><text:span text:style-name="T17">’</text:span><text:span text:style-name="T8">), but not instrumentally confirmed.</text:span></text:p>
      <text:p text:style-name="P6"/>
      <text:p text:style-name="P4"><text:span text:style-name="T7">Vowel reduction processes</text:span></text:p>
      <text:p text:style-name="P4"><text:span text:style-name="T3">lkt-R1: </text:span><text:span text:style-name="T4">In rapid speech any unstressed word-final vowel may be dropped. This process is very frequent but more common in certain morphosyntactic constructions (Mirzayan 2010: 155-6, Taylor &amp; Rood 1996: 447).</text:span></text:p>
      <text:p text:style-name="P5"/>
      <text:p text:style-name="P4"><text:span text:style-name="T7">Consonant allophony processes</text:span></text:p>
      <text:p text:style-name="Body"><text:span text:style-name="T3">lkt-C1: </text:span><text:span text:style-name="T8">Velar stops are realized as palato-alveolar affricates following a high front vowel (Ingham 2005: 6).</text:span></text:p>
      <text:p text:style-name="Body"><text:span text:style-name="T3">lkt-C2: </text:span><text:span text:style-name="T8">A voiceless glottal fricative is sometimes realized as a palatal glide (Ingham 2005).</text:span></text:p>
      <text:p text:style-name="P5"/>
      <text:p text:style-name="P4"><text:span text:style-name="T7">Morphology</text:span></text:p>
      <text:p text:style-name="P4"><text:span text:style-name="T3">Text:</text:span><text:span text:style-name="T8"> “Hunting eggs in the spring” (Ingham 2003: 95-96)</text:span></text:p>
      <text:p text:style-name="P4"><text:span text:style-name="T3">Synthetic index: </text:span><text:span text:style-name="T8">1.3 morphemes/word (282 morphemes, 215 words)</text:span></text:p>
      <text:p text:style-name="P5"/>
      <text:p text:style-name="P4"/>
      <text:p text:style-name="P10"><text:span text:style-name="T3">[lpa] </text:span><text:span text:style-name="T11"><text:tab/></text:span><text:span text:style-name="T35">Lelepa</text:span><text:span text:style-name="T12"><text:tab/></text:span><text:span text:style-name="T4">Austronesian, </text:span><text:span text:style-name="T5">Malayo-Polynesian</text:span><text:span text:style-name="T4"> (Vanuatu)</text:span></text:p>
      <text:p text:style-name="P5"/>
      <text:p text:style-name="P4"><text:span text:style-name="T3">References consulted: </text:span><text:span text:style-name="T4">Lacrampe (2014)</text:span></text:p>
      <text:p text:style-name="P5"/>
      <text:p text:style-name="P4"><text:span text:style-name="T7">Sound inventory</text:span></text:p>
      <text:p text:style-name="P4"><text:span text:style-name="T3">C phoneme inventory:</text:span><text:span text:style-name="T4"> /</text:span><text:span text:style-name="T44">k͡pʷ p t k f s ŋ͡mʷ m n ŋ l r w j</text:span><text:span text:style-name="T4">/</text:span></text:p>
      <text:p text:style-name="P4"><text:span text:style-name="T3">N consonant phonemes:</text:span><text:span text:style-name="T4"> 14</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Labial-velar, Bilabial, Labiodental, Alveolar, Velar</text:span></text:p>
      <text:p text:style-name="P4"><text:span text:style-name="T3">Manners:</text:span><text:span text:style-name="T4"> Stop, Fricative, Nasal, Trill, Central approximant, Lateral approximant</text:span></text:p>
      <text:p text:style-name="P4"><text:span text:style-name="T3">N elaborations:</text:span><text:span text:style-name="T4"> 2</text:span></text:p>
      <text:p text:style-name="P4"><text:span text:style-name="T3">Elaborations:</text:span><text:span text:style-name="T4"> Labiodental, Labialization</text:span></text:p>
      <text:p text:style-name="P4"><text:span text:style-name="T3">V phoneme inventory:</text:span><text:span text:style-name="T4"> </text:span><text:span text:style-name="T14">/</text:span><text:span text:style-name="T56">i e a o u</text:span><text:span text:style-name="T45"> </text:span><text:span text:style-name="T44">aː</text:span><text:span text:style-name="T14">/</text:span></text:p>
      <text:p text:style-name="P4"><text:span text:style-name="T3">N vowel qualities:</text:span><text:span text:style-name="T4"> 5</text:span></text:p>
      <text:p text:style-name="P4"><text:span text:style-name="T3">Diphthongs or vowel sequences:</text:span><text:span text:style-name="T4"> Diphthongs /</text:span><text:span text:style-name="T44">ej aj aw ow</text:span><text:span text:style-name="T4">/</text:span></text:p>
      <text:p text:style-name="P4"><text:span text:style-name="T3">Contrastive length:</text:span><text:span text:style-name="T4"> Som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Length distinction for /</text:span><text:span text:style-name="T45">a</text:span><text:span text:style-name="T4">/ only.</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C)V(C)(C)</text:span><text:span text:style-name="T3"> </text:span><text:span text:style-name="T4">(Lacrampe 2014: 41-8)</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 Diphthongs</text:span></text:p>
      <text:p text:style-name="P9"><text:span text:style-name="T3">Syllabic consonant patterns:</text:span><text:span text:style-name="T8"> Nasal, Liquid</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 Coda)</text:span></text:p>
      <text:p text:style-name="P9"><text:span text:style-name="T3">Morphological pattern of syllabic consonants:</text:span><text:span text:style-name="T8"> Lexical items</text:span></text:p>
      <text:p text:style-name="P4"><text:span text:style-name="T3">Onset restrictions: </text:span><text:span text:style-name="T4">All consonants may occur in simple onsets. In biconsonantal onsets, C</text:span><text:span text:style-name="T64">1</text:span><text:span text:style-name="T4"> is a plosive, nasal, or fricative and C</text:span><text:span text:style-name="T64">2</text:span><text:span text:style-name="T4"> is usually a liquid but an also be a fricative, stop, or glide. Triconsonantal onsets are /</text:span><text:span text:style-name="T45">fsr, psr</text:span><text:span text:style-name="T4">/).</text:span></text:p>
      <text:p text:style-name="P4"><text:span text:style-name="T3">Coda restrictions: </text:span><text:span text:style-name="T4">Any consonant may occur in simple codas. The specific patterns for biconsonantal codas are unclear, but they include /</text:span><text:span text:style-name="T45">lf, rk, </text:span><text:span text:style-name="T44">ŋ</text:span><text:span text:style-name="T48">s nt </text:span><text:span text:style-name="T44">ŋk lp</text:span><text:span text:style-name="T4">/ and appear to be limited to sonorant+obstruent.</text:span></text:p>
      <text:p text:style-name="P4"><text:soft-page-break/><text:span text:style-name="T3">Notes: </text:span><text:span text:style-name="T4">Syllable structure is in process of becoming more complex in this language, with rampant vowel reduction producing many codas and clusters, though many clusters are also invariant.</text:span></text:p>
      <text:p text:style-name="P5"/>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 Pitch (impressionistic), Intensity (impressionistic)</text:span></text:p>
      <text:p text:style-name="P4"><text:span text:style-name="T3">Notes:</text:span><text:span text:style-name="T8"> These correlates of stress do not necessarily co-occur; length especially is reduced in rapid speech.</text:span></text:p>
      <text:p text:style-name="P5"/>
      <text:p text:style-name="P4"><text:span text:style-name="T7">Vowel reduction processes</text:span></text:p>
      <text:p text:style-name="P4"><text:span text:style-name="T3">lpa-R1:</text:span><text:span text:style-name="T4"> Mid front vowel /</text:span><text:span text:style-name="T45">e</text:span><text:span text:style-name="T4">/ is optionally reduced to [</text:span><text:span text:style-name="T44">ə</text:span><text:span text:style-name="T4">] when occurring in open unstressed syllables (Lacrampe 2014: 34).</text:span></text:p>
      <text:p text:style-name="P4"><text:span text:style-name="T3">lpa-R2:</text:span><text:span text:style-name="T4"> Low central vowel /</text:span><text:span text:style-name="T45">a</text:span><text:span text:style-name="T4">/ is reduced to [</text:span><text:span text:style-name="T44">ɐ</text:span><text:span text:style-name="T4">] in unstressed syllables (Lacrampe 2014: 34-5).</text:span></text:p>
      <text:p text:style-name="P4"><text:span text:style-name="T3">lpa-R3</text:span><text:span text:style-name="T4">: After a consonant, word-final high vowels /</text:span><text:span text:style-name="T45">i u</text:span><text:span text:style-name="T4">/ and mid back vowel /</text:span><text:span text:style-name="T45">o</text:span><text:span text:style-name="T4">/ may be deleted or devoiced (Lacrampe 2014: 15, 64-5).</text:span></text:p>
      <text:p text:style-name="P4"><text:span text:style-name="T3">lpa-R4:</text:span><text:span text:style-name="T4"> After a consonant, word-final mid front vowel /</text:span><text:span text:style-name="T45">e</text:span><text:span text:style-name="T4">/ and low vowel /</text:span><text:span text:style-name="T45">a</text:span><text:span text:style-name="T4">/ are reduced in quality, devoiced, or deleted (Lacrampe 2014: 15, 64-5).</text:span></text:p>
      <text:p text:style-name="P4"><text:span text:style-name="T3">lpa-R5:</text:span><text:span text:style-name="T4"> A vowel filling the nucleus of a syllable preceding the syllable receiving primary stress is reduced in quality, when the word is three syllables or fewer and the stressed syllable has an onset (Lacrampe 2014: 66; process does not occur if it produces an unattested consonant cluster).</text:span></text:p>
      <text:p text:style-name="P4"><text:span text:style-name="T3">lpa-R6:</text:span><text:span text:style-name="T4"> A vowel filling the nucleus of a syllable preceding the syllable receiving primary stress is deleted, when the word is four or more syllables, the stressed syllable is CV, and the reduced syllable is CV or V (Lacrampe 2014: 66-7; process does not occur if it produces an unattested consonant cluster).</text:span></text:p>
      <text:p text:style-name="P4"><text:span text:style-name="T3">Notes:</text:span><text:span text:style-name="T4"> Processes R3-R6 are said to be more common in the speech of younger speakers.</text:span></text:p>
      <text:p text:style-name="P5"/>
      <text:p text:style-name="P4"><text:span text:style-name="T7">Consonant allophony processes</text:span></text:p>
      <text:p text:style-name="Body"><text:span text:style-name="T3">lpa-C1: </text:span><text:span text:style-name="T8">A voiceless velar stop is realized as uvular following a back vowel or /</text:span><text:span text:style-name="T47">a</text:span><text:span text:style-name="T8">/ (Lacrampe 2014: 19).</text:span></text:p>
      <text:p text:style-name="Body"><text:span text:style-name="T3">lpa-C2: </text:span><text:span text:style-name="T8">Stops and fricatives are optionally voiced intervocalically (Lacrampe 2014: 17).</text:span></text:p>
      <text:p text:style-name="Body"><text:span text:style-name="T3">lpa-C3: </text:span><text:span text:style-name="T8">A voiceless velar fricative may be spirantized following a back vowel or /</text:span><text:span text:style-name="T47">a</text:span><text:span text:style-name="T8">/ (Lacrampe 2014: 20).</text:span></text:p>
      <text:p text:style-name="P5"/>
      <text:p text:style-name="P4"><text:span text:style-name="T7">Morphology</text:span></text:p>
      <text:p text:style-name="P4"><text:span text:style-name="T3">Text:</text:span><text:span text:style-name="T8"> “Text 1” (Lacrampe 2014: 495-500)</text:span></text:p>
      <text:p text:style-name="P4"><text:span text:style-name="T3">Synthetic index: </text:span><text:span text:style-name="T8">1.4 morphemes/word (586 morphemes, 406 words)</text:span></text:p>
      <text:p text:style-name="P5"/>
      <text:p text:style-name="P5"/>
      <text:p text:style-name="P4"/>
      <text:p text:style-name="P10"><text:span text:style-name="T3">[lun] </text:span><text:span text:style-name="T11"><text:tab/></text:span><text:span text:style-name="T35">Lunda<text:tab/></text:span><text:span text:style-name="T12"><text:tab/></text:span><text:span text:style-name="T4">Atlantic-Congo, </text:span><text:span text:style-name="T5">Volta-Congo</text:span><text:span text:style-name="T4"> (Democratic Republic of Congo, Angola, Zambia)</text:span></text:p>
      <text:p text:style-name="P5"/>
      <text:p text:style-name="P4"><text:span text:style-name="T3">References consulted: </text:span><text:span text:style-name="T4">Kawasha (2003)</text:span></text:p>
      <text:p text:style-name="P5"/>
      <text:p text:style-name="P4"><text:span text:style-name="T7">Sound inventory</text:span></text:p>
      <text:p text:style-name="P4"><text:span text:style-name="T3">C phoneme inventory:</text:span><text:span text:style-name="T4"> /</text:span><text:span text:style-name="T45">p b t d k </text:span><text:span text:style-name="T44">ɡ t͡ʃ d͡ʒ f v s z ʃ ʒ h m n ɲ ŋ l w j</text:span><text:span text:style-name="T4">/</text:span></text:p>
      <text:p text:style-name="P4"><text:span text:style-name="T3">N consonant phonemes:</text:span><text:span text:style-name="T4"> 22</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Alveolar, Palato-alveolar, Velar, Glottal</text:span></text:p>
      <text:p text:style-name="P4"><text:span text:style-name="T3">Manners:</text:span><text:span text:style-name="T4"> Stop, Affricate, Fricative, Nasal, Central approximant, Lateral approximant</text:span></text:p>
      <text:p text:style-name="P4"><text:span text:style-name="T3">N elaborations:</text:span><text:span text:style-name="T4"> 3</text:span></text:p>
      <text:p text:style-name="P4"><text:span text:style-name="T3">Elaborations:</text:span><text:span text:style-name="T4"> Voiced fricatives/affricates, Labiodental, Palato-alveolar</text:span></text:p>
      <text:p text:style-name="P4"><text:span text:style-name="T3">V phoneme inventory:</text:span><text:span text:style-name="T4"> </text:span><text:span text:style-name="T14">/</text:span><text:span text:style-name="T56">i e a o u</text:span><text:span text:style-name="T45"> </text:span><text:span text:style-name="T44">iː eː aː oː uː</text:span><text:span text:style-name="T1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Reasoning for not considering nasal+C sequences to be prenasalized stops given (2003: 24). Vowel length contrastive in just a few cases.</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C)V</text:span><text:span text:style-name="T3"> </text:span><text:span text:style-name="T4">(Kawasha 2003: 20-21)</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 Long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Morphologically Complex (Onset)</text:span></text:p>
      <text:p text:style-name="P9"><text:span text:style-name="T3">Morphological pattern of syllabic consonants:</text:span><text:span text:style-name="T8"> N/A</text:span></text:p>
      <text:p text:style-name="P4"><text:span text:style-name="T3">Onset restrictions: </text:span><text:span text:style-name="T4">Simple onsets are apparently unrestricted. In biconsonantal onsets, any non-glide consonant may occur as C</text:span><text:span text:style-name="T64">1</text:span><text:span text:style-name="T4"> if followed by a bilabial glide /</text:span><text:span text:style-name="T45">w</text:span><text:span text:style-name="T4">/ as C</text:span><text:span text:style-name="T64">2</text:span><text:span text:style-name="T4">. Nasal + consonant sequences also occur as biconsonantal onsets. Triconsonantal onsets have a nasal as C</text:span><text:span text:style-name="T64">1</text:span><text:span text:style-name="T4">, any non-nasal, non-glide consonant as C</text:span><text:span text:style-name="T64">2</text:span><text:span text:style-name="T4">, and a glide (bilabial) as C</text:span><text:span text:style-name="T64">3</text:span><text:span text:style-name="T4">.</text:span></text:p>
      <text:p text:style-name="P4"><text:span text:style-name="T3">Notes: </text:span><text:span text:style-name="T4">Kawasha discusses onset restrictions in terms of glides, of which there are two (/</text:span><text:span text:style-name="T45">w j</text:span><text:span text:style-name="T4">/) in the language, but in examples only /</text:span><text:span text:style-name="T45">w</text:span><text:span text:style-name="T4">/ occurs in clusters.</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 </text:span><text:span text:style-name="T8">Not reported</text:span></text:p>
      <text:p text:style-name="P5"/>
      <text:p text:style-name="P4"><text:span text:style-name="T7">Vowel reduction processes</text:span></text:p>
      <text:p text:style-name="P4"><text:span text:style-name="T3">lun-R1</text:span><text:span text:style-name="T4">: A word-final high vowel /</text:span><text:span text:style-name="T45">i</text:span><text:span text:style-name="T4">/ is realized as “voiceless and muted” when following semi-vowels /</text:span><text:span text:style-name="T45">w j</text:span><text:span text:style-name="T4">/, glottal consonant /</text:span><text:span text:style-name="T45">h</text:span><text:span text:style-name="T4">/, or nasal /</text:span><text:span text:style-name="T45">m</text:span><text:span text:style-name="T4">/ in continuous speech. Examples show that this is syncope, not devoicing (Kawasha 2003: 37-8).</text:span></text:p>
      <text:p text:style-name="P6"/>
      <text:p text:style-name="P4"><text:span text:style-name="T7">Consonant allophony processes</text:span></text:p>
      <text:p text:style-name="P4"><text:span text:style-name="T4">(none reported)</text:span></text:p>
      <text:p text:style-name="P5"/>
      <text:p text:style-name="P4"><text:span text:style-name="T7">Morphology</text:span></text:p>
      <text:p text:style-name="P4"><text:span text:style-name="T4">(adequate texts unavailable)</text:span></text:p>
      <text:p text:style-name="P5"/>
      <text:p text:style-name="P4"/>
      <text:p text:style-name="P10"><text:span text:style-name="T3">[mcr] </text:span><text:span text:style-name="T11"><text:tab/></text:span><text:span text:style-name="T35">Menya</text:span><text:span text:style-name="T12"><text:tab/><text:tab/></text:span><text:span text:style-name="T4">Angan, </text:span><text:span text:style-name="T5">Nuclear Angan</text:span><text:span text:style-name="T4"> (Papua New Guinea)</text:span></text:p>
      <text:p text:style-name="P5"/>
      <text:p text:style-name="P4"><text:span text:style-name="T3">References consulted: </text:span><text:span text:style-name="T4">Whitehead (1992, 2004)</text:span></text:p>
      <text:p text:style-name="P5"/>
      <text:p text:style-name="P4"><text:span text:style-name="T7">Sound inventory</text:span></text:p>
      <text:p text:style-name="P4"><text:span text:style-name="T3">C phoneme inventory:</text:span><text:span text:style-name="T4"> /</text:span><text:span text:style-name="T42">p t</text:span><text:span text:style-name="T44">̪ </text:span><text:span text:style-name="T51">k q </text:span><text:span text:style-name="T67">m</text:span><text:span text:style-name="T44">b </text:span><text:span text:style-name="T67">n</text:span><text:span text:style-name="T44">d̪ </text:span><text:span text:style-name="T67">ŋ</text:span><text:span text:style-name="T44">ɡ </text:span><text:span text:style-name="T67">ɴ</text:span><text:span text:style-name="T44">ɢ t͡ʃ </text:span><text:span text:style-name="T67">ɲ</text:span><text:span text:style-name="T44">d͡ʒ h m n̪ ɲ ŋ w j</text:span><text:span text:style-name="T4">/</text:span></text:p>
      <text:p text:style-name="P4"><text:span text:style-name="T3">N consonant phonemes:</text:span><text:span text:style-name="T4"> 17</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Palato-alveolar, Velar, Uvular, Glottal</text:span></text:p>
      <text:p text:style-name="P4"><text:span text:style-name="T3">Manners:</text:span><text:span text:style-name="T4"> Stop, Affricate, Fricative, Nasal, Central approximant</text:span></text:p>
      <text:p text:style-name="P4"><text:span text:style-name="T3">N elaborations:</text:span><text:span text:style-name="T4"> 4</text:span></text:p>
      <text:p text:style-name="P4"><text:span text:style-name="T3">Elaborations:</text:span><text:span text:style-name="T4"> Voiced fricatives/affricates, Prenasalization, Palato-alveolar, Uvular</text:span></text:p>
      <text:p text:style-name="P4"><text:span text:style-name="T3">V phoneme inventory:</text:span><text:span text:style-name="T4"> /</text:span><text:span text:style-name="T56">i e </text:span><text:span text:style-name="T44">ə </text:span><text:span text:style-name="T50">a o u</text:span><text:span text:style-name="T4">/</text:span></text:p>
      <text:p text:style-name="P4"><text:span text:style-name="T3">N vowel qualities:</text:span><text:span text:style-name="T4"> 6</text:span></text:p>
      <text:p text:style-name="P4"><text:span text:style-name="T3">Diphthongs or vowel sequences:</text:span><text:span text:style-name="T4"> Vowel sequences /</text:span><text:span text:style-name="T45">u</text:span><text:span text:style-name="T44">ə</text:span><text:span text:style-name="T45"> io ue u</text:span><text:span text:style-name="T44">ə</text:span><text:span text:style-name="T45"> ua ai uau</text:span><text:span text:style-name="T4">/ (perhaps mor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5">q</text:span><text:span text:style-name="T4">/ most frequent consonant phoneme in this language.</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V(C)</text:span><text:span text:style-name="T3"> </text:span><text:span text:style-name="T4">(Whitehead 2004: 226; SIL OPD)</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Vowel sequence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Both</text:span></text:p>
      <text:p text:style-name="P4"><text:span text:style-name="T3">Onset restrictions: </text:span><text:span text:style-name="T4">No restrictions on simple onsets. Biconsonantal onsets include /</text:span><text:span text:style-name="T45">tq, pk, pq</text:span><text:span text:style-name="T4">/, at least, with suggestions of nasals occurring as well (2004: 9). Triconsonantal onsets include /</text:span><text:span text:style-name="T45">tpq, ptq</text:span><text:span text:style-name="T4">/ (/</text:span><text:span text:style-name="T45">q</text:span><text:span text:style-name="T4">/ typically produced as [</text:span><text:span text:style-name="T44">ʁ</text:span><text:span text:style-name="T4">] or [</text:span><text:span text:style-name="T44">ɣ</text:span><text:span text:style-name="T4">] after a plosive in clusters). </text:span></text:p>
      <text:p text:style-name="P4"><text:span text:style-name="T3">Coda restrictions: </text:span><text:span text:style-name="T4">Nasals /</text:span><text:span text:style-name="T45">m n</text:span><text:span text:style-name="T4">/ occur.</text:span></text:p>
      <text:p text:style-name="P4"><text:soft-page-break/><text:span text:style-name="T3">Notes: </text:span><text:span text:style-name="T4">Non-homorganic consonants are separated by extremely short vocalic segments which are inconsistently produced and represented, “more and more not being written” (Whitehead 2004: 226). Quality seems to be conditioned by vowel harmony and/or surrounding consonants. When three plosives come together, there is a greater likelihood of one vowel being written but inconsistency as to which one (2004: 9).</text:span></text:p>
      <text:p text:style-name="P5"/>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Not describ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Not described</text:span></text:p>
      <text:p text:style-name="P4"><text:span text:style-name="T3">Notes:</text:span><text:span text:style-name="T8"> Tone and stress described as interdependent in language, with tone being phonemic but having low functional load (Whitehead 2004: 226). </text:span></text:p>
      <text:p text:style-name="P6"/>
      <text:p text:style-name="P4"><text:span text:style-name="T7">Vowel reduction processes</text:span></text:p>
      <text:p text:style-name="P4"><text:span text:style-name="T4">(none reported)</text:span></text:p>
      <text:p text:style-name="P5"/>
      <text:p text:style-name="P4"><text:span text:style-name="T7">Consonant allophony processes</text:span></text:p>
      <text:p text:style-name="Body"><text:span text:style-name="T3">mcr-C1: </text:span><text:span text:style-name="T8">A voiceless dental stop is in free variation with a flap and a lateral approximant in intervocalic position (Whitehead 2004: 9).</text:span></text:p>
      <text:p text:style-name="Body"><text:span text:style-name="T3">mcr-C2: </text:span><text:span text:style-name="T8">A voiceless uvular stop varies with voiced uvular or velar fricatives in intervocalic position (Whitehead 2004: 9).</text:span></text:p>
      <text:p text:style-name="P5"/>
      <text:p text:style-name="P4"><text:span text:style-name="T7">Morphology</text:span></text:p>
      <text:p text:style-name="P4"><text:span text:style-name="T3">Text: </text:span><text:span text:style-name="T8">“Hunting expedition” (first 20 pages, Whitehead 2004: 238-257)</text:span></text:p>
      <text:p text:style-name="P4"><text:span text:style-name="T3">Synthetic index: </text:span><text:span text:style-name="T8">2.5 morphemes/word (745 morphemes, 301 words)</text:span></text:p>
      <text:p text:style-name="P4"/>
      <text:p text:style-name="P10"><text:span text:style-name="T3">[mdx] </text:span><text:span text:style-name="T11"><text:tab/></text:span><text:span text:style-name="T35">Dizin (Central dialect)</text:span><text:span text:style-name="T12"><text:tab/></text:span><text:span text:style-name="T4">Dizoid (Ethiopia)</text:span></text:p>
      <text:p text:style-name="P5"/>
      <text:p text:style-name="P4"><text:span text:style-name="T3">References consulted: </text:span><text:span text:style-name="T4">Allan (1976), Beachy (2005), Breeze (1988)</text:span></text:p>
      <text:p text:style-name="P5"/>
      <text:p text:style-name="P4"><text:span text:style-name="T7">Sound inventory</text:span></text:p>
      <text:p text:style-name="P4"><text:span text:style-name="T3">C phoneme inventory:</text:span><text:span text:style-name="T4"> /</text:span><text:span text:style-name="T45">p b t d k </text:span><text:span text:style-name="T44">ɡ p’ t’ k’ t͡</text:span><text:span text:style-name="T45">s t</text:span><text:span text:style-name="T44">͡ʃ d͡ʒ t͡s’ t͡ʃ’ ɸ s z ʃ ʒ h</text:span><text:span text:style-name="T45"> </text:span><text:span text:style-name="T44">m n ŋ ɾ l w j</text:span><text:span text:style-name="T4">/</text:span></text:p>
      <text:p text:style-name="P4"><text:span text:style-name="T3">N consonant phonemes:</text:span><text:span text:style-name="T4"> 27</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Palato-alveolar, Velar, Glottal</text:span></text:p>
      <text:p text:style-name="P4"><text:span text:style-name="T3">Manners:</text:span><text:span text:style-name="T4"> Stop, Affricate, Fricative, Nasal, Flap/Tap, Central approximant, Lateral approximant</text:span></text:p>
      <text:p text:style-name="P4"><text:span text:style-name="T3">N elaborations:</text:span><text:span text:style-name="T4"> 3</text:span></text:p>
      <text:p text:style-name="P4"><text:span text:style-name="T3">Elaborations:</text:span><text:span text:style-name="T4"> Voiced fricatives/affricates, Ejective, Palato-alveolar</text:span></text:p>
      <text:p text:style-name="P4"><text:span text:style-name="T3">V phoneme inventory:</text:span><text:span text:style-name="T4"> /</text:span><text:span text:style-name="T56">i e </text:span><text:span text:style-name="T44">ɛ ɨ ɑ </text:span><text:span text:style-name="T56">o u</text:span><text:span text:style-name="T45"> </text:span><text:span text:style-name="T44">iː eː ɑː oː uː</text:span><text:span text:style-name="T4">/</text:span></text:p>
      <text:p text:style-name="P4"><text:span text:style-name="T3">N vowel qualities:</text:span><text:span text:style-name="T4"> 7</text:span></text:p>
      <text:p text:style-name="P4"><text:span text:style-name="T3">Diphthongs or vowel sequences:</text:span><text:span text:style-name="T4"> None</text:span></text:p>
      <text:p text:style-name="P4"><text:span text:style-name="T3">Contrastive length:</text:span><text:span text:style-name="T4"> Som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ʔ</text:span><text:span text:style-name="T4">/ is posited to avoid underlying syllabic nasals, otherwise its occurrence is completely predictable. I do not include it. /</text:span><text:span text:style-name="T44">ʈ͡ʂ ʈ͡ʂ’ ʂ ʐ</text:span><text:span text:style-name="T4">/ occur only in Western Dizin (Beach 2005). Allan gives 24 consonant phonemes, lists an inventory that is quite divergent from those posited by Beachy and Breeze.</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V(C)(C)(C)</text:span><text:span text:style-name="T3"> </text:span><text:span text:style-name="T4">(Beachy 2005: 38-46)</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3</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honemic</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Coda)</text:span></text:p>
      <text:p text:style-name="P9"><text:span text:style-name="T3">Morphological pattern of syllabic consonants:</text:span><text:span text:style-name="T8"> Both</text:span></text:p>
      <text:p text:style-name="P4"><text:span text:style-name="T3">Onset restrictions: </text:span><text:span text:style-name="T4">All consonants except /</text:span><text:span text:style-name="T45">p</text:span><text:span text:style-name="T4">/ may occur (though /</text:span><text:span text:style-name="T45">p</text:span><text:span text:style-name="T4">/ occurs as onset in loanwords).</text:span></text:p>
      <text:p text:style-name="P4"><text:span text:style-name="T3">Coda restrictions: </text:span><text:span text:style-name="T4">For simple codas, all consonants except /</text:span><text:span text:style-name="T44">ʔ</text:span><text:span text:style-name="T45">, k’, </text:span><text:span text:style-name="T44">d͡ʒ</text:span><text:span text:style-name="T4">/ may occur. Biconsonantal coda combinations are fairly free, though not all possible combinations occur and most follow a rising sonority contour according to a standard six-point hierarchy . In tri-consonantal codas, C</text:span><text:span text:style-name="T64">1</text:span><text:span text:style-name="T4"> is /</text:span><text:span text:style-name="T45">j</text:span><text:span text:style-name="T4">/, C</text:span><text:span text:style-name="T64">2</text:span><text:span text:style-name="T4"> is /</text:span><text:span text:style-name="T45">n</text:span><text:span text:style-name="T4">/, and C</text:span><text:span text:style-name="T64">3</text:span><text:span text:style-name="T4"> is /</text:span><text:span text:style-name="T45">t, d, s, </text:span><text:span text:style-name="T44">ʃ</text:span><text:span text:style-name="T4">/.</text:span></text:p>
      <text:p text:style-name="P4"><text:soft-page-break/><text:span text:style-name="T3">Notes: </text:span><text:span text:style-name="T4">Syllabic nasal nuclei occur only in syllables with predictable obligatory onset of [</text:span><text:span text:style-name="T44">ʔ</text:span><text:span text:style-name="T45">]</text:span><text:span text:style-name="T4"> and optional coda of /t/ (Beachy 2005: 41).</text:span></text:p>
      <text:p text:style-name="P5"/>
      <text:p text:style-name="P4"><text:span text:style-name="T7">Suprasegmentals</text:span></text:p>
      <text:p text:style-name="P4"><text:span text:style-name="T3">Tone: </text:span><text:span text:style-name="T8">Yes</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Not described</text:span></text:p>
      <text:p text:style-name="P6"/>
      <text:p text:style-name="P4"><text:span text:style-name="T7">Vowel reduction processes</text:span></text:p>
      <text:p text:style-name="P4"><text:span text:style-name="T3">mdx-R1:</text:span><text:span text:style-name="T4"> Short high vowels /</text:span><text:span text:style-name="T45">i u</text:span><text:span text:style-name="T4">/ are sometimes realized as voiceless when word-final (Beachy 2005: 35-6).</text:span></text:p>
      <text:p text:style-name="P4"><text:span text:style-name="T3">mdx-R2:</text:span><text:span text:style-name="T4"> The phoneme /</text:span><text:span text:style-name="T44">ɛ</text:span><text:span text:style-name="T4">/ is optionally realized as [</text:span><text:span text:style-name="T44">ə</text:span><text:span text:style-name="T4">], but no conditioning environment given (Beachy 2005: 37).</text:span></text:p>
      <text:p text:style-name="P5"/>
      <text:p text:style-name="P4"><text:span text:style-name="T7">Consonant allophony processes</text:span></text:p>
      <text:p text:style-name="Body"><text:span text:style-name="T3">mdx-C1: </text:span><text:span text:style-name="T8">A voiceless alveolar fricative is realized as voiced preceding /</text:span><text:span text:style-name="T47">d</text:span><text:span text:style-name="T8">/ (Beachy 2005: 26).</text:span></text:p>
      <text:p text:style-name="Body"><text:span text:style-name="T3">mdx-C2: </text:span><text:span text:style-name="T8">Voiced bilabial and velar stops are realized as fricatives word-finally (Beachy 2005: 17).</text:span></text:p>
      <text:p text:style-name="Body"><text:span text:style-name="T3">mdx-C3: </text:span><text:span text:style-name="T8">A voiceless bilabial stop varies with a bilabial fricative and a labiodental fricative word-internally and word-finally (Beachy 2005: 17).</text:span></text:p>
      <text:p text:style-name="P5"/>
      <text:p text:style-name="P4"><text:span text:style-name="T7">Morphology</text:span></text:p>
      <text:p text:style-name="P4"><text:span text:style-name="T3">Text: </text:span><text:span text:style-name="T8">“A lion and a fox” (Beachy 2005: 154-158)</text:span></text:p>
      <text:p text:style-name="P4"><text:span text:style-name="T3">Synthetic index: </text:span><text:span text:style-name="T8">1.9 morphemes/word (485 morphemes, 251 words)</text:span></text:p>
      <text:p text:style-name="P8"/>
      <text:p text:style-name="P5"/>
      <text:p text:style-name="P4"/>
      <text:p text:style-name="P10"><text:span text:style-name="T3">[mhi] </text:span><text:span text:style-name="T11"><text:tab/></text:span><text:span text:style-name="T35">Ma’di</text:span><text:span text:style-name="T12"><text:tab/></text:span><text:span text:style-name="T4">Central Sudanic, </text:span><text:span text:style-name="T5">Moru-Madi</text:span><text:span text:style-name="T4"> (South Sudan, Uganda)</text:span></text:p>
      <text:p text:style-name="P5"/>
      <text:p text:style-name="P4"><text:span text:style-name="T3">References consulted: </text:span><text:span text:style-name="T4">Blackings &amp; Fabb (2003)</text:span></text:p>
      <text:p text:style-name="P5"/>
      <text:p text:style-name="P4"><text:span text:style-name="T7">Sound inventory</text:span></text:p>
      <text:p text:style-name="P4"><text:span text:style-name="T3">C phoneme inventory:</text:span><text:span text:style-name="T4"> /</text:span><text:span text:style-name="T45">p b t d t</text:span><text:span text:style-name="T44">ʷ dʷ k ɡ kʷ ɡʷ k͡</text:span><text:span text:style-name="T42">p </text:span><text:span text:style-name="T44">ɡ͡b ʔ ʔʷ</text:span><text:span text:style-name="T45"> </text:span><text:span text:style-name="T67">m</text:span><text:span text:style-name="T44">b </text:span><text:span text:style-name="T66">n</text:span><text:span text:style-name="T44">d </text:span><text:span text:style-name="T66">n</text:span><text:span text:style-name="T44">dʷ </text:span><text:span text:style-name="T67">ŋ</text:span><text:span text:style-name="T44">ɡ </text:span><text:span text:style-name="T67">ŋ</text:span><text:span text:style-name="T44">ɡʷ </text:span><text:span text:style-name="T67">ŋ͡m</text:span><text:span text:style-name="T44">ɡ͡b</text:span><text:span text:style-name="T45"> </text:span><text:span text:style-name="T44">ɓ ɗ ʄ</text:span><text:span text:style-name="T14"> </text:span><text:span text:style-name="T44">ɠ͡ɓ</text:span><text:span text:style-name="T45"> </text:span><text:span text:style-name="T44">t͡ʃʷ t͡ʃ d͡ʒ </text:span><text:span text:style-name="T67">ɲ</text:span><text:span text:style-name="T44">d͡ʒ</text:span><text:span text:style-name="T45"> </text:span><text:span text:style-name="T44">f v s z h</text:span><text:span text:style-name="T45"> </text:span><text:span text:style-name="T67">ɱ</text:span><text:span text:style-name="T44">v</text:span><text:span text:style-name="T45"> </text:span><text:span text:style-name="T44">m n ɲ ŋ͡m r rʷ l lʷ j w</text:span><text:span text:style-name="T4">/</text:span></text:p>
      <text:p text:style-name="P4"><text:span text:style-name="T3">N consonant phonemes:</text:span><text:span text:style-name="T4"> 44</text:span></text:p>
      <text:p text:style-name="P4"><text:span text:style-name="T3">Geminates:</text:span><text:span text:style-name="T4"> N/A</text:span></text:p>
      <text:p text:style-name="P4"><text:span text:style-name="T3">Voicing contrasts: </text:span><text:span text:style-name="T4">Obstruents</text:span></text:p>
      <text:p text:style-name="P4"><text:span text:style-name="T3">Places: </text:span><text:span text:style-name="T4">Labial-velar, Bilabial, Labiodental, Alveolar, Palato-alveolar, Palatal, Velar, Glottal</text:span></text:p>
      <text:p text:style-name="P4"><text:span text:style-name="T3">Manners:</text:span><text:span text:style-name="T4"> Stop, Affricate, Fricative, Nasal, Trill, Central approximant, Lateral approximant</text:span></text:p>
      <text:p text:style-name="P4"><text:span text:style-name="T3">N elaborations:</text:span><text:span text:style-name="T4"> 6</text:span></text:p>
      <text:p text:style-name="P4"><text:span text:style-name="T3">Elaborations:</text:span><text:span text:style-name="T4"> Voiced fricatives/affricates, Prenasalization, Implosive, Labiodental, Palato-alveolar, Labialization</text:span></text:p>
      <text:p text:style-name="P4"><text:span text:style-name="T3">V phoneme inventory:</text:span><text:span text:style-name="T4"> /</text:span><text:span text:style-name="T44">i ɪ e ɛ a ɔ </text:span><text:span text:style-name="T45">o </text:span><text:span text:style-name="T44">ʊ u</text:span><text:span text:style-name="T4">/</text:span></text:p>
      <text:p text:style-name="P4"><text:span text:style-name="T3">N vowel qualities:</text:span><text:span text:style-name="T4"> 9</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 (Blackings &amp; Fabb 2003: 34-35)</text:span></text:p>
      <text:p text:style-name="P9"><text:span text:style-name="T3">Size of maximal onset:</text:span><text:span text:style-name="T8"> 1</text:span></text:p>
      <text:p text:style-name="P9"><text:span text:style-name="T3">Size of </text:span><text:span text:style-name="T19">maximal coda</text:span><text:span text:style-name="T3">: </text:span><text:span text:style-name="T8">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 </text:span><text:span text:style-name="T8">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None. CC onsets may occur in loanwords in speech of educated people.</text:span></text:p>
      <text:p text:style-name="P4"><text:span text:style-name="T3">Coda restrictions:</text:span><text:span text:style-name="T4"> N/A</text:span></text:p>
      <text:p text:style-name="P4"><text:soft-page-break/><text:span text:style-name="T3">Notes: </text:span><text:span text:style-name="T4">Codas may occur in ideophones and in educated variants.</text:span></text:p>
      <text:p text:style-name="P5"/>
      <text:p text:style-name="P4"><text:span text:style-name="T7">Suprasegmentals</text:span></text:p>
      <text:p text:style-name="P4"><text:span text:style-name="T3">Tone:</text:span><text:span text:style-name="T8"> Yes</text:span></text:p>
      <text:p text:style-name="P4"><text:span text:style-name="T3">Word stress: </text:span><text:span text:style-name="T8">No</text:span></text:p>
      <text:p text:style-name="P5"/>
      <text:p text:style-name="P4"><text:span text:style-name="T7">Vowel reduction processes</text:span></text:p>
      <text:p text:style-name="P4"><text:span text:style-name="T4">(none)</text:span></text:p>
      <text:p text:style-name="P5"/>
      <text:p text:style-name="P4"><text:span text:style-name="T7">Consonant allophony processes</text:span></text:p>
      <text:p text:style-name="Body"><text:span text:style-name="T4">(none)</text:span></text:p>
      <text:p text:style-name="P5"/>
      <text:p text:style-name="P4"><text:span text:style-name="T7">Morphology</text:span></text:p>
      <text:p text:style-name="P4"><text:span text:style-name="T3">Text:</text:span><text:span text:style-name="T8"> “Hare, Caragule, and the water dance” (Blackings &amp; Fabb 2003: 671-677)</text:span></text:p>
      <text:p text:style-name="P4"><text:span text:style-name="T3">Synthetic index: </text:span><text:span text:style-name="T8">1.09 morphemes/word (440 morphemes, 405 words)</text:span></text:p>
      <text:p text:style-name="P4"/>
      <text:p text:style-name="P10"><text:span text:style-name="T3">[mio] </text:span><text:span text:style-name="T11"><text:tab/></text:span><text:span text:style-name="T35">Pinotepa Mixtec</text:span><text:span text:style-name="T12"><text:tab/></text:span><text:span text:style-name="T4">Otomanguean, </text:span><text:span text:style-name="T5">Eastern Otomanguean</text:span><text:span text:style-name="T4"> (Mexico)</text:span></text:p>
      <text:p text:style-name="P5"/>
      <text:p text:style-name="P4"><text:span text:style-name="T3">References consulted: </text:span><text:span text:style-name="T4">Bradley (1971), Costello (2014)</text:span></text:p>
      <text:p text:style-name="P5"/>
      <text:p text:style-name="P4"><text:span text:style-name="T7">Sound inventory</text:span></text:p>
      <text:p text:style-name="P4"><text:span text:style-name="T3">C phoneme inventory:</text:span><text:span text:style-name="T4"> /</text:span><text:span text:style-name="T42">p t</text:span><text:span text:style-name="T44">̪ t̪ʲ k kʷ ʔ </text:span><text:span text:style-name="T67">m</text:span><text:span text:style-name="T44">b </text:span><text:span text:style-name="T67">n</text:span><text:span text:style-name="T44">d̪ </text:span><text:span text:style-name="T67">n</text:span><text:span text:style-name="T44">dʲ </text:span><text:span text:style-name="T67">ŋ</text:span><text:span text:style-name="T44">ɡ t͡ʃ s ʃ m n̪ ɲ l̪ ɾ w j</text:span><text:span text:style-name="T4">/</text:span></text:p>
      <text:p text:style-name="P4"><text:span text:style-name="T3">N consonant phonemes:</text:span><text:span text:style-name="T4"> 20</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Alveolar, Palato-alveolar, Velar, Glottal</text:span></text:p>
      <text:p text:style-name="P4"><text:span text:style-name="T3">Manners:</text:span><text:span text:style-name="T4"> Stop, Affricate, Fricative, Nasal, Flap/Tap, Central approximant, Lateral approximant</text:span></text:p>
      <text:p text:style-name="P4"><text:span text:style-name="T3">N elaborations:</text:span><text:span text:style-name="T4"> 4</text:span></text:p>
      <text:p text:style-name="P4"><text:span text:style-name="T3">Elaborations:</text:span><text:span text:style-name="T4"> Prenasalization, Palato-alveolar, Palatalization, Labialization</text:span></text:p>
      <text:p text:style-name="P4"><text:span text:style-name="T3">V phoneme inventory:</text:span><text:span text:style-name="T4"> /</text:span><text:span text:style-name="T44">i e a o u ĩ ẽ ã õ ũ</text:span><text:span text:style-name="T45"> </text:span><text:span text:style-name="T44">ḭ ḛ a̰ o̰ ṵ</text:span><text:span text:style-name="T45"> </text:span><text:span text:style-name="T44">ḭ̃ ḛ̃ ã̰ õ̰ ṵ̃</text:span><text:span text:style-name="T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All</text:span></text:p>
      <text:p text:style-name="P4"><text:span text:style-name="T3">Other contrasts: </text:span><text:span text:style-name="T4">Glottalization (All)</text:span></text:p>
      <text:p text:style-name="P4"><text:span text:style-name="T3">Notes:</text:span><text:span text:style-name="T4"> Author calls /</text:span><text:span text:style-name="T44">ʔ</text:span><text:span text:style-name="T4">/ a ‘semiconsonant’. /</text:span><text:span text:style-name="T44">ɸ sʲ</text:span><text:span text:style-name="T4">/ occur only in Spanish loans. /x/ occurs in diminutive speech style.</text:span></text:p>
      <text:p text:style-name="P5"/>
      <text:p text:style-name="P4"><text:span text:style-name="T7">Syllable structure</text:span></text:p>
      <text:p text:style-name="P4"><text:span text:style-name="T3">Complexity Category: </text:span><text:span text:style-name="T4">Simple</text:span></text:p>
      <text:p text:style-name="P4"><text:span text:style-name="T3">Canonical syllable structure:</text:span><text:span text:style-name="T4"> (C)V</text:span><text:span text:style-name="T3"> </text:span><text:span text:style-name="T4">(Bradley 1970: 14)</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4"><text:span text:style-name="T3">Notes: </text:span><text:span text:style-name="T4">Bradley describes glottal stop as a semiconsonant which may attach to a vowel to form a complex nucleus and thus a ‘checked’ syllable (1970: 14). Costello analyzes syllable template as (C)V(C) with glottal stop as the only acceptable coda (2014: 24-5). Both authors note that checked syllables/glottal codas occur only in stressed/tonic syllables. Since the glottal stop has a very limited distribution and does not behave like a prototypical coda, I consider this language to have Simple syllable structure. The analysis of the glottal stop as a laryngeal feature of the syllable has been proposed for other Mixtecan languages as well (e.g., Juchit</text:span><text:span text:style-name="T14">á</text:span><text:span text:style-name="T27">n Zapotec, Marlett &amp; Pickett 1987).</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 Consonant Allophony in Unstressed Syllables, Consonant Allophony in Stressed Syllables</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Vowel duration (impressionistic), Intensity (impressionistic)</text:span></text:p>
      <text:p text:style-name="P5"/>
      <text:p text:style-name="P4"><text:span text:style-name="T7">Vowel reduction processes</text:span></text:p>
      <text:p text:style-name="P4"><text:span text:style-name="T3">mio-R1:</text:span><text:span text:style-name="T4"> A final unstressed vowel decays at the end of a terminal contour, following a pause (Bradley 1970: 13).</text:span></text:p>
      <text:p text:style-name="P5"/>
      <text:p text:style-name="P4"><text:span text:style-name="T7">Consonant allophony processes</text:span></text:p>
      <text:p text:style-name="Body"><text:span text:style-name="T3">mio-C1: </text:span><text:span text:style-name="T8">Prenasalized dental stop may be realized as palato-alveolar in a post-tonic syllable immediately following the tonic syllable (Bradley 1970: 6).</text:span></text:p>
      <text:p text:style-name="Body"><text:span text:style-name="T3">mio-C2: </text:span><text:span text:style-name="T8">Labiovelar and palatal glides are fricated in tonic syllables (Bradley 1970: 8).</text:span></text:p>
      <text:p text:style-name="Body"><text:span text:style-name="T3">mio-C3: </text:span><text:span text:style-name="T8">/</text:span><text:span text:style-name="T58">t͡ʃ k kʷ</text:span><text:span text:style-name="T8">/ may be realized as voiced in post-tonic syllables (Bradley 1970: 5).</text:span></text:p>
      <text:p text:style-name="Body"><text:span text:style-name="T3">mio-C4: </text:span><text:span text:style-name="T8">/</text:span><text:span text:style-name="T58">kʷ</text:span><text:span text:style-name="T8">/ is occasionally voiced in pretonic syllables (Bradley 1970: 5).</text:span></text:p>
      <text:p text:style-name="P5"/>
      <text:p text:style-name="P4"><text:span text:style-name="T7">Morphology</text:span></text:p>
      <text:p text:style-name="P4"><text:span text:style-name="T4">(adequate texts unavailable)</text:span></text:p>
      <text:p text:style-name="P5"/>
      <text:p text:style-name="P5"/>
      <text:p text:style-name="P5"/>
      <text:p text:style-name="P4"/>
      <text:p text:style-name="P10"><text:span text:style-name="T3">[mjg] </text:span><text:span text:style-name="T11"><text:tab/></text:span><text:span text:style-name="T35">Tu</text:span><text:span text:style-name="T12"><text:tab/><text:tab/></text:span><text:span text:style-name="T4">Mongolic, </text:span><text:span text:style-name="T5">Southern Periphery Mongolic</text:span><text:span text:style-name="T4"> (China)</text:span></text:p>
      <text:p text:style-name="P5"/>
      <text:p text:style-name="P4"><text:span text:style-name="T3">References consulted: </text:span><text:span text:style-name="T4">Slater (2003)</text:span></text:p>
      <text:p text:style-name="P5"/>
      <text:p text:style-name="P4"><text:span text:style-name="T7">Sound inventory</text:span></text:p>
      <text:p text:style-name="P4"><text:span text:style-name="T3">C phoneme inventory:</text:span><text:span text:style-name="T4"> /</text:span><text:span text:style-name="T44">pʰ </text:span><text:span text:style-name="T42">p t</text:span><text:span text:style-name="T44">ʰ t kʰ </text:span><text:span text:style-name="T48">k q</text:span><text:span text:style-name="T44">ʰ </text:span><text:span text:style-name="T48">q t</text:span><text:span text:style-name="T44">͡sʰ t͡</text:span><text:span text:style-name="T45">s t</text:span><text:span text:style-name="T44">͡ɕʰ t͡ɕ t͡ʂʰ t͡ʂ</text:span><text:span text:style-name="T45"> </text:span><text:span text:style-name="T44">f s ɕ ʂ χ m n ŋ l ɻ w j</text:span><text:span text:style-name="T4">/</text:span></text:p>
      <text:p text:style-name="P4"><text:span text:style-name="T3">N consonant phonemes:</text:span><text:span text:style-name="T4"> 26</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Labiodental, Alveolar, Retroflex, Alveolo-palatal, Velar, Uvular</text:span></text:p>
      <text:p text:style-name="P4"><text:span text:style-name="T3">Manners:</text:span><text:span text:style-name="T4"> Stop, Affricate, Fricative, Nasal, Central approximant, Lateral approximant</text:span></text:p>
      <text:p text:style-name="P4"><text:span text:style-name="T3">N elaborations:</text:span><text:span text:style-name="T4"> 4</text:span></text:p>
      <text:p text:style-name="P4"><text:span text:style-name="T3">Elaborations:</text:span><text:span text:style-name="T4"> Post-aspiration, Labiodental, Retroflex, Uvular</text:span></text:p>
      <text:p text:style-name="P4"><text:span text:style-name="T3">V phoneme inventory:</text:span><text:span text:style-name="T4"> /</text:span><text:span text:style-name="T45">i e a o u</text:span><text:span text:style-name="T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t͡ɕʰ t͡ɕ</text:span><text:span text:style-name="T45"> </text:span><text:span text:style-name="T44">ɕ</text:span><text:span text:style-name="T4">/ are described as being post-alveolar most often, but symbols indicate alveolo-palatal. Absence of contrastive vowel length is unusual for a Mongolic language.</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C)V(C)</text:span><text:span text:style-name="T3"> </text:span><text:span text:style-name="T4">(Slater 2003: 54-72)</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Liquid</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honemic</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Lexical items</text:span></text:p>
      <text:p text:style-name="P4"><text:span text:style-name="T3">Onset restrictions: </text:span><text:span text:style-name="T4">C</text:span><text:span text:style-name="T64">1</text:span><text:span text:style-name="T4"> may be any consonant except /</text:span><text:span text:style-name="T44">ŋ</text:span><text:span text:style-name="T4">/, but may not be identical to C</text:span><text:span text:style-name="T64">2</text:span><text:span text:style-name="T4">. C</text:span><text:span text:style-name="T64">2</text:span><text:span text:style-name="T4"> must be glide /</text:span><text:span text:style-name="T45">j</text:span><text:span text:style-name="T4">/ or /</text:span><text:span text:style-name="T45">w</text:span><text:span text:style-name="T4">/. </text:span></text:p>
      <text:p text:style-name="P4"><text:span text:style-name="T3">Coda restrictions: </text:span><text:span text:style-name="T4">Restricted to /</text:span><text:span text:style-name="T44">ɻ ŋ </text:span><text:span text:style-name="T42">n j w</text:span><text:span text:style-name="T4">/.</text:span></text:p>
      <text:p text:style-name="P5"><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 Consonant Allophony in Unstressed Syllables, Consonant Allophony in 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Pitch (impressionistic), Intensity (impressionistic)</text:span></text:p>
      <text:p text:style-name="P4"><text:span text:style-name="T3">Notes: </text:span><text:span text:style-name="T4">Different outcomes for /</text:span><text:span text:style-name="T44">i</text:span><text:span text:style-name="T4">/ and /</text:span><text:span text:style-name="T44">e</text:span><text:span text:style-name="T14">/. /</text:span><text:span text:style-name="T44">i</text:span><text:span text:style-name="T4">/ generally realized as somewhat central, but may move towards quality [</text:span><text:span text:style-name="T44">i</text:span><text:span text:style-name="T4">], especially in stressed syllables. /</text:span><text:span text:style-name="T44">e</text:span><text:span text:style-name="T14">/ is </text:span><text:span text:style-name="T4">[</text:span><text:span text:style-name="T44">ɛ</text:span><text:span text:style-name="T4">]~[</text:span><text:span text:style-name="T44">ə</text:span><text:span text:style-name="T4">] in most contexts, but [</text:span><text:span text:style-name="T44">ə</text:span><text:span text:style-name="T4">] generally appears in stressed syllables without onset clusters or codas. I’m not coding this as vowel reduction because it seems there is free variation even within stressed syllables.</text:span></text:p>
      <text:p text:style-name="P6"/>
      <text:p text:style-name="P4"><text:span text:style-name="T7">Vowel reduction processes</text:span></text:p>
      <text:p text:style-name="P4"><text:span text:style-name="T3">mjg-R1:</text:span><text:span text:style-name="T4"> High vowels /</text:span><text:span text:style-name="T45">i u</text:span><text:span text:style-name="T4">/ are realized as lax in unstressed syllables (Slater 2003:35).</text:span></text:p>
      <text:p text:style-name="P4"><text:span text:style-name="T3">mjg-R2:</text:span><text:span text:style-name="T4"> High vowels /</text:span><text:span text:style-name="T45">i u</text:span><text:span text:style-name="T4">/ and mid front vowel /</text:span><text:span text:style-name="T45">e</text:span><text:span text:style-name="T4">/ are often devoiced following a voiceless consonant. This typically occurs in medial unstressed syllables and is most regular following a voiceless fricative (Slater 2003: 36).</text:span></text:p>
      <text:p text:style-name="P5"/>
      <text:p text:style-name="P4"><text:span text:style-name="T7">Consonant allophony processes</text:span></text:p>
      <text:p text:style-name="Body"><text:span text:style-name="T3">mjg-C1: </text:span><text:span text:style-name="T8">A palatal glide is realized as a fricative in the onset of a stressed syllable (Slater 2003: 31-2).</text:span></text:p>
      <text:p text:style-name="Body"><text:span text:style-name="T3">mjg-C2: </text:span><text:span text:style-name="T8">A retroflex approximant is realized as fricative [</text:span><text:span text:style-name="T58">ʐ</text:span><text:span text:style-name="T8">] in the onset of a stressed syllable (Slater 2003: 30).</text:span></text:p>
      <text:p text:style-name="Body"><text:span text:style-name="T3">mjg-C3: </text:span><text:span text:style-name="T8">A retroflex approximant is realized as an alveolar flap intervocalically before an unstressed vowel (Slater 2003: 31).</text:span></text:p>
      <text:p text:style-name="P5"/>
      <text:p text:style-name="P4"><text:span text:style-name="T7">Morphology</text:span></text:p>
      <text:p text:style-name="P4"><text:span text:style-name="T3">Text: </text:span><text:span text:style-name="T8">“Rabbit’s trick” (Slater 2003: 343-350)</text:span></text:p>
      <text:p text:style-name="P4"><text:span text:style-name="T3">Synthetic index: </text:span><text:span text:style-name="T8">1.5 morphemes/word (547 morphemes, 377 words)</text:span></text:p>
      <text:p text:style-name="P5"/>
      <text:p text:style-name="P5"/>
      <text:p text:style-name="P4"/>
      <text:p text:style-name="P10"><text:span text:style-name="T3">[mji] </text:span><text:span text:style-name="T11"><text:tab/></text:span><text:span text:style-name="T35">Kim Mun (Vietnam dialect)</text:span><text:span text:style-name="T12"><text:tab/></text:span><text:span text:style-name="T4">Hmong-Mien, </text:span><text:span text:style-name="T5">Mienic</text:span><text:span text:style-name="T4"> (Vietnam)</text:span></text:p>
      <text:p text:style-name="P5"/>
      <text:p text:style-name="P4"><text:span text:style-name="T3">References consulted: </text:span><text:span text:style-name="T4">Clark (2008)</text:span></text:p>
      <text:p text:style-name="P5"/>
      <text:p text:style-name="P4"><text:span text:style-name="T7">Sound inventory</text:span></text:p>
      <text:p text:style-name="P4"><text:span text:style-name="T3">C phoneme inventory:</text:span><text:span text:style-name="T4"> /</text:span><text:span text:style-name="T45">p b t d c </text:span><text:span text:style-name="T44">ɟ k ɡ f v θ </text:span><text:span text:style-name="T48">s h m n </text:span><text:span text:style-name="T44">ɲ ŋ l ʎ w j</text:span><text:span text:style-name="T4">/</text:span></text:p>
      <text:p text:style-name="P4"><text:span text:style-name="T3">N consonant phonemes:</text:span><text:span text:style-name="T4"> 21</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Dental, Alveolar, Palatal, Velar, Glottal</text:span></text:p>
      <text:p text:style-name="P4"><text:span text:style-name="T3">Manners:</text:span><text:span text:style-name="T4"> Stop, Fricative, Nasal, Central approximant, Lateral approximant</text:span></text:p>
      <text:p text:style-name="P4"><text:span text:style-name="T3">N elaborations:</text:span><text:span text:style-name="T4"> 2</text:span></text:p>
      <text:p text:style-name="P4"><text:span text:style-name="T3">Elaborations:</text:span><text:span text:style-name="T4"> Voiced fricatives/affricates, Labiodental</text:span></text:p>
      <text:p text:style-name="P4"><text:span text:style-name="T3">V phoneme inventory:</text:span><text:span text:style-name="T4"> /</text:span><text:span text:style-name="T56">i e </text:span><text:span text:style-name="T44">ɛ ɐ a ɔ </text:span><text:span text:style-name="T56">o u</text:span><text:span text:style-name="T45"> </text:span><text:span text:style-name="T44">aː</text:span><text:span text:style-name="T4">/</text:span></text:p>
      <text:p text:style-name="P4"><text:span text:style-name="T3">N vowel qualities:</text:span><text:span text:style-name="T4"> 8</text:span></text:p>
      <text:p text:style-name="P4"><text:span text:style-name="T3">Diphthongs or vowel sequences:</text:span><text:span text:style-name="T4"> None</text:span></text:p>
      <text:p text:style-name="P4"><text:span text:style-name="T3">Contrastive length:</text:span><text:span text:style-name="T4"> Som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Length contrastive for /</text:span><text:span text:style-name="T45">a</text:span><text:span text:style-name="T4">/ only.</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C)V(C)</text:span><text:span text:style-name="T3"> </text:span><text:span text:style-name="T4">(Clark 2008: 123-7)</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N/A</text:span></text:p>
      <text:p text:style-name="P4"><text:span text:style-name="T3">Onset restrictions:</text:span><text:span text:style-name="T4"> Simple onsets unrestricted. For complex onsets, C</text:span><text:span text:style-name="T64">1</text:span><text:span text:style-name="T4"> must be /</text:span><text:span text:style-name="T44">p b t k ɡ</text:span><text:span text:style-name="T4">/, and C</text:span><text:span text:style-name="T64">2</text:span><text:span text:style-name="T4"> must be /</text:span><text:span text:style-name="T45">l w j</text:span><text:span text:style-name="T4">/. </text:span></text:p>
      <text:p text:style-name="P4"><text:span text:style-name="T3">Coda restrictions: </text:span><text:span text:style-name="T4">Restricted to nasals, glides, and /</text:span><text:span text:style-name="T45">p t</text:span><text:span text:style-name="T4">/.</text:span></text:p>
      <text:p text:style-name="P4"><text:soft-page-break/><text:span text:style-name="T3">Notes: </text:span><text:span text:style-name="T4">It is possible Vietnam Kim Mun is in the process of losing onset clusters, as vowel epenthesis sometimes occurs in /</text:span><text:span text:style-name="T45">kl</text:span><text:span text:style-name="T4">/ sequences (Clark 2008: 127).</text:span></text:p>
      <text:p text:style-name="P5"/>
      <text:p text:style-name="P4"><text:span text:style-name="T7">Suprasegmentals</text:span></text:p>
      <text:p text:style-name="P4"><text:span text:style-name="T3">Tone:</text:span><text:span text:style-name="T8"> Yes</text:span></text:p>
      <text:p text:style-name="P4"><text:span text:style-name="T3">Word stress:</text:span><text:span text:style-name="T8"> Not reported</text:span></text:p>
      <text:p text:style-name="P5"/>
      <text:p text:style-name="P4"><text:span text:style-name="T7">Vowel reduction processes</text:span></text:p>
      <text:p text:style-name="P4"><text:span text:style-name="T3">mji-R1:</text:span><text:span text:style-name="T4"> Long vowels are shortened and produced with level tone in non-word-final syllables (Clark 2008: 117).</text:span></text:p>
      <text:p text:style-name="P5"/>
      <text:p text:style-name="P4"><text:span text:style-name="T7">Consonant allophony processes</text:span></text:p>
      <text:p text:style-name="P4"><text:span text:style-name="T4">(none reported)</text:span></text:p>
      <text:p text:style-name="P5"/>
      <text:p text:style-name="P4"><text:span text:style-name="T7">Morphology</text:span></text:p>
      <text:p text:style-name="P4"><text:span text:style-name="T4">(adequate texts unavailable)</text:span></text:p>
      <text:p text:style-name="P10"><text:span text:style-name="T3">[moh] </text:span><text:span text:style-name="T11"><text:tab/></text:span><text:span text:style-name="T35">Mohawk</text:span><text:span text:style-name="T12"><text:tab/></text:span><text:span text:style-name="T4">Iroquoian, </text:span><text:span text:style-name="T5">Northern Iroquoian</text:span><text:span text:style-name="T4"> (Canada, United States)</text:span></text:p>
      <text:p text:style-name="P5"/>
      <text:p text:style-name="P4"><text:span text:style-name="T3">References consulted: </text:span><text:span text:style-name="T4">Bonvillain (1973), Michelson (1981, 1988)</text:span></text:p>
      <text:p text:style-name="P5"/>
      <text:p text:style-name="P4"><text:span text:style-name="T7">Sound inventory</text:span></text:p>
      <text:p text:style-name="P4"><text:span text:style-name="T3">C phoneme inventory:</text:span><text:span text:style-name="T14"> </text:span><text:span text:style-name="T4">/</text:span><text:span text:style-name="T44">t k ʔ d͡ʒ s h n l j w</text:span><text:span text:style-name="T4">/</text:span></text:p>
      <text:p text:style-name="P4"><text:span text:style-name="T3">N consonant phonemes:</text:span><text:span text:style-name="T4"> 10</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 </text:span><text:span text:style-name="T4">Alveolar, Palato-alveolar, Velar, Glottal</text:span></text:p>
      <text:p text:style-name="P4"><text:span text:style-name="T3">Manners:</text:span><text:span text:style-name="T4"> Stop, Affricate, Fricative, Nasal, Central approximant, Lateral approximant</text:span></text:p>
      <text:p text:style-name="P4"><text:span text:style-name="T3">N elaborations:</text:span><text:span text:style-name="T4"> 2</text:span></text:p>
      <text:p text:style-name="P4"><text:span text:style-name="T3">Elaborations:</text:span><text:span text:style-name="T4"> Voiced fricatives/affricates, Palato-alveolar</text:span></text:p>
      <text:p text:style-name="P4"><text:span text:style-name="T3">V phoneme inventory:</text:span><text:span text:style-name="T4"> /</text:span><text:span text:style-name="T44">i ɪ</text:span><text:span text:style-name="T45"> </text:span><text:span text:style-name="T44">e ʌ̃ </text:span><text:span text:style-name="T50">a o u</text:span><text:span text:style-name="T44">̃</text:span><text:span text:style-name="T4">/</text:span></text:p>
      <text:p text:style-name="P4"><text:span text:style-name="T3">N vowel qualities:</text:span><text:span text:style-name="T4"> 7</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one</text:span></text:p>
      <text:p text:style-name="P4"><text:span text:style-name="T3">Notes:</text:span><text:span text:style-name="T4"> /</text:span><text:span text:style-name="T44">ʌ</text:span><text:span text:style-name="T45"> u</text:span><text:span text:style-name="T4">/ are nasalized. Peripheral phonemic vowel /</text:span><text:span text:style-name="T44">ɪ</text:span><text:span text:style-name="T4">/ occurs in two basic words (Bonvillain 1973: 43). Bonvillain states vowel length is predictable.</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C)V(C)(C)(C)</text:span><text:span text:style-name="T3"> </text:span><text:span text:style-name="T4">(Bonvillain 1973: 21-23; Michelson 1981, 1988: 12)</text:span></text:p>
      <text:p text:style-name="P9"><text:span text:style-name="T3">Size of maximal onset:</text:span><text:span text:style-name="T8"> 4</text:span></text:p>
      <text:p text:style-name="P9"><text:span text:style-name="T3">Size of </text:span><text:span text:style-name="T19">maximal coda</text:span><text:span text:style-name="T3">:</text:span><text:span text:style-name="T8"> 3</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Vowel sequence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Morphologically Complex (Onset, Coda)</text:span></text:p>
      <text:p text:style-name="P9"><text:span text:style-name="T3">Morphological pattern of syllabic consonants:</text:span><text:span text:style-name="T8"> N/A</text:span></text:p>
      <text:p text:style-name="P4"><text:span text:style-name="T3">Onset restrictions: </text:span><text:span text:style-name="T4">All consonants may occur in simple onsets. Biconsonantal onsets are /</text:span><text:span text:style-name="T45">nj tj kj kw ts ks st kt sk tk sh th kh</text:span><text:span text:style-name="T4">/. Triconsonantal onsets always have /</text:span><text:span text:style-name="T45">j s w h</text:span><text:span text:style-name="T4">/ as a member, e.g. /</text:span><text:span text:style-name="T45">tsj, ksk, kts, shw, shr, khn</text:span><text:span text:style-name="T4">/. Four-consonant onsets are /</text:span><text:span text:style-name="T45">shnj khnj</text:span><text:span text:style-name="T4">/.</text:span></text:p>
      <text:p text:style-name="P4"><text:span text:style-name="T3">Coda restrictions: </text:span><text:span text:style-name="T4">All consonants except /</text:span><text:span text:style-name="T44">d͡ʒ</text:span><text:span text:style-name="T4">/ may occur in simple codas. Biconsonantal codas include /</text:span><text:span text:style-name="T45">ks </text:span><text:span text:style-name="T44">ʔ</text:span><text:span text:style-name="T45">s ts</text:span><text:span text:style-name="T4">/. Triconsonantal codas are rare and highly restricted, include /</text:span><text:span text:style-name="T44">ʔ</text:span><text:span text:style-name="T45">ks </text:span><text:span text:style-name="T44">ʔts kst</text:span><text:span text:style-name="T4">/.</text:span></text:p>
      <text:p text:style-name="P4"><text:soft-page-break/><text:span text:style-name="T3">Notes: </text:span><text:span text:style-name="T4">Michelson writes that vowel epenthesis predictably breaks up triconsonantal onsets (1981), but lists many surface word-initial onsets in 1988 (p. 12).</text:span></text:p>
      <text:p text:style-name="P5"/>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Pitch (impressionistic)</text:span></text:p>
      <text:p text:style-name="P4"><text:span text:style-name="T3">Notes: </text:span><text:span text:style-name="T8">Some co-occurrence of length with stress: all long vowels stressed, but not all stressed vowels long; lengthening is thus dependent on accent.</text:span></text:p>
      <text:p text:style-name="P6"/>
      <text:p text:style-name="P4"><text:span text:style-name="T7">Vowel reduction processes</text:span></text:p>
      <text:p text:style-name="P4"><text:span text:style-name="T3">moh-R1:</text:span><text:span text:style-name="T4"> The length of a long vowel may be somewhat diminished in keeping with phrasal and sentence contours (Bonvillain 1973: 46).</text:span></text:p>
      <text:p text:style-name="P5"/>
      <text:p text:style-name="P4"><text:span text:style-name="T7">Consonant allophony processes</text:span></text:p>
      <text:p text:style-name="Body"><text:span text:style-name="T3">moh-C1: </text:span><text:span text:style-name="T8">A voiceless alveolar fricative is realized as palato-alveolar preceding /</text:span><text:span text:style-name="T47">i</text:span><text:span text:style-name="T8">/, by some speakers (Bonvillain 1973: 31).</text:span></text:p>
      <text:p text:style-name="Body"><text:span text:style-name="T3">moh-C2: </text:span><text:span text:style-name="T8">A labiovelar glide is realized as a labiodental fricative preceding /</text:span><text:span text:style-name="T47">h</text:span><text:span text:style-name="T8">/ (Bonvillain 1973: 34).</text:span></text:p>
      <text:p text:style-name="Body"><text:span text:style-name="T3">moh-C3: </text:span><text:span text:style-name="T8">A voiceless alveolar fricative is realized as voiced intervocalically (Bonvillain 1973).</text:span></text:p>
      <text:p text:style-name="Body"><text:span text:style-name="T3">moh-C4: </text:span><text:span text:style-name="T8">A voiceless alveolar fricative is realized as voiced word-initially preceding a vowel (Bonvillain 1973).</text:span></text:p>
      <text:p text:style-name="Body"><text:span text:style-name="T3">moh-C5: </text:span><text:span text:style-name="T8">Voiceless stops /</text:span><text:span text:style-name="T47">t k</text:span><text:span text:style-name="T8">/ are realized as voiced preceding a vowel with an optional intervening glide (Bonvillain 1973: 28).</text:span></text:p>
      <text:p text:style-name="P5"/>
      <text:p text:style-name="P4"><text:span text:style-name="T7">Morphology</text:span></text:p>
      <text:p text:style-name="P4"><text:span text:style-name="T4">(adequate texts unavailable)</text:span></text:p>
      <text:p text:style-name="P5"/>
      <text:p text:style-name="P4"/>
      <text:p text:style-name="P10"><text:span text:style-name="T3">[mpc] </text:span><text:span text:style-name="T11"><text:tab/></text:span><text:span text:style-name="T35">Mangarrayi<text:tab/></text:span><text:span text:style-name="T12"><text:tab/></text:span><text:span text:style-name="T4">Mangarrayi-Maran (Australia)</text:span></text:p>
      <text:p text:style-name="P5"/>
      <text:p text:style-name="P4"><text:span text:style-name="T3">References consulted: </text:span><text:span text:style-name="T4">Merlan (1989)</text:span></text:p>
      <text:p text:style-name="P5"/>
      <text:p text:style-name="P4"><text:span text:style-name="T7">Sound inventory</text:span></text:p>
      <text:p text:style-name="P4"><text:span text:style-name="T3">C phoneme inventory:</text:span><text:span text:style-name="T4"> /</text:span><text:span text:style-name="T60">b d </text:span><text:span text:style-name="T44">ɖ ɟ ɡ ʔ m n ɳ ɲ ŋ l ɭ ɹ ɻ w j</text:span><text:span text:style-name="T4">/</text:span></text:p>
      <text:p text:style-name="P4"><text:span text:style-name="T3">N consonant phonemes:</text:span><text:span text:style-name="T4"> 17</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Retroflex, Palatal, Velar, Glottal</text:span></text:p>
      <text:p text:style-name="P4"><text:span text:style-name="T3">Manners:</text:span><text:span text:style-name="T4"> Stop, Nasal, Central approximant, Lateral approximant</text:span></text:p>
      <text:p text:style-name="P4"><text:span text:style-name="T3">N elaborations:</text:span><text:span text:style-name="T4"> 1</text:span></text:p>
      <text:p text:style-name="P4"><text:span text:style-name="T3">Elaborations:</text:span><text:span text:style-name="T4"> Retroflex</text:span></text:p>
      <text:p text:style-name="P4"><text:span text:style-name="T3">V phoneme inventory:</text:span><text:span text:style-name="T4"> </text:span><text:span text:style-name="T14">/</text:span><text:span text:style-name="T56">i e a o u</text:span><text:span text:style-name="T1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Voiced stop symbols used for single stop series.</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V(C)(C)</text:span><text:span text:style-name="T3"> </text:span><text:span text:style-name="T4">(Merlan 1989: 186-96)</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Both patterns (Coda)</text:span></text:p>
      <text:p text:style-name="P9"><text:span text:style-name="T3">Morphological pattern of syllabic consonants:</text:span><text:span text:style-name="T8"> N/A</text:span></text:p>
      <text:p text:style-name="P4"><text:span text:style-name="T3">Onset restrictions: </text:span><text:span text:style-name="T4">All consonants except for rhotics /</text:span><text:span text:style-name="T44">ɹ ɻ</text:span><text:span text:style-name="T4">/ may occur.</text:span></text:p>
      <text:p text:style-name="P4"><text:span text:style-name="T3">Coda restrictions: </text:span><text:span text:style-name="T4">Any consonant may occur as simple coda. Biconsonantal codas consist of a non-nasal sonorant /</text:span><text:span text:style-name="T45">l </text:span><text:span text:style-name="T44">ɭ</text:span><text:span text:style-name="T45"> </text:span><text:span text:style-name="T44">ɹ ɻ</text:span><text:span text:style-name="T4">/ followed by a stop or nasal, or nasal followed by glottal stop (e.g. /</text:span><text:span text:style-name="T44">ɲʔ</text:span><text:span text:style-name="T4">/, p. 182).</text:span></text:p>
      <text:p text:style-name="P4"><text:soft-page-break/><text:span text:style-name="T3">Notes: </text:span><text:span text:style-name="T4">V syllables result from the reduction of irrealis prefix forms </text:span><text:span text:style-name="T46">wa-</text:span><text:span text:style-name="T4"> and </text:span><text:span text:style-name="T46">ja-</text:span><text:span text:style-name="T4"> to </text:span><text:span text:style-name="T46">a-</text:span><text:span text:style-name="T4"> (p. 196).</text:span></text:p>
      <text:p text:style-name="P5"/>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Pitch (impressionistic), Intensity (impressionistic)</text:span></text:p>
      <text:p text:style-name="P5"/>
      <text:p text:style-name="P4"><text:span text:style-name="T7">Vowel reduction processes</text:span></text:p>
      <text:p text:style-name="P4"><text:span text:style-name="T4">(none reported)</text:span></text:p>
      <text:p text:style-name="P6"/>
      <text:p text:style-name="P4"><text:span text:style-name="T7">Consonant allophony processes</text:span></text:p>
      <text:p text:style-name="Body"><text:span text:style-name="T3">mpi-C1: </text:span><text:span text:style-name="T8">Velar stops are realized as palato-alveolar affricates preceding /</text:span><text:span text:style-name="T47">i</text:span><text:span text:style-name="T8">/ (Allison 2012).</text:span></text:p>
      <text:p text:style-name="P6"/>
      <text:p text:style-name="P4"><text:span text:style-name="T7">Morphology</text:span></text:p>
      <text:p text:style-name="P4"><text:span text:style-name="T4">(adequate texts unavailable)</text:span></text:p>
      <text:p text:style-name="P5"/>
      <text:p text:style-name="P4"/>
      <text:p text:style-name="P10"><text:span text:style-name="T3">[mpi] </text:span><text:span text:style-name="T11"><text:tab/></text:span><text:span text:style-name="T35">Mpade (Makari dialect)</text:span><text:span text:style-name="T12"><text:tab/></text:span><text:span text:style-name="T4">Afro-Asiatic, </text:span><text:span text:style-name="T5">Chadic</text:span><text:span text:style-name="T4"> (Cameroon)</text:span></text:p>
      <text:p text:style-name="P6"/>
      <text:p text:style-name="P4"><text:span text:style-name="T3">References consulted: </text:span><text:span text:style-name="T4">Allison (2012), Mahamat (2005)</text:span></text:p>
      <text:p text:style-name="P6"/>
      <text:p text:style-name="P4"><text:span text:style-name="T7">Sound inventory</text:span></text:p>
      <text:p text:style-name="P4"><text:span text:style-name="T3">C phoneme inventory:</text:span><text:span text:style-name="T4"> /</text:span><text:span text:style-name="T45">p b t d k </text:span><text:span text:style-name="T44">ɡ </text:span><text:span text:style-name="T67">m</text:span><text:span text:style-name="T44">b </text:span><text:span text:style-name="T67">n</text:span><text:span text:style-name="T44">d </text:span><text:span text:style-name="T67">ŋ</text:span><text:span text:style-name="T44">ɡ ɓ ɗ k’ t͡ʃ d͡ʒ t͡s’ t͡ʃ’</text:span><text:span text:style-name="T45"> </text:span><text:span text:style-name="T44">f s z ʃ h m n ɾ l w j</text:span><text:span text:style-name="T4">/</text:span></text:p>
      <text:p text:style-name="P4"><text:span text:style-name="T3">N consonant phonemes:</text:span><text:span text:style-name="T4"> 27</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Alveolar, Palato-alveolar, Velar, Glottal</text:span></text:p>
      <text:p text:style-name="P4"><text:span text:style-name="T3">Manners:</text:span><text:span text:style-name="T4"> Stop, Affricate, Fricative, Nasal, Flap/Tap, Central approximant, Lateral approximant</text:span></text:p>
      <text:p text:style-name="P4"><text:span text:style-name="T3">N elaborations:</text:span><text:span text:style-name="T4"> 6</text:span></text:p>
      <text:p text:style-name="P4"><text:span text:style-name="T3">Elaborations:</text:span><text:span text:style-name="T4"> Voiced fricatives/affricates, Prenasalization, Ejective, Implosive, Labiodental, Palato-alveolar</text:span></text:p>
      <text:p text:style-name="P4"><text:span text:style-name="T3">V phoneme inventory:</text:span><text:span text:style-name="T4"> /</text:span><text:span text:style-name="T56">i e </text:span><text:span text:style-name="T44">ɨ </text:span><text:span text:style-name="T50">a o u</text:span><text:span text:style-name="T4">/</text:span></text:p>
      <text:p text:style-name="P4"><text:span text:style-name="T3">N vowel qualities:</text:span><text:span text:style-name="T4"> 6</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Mahamat (2005) does not give /</text:span><text:span text:style-name="T67">m</text:span><text:span text:style-name="T44">b </text:span><text:span text:style-name="T67">n</text:span><text:span text:style-name="T44">d </text:span><text:span text:style-name="T67">ŋ</text:span><text:span text:style-name="T44">ɡ</text:span><text:span text:style-name="T4">/. Allison gives reasoning for differences (2012: 17-20).</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C)V(C)</text:span><text:span text:style-name="T3"> </text:span><text:span text:style-name="T4">(Allison 2012: 23-24)</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Lexical items</text:span></text:p>
      <text:p text:style-name="P4"><text:span text:style-name="T3">Onset restrictions: </text:span><text:span text:style-name="T4">Apparently no restrictions on simple onsets. In biconsonantal onsets, the most common pattern is for C</text:span><text:span text:style-name="T64">1</text:span><text:span text:style-name="T4"> to be a stop or fricative, and C</text:span><text:span text:style-name="T64">2</text:span><text:span text:style-name="T4"> to be /</text:span><text:span text:style-name="T44">ɾ</text:span><text:span text:style-name="T45"> l w j</text:span><text:span text:style-name="T4">/. /</text:span><text:span text:style-name="T45">sk sk’ ft</text:span><text:span text:style-name="T4">/ onsets also occur. The only triconsonantal onset is /</text:span><text:span text:style-name="T45">skw</text:span><text:span text:style-name="T4">/.</text:span></text:p>
      <text:p text:style-name="P4"><text:span text:style-name="T3">Coda restrictions: </text:span><text:span text:style-name="T4">Only sonorants /</text:span><text:span text:style-name="T45">m n l </text:span><text:span text:style-name="T44">ɾ</text:span><text:span text:style-name="T45"> w j</text:span><text:span text:style-name="T4">/ occur.</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Not reported</text:span></text:p>
      <text:p text:style-name="P5"/>
      <text:p text:style-name="P4"><text:span text:style-name="T7">Vowel reduction processes</text:span></text:p>
      <text:p text:style-name="P4"><text:span text:style-name="T4">(none reported)</text:span></text:p>
      <text:p text:style-name="P6"/>
      <text:p text:style-name="P4"><text:span text:style-name="T7">Consonant allophony processes</text:span></text:p>
      <text:p text:style-name="Body"><text:span text:style-name="T4">(none reported)</text:span></text:p>
      <text:p text:style-name="P6"/>
      <text:p text:style-name="P4"><text:span text:style-name="T7">Morphology</text:span></text:p>
      <text:p text:style-name="P4"><text:span text:style-name="T4">(adequate texts unavailable)</text:span></text:p>
      <text:p text:style-name="P4"/>
      <text:p text:style-name="P10"><text:span text:style-name="T3">[mri] </text:span><text:span text:style-name="T11"><text:tab/></text:span><text:span text:style-name="T35">Maori</text:span><text:span text:style-name="T12"><text:tab/></text:span><text:span text:style-name="T4">Austronesian, </text:span><text:span text:style-name="T5">Malayo-Polynesian</text:span><text:span text:style-name="T4"> (New Zealand)</text:span></text:p>
      <text:p text:style-name="P5"/>
      <text:p text:style-name="P4"><text:span text:style-name="T3">References consulted: </text:span><text:span text:style-name="T4">Bauer (1999)</text:span></text:p>
      <text:p text:style-name="P5"/>
      <text:p text:style-name="P4"><text:span text:style-name="T7">Sound inventory</text:span></text:p>
      <text:p text:style-name="P4"><text:span text:style-name="T3">C phoneme inventory:</text:span><text:span text:style-name="T4"> /</text:span><text:span text:style-name="T44">p t k ɸ h m n ŋ ɾ </text:span><text:span text:style-name="T45">w</text:span><text:span text:style-name="T4">/</text:span></text:p>
      <text:p text:style-name="P4"><text:span text:style-name="T3">N consonant phonemes:</text:span><text:span text:style-name="T4"> 10</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Velar, Glottal</text:span></text:p>
      <text:p text:style-name="P4"><text:span text:style-name="T3">Manners:</text:span><text:span text:style-name="T4"> Stop, Fricative, Nasal, Flap/tap, Central approximant</text:span></text:p>
      <text:p text:style-name="P4"><text:span text:style-name="T3">N elaborations:</text:span><text:span text:style-name="T4"> 0</text:span></text:p>
      <text:p text:style-name="P4"><text:span text:style-name="T3">Elaborations:</text:span><text:span text:style-name="T4"> N/A</text:span></text:p>
      <text:p text:style-name="P4"><text:span text:style-name="T3">V phoneme inventory:</text:span><text:span text:style-name="T4"> /</text:span><text:span text:style-name="T45">i </text:span><text:span text:style-name="T44">ɛ</text:span><text:span text:style-name="T45"> a </text:span><text:span text:style-name="T44">ɔ</text:span><text:span text:style-name="T45"> u </text:span><text:span text:style-name="T44">aː</text:span><text:span text:style-name="T4">/</text:span></text:p>
      <text:p text:style-name="P4"><text:span text:style-name="T3">N vowel qualities:</text:span><text:span text:style-name="T4"> 5</text:span></text:p>
      <text:p text:style-name="P4"><text:span text:style-name="T3">Diphthongs or vowel sequences:</text:span><text:span text:style-name="T4"> Vowel sequences /</text:span><text:span text:style-name="T45">ii </text:span><text:span text:style-name="T44">ɛɛ</text:span><text:span text:style-name="T45"> </text:span><text:span text:style-name="T44">ɔɔ</text:span><text:span text:style-name="T45"> uu a</text:span><text:span text:style-name="T44">ɛ</text:span><text:span text:style-name="T45"> ai a</text:span><text:span text:style-name="T44">ɔ</text:span><text:span text:style-name="T45"> au</text:span><text:span text:style-name="T44"> ɔ</text:span><text:span text:style-name="T45">a </text:span><text:span text:style-name="T44">ɔɛ</text:span><text:span text:style-name="T45"> </text:span><text:span text:style-name="T44">ɔ</text:span><text:span text:style-name="T45">i </text:span><text:span text:style-name="T44">ɔɔ</text:span><text:span text:style-name="T45"> </text:span><text:span text:style-name="T44">ɔ</text:span><text:span text:style-name="T45">u </text:span><text:span text:style-name="T44">ɛ</text:span><text:span text:style-name="T45">a </text:span><text:span text:style-name="T44">ɛ</text:span><text:span text:style-name="T45">i </text:span><text:span text:style-name="T44">ɛɔ</text:span><text:span text:style-name="T45"> </text:span><text:span text:style-name="T44">ɛ</text:span><text:span text:style-name="T45">u ua u</text:span><text:span text:style-name="T44">ɛ</text:span><text:span text:style-name="T45"> ui u</text:span><text:span text:style-name="T44">ɔ</text:span><text:span text:style-name="T45"> ia i</text:span><text:span text:style-name="T44">ɛ</text:span><text:span text:style-name="T45"> i</text:span><text:span text:style-name="T44">ɔ</text:span><text:span text:style-name="T45"> iu</text:span><text:span text:style-name="T4">/.</text:span></text:p>
      <text:p text:style-name="P4"><text:span text:style-name="T3">Contrastive length:</text:span><text:span text:style-name="T4"> Som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ɸ</text:span><text:span text:style-name="T4">/ is variable in realization, was likely /</text:span><text:span text:style-name="T45">f</text:span><text:span text:style-name="T4">/ in past.</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text:span><text:span text:style-name="T3"> </text:span><text:span text:style-name="T4">(Bauer 1999: 533-8)</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 Long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5"/>
      <text:p text:style-name="P4"><text:soft-page-break/><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Consonant Allophony in Unstressed Syllables, Consonant Allophony in 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 Pitch (impressionistic), Intensity (impressionistic)</text:span></text:p>
      <text:p text:style-name="P4"><text:span text:style-name="T3">Notes: </text:span><text:span text:style-name="T8">Intensity is optionally a correlate of stress. Pitch here is a pitch fall. Secondary stress marked only by length.</text:span></text:p>
      <text:p text:style-name="P5"/>
      <text:p text:style-name="P4"><text:span text:style-name="T7">Vowel reduction processes</text:span></text:p>
      <text:p text:style-name="P4"><text:span text:style-name="T3">mri-R1:</text:span><text:span text:style-name="T4"> The final vowel of a word spoken in isolation is frequently devoiced (Bauer 1999: 546).</text:span></text:p>
      <text:p text:style-name="P6"/>
      <text:p text:style-name="P4"><text:span text:style-name="T7">Consonant allophony processes</text:span></text:p>
      <text:p text:style-name="Body"><text:span text:style-name="T3">mri-C1: </text:span><text:span text:style-name="T8">Stops may vary freely with affricates in stressed syllables (Bauer 1999: 545).</text:span></text:p>
      <text:p text:style-name="Body"><text:span text:style-name="T3">mri-C2: </text:span><text:span text:style-name="T8">A voiceless alveolar stop may be affricated preceding an unstressed, devoiced vowel; sometimes this process involves palatalization of the stop too (Bauer 1999).</text:span></text:p>
      <text:p text:style-name="Body"><text:span text:style-name="T3">mri-C3: </text:span><text:span text:style-name="T8">In stressed syllables, /</text:span><text:span text:style-name="T47">w</text:span><text:span text:style-name="T8">/ may be produced with closer approximation (Bauer 1999: 545).</text:span></text:p>
      <text:p text:style-name="P3"/>
      <text:p text:style-name="P4"><text:span text:style-name="T7">Morphology</text:span></text:p>
      <text:p text:style-name="P4"><text:span text:style-name="T4">(adequate texts unavailable)</text:span></text:p>
      <text:p text:style-name="P5"/>
      <text:p text:style-name="P5"/>
      <text:p text:style-name="P5"/>
      <text:p text:style-name="P5"/>
      <text:p text:style-name="P4"/>
      <text:p text:style-name="P10"><text:span text:style-name="T3">[nir] </text:span><text:span text:style-name="T11"><text:tab/></text:span><text:span text:style-name="T35">Nimboran</text:span><text:span text:style-name="T12"><text:tab/></text:span><text:span text:style-name="T4">Nimboranic (Indonesia)</text:span></text:p>
      <text:p text:style-name="P5"/>
      <text:p text:style-name="P4"><text:span text:style-name="T3">References consulted: </text:span><text:span text:style-name="T4">Anceaux (1965), May &amp; May (1981), May (1997)</text:span></text:p>
      <text:p text:style-name="P5"/>
      <text:p text:style-name="P4"><text:span text:style-name="T7">Sound inventory</text:span></text:p>
      <text:p text:style-name="P4"><text:span text:style-name="T3">C phoneme inventory:</text:span><text:span text:style-name="T4"> /</text:span><text:span text:style-name="T44">p t k b </text:span><text:span text:style-name="T67">m</text:span><text:span text:style-name="T60">b d </text:span><text:span text:style-name="T67">n</text:span><text:span text:style-name="T44">d </text:span><text:span text:style-name="T67">ŋ</text:span><text:span text:style-name="T44">ɡ </text:span><text:span text:style-name="T48">s h m n </text:span><text:span text:style-name="T44">ŋ ɭ w j</text:span><text:span text:style-name="T4">/</text:span></text:p>
      <text:p text:style-name="P4"><text:span text:style-name="T3">N consonant phonemes:</text:span><text:span text:style-name="T4"> 16</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Retroflex, Velar, Glottal</text:span></text:p>
      <text:p text:style-name="P4"><text:span text:style-name="T3">Manners:</text:span><text:span text:style-name="T4"> Stop, Fricative, Nasal, Central approximant, Lateral flap</text:span></text:p>
      <text:p text:style-name="P4"><text:span text:style-name="T3">N elaborations:</text:span><text:span text:style-name="T4"> 2</text:span></text:p>
      <text:p text:style-name="P4"><text:span text:style-name="T3">Elaborations:</text:span><text:span text:style-name="T4"> Prenasalization, Retroflex</text:span></text:p>
      <text:p text:style-name="P4"><text:span text:style-name="T3">V phoneme inventory:</text:span><text:span text:style-name="T4"> /</text:span><text:span text:style-name="T56">i e </text:span><text:span text:style-name="T44">ʉ </text:span><text:span text:style-name="T50">a o u</text:span><text:span text:style-name="T4">/</text:span></text:p>
      <text:p text:style-name="P4"><text:span text:style-name="T3">N vowel qualities:</text:span><text:span text:style-name="T4"> 6</text:span></text:p>
      <text:p text:style-name="P4"><text:span text:style-name="T3">Diphthongs or vowel sequences:</text:span><text:span text:style-name="T4"> Vowel sequences /</text:span><text:span text:style-name="T42">ii ee </text:span><text:span text:style-name="T44">ʉʉ aa oo uu ai aʉ </text:span><text:span text:style-name="T50">ei ao ou</text:span><text:span text:style-name="T4">/</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ɭ</text:span><text:span text:style-name="T4">/ is used for retroflexed lateral flap. Prenasalized stops given by May with distributional justification. Extrasystematical phonemes /</text:span><text:span text:style-name="T44">β</text:span><text:span text:style-name="T4">/ and /</text:span><text:span text:style-name="T45">x</text:span><text:span text:style-name="T4">/ occur in one lexical item each (Anceaux 1965: 9). Anceaux gives /</text:span><text:span text:style-name="T44">ɨ</text:span><text:span text:style-name="T4">/ instead of /</text:span><text:span text:style-name="T44">ʉ</text:span><text:span text:style-name="T4">/. Long vowels are analyzed as vowel clusters.</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C)V(C)</text:span><text:span text:style-name="T3"> </text:span><text:span text:style-name="T4">(Anceaux 1965: 31-6; May 1997: 12-19; May &amp; May 1981: 12)</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 </text:span><text:span text:style-name="T8">No</text:span></text:p>
      <text:p text:style-name="P9"><text:span text:style-name="T3">Vocalic nucleus patterns:</text:span><text:span text:style-name="T8"> Short vowels, Vowel sequences</text:span></text:p>
      <text:p text:style-name="P9"><text:span text:style-name="T3">Syllabic consonant patterns:</text:span><text:span text:style-name="T8"> Obstruent (Conflicting reports)</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N/A</text:span></text:p>
      <text:p text:style-name="P4"><text:span text:style-name="T3">Onset restrictions: </text:span><text:span text:style-name="T4">All consonants may occur as simple onsets. In biconsonantal onsets, all consonants except for /</text:span><text:span text:style-name="T45">w j</text:span><text:span text:style-name="T4">/ may occur as C</text:span><text:span text:style-name="T64">1</text:span><text:span text:style-name="T4">. If C</text:span><text:span text:style-name="T64">1</text:span><text:span text:style-name="T4"> is nasal or stop, then C</text:span><text:span text:style-name="T64">2</text:span><text:span text:style-name="T4"> is /</text:span><text:span text:style-name="T45">l j w</text:span><text:span text:style-name="T4">/. Biconsonantal onsets /</text:span><text:span text:style-name="T45">nt sp sw sk hm hn</text:span><text:span text:style-name="T4">/ additionally occur. Triconsonantal onset patterns are limited to /</text:span><text:span text:style-name="T45">skw skl sk </text:span><text:span text:style-name="T67">ŋ</text:span><text:span text:style-name="T44">ɡ</text:span><text:span text:style-name="T45">lw blw</text:span><text:span text:style-name="T4">/.</text:span></text:p>
      <text:p text:style-name="P4"><text:span text:style-name="T3">Coda restrictions:</text:span><text:span text:style-name="T4"> Limited to /</text:span><text:span text:style-name="T45">m n </text:span><text:span text:style-name="T44">ŋ</text:span><text:span text:style-name="T45"> p</text:span><text:span text:style-name="T4">/. For a few speakers, a word-final vowel sequence /</text:span><text:span text:style-name="T45">ii</text:span><text:span text:style-name="T4">/ may be realized as [</text:span><text:span text:style-name="T45">ik</text:span><text:span text:style-name="T4">].</text:span></text:p>
      <text:p text:style-name="P4"><text:soft-page-break/><text:span text:style-name="T3">Notes: </text:span><text:span text:style-name="T4">May notes that triconsonantal onsets with /</text:span><text:span text:style-name="T45">w j</text:span><text:span text:style-name="T4">/ as third member could be alternatively interpreted as biconsonantal onsets followed by a vowel sequence starting with /</text:span><text:span text:style-name="T45">u</text:span><text:span text:style-name="T4">/ or /</text:span><text:span text:style-name="T45">i</text:span><text:span text:style-name="T4">/; however he adopts the former analysis due to syllable peak patterns observed in the language (May 1997: 17-18). May &amp; May note that the initial fricative in /</text:span><text:span text:style-name="T45">skl</text:span><text:span text:style-name="T4">/ onsets may be syllabic ([</text:span><text:span text:style-name="T44">s̩.kl</text:span><text:span text:style-name="T4">]), based on speaker reaction to syllable division in words with this cluster (1981: 29); however, reconsideration of the data in May 1997 leads to the triconsonantal analysis.</text:span></text:p>
      <text:p text:style-name="P6"/>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 Consonant Allophony in Unstressed Syllables</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Pitch (impressionistic), Intensity (impressionistic)</text:span></text:p>
      <text:p text:style-name="P4"><text:span text:style-name="T3">Notes: </text:span><text:span text:style-name="T8">Vowel quality correlate for /</text:span><text:span text:style-name="T58">ʉ</text:span><text:span text:style-name="T17">/, /</text:span><text:span text:style-name="T58">a</text:span><text:span text:style-name="T17">/</text:span><text:span text:style-name="T8"> may vary</text:span><text:span text:style-name="T17"> in</text:span><text:span text:style-name="T8"> very complex combinations of word, syllable, stress, </text:span><text:span text:style-name="T23">and vowel contexts.</text:span></text:p>
      <text:p text:style-name="P5"/>
      <text:p text:style-name="P4"><text:span text:style-name="T7">Vowel reduction processes</text:span></text:p>
      <text:p text:style-name="P4"><text:span text:style-name="T3">nir-R1:</text:span><text:span text:style-name="T4"> High front vowel /</text:span><text:span text:style-name="T45">i</text:span><text:span text:style-name="T4">/ is lowered when unaccented and preceding a word-final /</text:span><text:span text:style-name="T44">ŋ</text:span><text:span text:style-name="T4">/ (Anceaux 1965: 10).</text:span></text:p>
      <text:p text:style-name="P4"><text:span text:style-name="T3">nir-R2:</text:span><text:span text:style-name="T4"> The low central vowel /</text:span><text:span text:style-name="T45">a</text:span><text:span text:style-name="T4">/ is in free variation with a higher variant if it precedes a consonant and an accented vowel (Anceaux 1965: 13).</text:span></text:p>
      <text:p text:style-name="P4"><text:span text:style-name="T3">nir-R3: </text:span><text:span text:style-name="T4">Mid back rounded vowel /</text:span><text:span text:style-name="T45">o</text:span><text:span text:style-name="T4">/ is realized as higher and unrounded when occurring word-finally and without accent (Anceaux 1965: 14).</text:span></text:p>
      <text:p text:style-name="P5"/>
      <text:p text:style-name="P4"><text:span text:style-name="T7">Consonant allophony processes</text:span></text:p>
      <text:p text:style-name="Body"><text:span text:style-name="T3">nir-C1: </text:span><text:span text:style-name="T8">Sequences of alveolar stops, fricative, and nasal and /</text:span><text:span text:style-name="T47">i</text:span><text:span text:style-name="T8">/ vary with palatalized variants of the consonants when /</text:span><text:span text:style-name="T47">i</text:span><text:span text:style-name="T8">/ is unstressed (May &amp; May 1981: 18).</text:span></text:p>
      <text:p text:style-name="Body"><text:span text:style-name="T3">nir-C2: </text:span><text:span text:style-name="T8">A voiceless bilabial stop is voiced preceding a voiced consonant (May 1997: 30).</text:span></text:p>
      <text:p text:style-name="Body"><text:span text:style-name="T3">nir-C3: </text:span><text:span text:style-name="T8">A voiceless bilabial stop varies with a fricative syllable-initially (May &amp; May 1981: 16).</text:span></text:p>
      <text:p text:style-name="Body"><text:span text:style-name="T3">nir-C4: </text:span><text:span text:style-name="T8">A voiceless bilabial stop is spirantized intervocalically (May &amp; May 1981: 16).</text:span></text:p>
      <text:p text:style-name="P5"/>
      <text:p text:style-name="P4"><text:span text:style-name="T7">Morphology</text:span></text:p>
      <text:p text:style-name="P4"><text:span text:style-name="T3">Text:</text:span><text:span text:style-name="T8"> “Sample text” (May 1997: 172-177)</text:span></text:p>
      <text:p text:style-name="P4"><text:span text:style-name="T3">Synthetic index: </text:span><text:span text:style-name="T8">1.7 morphemes/word (334 morphemes, 198 words)</text:span></text:p>
      <text:p text:style-name="P5"/>
      <text:p text:style-name="P5"/>
      <text:p text:style-name="P4"/>
      <text:p text:style-name="P10"><text:span text:style-name="T3">[niv] </text:span><text:span text:style-name="T11"><text:tab/></text:span><text:span text:style-name="T35">Nivkh (West Sakhalin dialect)</text:span><text:span text:style-name="T12"><text:tab/></text:span><text:span text:style-name="T4">isolate (Russia)</text:span></text:p>
      <text:p text:style-name="P5"/>
      <text:p text:style-name="P4"><text:span text:style-name="T3">References consulted: </text:span><text:span text:style-name="T4">Gruzdeva (1998), Kreinovich (1979), Shiraishi (2006)</text:span></text:p>
      <text:p text:style-name="P5"/>
      <text:p text:style-name="P4"><text:span text:style-name="T7">Sound inventory</text:span></text:p>
      <text:p text:style-name="P4"><text:span text:style-name="T3">C phoneme inventory:</text:span><text:span text:style-name="T4"> /</text:span><text:span text:style-name="T42">p p</text:span><text:span text:style-name="T44">ʰ </text:span><text:span text:style-name="T45">t t</text:span><text:span text:style-name="T44">ʰ c cʰ k kʰ </text:span><text:span text:style-name="T48">q q</text:span><text:span text:style-name="T44">ʰ ɸ β s z x ɣ χ ʁ h m n ɲ ŋ </text:span><text:span text:style-name="T56">l r</text:span><text:span text:style-name="T44">̥ r w j</text:span><text:span text:style-name="T4">/</text:span></text:p>
      <text:p text:style-name="P4"><text:span text:style-name="T3">N consonant phonemes:</text:span><text:span text:style-name="T4"> 28</text:span></text:p>
      <text:p text:style-name="P4"><text:span text:style-name="T3">Geminates:</text:span><text:span text:style-name="T4"> N/A</text:span></text:p>
      <text:p text:style-name="P4"><text:span text:style-name="T3">Voicing contrasts:</text:span><text:span text:style-name="T4"> Obstruents, Sonorants</text:span></text:p>
      <text:p text:style-name="P4"><text:span text:style-name="T3">Places:</text:span><text:span text:style-name="T4"> Bilabial, Dental, Palatal, Velar, Uvular, Glottal</text:span></text:p>
      <text:p text:style-name="P4"><text:span text:style-name="T3">Manners:</text:span><text:span text:style-name="T4"> Stop, Fricative, Nasal, Trill, Central approximant, Lateral approximant</text:span></text:p>
      <text:p text:style-name="P4"><text:span text:style-name="T3">N elaborations:</text:span><text:span text:style-name="T4"> 4</text:span></text:p>
      <text:p text:style-name="P4"><text:span text:style-name="T3">Elaborations:</text:span><text:span text:style-name="T4"> Voiced fricatives/affricates, Devoiced sonorants, Post-aspiration, Uvular</text:span></text:p>
      <text:p text:style-name="P4"><text:span text:style-name="T3">V phoneme inventory:</text:span><text:span text:style-name="T4"> /</text:span><text:span text:style-name="T56">i e </text:span><text:span text:style-name="T44">ɨ </text:span><text:span text:style-name="T50">a o u</text:span><text:span text:style-name="T4">/</text:span></text:p>
      <text:p text:style-name="P4"><text:span text:style-name="T3">N vowel qualities:</text:span><text:span text:style-name="T4"> 6</text:span></text:p>
      <text:p text:style-name="P4"><text:span text:style-name="T3">Diphthongs or vowel sequences: </text:span><text:span text:style-name="T4">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he uvular/velar distinction is ‘nearly allophonic’. Gruzdeva posits a 3-way stop contrast between voiced, voiceless, and aspirated stops. I take Shiraishi’s analysis here.</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V(C)(C)(C)</text:span><text:span text:style-name="T3"> </text:span><text:span text:style-name="T4">(Shiraishi 2006: 29-30)</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3</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Both patterns (Onset, Coda)</text:span></text:p>
      <text:p text:style-name="P9"><text:span text:style-name="T3">Morphological pattern of syllabic consonants:</text:span><text:span text:style-name="T8"> N/A</text:span></text:p>
      <text:p text:style-name="P4"><text:span text:style-name="T3">Onset restrictions: </text:span><text:span text:style-name="T4">Apparently no restrictions on simple onsets. Biconsonantal onsets may not have plosive or /</text:span><text:span text:style-name="T45">j</text:span><text:span text:style-name="T4">/ as C</text:span><text:span text:style-name="T64">2</text:span><text:span text:style-name="T4">.</text:span></text:p>
      <text:p text:style-name="P4"><text:span text:style-name="T3">Coda restrictions: </text:span><text:span text:style-name="T4">Simple codas apparently unrestricted. Biconsonantal codas include /</text:span><text:span text:style-name="T45">sk </text:span><text:span text:style-name="T44">ɣs</text:span><text:span text:style-name="T45"> wk </text:span><text:span text:style-name="T44">ɲɸ</text:span><text:span text:style-name="T4">/. Examples of triconsonantal codas include /</text:span><text:span text:style-name="T45">ntq</text:span><text:span text:style-name="T4">/ and /</text:span><text:span text:style-name="T45">nt</text:span><text:span text:style-name="T44">χ</text:span><text:span text:style-name="T4">/.</text:span></text:p>
      <text:p text:style-name="P4"><text:soft-page-break/><text:span text:style-name="T3">Notes: </text:span><text:span text:style-name="T4">Gruzdeva (1998, for Amur and E. Sakhalin dialects) also lists /</text:span><text:span text:style-name="T45">lms</text:span><text:span text:style-name="T4">/, /</text:span><text:span text:style-name="T45">lmr</text:span><text:span text:style-name="T4">/, and /</text:span><text:span text:style-name="T45">vdr</text:span><text:span text:style-name="T4">/ codas.</text:span></text:p>
      <text:p text:style-name="P5"/>
      <text:p text:style-name="P4"><text:span text:style-name="T7">Suprasegmentals</text:span></text:p>
      <text:p text:style-name="P4"><text:span text:style-name="T3">Tone: </text:span><text:span text:style-name="T8">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Consonant Allophony in 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Pitch (impressionistic)</text:span></text:p>
      <text:p text:style-name="P5"/>
      <text:p text:style-name="P4"><text:span text:style-name="T7">Vowel reduction processes</text:span></text:p>
      <text:p text:style-name="P4"><text:span text:style-name="T4">(none reported)</text:span></text:p>
      <text:p text:style-name="P4"><text:span text:style-name="T3">Notes:</text:span><text:span text:style-name="T4"> in related Amur dialect, stress shift from 2nd to 1st syllable contributed to loss and reduction of vowels and distinct phonological character of this dialect.</text:span></text:p>
      <text:p text:style-name="P6"/>
      <text:p text:style-name="P4"><text:span text:style-name="T7">Consonant allophony processes</text:span></text:p>
      <text:p text:style-name="Body"><text:span text:style-name="T3">niv-C1: </text:span><text:span text:style-name="T8">A voiceless alveolar trill may be produced with palato-alveolar fricative release or vary with a voiceless palato-alveolar fricative (Shiraishi 2006: 26).</text:span></text:p>
      <text:p text:style-name="Body"><text:span text:style-name="T3">niv-C2: </text:span><text:span text:style-name="T8">Consonants become palatalized preceding front vowels, especially when stressed (Shiraishi 2006: 23).</text:span></text:p>
      <text:p text:style-name="Body"><text:span text:style-name="T3">niv-C3: </text:span><text:span text:style-name="T8">Non-aspirated plosives are realized as voiced following sonorants (Shiraishi 2006: 25).</text:span></text:p>
      <text:p text:style-name="P5"/>
      <text:p text:style-name="P4"><text:span text:style-name="T7">Morphology</text:span></text:p>
      <text:p text:style-name="P4"><text:span text:style-name="T3">Text:</text:span><text:span text:style-name="T8"> “A frog and a rat” (Gruzdeva 1998: 58-61)</text:span></text:p>
      <text:p text:style-name="P4"><text:span text:style-name="T3">Synthetic index: </text:span><text:span text:style-name="T8">1.7 morphemes/word (408 morphemes, 240 words)</text:span></text:p>
      <text:p text:style-name="P5"/>
      <text:p text:style-name="P4"/>
      <text:p text:style-name="P10"><text:span text:style-name="T3">[nsm] </text:span><text:span text:style-name="T11"><text:tab/></text:span><text:span text:style-name="T35">Sumi Naga</text:span><text:span text:style-name="T12"><text:tab/></text:span><text:span text:style-name="T4">Sino-Tibetan, </text:span><text:span text:style-name="T5">Kuki-Chin-Naga</text:span><text:span text:style-name="T4"> (India)</text:span></text:p>
      <text:p text:style-name="P5"/>
      <text:p text:style-name="P4"><text:span text:style-name="T3">References consulted: </text:span><text:span text:style-name="T4">Teo (2009), Teo (2012)</text:span></text:p>
      <text:p text:style-name="P5"/>
      <text:p text:style-name="P4"><text:span text:style-name="T7">Sound inventory</text:span></text:p>
      <text:p text:style-name="P4"><text:span text:style-name="T3">C phoneme inventory:</text:span><text:span text:style-name="T4"> /</text:span><text:span text:style-name="T42">p p</text:span><text:span text:style-name="T44">ʰ </text:span><text:span text:style-name="T45">b t t</text:span><text:span text:style-name="T44">ʰ d k kʰ ɡ </text:span><text:span text:style-name="T48">q q</text:span><text:span text:style-name="T44">ʰ t͡ʃ t͡ʃʰ f v ʃ ʒ </text:span><text:span text:style-name="T48">x </text:span><text:span text:style-name="T44">ɣ h</text:span><text:span text:style-name="T45"> </text:span><text:span text:style-name="T44">m m</text:span><text:span text:style-name="T67">ɦ</text:span><text:span text:style-name="T44"> n n</text:span><text:span text:style-name="T67">ɦ</text:span><text:span text:style-name="T44"> ŋ l l</text:span><text:span text:style-name="T67">ɦ</text:span><text:span text:style-name="T44"> j</text:span><text:span text:style-name="T4">/</text:span></text:p>
      <text:p text:style-name="P4"><text:span text:style-name="T3">N consonant phonemes:</text:span><text:span text:style-name="T4"> 28</text:span></text:p>
      <text:p text:style-name="P4"><text:span text:style-name="T3">Geminates:</text:span><text:span text:style-name="T4"> N/A</text:span></text:p>
      <text:p text:style-name="P4"><text:span text:style-name="T3">Voicing contrasts: </text:span><text:span text:style-name="T4">Obstruents, Sonorants</text:span></text:p>
      <text:p text:style-name="P4"><text:span text:style-name="T3">Places: </text:span><text:span text:style-name="T4">Bilabial, Labiodental, Alveolar, Palato-alveolar, Velar, Uvular, Glottal</text:span></text:p>
      <text:p text:style-name="P4"><text:span text:style-name="T3">Manners:</text:span><text:span text:style-name="T4"> Stop, Affricate, Fricative, Nasal, Central approximant, Lateral approximant</text:span></text:p>
      <text:p text:style-name="P4"><text:span text:style-name="T3">N elaborations:</text:span><text:span text:style-name="T4"> 6</text:span></text:p>
      <text:p text:style-name="P4"><text:span text:style-name="T3">Elaborations:</text:span><text:span text:style-name="T4"> Breathy voice, Voiced fricatives/affricates, Post-aspiration, Labiodental, Palato-alveolar, Uvular</text:span></text:p>
      <text:p text:style-name="P4"><text:span text:style-name="T3">V phoneme inventory:</text:span><text:span text:style-name="T4"> /</text:span><text:span text:style-name="T45">i e ɨ a o u</text:span><text:span text:style-name="T4">/</text:span></text:p>
      <text:p text:style-name="P4"><text:span text:style-name="T3">N vowel qualities:</text:span><text:span text:style-name="T4"> 6</text:span></text:p>
      <text:p text:style-name="P4"><text:span text:style-name="T3">Diphthongs or vowel sequences:</text:span><text:span text:style-name="T4"> Vowel sequences /</text:span><text:span text:style-name="T45">iu ia ua uo oo ai oi</text:span><text:span text:style-name="T4">/</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Sreedhar (1980) has [</text:span><text:span text:style-name="T45">ʃ ʒ</text:span><text:span text:style-name="T4">] not as contrastive but as allophones of /</text:span><text:span text:style-name="T45">s z</text:span><text:span text:style-name="T4">/. /</text:span><text:span text:style-name="T45">ɹ</text:span><text:span text:style-name="T4">/, which occurs in some recent loans, is argued by Teo to be nativized but marginal (2009: 36, 2012: 366). The language does not have phonologically contrastive vowel length, but phonetic long vowels and diphthongs result from phonological vowel sequences arising through morphological concatenation (Teo 2009: 58-9). In at least some of these cases (perhaps all in the case of long vowels?), the long vowel/diphthong is one variant, where another might have an intervening glottal stop. In some cases long vowels may additionally occur through the variable deletion of an intervocalic glide. The list of vowel sequences given by the author does not distinguish the invariant forms from the variable forms, and may not be an exhaustive list for the language.</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 (Teo 2009: 57-64)</text:span></text:p>
      <text:p text:style-name="P9"><text:span text:style-name="T3">Size of maximal onset:</text:span><text:span text:style-name="T8"> 1</text:span></text:p>
      <text:p text:style-name="P9"><text:span text:style-name="T3">Size of </text:span><text:span text:style-name="T19">maximal coda</text:span><text:span text:style-name="T3">: </text:span><text:span text:style-name="T8">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 </text:span><text:span text:style-name="T8">Short vowels, Diphthong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Lexical items.</text:span></text:p>
      <text:p text:style-name="P4"><text:span text:style-name="T3">Onset restrictions:</text:span><text:span text:style-name="T4"> None in main syllables, only /</text:span><text:span text:style-name="T45">p t k m</text:span><text:span text:style-name="T4">/ occur in sesquisyllables.</text:span></text:p>
      <text:p text:style-name="P4"><text:span text:style-name="T3">Coda restrictions:</text:span><text:span text:style-name="T4"> N/A.</text:span></text:p>
      <text:p text:style-name="P4"><text:soft-page-break/><text:span text:style-name="T3">Notes: </text:span><text:span text:style-name="T4">CC onsets occur in variation with sesquisyllabic cvC sequences. Simple codas occur in natural speech when a prefix precedes a sesquisyllable; this is likely the result of recent/ongoing vowel deletion (Teo 2009: 62-4). Diphthongs are often the result of morphological concatenation.</text:span></text:p>
      <text:p text:style-name="P5"/>
      <text:p text:style-name="P4"><text:span text:style-name="T7">Suprasegmentals</text:span></text:p>
      <text:p text:style-name="P4"><text:span text:style-name="T3">Tone:</text:span><text:span text:style-name="T8"> Yes</text:span></text:p>
      <text:p text:style-name="P4"><text:span text:style-name="T3">Word stress: </text:span><text:span text:style-name="T8">No</text:span></text:p>
      <text:p text:style-name="P4"><text:span text:style-name="T3">Notes: </text:span><text:span text:style-name="T4">Some parts of speech (monomorphemic verbs, numerals in isolation, some noun roots) have sesquisyllabic patterns <text:s/>(minor syllable with restricted set of consonants, vowels, and tones followed by a full syllable). However, this pattern is not pervasive throughout the language (other disyllabic verb and noun roots do not show sesquisyllabic patterns). Teo notes that minor syllables in sesquisyllabic structures could be argued to receive less prominence than full syllables, but that stress is “not phonemic” </text:span><text:span text:style-name="T14">(2012: 371-372)</text:span><text:span text:style-name="T4">.</text:span></text:p>
      <text:p text:style-name="P5"/>
      <text:p text:style-name="P4"><text:span text:style-name="T7">Vowel reduction processes</text:span></text:p>
      <text:p text:style-name="P4"><text:span text:style-name="T3">nsm-R1: </text:span><text:span text:style-name="T4">Mid vowels /</text:span><text:span text:style-name="T45">e o</text:span><text:span text:style-name="T4">/ have free variants [</text:span><text:span text:style-name="T44">ɛ</text:span><text:span text:style-name="T45"> ɔ</text:span><text:span text:style-name="T4">] (Teo 2009: 45-46, Teo 2012: 369).</text:span></text:p>
      <text:p text:style-name="P4"><text:span text:style-name="T3">nsm-R2: </text:span><text:span text:style-name="T4">High central vowel /</text:span><text:span text:style-name="T44">ɨ</text:span><text:span text:style-name="T4">/ is sometimes realized as [</text:span><text:span text:style-name="T44">ə</text:span><text:span text:style-name="T4">] word-medially (Teo 2009: 45).</text:span></text:p>
      <text:p text:style-name="P4"><text:span text:style-name="T3">nsm-R3: </text:span><text:span text:style-name="T4">Word-medial and word-final high vowels /</text:span><text:span text:style-name="T44">i ɨ u</text:span><text:span text:style-name="T4">/ are prone to deletion following a fricative or /</text:span><text:span text:style-name="T26">q</text:span><text:span text:style-name="T70">ʰ</text:span><text:span text:style-name="T4">/ (Teo 2009: 66).</text:span></text:p>
      <text:p text:style-name="P4"><text:span text:style-name="T3">nsm-R4: </text:span><text:span text:style-name="T4">Word-final high vowels are prone to deletion following a nasal (</text:span><text:span text:style-name="T27">Teo 2012: 369</text:span><text:span text:style-name="T4">).</text:span></text:p>
      <text:p text:style-name="P4"><text:span text:style-name="T3">nsm-R5:</text:span><text:span text:style-name="T4"> Vowels in minor syllables may be altogether deleted between a stop and a lateral approximant (Teo 2012: 370).</text:span></text:p>
      <text:p text:style-name="P5"/>
      <text:p text:style-name="P4"><text:span text:style-name="T7">Consonant allophony processes</text:span></text:p>
      <text:p text:style-name="Body"><text:span text:style-name="T3">nsm-C1:</text:span><text:span text:style-name="T8"> An aspirated voiceless uvular stop /</text:span><text:span text:style-name="T47">qʰ</text:span><text:span text:style-name="T8">/ often has an affricated release [</text:span><text:span text:style-name="T49">q</text:span><text:span text:style-name="T71">χ</text:span><text:span text:style-name="T8">] (Teo 2009: 39).</text:span></text:p>
      <text:p text:style-name="Body"><text:span text:style-name="T3">nsm-C2:</text:span><text:span text:style-name="T8"> Labiodental fricative /</text:span><text:span text:style-name="T47">v</text:span><text:span text:style-name="T8">/ is realized as approximant [</text:span><text:span text:style-name="T47">w</text:span><text:span text:style-name="T8">] preceding back vowels /</text:span><text:span text:style-name="T47">u o</text:span><text:span text:style-name="T8">/ (Teo 2009: 39).</text:span></text:p>
      <text:p text:style-name="Body"><text:span text:style-name="T3">nsm-C3:</text:span><text:span text:style-name="T8"> Labiodental fricative, alveolar nasals, and lateral approximant /</text:span><text:span text:style-name="T47">v n n</text:span><text:span text:style-name="T65">ɦ </text:span><text:span text:style-name="T47">l</text:span><text:span text:style-name="T65">ɦ</text:span><text:span text:style-name="T8">/ are realized as palatalized preceding front vowels /</text:span><text:span text:style-name="T47">i e</text:span><text:span text:style-name="T8">/ (Teo 2009: 40, 42).</text:span></text:p>
      <text:p text:style-name="Body"><text:span text:style-name="T3">nsm-C4:</text:span><text:span text:style-name="T8"> The voiced palato-alveolar fricative has a free affricated variant [</text:span><text:span text:style-name="T58">d͡ʒ</text:span><text:span text:style-name="T8">] (Teo 2009: 40).</text:span></text:p>
      <text:p text:style-name="Body"><text:span text:style-name="T3">nsm-C5:</text:span><text:span text:style-name="T8"> Velar obstruents are realized as palatal preceding front vowels /</text:span><text:span text:style-name="T47">i e</text:span><text:span text:style-name="T8">/ (Teo 2012: 368).</text:span></text:p>
      <text:p text:style-name="P5"/>
      <text:p text:style-name="P4"><text:span text:style-name="T7">Morphology</text:span></text:p>
      <text:p text:style-name="P4"><text:span text:style-name="T4">(adequate texts unavailable)</text:span></text:p>
      <text:p text:style-name="P4"/>
      <text:p text:style-name="P10"><text:span text:style-name="T3">[nuk] </text:span><text:span text:style-name="T11"><text:tab/></text:span><text:span text:style-name="T35">Nuu-chah-nulth</text:span><text:span text:style-name="T12"><text:tab/></text:span><text:span text:style-name="T4">Wakashan, </text:span><text:span text:style-name="T5">Southern Wakashan</text:span><text:span text:style-name="T4"> (Canada)</text:span></text:p>
      <text:p text:style-name="P5"/>
      <text:p text:style-name="P4"><text:span text:style-name="T3">References consulted: </text:span><text:span text:style-name="T4">Carlson et al. (2001), Kim (2003), Rose (1981), Stonham (1999)</text:span></text:p>
      <text:p text:style-name="P5"/>
      <text:p text:style-name="P4"><text:span text:style-name="T7">Sound inventory</text:span></text:p>
      <text:p text:style-name="P4"><text:span text:style-name="T3">C phoneme inventory:</text:span><text:span text:style-name="T4"> /</text:span><text:span text:style-name="T44">p t k kʷ </text:span><text:span text:style-name="T48">q q</text:span><text:span text:style-name="T44">ʷ ʕ ʔ p’ t’ k’ k’ʷ t͡</text:span><text:span text:style-name="T45">s t</text:span><text:span text:style-name="T44">͡ʃ t͡ɬ t͡s’ t͡ʃ’ t͡ɬ’</text:span><text:span text:style-name="T45"> </text:span><text:span text:style-name="T44">s ɬ ʃ </text:span><text:span text:style-name="T48">x x</text:span><text:span text:style-name="T44">ʷ χ χʷ ħ h m n m’ n’ j w j’ </text:span><text:span text:style-name="T45">w</text:span><text:span text:style-name="T44">’</text:span><text:span text:style-name="T4">/</text:span></text:p>
      <text:p text:style-name="P4"><text:span text:style-name="T3">N consonant phonemes:</text:span><text:span text:style-name="T4"> 35</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Palato-alveolar, Velar, Uvular, Pharyngeal, Glottal</text:span></text:p>
      <text:p text:style-name="P4"><text:span text:style-name="T3">Manners:</text:span><text:span text:style-name="T4"> Stop, Affricate, Fricative, Nasal, Central approximant, Lateral affricate, Lateral fricative</text:span></text:p>
      <text:p text:style-name="P4"><text:span text:style-name="T3">N elaborations:</text:span><text:span text:style-name="T4"> 7</text:span></text:p>
      <text:p text:style-name="P4"><text:span text:style-name="T3">Elaborations:</text:span><text:span text:style-name="T4"> Creaky voice, Lateral release, Ejective, Palato-alveolar, Uvular, Pharyngeal, Labialization</text:span></text:p>
      <text:p text:style-name="P4"><text:span text:style-name="T3">V phoneme inventory:</text:span><text:span text:style-name="T4"> </text:span><text:span text:style-name="T14">/</text:span><text:span text:style-name="T56">i a u</text:span><text:span text:style-name="T45"> </text:span><text:span text:style-name="T44">iː aː uː</text:span><text:span text:style-name="T14">/</text:span></text:p>
      <text:p text:style-name="P4"><text:span text:style-name="T3">N vowel qualities:</text:span><text:span text:style-name="T4"> 3</text:span></text:p>
      <text:p text:style-name="P4"><text:span text:style-name="T3">Diphthongs or vowel sequences:</text:span><text:span text:style-name="T4"> None</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Stonham reports 39 consonants, including /</text:span><text:span text:style-name="T48">q</text:span><text:span text:style-name="T44">’ </text:span><text:span text:style-name="T48">q</text:span><text:span text:style-name="T44">’ʷ</text:span><text:span text:style-name="T45"> </text:span><text:span text:style-name="T44">ħʷ ɬʷ</text:span><text:span text:style-name="T4">/. Davidson has /</text:span><text:span text:style-name="T48">q</text:span><text:span text:style-name="T44">’ </text:span><text:span text:style-name="T48">q</text:span><text:span text:style-name="T44">’ʷ</text:span><text:span text:style-name="T4">/ but Kim shows these have merged with /</text:span><text:span text:style-name="T44">ʕ</text:span><text:span text:style-name="T4">/ in present language. /</text:span><text:span text:style-name="T45">o e</text:span><text:span text:style-name="T4">/ appear phonemically only in loanwords, vocative constructions, and expressions for speech act.</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V(C)(C)(C)(C)</text:span><text:span text:style-name="T3"> </text:span><text:span text:style-name="T4">(Kim 2003: 161-6; Stonham 1999: 47-55)</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4</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Morphologically Complex (Coda)</text:span></text:p>
      <text:p text:style-name="P9"><text:span text:style-name="T3">Morphological pattern of syllabic consonants:</text:span><text:span text:style-name="T8"> N/A</text:span></text:p>
      <text:p text:style-name="P4"><text:span text:style-name="T3">Onset restrictions: </text:span><text:span text:style-name="T4">All consonants may occur as simple onsets.</text:span></text:p>
      <text:p text:style-name="P4"><text:span text:style-name="T3">Coda restrictions: </text:span><text:span text:style-name="T4">Glottal(ized) and pharyngeal consonants do not occur as simple codas. Biconsonantal codas include </text:span><text:span text:style-name="T45">/</text:span><text:span text:style-name="T44">t͡sk, ks, tq, mt͡s</text:span><text:span text:style-name="T4">/. Triconsonantal codas include /</text:span><text:span text:style-name="T44">t͡sʃ</text:span><text:span text:style-name="T48">tq t</text:span><text:span text:style-name="T44">ħt͡s mχ</text:span><text:span text:style-name="T48">s p</text:span><text:span text:style-name="T44">ɬt͡s</text:span><text:span text:style-name="T45"> </text:span><text:span text:style-name="T48">qt</text:span><text:span text:style-name="T44">͡ɬs</text:span><text:span text:style-name="T4">/. Four-consonant codas are rare; C</text:span><text:span text:style-name="T64">1</text:span><text:span text:style-name="T4"> must be a nasal, or the sequence /</text:span><text:span text:style-name="T48">q</text:span><text:span text:style-name="T44">ħ</text:span><text:span text:style-name="T4">/ must occur: /</text:span><text:span text:style-name="T48">mtq</text:span><text:span text:style-name="T44">ʃ ħ</text:span><text:span text:style-name="T48">sq</text:span><text:span text:style-name="T44">ħ </text:span><text:span text:style-name="T48">nkq</text:span><text:span text:style-name="T44">ħ tħ</text:span><text:span text:style-name="T48">q</text:span><text:span text:style-name="T44">ħ</text:span><text:span text:style-name="T4">/. Sonorants do not follow obstruents in coda clusters, but there seem to be few manner/place restrictions on obstruent sequences.</text:span></text:p>
      <text:p text:style-name="P4"><text:soft-page-break/><text:span text:style-name="T3">Notes: </text:span><text:span text:style-name="T4">Kim and Stonham both report canonical CV(C)(C)(C) structure, but Stonham lists a few cases of 4-consonant codas (1999: 48). Sequences of identical consonants occur only across morpheme boundaries.</text:span></text:p>
      <text:p text:style-name="P6"/>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Weight-Sensitive</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 Intensity (impressionistic)</text:span></text:p>
      <text:p text:style-name="P4"><text:span text:style-name="T3">Notes: </text:span><text:span text:style-name="T8">Pitch may vary independently of the correlates of stress.</text:span></text:p>
      <text:p text:style-name="P5"/>
      <text:p text:style-name="P4"><text:span text:style-name="T7">Vowel reduction processes</text:span></text:p>
      <text:p text:style-name="P4"><text:span text:style-name="T3">nuk-R1:</text:span><text:span text:style-name="T4"> Word-final short vowels are deleted (Rose 1981: 25).</text:span></text:p>
      <text:p text:style-name="P4"><text:span text:style-name="T3">nuk-R2:</text:span><text:span text:style-name="T4"> Preceding a word-final coda, the rightmost vowel may be deleted if it is in a third or later syllable, is not obligatorily long, and is not already flanked by consonant clusters. If the rightmost vowel does not fit these conditions, then the rightmost vowel which is capable of deleting will do so, given that it is in third or later syllable (Rose 1981: 25).</text:span></text:p>
      <text:p text:style-name="P4"><text:span text:style-name="T3">nuk-R3</text:span><text:span text:style-name="T4">: A vowel two syllables leftward of a deleted vowel is optionally deleted, if it is not in an inflectional suffix and is in a third or later syllable of the word (Rose 1981: 25).</text:span></text:p>
      <text:p text:style-name="P4"><text:span text:style-name="T3">nuk-R4:</text:span><text:span text:style-name="T4"> Word-final long vowels are shortened (Rose 1981: 27).</text:span></text:p>
      <text:p text:style-name="P4"><text:span text:style-name="T3">Notes: </text:span><text:span text:style-name="T4">Interaction of processes in noo-R1, noo-R2, and noo-R3 may produce long consonant sequences, but only when fricatives are present between any occurring stops (Rose 1981: 26).</text:span></text:p>
      <text:p text:style-name="P5"/>
      <text:p text:style-name="P4"><text:span text:style-name="T7">Consonant allophony processes</text:span></text:p>
      <text:p text:style-name="Body"><text:span text:style-name="T3">nuk-C1: </text:span><text:span text:style-name="T8">A consonant is labialized following /</text:span><text:span text:style-name="T47">u</text:span><text:span text:style-name="T8">/ and preceding another vowel (Stonham 1999: 27).</text:span></text:p>
      <text:p text:style-name="P5"/>
      <text:p text:style-name="P4"><text:span text:style-name="T7">Morphology</text:span></text:p>
      <text:p text:style-name="P4"><text:span text:style-name="T3">Text:</text:span><text:span text:style-name="T8"> “What mosquitoes are made of” (Stonham 1999: 133-143)</text:span></text:p>
      <text:p text:style-name="P4"><text:span text:style-name="T3">Synthetic index: </text:span><text:span text:style-name="T8">2.6 morphemes/word (545 morphemes, 212 words)</text:span></text:p>
      <text:p text:style-name="P5"/>
      <text:p text:style-name="P4"/>
      <text:p text:style-name="P10"><text:span text:style-name="T3">[ood] </text:span><text:span text:style-name="T11"><text:tab/></text:span><text:span text:style-name="T35">Tohono O’odham</text:span><text:span text:style-name="T12"><text:tab/></text:span><text:span text:style-name="T4">Uto-Aztecan, </text:span><text:span text:style-name="T5">Southern Uto-Aztecan</text:span><text:span text:style-name="T4"> (Mexico, United States)</text:span></text:p>
      <text:p text:style-name="P5"/>
      <text:p text:style-name="P4"><text:span text:style-name="T3">References consulted: </text:span><text:span text:style-name="T4">Dolores &amp; Mathiot (1991), Fitzgerald (1994), Hale (1959), Hill &amp; Zepeda (1992), Saxton (1963, 1982), Albert Alvarez Gonzalez (p.c.)</text:span></text:p>
      <text:p text:style-name="P5"/>
      <text:p text:style-name="P4"><text:span text:style-name="T7">Sound inventory</text:span></text:p>
      <text:p text:style-name="P4"><text:span text:style-name="T3">C phoneme inventory:</text:span><text:span text:style-name="T4"> /</text:span><text:span text:style-name="T45">p b t</text:span><text:span text:style-name="T44">̪ d̪ ɖ k ɡ ʔ t͡ʃ d͡ʒ s̪ ʂ h m n̪ ɲ ŋ ɭ̆</text:span><text:span text:style-name="T45"> </text:span><text:span text:style-name="T44">β̞ j</text:span><text:span text:style-name="T4">/</text:span></text:p>
      <text:p text:style-name="P4"><text:span text:style-name="T3">N consonant phonemes:</text:span><text:span text:style-name="T4"> 20</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Retroflex, Palatal, Velar, Glottal</text:span></text:p>
      <text:p text:style-name="P4"><text:span text:style-name="T3">Manners:</text:span><text:span text:style-name="T4"> Stop, Affricate, Fricative, Nasal, Central approximant, Lateral flap</text:span></text:p>
      <text:p text:style-name="P4"><text:span text:style-name="T3">N elaborations:</text:span><text:span text:style-name="T4"> 3</text:span></text:p>
      <text:p text:style-name="P4"><text:span text:style-name="T3">Elaborations:</text:span><text:span text:style-name="T4"> Voiced fricatives/affricates, Palato-alveolar, Retroflex</text:span></text:p>
      <text:p text:style-name="P4"><text:span text:style-name="T3">V phoneme inventory:</text:span><text:span text:style-name="T4"> /</text:span><text:span text:style-name="T44">i ɨ </text:span><text:span text:style-name="T50">a o u</text:span><text:span text:style-name="T45"> </text:span><text:span text:style-name="T44">iː ɨː aː oː uː</text:span><text:span text:style-name="T45"> </text:span><text:span text:style-name="T44">i̥</text:span><text:span text:style-name="T4">/</text:span></text:p>
      <text:p text:style-name="P4"><text:span text:style-name="T3">N vowel qualities:</text:span><text:span text:style-name="T4"> 5</text:span></text:p>
      <text:p text:style-name="P4"><text:span text:style-name="T3">Diphthongs or vowel sequences:</text:span><text:span text:style-name="T4"> Diphthongs / </text:span><text:span text:style-name="T45">i</text:span><text:span text:style-name="T44">ɨ</text:span><text:span text:style-name="T45"> iu io ia</text:span><text:span text:style-name="T44"> ɨ</text:span><text:span text:style-name="T45">i </text:span><text:span text:style-name="T44">ɨ</text:span><text:span text:style-name="T45">u </text:span><text:span text:style-name="T44">ɨ</text:span><text:span text:style-name="T45">o </text:span><text:span text:style-name="T44">ɨ</text:span><text:span text:style-name="T45">a ui u</text:span><text:span text:style-name="T44">ɨ</text:span><text:span text:style-name="T45"> uo ua oi o</text:span><text:span text:style-name="T44">ɨ</text:span><text:span text:style-name="T45"> ou oa ai a</text:span><text:span text:style-name="T44">ɨ</text:span><text:span text:style-name="T45"> au oa</text:span><text:span text:style-name="T4">/</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Voicing (Some)</text:span></text:p>
      <text:p text:style-name="P4"><text:span text:style-name="T3">Notes:</text:span><text:span text:style-name="T4"> /</text:span><text:span text:style-name="T44">ɭ̆</text:span><text:span text:style-name="T4">/ is a retroflex lateral flap. /</text:span><text:span text:style-name="T45">o</text:span><text:span text:style-name="T4">/ is often realized as [</text:span><text:span text:style-name="T44">ɔ</text:span><text:span text:style-name="T4">]. ‘Extra-short’ (voiceless) vowels sometimes represented in the orthography with a breve <text:s/></text:span><text:span text:style-name="T70">̆</text:span><text:span text:style-name="T4">, but it is unclear whether these are the same vowels predicted by the rules below, or other vowels altogether. Dolores &amp; Mathiot (1991: 236) state that /</text:span><text:span text:style-name="T44">i̥</text:span><text:span text:style-name="T4">/ is phonemic.</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C)V(C)(C)(C)(C)</text:span><text:span text:style-name="T3"> </text:span><text:span text:style-name="T4">(Saxton 1982: 100-102, Hale 1959: 24-30, Hill &amp; Zepeda 1992)</text:span></text:p>
      <text:p text:style-name="P9"><text:span text:style-name="T3">Size of maximal onset:</text:span><text:span text:style-name="T8"> 4</text:span></text:p>
      <text:p text:style-name="P9"><text:span text:style-name="T3">Size of </text:span><text:span text:style-name="T19">maximal coda</text:span><text:span text:style-name="T3">:</text:span><text:span text:style-name="T8"> 4</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text:span><text:span text:style-name="T8"> Short vowels, Long vowels, Vowel sequences</text:span></text:p>
      <text:p text:style-name="P9"><text:span text:style-name="T3">Syllabic consonant patterns:</text:span><text:span text:style-name="T8"> Obstruents</text:span></text:p>
      <text:p text:style-name="P9"><text:span text:style-name="T3">Size of </text:span><text:span text:style-name="T21">maximal word</text:span><text:span text:style-name="T3">-marginal sequences with syllabic obstruents:</text:span><text:span text:style-name="T8"> N/A (grammatical particles are independent, not phonologically bound to adjacent word)</text:span></text:p>
      <text:p text:style-name="P9"><text:span text:style-name="T3">Predictability of syllabic consonants:</text:span><text:span text:style-name="T8"> Unpredictable</text:span></text:p>
      <text:p text:style-name="P9"><text:span text:style-name="T3">Morphological constituency of </text:span><text:span text:style-name="T24">maximal syllable</text:span><text:span text:style-name="T3"> margin:</text:span><text:span text:style-name="T8"> Morphologically Complex (Onset, Coda)</text:span></text:p>
      <text:p text:style-name="P9"><text:span text:style-name="T3">Morphological pattern of syllabic consonants:</text:span><text:span text:style-name="T8"> Grammatical</text:span></text:p>
      <text:p text:style-name="P4"><text:span text:style-name="T3">Onset restrictions: </text:span><text:span text:style-name="T4">All consonants may occur as simple onsets. Biconsonantal onsets are varied and governed by several complex patterns, but include all stop+spirant, spirant+unvoiced stop, nasal+homorganic nonnasal sequences, in addition to others, e.g. /</text:span><text:span text:style-name="T44">ʂk st͡ʃ </text:span><text:span text:style-name="T42">bp mp dt d</text:span><text:span text:style-name="T44">͡ʒt͡ʃ kk nɡ</text:span><text:span text:style-name="T4">/. Triconsonantal onsets include complex combination of biconsonantal patterns such as /</text:span><text:span text:style-name="T44">sɲk</text:span><text:span text:style-name="T4">/. 4-consonant onsets also include complex combination of biconsonantal patterns, include /</text:span><text:span text:style-name="T44">ndʂʔ</text:span><text:span text:style-name="T4">/.</text:span></text:p>
      <text:p text:style-name="P4"><text:span text:style-name="T3">Coda restrictions: </text:span><text:span text:style-name="T4">Biconsonantal codas include /</text:span><text:span text:style-name="T44">ɡs</text:span><text:span text:style-name="T45"> dk ms</text:span><text:span text:style-name="T4">/. Triconsonantal codas include /kpn </text:span><text:span text:style-name="T44">ɡʂ</text:span><text:span text:style-name="T42">p tpk bst</text:span><text:span text:style-name="T44">͡ʃ</text:span><text:span text:style-name="T4">/. 4-consonant codas include /</text:span><text:span text:style-name="T44">ʃt͡ʃkt͡ʃ t͡ʃspk</text:span><text:span text:style-name="T4">/.</text:span></text:p>
      <text:p text:style-name="P4"><text:soft-page-break/><text:span text:style-name="T3">Notes: </text:span><text:span text:style-name="T4">Saxton gives maximal onset of three consonants; however, Hale gives example of 4-consonant onset. Hale gives specific rules for consonant combinations, but these are difficult to interpret and include medial clusters. Description of phonetic characteristics is for clusters, not vowels that undergo predictable devoicing in certain environments. “Except in the case of a few words that drop an initial /</text:span><text:span text:style-name="T45">v</text:span><text:span text:style-name="T4">/ or /</text:span><text:span text:style-name="T45">h</text:span><text:span text:style-name="T4">/ […] there are no words that possess an initial vowel in O’odham” (Dolores &amp; Mathiot 1991: 238).</text:span></text:p>
      <text:p text:style-name="P6"/>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 Consonant Allophony in Stressed Syllables</text:span></text:p>
      <text:p text:style-name="P4"><text:span text:style-name="T3">Differences in phonological properties of stressed and unstressed syllables:</text:span><text:span text:style-name="T8"> Vowel Quality Contrasts, Vowel Length Contrasts</text:span></text:p>
      <text:p text:style-name="P4"><text:span text:style-name="T3">Phonetic correlates of stress: </text:span><text:span text:style-name="T4">Vowel duration (impressionistic), Pitch (impressionistic), Intensity (impressionistic)</text:span></text:p>
      <text:p text:style-name="P4"><text:span text:style-name="T3">Notes: </text:span><text:span text:style-name="T8">Dolores &amp; Mathiot (1991) report that there is no stress, but others report it does occur.</text:span></text:p>
      <text:p text:style-name="P5"/>
      <text:p text:style-name="P4"><text:span text:style-name="T7">Vowel reduction processes</text:span></text:p>
      <text:p text:style-name="P4"><text:span text:style-name="T3">ood-R1:</text:span><text:span text:style-name="T4"> Word-final unstressed short vowels /</text:span><text:span text:style-name="T45">i ɨ</text:span><text:span text:style-name="T4">/ are devoiced when occurring between a non-laryngeal consonant and a pause (Saxton 1963: 31).</text:span></text:p>
      <text:p text:style-name="P4"><text:span text:style-name="T3">ood-R2:</text:span><text:span text:style-name="T4"> Unstressed short vowels /</text:span><text:span text:style-name="T45">i ɨ</text:span><text:span text:style-name="T4">/ are devoiced when occurring between a stop and a voiceless stop </text:span><text:span text:style-name="T27">(Saxton 1963: 31)</text:span><text:span text:style-name="T4">.</text:span></text:p>
      <text:p text:style-name="P4"><text:span text:style-name="T3">ood-R3:</text:span><text:span text:style-name="T4"> Word-final unstressed short vowels /</text:span><text:span text:style-name="T45">a o u</text:span><text:span text:style-name="T4">/ are devoiced following a stressed vowel</text:span><text:span text:style-name="T27"> (Saxton 1963: 31)</text:span><text:span text:style-name="T4">.</text:span></text:p>
      <text:p text:style-name="P4"><text:span text:style-name="T3">ood-R4:</text:span><text:span text:style-name="T4"> Vowels have a voiceless offglide when preceding voiceless or devoiced consonants </text:span><text:span text:style-name="T27">(Saxton 1963: 31)</text:span><text:span text:style-name="T4">.</text:span></text:p>
      <text:p text:style-name="P4"><text:span text:style-name="T3">ood-R5:</text:span><text:span text:style-name="T4"> Vowels optionally have a voiceless offglide preceding a pause </text:span><text:span text:style-name="T27">(Saxton 1963: 31)</text:span><text:span text:style-name="T4">.</text:span></text:p>
      <text:p text:style-name="P4"><text:span text:style-name="T3">ood-R6:</text:span><text:span text:style-name="T4"> An unstressed vowel is deleted when flanked by consonants that form a permitted consonant cluster </text:span><text:span text:style-name="T27">(Saxton 19</text:span><text:span text:style-name="T4">82: 103</text:span><text:span text:style-name="T14">)</text:span><text:span text:style-name="T4">.</text:span></text:p>
      <text:p text:style-name="P4"><text:span text:style-name="T3">ood-R7:</text:span><text:span text:style-name="T4"> Unstressed vowels are reduced to [</text:span><text:span text:style-name="T44">ə</text:span><text:span text:style-name="T4">], except for noncentral vowels following consonants that are not /</text:span><text:span text:style-name="T45">t t</text:span><text:span text:style-name="T44">͡ʃ</text:span><text:span text:style-name="T4">/ (Saxton 1982: 104).</text:span></text:p>
      <text:p text:style-name="P5"/>
      <text:p text:style-name="P4"><text:span text:style-name="T7">Consonant allophony processes</text:span></text:p>
      <text:p text:style-name="P4"><text:span text:style-name="T3">ood-C1:</text:span><text:span text:style-name="T4"> Labial glide /</text:span><text:span text:style-name="T45">β̞</text:span><text:span text:style-name="T4">/ is realized as a fricative [</text:span><text:span text:style-name="T44">β</text:span><text:span text:style-name="T4">] or [</text:span><text:span text:style-name="T44">ɸ</text:span><text:span text:style-name="T4">] before /i/ or /a/ (Saxton 1963: 31).</text:span></text:p>
      <text:p text:style-name="P5"/>
      <text:p text:style-name="P4"><text:span text:style-name="T7">Morphology</text:span></text:p>
      <text:p text:style-name="P4"><text:span text:style-name="T3">Text: </text:span><text:span text:style-name="T8">“The coyote and the jackrabbit” (Saxton 1982: 263-266)</text:span></text:p>
      <text:p text:style-name="P4"><text:span text:style-name="T3">Synthetic index: </text:span><text:span text:style-name="T8">1.4 morphemes/word (353 morphemes, 250 words)</text:span></text:p>
      <text:p text:style-name="P5"/>
      <text:p text:style-name="P5"/>
      <text:p text:style-name="P4"/>
      <text:p text:style-name="P10"><text:span text:style-name="T3">[opm] </text:span><text:span text:style-name="T11"><text:tab/></text:span><text:span text:style-name="T35">Oksapmin</text:span><text:span text:style-name="T12"><text:tab/></text:span><text:span text:style-name="T4">Nuclear Trans New Guinea, </text:span><text:span text:style-name="T5">Asman-Awyu-Ok</text:span><text:span text:style-name="T4"> (Papua New Guinea)</text:span></text:p>
      <text:p text:style-name="P5"/>
      <text:p text:style-name="P4"><text:span text:style-name="T3">References consulted: </text:span><text:span text:style-name="T4">Loughnane (2009)</text:span></text:p>
      <text:p text:style-name="P5"/>
      <text:p text:style-name="P4"><text:span text:style-name="T7">Sound inventory</text:span></text:p>
      <text:p text:style-name="P4"><text:span text:style-name="T3">C phoneme inventory:</text:span><text:span text:style-name="T4"> /</text:span><text:span text:style-name="T44">t k kʷ </text:span><text:span text:style-name="T67">m</text:span><text:span text:style-name="T44">b </text:span><text:span text:style-name="T67">n</text:span><text:span text:style-name="T44">d </text:span><text:span text:style-name="T67">ŋ</text:span><text:span text:style-name="T44">ɡ </text:span><text:span text:style-name="T67">ŋ</text:span><text:span text:style-name="T44">ɡʷ ɸ </text:span><text:span text:style-name="T55">s x x</text:span><text:span text:style-name="T44">ʷ m n l w j</text:span><text:span text:style-name="T4">/</text:span></text:p>
      <text:p text:style-name="P4"><text:span text:style-name="T3">N consonant phonemes:</text:span><text:span text:style-name="T4"> 16</text:span></text:p>
      <text:p text:style-name="P4"><text:span text:style-name="T3">Geminates:</text:span><text:span text:style-name="T4"> N/A</text:span></text:p>
      <text:p text:style-name="P4"><text:span text:style-name="T3">Voicing contrasts:</text:span><text:span text:style-name="T4"> Obstruent</text:span></text:p>
      <text:p text:style-name="P4"><text:span text:style-name="T3">Places:</text:span><text:span text:style-name="T4"> Bilabial, Alveolar, Velar</text:span></text:p>
      <text:p text:style-name="P4"><text:span text:style-name="T3">Manners:</text:span><text:span text:style-name="T4"> Stop, Fricative, Nasal, Central approximant, Lateral approximant</text:span></text:p>
      <text:p text:style-name="P4"><text:span text:style-name="T3">N elaborations:</text:span><text:span text:style-name="T4"> 2</text:span></text:p>
      <text:p text:style-name="P4"><text:span text:style-name="T3">Elaborations:</text:span><text:span text:style-name="T4"> Prenasalization, Labialization</text:span></text:p>
      <text:p text:style-name="P4"><text:span text:style-name="T3">V phoneme inventory:</text:span><text:span text:style-name="T4"> /</text:span><text:span text:style-name="T56">i e </text:span><text:span text:style-name="T44">ə </text:span><text:span text:style-name="T50">a o u</text:span><text:span text:style-name="T4">/</text:span></text:p>
      <text:p text:style-name="P4"><text:span text:style-name="T3">N vowel qualities:</text:span><text:span text:style-name="T4"> 6</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he Lawrences also propose /</text:span><text:span text:style-name="T44">əi ʊ</text:span><text:span text:style-name="T4">/ for vowel inventory.</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V(C) (Loughnane 2009: 63-73)</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Varies with VC sequence (Nasal)</text:span></text:p>
      <text:p text:style-name="P9"><text:span text:style-name="T3">Morphological constituency of </text:span><text:span text:style-name="T24">maximal syllable</text:span><text:span text:style-name="T3"> margin:</text:span><text:span text:style-name="T8"> Both patterns (Onset)</text:span></text:p>
      <text:p text:style-name="P9"><text:span text:style-name="T3">Morphological pattern of syllabic consonants:</text:span><text:span text:style-name="T8"> N/A</text:span></text:p>
      <text:p text:style-name="P4"><text:span text:style-name="T3">Onset restrictions: </text:span><text:span text:style-name="T4">Any consonant may occur as a simple onset. In biconsonantal onsets, C</text:span><text:span text:style-name="T64">1</text:span><text:span text:style-name="T4"> may be any consonant except for a glide /</text:span><text:span text:style-name="T45">w j</text:span><text:span text:style-name="T4">/ or labialized stop or fricative /</text:span><text:span text:style-name="T45">k</text:span><text:span text:style-name="T66">w</text:span><text:span text:style-name="T45"> </text:span><text:span text:style-name="T67">ŋ</text:span><text:span text:style-name="T44">ɡ</text:span><text:span text:style-name="T66">w</text:span><text:span text:style-name="T45"> x</text:span><text:span text:style-name="T66">w</text:span><text:span text:style-name="T4">/, and C</text:span><text:span text:style-name="T64">2</text:span><text:span text:style-name="T4"> may be /</text:span><text:span text:style-name="T45">j w l x</text:span><text:span text:style-name="T4">/. /</text:span><text:span text:style-name="T45">sk</text:span><text:span text:style-name="T4">/ onsets also occur.</text:span></text:p>
      <text:p text:style-name="P4"><text:span text:style-name="T3">Coda restrictions: </text:span><text:span text:style-name="T4">All consonants occur except for prenasalized stops.</text:span></text:p>
      <text:p text:style-name="P4"><text:soft-page-break/><text:span text:style-name="T3">Notes: </text:span><text:span text:style-name="T4">The biconsonantal onset patterns described above include what Loughnane considers to be ‘marginal’ clusters: those that are realized for some speakers as clusters and for other speakers with a very short or full schwa vowel between the consonants (Loughnane 2009: 64-5). Since these are regular patterns for some speakers I include them here.</text:span></text:p>
      <text:p text:style-name="P5"/>
      <text:p text:style-name="P4"><text:span text:style-name="T7">Suprasegmentals</text:span></text:p>
      <text:p text:style-name="P4"><text:span text:style-name="T3">Tone:</text:span><text:span text:style-name="T8"> No</text:span></text:p>
      <text:p text:style-name="P4"><text:span text:style-name="T3">Word stress:</text:span><text:span text:style-name="T8"> No</text:span></text:p>
      <text:p text:style-name="P5"/>
      <text:p text:style-name="P4"><text:span text:style-name="T7">Vowel reduction processes</text:span></text:p>
      <text:p text:style-name="P4"><text:span text:style-name="T3">opm-R1:</text:span><text:span text:style-name="T4"> Nasals may become syllabic in the fast speech of some speakers; example given (</text:span><text:span text:style-name="T44">məmɣan</text:span><text:span text:style-name="T14"> </text:span><text:span text:style-name="T4">&gt; </text:span><text:span text:style-name="T44">m̩ɣan</text:span><text:span text:style-name="T4">) involves either deletion of initial CV or deletion of interconsonantal V and syllabification of nasal (Loughnane 2009: 64).</text:span></text:p>
      <text:p text:style-name="P6"/>
      <text:p text:style-name="P4"><text:span text:style-name="T7">Consonant allophony processes</text:span></text:p>
      <text:p text:style-name="Body"><text:span text:style-name="T3">opm-C1: </text:span><text:span text:style-name="T8">A voiceless bilabial fricative is realized as a bilabial stop preceding a syllable boundary followed by a consonant (Loughnane 2009: 33).</text:span></text:p>
      <text:p text:style-name="Body"><text:span text:style-name="T3">opm-C2: </text:span><text:span text:style-name="T8">A voiceless bilabial fricative is realized as a stop word-finally (Loughnane 2009: 33).</text:span></text:p>
      <text:p text:style-name="Body"><text:span text:style-name="T3">opm-C3: </text:span><text:span text:style-name="T8">A voiceless velar fricative is realized as voiceless palatal fricative syllable-initially preceding a high front vowel or syllable-finally following a high front vowel (Loughnane 2009: 42).</text:span></text:p>
      <text:p text:style-name="Body"><text:span text:style-name="T3">opm-C4: </text:span><text:span text:style-name="T8">A voiceless velar fricative is realized as a voiced palatal fricative following /</text:span><text:span text:style-name="T47">i</text:span><text:span text:style-name="T8">/ and preceding another vowel (Loughnane 2009: 42).</text:span></text:p>
      <text:p text:style-name="Body"><text:span text:style-name="T3">opm-C5: </text:span><text:span text:style-name="T8">Voiceless fricatives are voiced intervocalically (Loughnane 2009: 42).</text:span></text:p>
      <text:p text:style-name="P6"/>
      <text:p text:style-name="P4"><text:span text:style-name="T7">Morphology</text:span></text:p>
      <text:p text:style-name="P4"><text:span text:style-name="T3">Text:</text:span><text:span text:style-name="T8"> “Echidna, laxjan bird, and bat” (Loughnane 2009: 493-502)</text:span></text:p>
      <text:p text:style-name="P4"><text:span text:style-name="T3">Synthetic index: </text:span><text:span text:style-name="T8">1.7 morphemes/word (843 morphemes, 482 words)</text:span></text:p>
      <text:p text:style-name="P6"/>
      <text:p text:style-name="P4"/>
      <text:p text:style-name="P10"><text:span text:style-name="T3">[pac] </text:span><text:span text:style-name="T11"><text:tab/></text:span><text:span text:style-name="T35">Pacoh</text:span><text:span text:style-name="T12"><text:tab/></text:span><text:span text:style-name="T4">Austroasiatic, </text:span><text:span text:style-name="T5">Katuic</text:span><text:span text:style-name="T4"> (Vietnam)</text:span></text:p>
      <text:p text:style-name="P5"/>
      <text:p text:style-name="P4"><text:span text:style-name="T3">References consulted: </text:span><text:span text:style-name="T4">Alves (2000, 2006)</text:span></text:p>
      <text:p text:style-name="P5"/>
      <text:p text:style-name="P4"><text:span text:style-name="T7">Sound inventory</text:span></text:p>
      <text:p text:style-name="P4"><text:span text:style-name="T3">C phoneme inventory:</text:span><text:span text:style-name="T4"> /</text:span><text:span text:style-name="T45">p b t d c </text:span><text:span text:style-name="T44">ɟ k ʔ pʰ tʰ kʰ m n ɲ ŋ ç h r l w j w</text:span><text:span text:style-name="T67">ʔ</text:span><text:span text:style-name="T44"> j</text:span><text:span text:style-name="T67">ʔ</text:span><text:span text:style-name="T4">/</text:span></text:p>
      <text:p text:style-name="P4"><text:span text:style-name="T3">N consonant phonemes:</text:span><text:span text:style-name="T4"> 23</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Palatal, Velar, Glottal</text:span></text:p>
      <text:p text:style-name="P4"><text:span text:style-name="T3">Manners:</text:span><text:span text:style-name="T4"> Stop, Fricative, Nasal, Trill, Central approximant, Lateral approximant</text:span></text:p>
      <text:p text:style-name="P4"><text:span text:style-name="T3">N elaborations:</text:span><text:span text:style-name="T4"> 2</text:span></text:p>
      <text:p text:style-name="P4"><text:span text:style-name="T3">Elaborations:</text:span><text:span text:style-name="T4"> Creaky voice, Post-aspiration</text:span></text:p>
      <text:p text:style-name="P4"><text:span text:style-name="T3">V phoneme inventory:</text:span><text:span text:style-name="T4"> /</text:span><text:span text:style-name="T44">i ḛ ɛ æ ɨ ə</text:span><text:span text:style-name="T45"> </text:span><text:span text:style-name="T44">ə̰ a ɒ ɔ o̰ u</text:span><text:span text:style-name="T45"> </text:span><text:span text:style-name="T44">iː e</text:span><text:span text:style-name="T55">̰ː ɛː æː ɨː əː ə̰ː </text:span><text:span text:style-name="T44">aː ɒː ɔː o̰ː uː</text:span><text:span text:style-name="T4">/</text:span></text:p>
      <text:p text:style-name="P4"><text:span text:style-name="T3">N vowel qualities:</text:span><text:span text:style-name="T4"> 12</text:span></text:p>
      <text:p text:style-name="P4"><text:span text:style-name="T3">Diphthongs or vowel sequences:</text:span><text:span text:style-name="T4"> Diphthongs /</text:span><text:span text:style-name="T44">iə ɨə uə iə̰ ɨə̰ uə̰</text:span><text:span text:style-name="T4">/</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Glottalization (some)</text:span></text:p>
      <text:p text:style-name="P4"><text:span text:style-name="T3">Notes:</text:span><text:span text:style-name="T4"> /</text:span><text:span text:style-name="T50">ç</text:span><text:span text:style-name="T4">/ ranges from alveolar to palatal fricative. The vowels transcribed as creaky voice differ in [RTR] value ([+RTR]), which manifests as both lower vowel quality and glottalic or ‘slight degree of raspiness’. This distinction is common in Mon-Khmer language and generally has phonation effects such as “breathiness, creakiness, or raspiness” (Alves 2006: 14).</text:span></text:p>
      <text:p text:style-name="P5"/>
      <text:p text:style-name="P4"><text:span text:style-name="T7">Syllable structure</text:span></text:p>
      <text:p text:style-name="P4"><text:span text:style-name="T3">Complexity Category: </text:span><text:span text:style-name="T4">Moderately Complex</text:span></text:p>
      <text:p text:style-name="P4"><text:span text:style-name="T3">Canonical syllable structure:</text:span><text:span text:style-name="T4"> C(C)V(C)</text:span><text:span text:style-name="T3"> </text:span><text:span text:style-name="T4">(Alves 2006: 17-21)</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sal, Liquid</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honemic</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Lexical items</text:span></text:p>
      <text:p text:style-name="P4"><text:span text:style-name="T3">Onset restrictions: </text:span><text:span text:style-name="T4">Simple onsets unrestricted. For complex onsets, C</text:span><text:span text:style-name="T64">1</text:span><text:span text:style-name="T4"> must be a stop, and C</text:span><text:span text:style-name="T64">2</text:span><text:span text:style-name="T4"> must be /</text:span><text:span text:style-name="T45">l r</text:span><text:span text:style-name="T4">/. </text:span></text:p>
      <text:p text:style-name="P4"><text:span text:style-name="T3">Coda restrictions: </text:span><text:span text:style-name="T4">In main syllables, apparently all consonants occur. In presyllables, only sonorants occur.</text:span></text:p>
      <text:p text:style-name="P5"><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Vowel Quality Contrasts, Vowel Length Contrasts, Consonant Contrasts</text:span></text:p>
      <text:p text:style-name="P4"><text:span text:style-name="T3">Phonetic correlates of stress: </text:span><text:span text:style-name="T4">Vowel duration (impressionistic), Intensity (impressionistic)</text:span></text:p>
      <text:p text:style-name="P6"/>
      <text:p text:style-name="P4"><text:span text:style-name="T7">Vowel reduction processes</text:span></text:p>
      <text:p text:style-name="P4"><text:span text:style-name="T4">(none reported)</text:span></text:p>
      <text:p text:style-name="P4"><text:span text:style-name="T3">Notes: </text:span><text:span text:style-name="T4">Alves (2000) notes that only [</text:span><text:span text:style-name="T44">ə</text:span><text:span text:style-name="T4">] occurs as a vocalic nucleus in closed presyllables; however, this does not appear to be a currently productive process. Likewise syllabic nasals and liquids can only occur in presyllables with glottal-stop onsets. “Clearly, some kind of phonetic reduction is resulting in the loss of vowel distinctions in closed presyllables and in the complete loss of vowels in presyllables with nasals as the sonorant peaks …” (2000: 22)</text:span></text:p>
      <text:p text:style-name="P5"/>
      <text:p text:style-name="P4"><text:span text:style-name="T7">Consonant allophony processes</text:span></text:p>
      <text:p text:style-name="Body"><text:span text:style-name="T3">pac-C1: </text:span><text:span text:style-name="T8">A labiovelar approximant is realized as a labiodental fricative word-initially (Alves 2006: 11).</text:span></text:p>
      <text:p text:style-name="Body"><text:span text:style-name="T3">pac-C2: </text:span><text:span text:style-name="T8">Velar consonants are labialized following /</text:span><text:span text:style-name="T47">u</text:span><text:span text:style-name="T8">/ or /</text:span><text:span text:style-name="T47">o</text:span><text:span text:style-name="T8">/ (Alves 2006: 12).</text:span></text:p>
      <text:p text:style-name="P5"/>
      <text:p text:style-name="P4"><text:span text:style-name="T7">Morphology</text:span></text:p>
      <text:p text:style-name="P4"><text:span text:style-name="T3">Text:</text:span><text:span text:style-name="T8"> “The Old Days” and “Pacoh Fellows and Girls” (Watson 1980: 86-7, 182-4)</text:span></text:p>
      <text:p text:style-name="P4"><text:span text:style-name="T3">Synthetic index: </text:span><text:span text:style-name="T8">1.1 morphemes/word (557 morphemes, 520 words)</text:span></text:p>
      <text:p text:style-name="P5"/>
      <text:p text:style-name="P4"/>
      <text:p text:style-name="P10"><text:span text:style-name="T3">[pay] </text:span><text:span text:style-name="T11"><text:tab/></text:span><text:span text:style-name="T35">Pech</text:span><text:span text:style-name="T12"><text:tab/></text:span><text:span text:style-name="T4">Chibchan (Honduras)</text:span></text:p>
      <text:p text:style-name="P5"/>
      <text:p text:style-name="P4"><text:span text:style-name="T3">References consulted: </text:span><text:span text:style-name="T4">Holt (1986, 1999)</text:span></text:p>
      <text:p text:style-name="P5"/>
      <text:p text:style-name="P4"><text:span text:style-name="T7">Sound inventory</text:span></text:p>
      <text:p text:style-name="P4"><text:span text:style-name="T3">C phoneme inventory:</text:span><text:span text:style-name="T4"> /</text:span><text:span text:style-name="T45">p b t</text:span><text:span text:style-name="T44">̪ k kʷ ʔ s̪ ʃ h m n ɾ </text:span><text:span text:style-name="T48">r l</text:span><text:span text:style-name="T44">̪ j w</text:span><text:span text:style-name="T4">/</text:span></text:p>
      <text:p text:style-name="P4"><text:span text:style-name="T3">N consonant phonemes:</text:span><text:span text:style-name="T4"> 16</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Palato-alveolar, Velar, Glottal</text:span></text:p>
      <text:p text:style-name="P4"><text:span text:style-name="T3">Manners:</text:span><text:span text:style-name="T4"> Stop, Fricative, Nasal, Flap/Tap, Trill, Central approximant, Lateral approximant</text:span></text:p>
      <text:p text:style-name="P4"><text:span text:style-name="T3">N elaborations:</text:span><text:span text:style-name="T4"> 2</text:span></text:p>
      <text:p text:style-name="P4"><text:span text:style-name="T3">Elaborations:</text:span><text:span text:style-name="T4"> Palato-alveolar, Labialization</text:span></text:p>
      <text:p text:style-name="P4"><text:span text:style-name="T3">V phoneme inventory:</text:span><text:span text:style-name="T4"> </text:span><text:span text:style-name="T14">/</text:span><text:span text:style-name="T56">i e a o u</text:span><text:span text:style-name="T45"> </text:span><text:span text:style-name="T44">iː eː aː oː uː</text:span><text:span text:style-name="T45"> </text:span><text:span text:style-name="T44">ĩ ẽ ã õ ũ ĩː ẽː ãː õː ũː </text:span><text:span text:style-name="T14">/</text:span></text:p>
      <text:p text:style-name="P4"><text:span text:style-name="T3">N vowel qualities:</text:span><text:span text:style-name="T4"> 5</text:span></text:p>
      <text:p text:style-name="P4"><text:span text:style-name="T3">Diphthongs or vowel sequences:</text:span><text:span text:style-name="T4"> Diphthongs /aj aw ej/</text:span></text:p>
      <text:p text:style-name="P4"><text:span text:style-name="T3">Contrastive length:</text:span><text:span text:style-name="T4"> All</text:span></text:p>
      <text:p text:style-name="P4"><text:span text:style-name="T3">Contrastive nasalization:</text:span><text:span text:style-name="T4"> All</text:span></text:p>
      <text:p text:style-name="P4"><text:span text:style-name="T3">Other contrasts:</text:span><text:span text:style-name="T4"> N/A</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V(C)(C)</text:span><text:span text:style-name="T3"> </text:span><text:span text:style-name="T4">(Holt 1999: 20-21)</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Coda), Both patterns (Onset)</text:span></text:p>
      <text:p text:style-name="P9"><text:span text:style-name="T3">Morphological pattern of syllabic consonants:</text:span><text:span text:style-name="T8"> N/A</text:span></text:p>
      <text:p text:style-name="P4"><text:span text:style-name="T3">Onset restrictions: </text:span><text:span text:style-name="T4">Apparently none for simple onsets. C</text:span><text:span text:style-name="T64">2</text:span><text:span text:style-name="T4"> is /</text:span><text:span text:style-name="T45">r</text:span><text:span text:style-name="T4">/ in biconsonantal onsets.</text:span></text:p>
      <text:p text:style-name="P4"><text:span text:style-name="T3">Coda restrictions: </text:span><text:span text:style-name="T4">In simple codas, all consonants except /</text:span><text:span text:style-name="T45">p t k</text:span><text:span text:style-name="T44">ʷ b</text:span><text:span text:style-name="T14"> </text:span><text:span text:style-name="T44">l̪</text:span><text:span text:style-name="T45"> m</text:span><text:span text:style-name="T4">/ occur. Biconsonantal codas have /</text:span><text:span text:style-name="T44">ɾ</text:span><text:span text:style-name="T4">/ as the first member, and only occur medially.</text:span></text:p>
      <text:p text:style-name="P4"><text:span text:style-name="T3">Notes: </text:span><text:span text:style-name="T4">/</text:span><text:span text:style-name="T45">p</text:span><text:span text:style-name="T44">ɾ</text:span><text:span text:style-name="T45">, t</text:span><text:span text:style-name="T44">ɾ</text:span><text:span text:style-name="T45">, k</text:span><text:span text:style-name="T44">ɾ</text:span><text:span text:style-name="T45">, b</text:span><text:span text:style-name="T44">ɾ</text:span><text:span text:style-name="T4">/ onsets appear to be a recent development as a result of syncope of historical or underlying vowels. These vowels “often reappear in extremely slow, careful speech” (Holt 1999: 20).</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 Consonant Allophony in Unstressed Syllables</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Not described</text:span></text:p>
      <text:p text:style-name="P4"><text:span text:style-name="T3">Notes:</text:span><text:span text:style-name="T8"> Pitch only hinted to be a correlate of stress</text:span><text:span text:style-name="T17"> </text:span><text:span text:style-name="T8">(</text:span><text:span text:style-name="T17">Holt 1986: 238</text:span><text:span text:style-name="T8">). Stress is apparently predictable on the basis of underlying tone (1999: 19). Holt describes tone system as being relatively simple, with tones associated with certain marked syllables and distributed to unmarked syllables through assimilation or prosodic patterns (so patterns somewhat predictable?).</text:span></text:p>
      <text:p text:style-name="P6"/>
      <text:p text:style-name="P4"><text:span text:style-name="T7">Vowel reduction processes</text:span></text:p>
      <text:p text:style-name="P4"><text:span text:style-name="T3">pay-R1:</text:span><text:span text:style-name="T4"> In closed syllables, long vowels are realized as relatively short (Holt 1999: 18).</text:span></text:p>
      <text:p text:style-name="P4"><text:span text:style-name="T3">pay-R2</text:span><text:span text:style-name="T4">: Short vowels are usually open and lax in closed syllables and when unstressed (Holt 1999: 18).</text:span></text:p>
      <text:p text:style-name="P4"><text:span text:style-name="T3">pay-R3: </text:span><text:span text:style-name="T4">In rapid speech, unstressed high front vowel /i/ is sometimes realized as [</text:span><text:span text:style-name="T44">ə</text:span><text:span text:style-name="T14">]</text:span><text:span text:style-name="T4"> (Holt 1999: 18).</text:span></text:p>
      <text:p text:style-name="P4"><text:span text:style-name="T3">pay-R4:</text:span><text:span text:style-name="T4"> In rapid speech, vowels in unstressed syllables are sometimes voiceless between voiceless consonants (Holt 1999: 18).</text:span></text:p>
      <text:p text:style-name="P4"><text:span text:style-name="T3">pay-R5:</text:span><text:span text:style-name="T4"> Unstressed vowels are usually deleted between any consonant and a following /</text:span><text:span text:style-name="T44">ɾ</text:span><text:span text:style-name="T4">/ (Holt 1999: 23).</text:span></text:p>
      <text:p text:style-name="P4"><text:span text:style-name="T3">pay-R6</text:span><text:span text:style-name="T4">: An unstressed interconsonantal vowel is often lost between two stressed syllables (Holt 1999: 23).</text:span></text:p>
      <text:p text:style-name="P4"><text:span text:style-name="T3">pay-R7:</text:span><text:span text:style-name="T4"> The length of a long vowel can metathesize with that of a following consonant (usually /</text:span><text:span text:style-name="T44">ʃ</text:span><text:span text:style-name="T4">/ or /</text:span><text:span text:style-name="T45">k</text:span><text:span text:style-name="T4">/), shortening the vowel and lengthening the following consonant (unclear if following C is in same syllable) (Holt 1999: 24-5).</text:span></text:p>
      <text:p text:style-name="P5"/>
      <text:p text:style-name="P4"><text:span text:style-name="T7">Consonant allophony processes</text:span></text:p>
      <text:p text:style-name="Body"><text:span text:style-name="T3">pay-C1: </text:span><text:span text:style-name="T8">A voiceless palato-alveolar fricative may be realized as an affricate preceding a vowel (Holt 1999: 16).</text:span></text:p>
      <text:p text:style-name="Body"><text:span text:style-name="T3">pay-C2: </text:span><text:span text:style-name="T8">Glides may be realized as pre-stopped [</text:span><text:span text:style-name="T65">d</text:span><text:span text:style-name="T47">j </text:span><text:span text:style-name="T68">ɡ</text:span><text:span text:style-name="T47">w</text:span><text:span text:style-name="T8">] when occurring word-initially (Holt 1999: 16).</text:span></text:p>
      <text:p text:style-name="Body"><text:span text:style-name="T3">pay-C3: </text:span><text:span text:style-name="T8">A voiceless velar stop is realized as voiced following a long vowel (Holt 1999: 15-16).</text:span></text:p>
      <text:p text:style-name="Body"><text:span text:style-name="T3">pay-C4: </text:span><text:span text:style-name="T8">A voiced bilabial stop is spirantized intervocalically (Holt 1999: 16).</text:span></text:p>
      <text:p text:style-name="P5"/>
      <text:p text:style-name="P4"><text:span text:style-name="T7">Morphology</text:span></text:p>
      <text:p text:style-name="P4"><text:span text:style-name="T3">Text:</text:span><text:span text:style-name="T8"> “Sample text” (Holt 1999: 79-80)</text:span></text:p>
      <text:p text:style-name="P4"><text:span text:style-name="T3">Synthetic index: </text:span><text:span text:style-name="T8">2.8 morphemes/word (196 morphemes, 69 words)</text:span></text:p>
      <text:p text:style-name="P5"/>
      <text:p text:style-name="P5"/>
      <text:p text:style-name="P4"/>
      <text:p text:style-name="P10"><text:span text:style-name="T3">[pib] </text:span><text:span text:style-name="T11"><text:tab/></text:span><text:span text:style-name="T35">Yine</text:span><text:span text:style-name="T12"><text:tab/></text:span><text:span text:style-name="T4">Arawakan, </text:span><text:span text:style-name="T5">Southern Maipuran</text:span><text:span text:style-name="T4"> (Peru)</text:span></text:p>
      <text:p text:style-name="P5"/>
      <text:p text:style-name="P4"><text:span text:style-name="T3">References consulted: </text:span><text:span text:style-name="T4">Hanson (2010), Lin (1997), Matteson (1965), Parker (1989), Urquía Sebastián &amp; Marlett (2008)</text:span></text:p>
      <text:p text:style-name="P5"/>
      <text:p text:style-name="P4"><text:span text:style-name="T7">Sound inventory</text:span></text:p>
      <text:p text:style-name="P4"><text:span text:style-name="T3">C phoneme inventory:</text:span><text:span text:style-name="T4"> /</text:span><text:span text:style-name="T44">p t c k t͡</text:span><text:span text:style-name="T45">s t</text:span><text:span text:style-name="T44">͡ʃ s ʃ ç ɦ̃ </text:span><text:span text:style-name="T48">m n l </text:span><text:span text:style-name="T44">ɾ w j</text:span><text:span text:style-name="T4">/</text:span></text:p>
      <text:p text:style-name="P4"><text:span text:style-name="T3">N consonant phonemes:</text:span><text:span text:style-name="T4"> 16</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Palato-alveolar, Palatal, Velar, Glottal</text:span></text:p>
      <text:p text:style-name="P4"><text:span text:style-name="T3">Manners:</text:span><text:span text:style-name="T4"> Stop, Affricate, Fricative, Nasal, Flap/Tap, Central approximant, Lateral approximant</text:span></text:p>
      <text:p text:style-name="P4"><text:span text:style-name="T3">N elaborations:</text:span><text:span text:style-name="T4"> 1</text:span></text:p>
      <text:p text:style-name="P4"><text:span text:style-name="T3">Elaborations:</text:span><text:span text:style-name="T4"> Palato-alveolar</text:span></text:p>
      <text:p text:style-name="P4"><text:span text:style-name="T3">V phoneme inventory:</text:span><text:span text:style-name="T4"> /</text:span><text:span text:style-name="T56">i e </text:span><text:span text:style-name="T44">ɨ a o</text:span><text:span text:style-name="T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Urquia Sebastian reports /</text:span><text:span text:style-name="T44">c</text:span><text:span text:style-name="T50">͡ç</text:span><text:span text:style-name="T4">/ intead of /</text:span><text:span text:style-name="T45">c</text:span><text:span text:style-name="T4">/; Hanson notes these vary freely. /</text:span><text:span text:style-name="T44">ɦ̃</text:span><text:span text:style-name="T4">/ has very wide range of variation (Hanson 2010: 20-23). Matteson gives /</text:span><text:span text:style-name="T44">ɯ</text:span><text:span text:style-name="T4">/ for Hanson’s /</text:span><text:span text:style-name="T44">ɨ</text:span><text:span text:style-name="T4">/. Urquía Sebastián, Matteson report vowel length distinctions for all vowel qualities but Lin, Hanson report no contrastive vowel length.</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V</text:span><text:span text:style-name="T3"> </text:span><text:span text:style-name="T4">(Hanson 2010: 25; Matteson 1965: 22-32; Matteson &amp; Pike 1958; Lin 1997: 404-6; Lin 1993)</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Yes</text:span></text:p>
      <text:p text:style-name="P9"><text:span text:style-name="T3">Coda obligatory:</text:span><text:span text:style-name="T8"> N/A</text:span></text:p>
      <text:p text:style-name="P9"><text:span text:style-name="T3">Vocalic nucleus patterns:</text:span><text:span text:style-name="T8"> Short vowels, Long vowels</text:span></text:p>
      <text:p text:style-name="P9"><text:span text:style-name="T3">Syllabic consonant patterns:</text:span><text:span text:style-name="T8"> Nasal (Conflicting), Liquid (Conflicting), Obstruent (Conflicting)</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Morphologically Complex (Onset)</text:span></text:p>
      <text:p text:style-name="P9"><text:span text:style-name="T3">Morphological pattern of syllabic consonants:</text:span><text:span text:style-name="T8"> N/A</text:span></text:p>
      <text:p text:style-name="P4"><text:span text:style-name="T3">Onset restrictions: </text:span><text:span text:style-name="T4">All consonants occur as simple onsets. Biconsonantal onsets have no sonority constraints, though most identical clusters do not occur, and combinations of obstruents with similar place/manner rare. Examples of occurring biconsonantal onsets include /</text:span><text:span text:style-name="T45">pt</text:span><text:span text:style-name="T44"> mw </text:span><text:span text:style-name="T50">ç</text:span><text:span text:style-name="T44">p jw </text:span><text:span text:style-name="T45">ks tm mt sm ms nn kn tl</text:span><text:span text:style-name="T4">/. Triconsonantal onsets include /</text:span><text:span text:style-name="T51">pc</text:span><text:span text:style-name="T44">ɾ</text:span><text:span text:style-name="T45"> nkn </text:span><text:span text:style-name="T44">wt͡ʃk</text:span><text:span text:style-name="T45"> </text:span><text:span text:style-name="T44">nt͡</text:span><text:span text:style-name="T42">sp nt</text:span><text:span text:style-name="T44">͡ʃk</text:span><text:span text:style-name="T45"> mtn</text:span><text:span text:style-name="T4">/.</text:span></text:p>
      <text:p text:style-name="P4"><text:span text:style-name="T3">Notes: </text:span><text:span text:style-name="T4">Hanson notes that word-internal nasals are often (but inconsistently) treated as ambisyllabic, but never treated as only codas (2010: 25). No other explicit examples of 3-obstruent clusters, but all triconsonantal clusters are morphologically complex and have consonantal prefix as first constituent (including pronominal prefixes /</text:span><text:span text:style-name="T45">n-</text:span><text:span text:style-name="T4">/, /</text:span><text:span text:style-name="T45">t-</text:span><text:span text:style-name="T4">/, /</text:span><text:span text:style-name="T45">p-</text:span><text:span text:style-name="T4">/, /</text:span><text:span text:style-name="T44">ɾ</text:span><text:span text:style-name="T45">-</text:span><text:span text:style-name="T4">/, /</text:span><text:span text:style-name="T45">w-</text:span><text:span text:style-name="T4">/). Matteson states that C</text:span><text:span text:style-name="T64">1</text:span><text:span text:style-name="T4"> may not be a fricative or affricate, but that there are no general restrictions on C</text:span><text:span text:style-name="T64">2</text:span><text:span text:style-name="T4"> and C</text:span><text:span text:style-name="T64">3 </text:span><text:span text:style-name="T4">(1965: 29-30). Combinatory restrictions on place/manner would still seem to allow three-obstruent codas. Additionally, Matteson states that the frequency of triconsonantal onsets was lower in 1965 than a count made a decade before. Therefore it could be that syllable structure in the language is simplifying. I classify it as having Highly Complex syllable structure, while acknowledging that such patterns may be marginal in the language.</text:span></text:p>
      <text:p text:style-name="P6"><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Pitch (impressionistic)</text:span></text:p>
      <text:p text:style-name="P5"/>
      <text:p text:style-name="P4"><text:span text:style-name="T7">Vowel reduction processes</text:span></text:p>
      <text:p text:style-name="P4"><text:span text:style-name="T3">pib-R1:</text:span><text:span text:style-name="T4"> A vowel in an (unstressed) utterance-final syllable may be wholly or partly voiceless (Matteson 1965: 23).</text:span></text:p>
      <text:p text:style-name="P4"><text:span text:style-name="T3">pib-R2:</text:span><text:span text:style-name="T4"> Short low vowel /</text:span><text:span text:style-name="T45">a</text:span><text:span text:style-name="T4">/ may be realized as a neutral vowel in an (unstressed) utterance-final syllable (Matteson 1965: 23).</text:span></text:p>
      <text:p text:style-name="P4"><text:span text:style-name="T3">pib-R3:</text:span><text:span text:style-name="T4"> Unstressed vowels are ‘somewhat more centralized but without any significant reduction’ (Hanson 2010: 16).</text:span></text:p>
      <text:p text:style-name="P5"/>
      <text:p text:style-name="P4"><text:span text:style-name="T7">Consonant allophony processes</text:span></text:p>
      <text:p text:style-name="Body"><text:span text:style-name="T3">pib-C1: </text:span><text:span text:style-name="T8">A voiceless palatal stop varies freely with affricated variant [</text:span><text:span text:style-name="T47">cç</text:span><text:span text:style-name="T8">] (Hanson 2010: 17).</text:span></text:p>
      <text:p text:style-name="Body"><text:span text:style-name="T3">pib-C2: </text:span><text:span text:style-name="T8">An alveolar lateral approximant may be realized as a stop following a nasal consonant (Hanson 2010: 24).</text:span></text:p>
      <text:p text:style-name="Body"><text:span text:style-name="T3">pib-C3: </text:span><text:span text:style-name="T8">Stops are realized as voiced intervocalically (Hanson 2010: 17).</text:span></text:p>
      <text:p text:style-name="Body"><text:span text:style-name="T3">pib-C4: </text:span><text:span text:style-name="T8">An alveolar lateral approximant is realized as an alveolar flap following a front or high central vowel (Hanson 2010: 24).</text:span></text:p>
      <text:p text:style-name="P5"/>
      <text:p text:style-name="P4"><text:span text:style-name="T7">Morphology</text:span></text:p>
      <text:p text:style-name="P4"><text:span text:style-name="T3">Text: </text:span><text:span text:style-name="T8">“The anteater and the jaguars” (Hanson 2010: 379-386)</text:span></text:p>
      <text:p text:style-name="P4"><text:span text:style-name="T3">Synthetic index: </text:span><text:span text:style-name="T8">2.1 morphemes/word (539 morphemes, 257 words)</text:span></text:p>
      <text:p text:style-name="P5"/>
      <text:p text:style-name="P5"/>
      <text:p text:style-name="P4"/>
      <text:p text:style-name="P10"><text:span text:style-name="T3">[pol] </text:span><text:span text:style-name="T11"><text:tab/></text:span><text:span text:style-name="T35">Polish</text:span><text:span text:style-name="T12"><text:tab/></text:span><text:span text:style-name="T4">Indo-European, </text:span><text:span text:style-name="T5">Balto-Slavic</text:span><text:span text:style-name="T4"> (Poland)</text:span></text:p>
      <text:p text:style-name="P5"/>
      <text:p text:style-name="P4"><text:span text:style-name="T3">References consulted: </text:span><text:span text:style-name="T4">Gussman (2007), Jassem (2003), Newlin-Łokowicz (2012), Nowak (2006), Rocławski (1976), Zydorowicz (2010)</text:span></text:p>
      <text:p text:style-name="P5"/>
      <text:p text:style-name="P4"><text:span text:style-name="T7">Sound inventory</text:span></text:p>
      <text:p text:style-name="P4"><text:span text:style-name="T3">C phoneme inventory:</text:span><text:span text:style-name="T4"> /</text:span><text:span text:style-name="T42">p b</text:span><text:span text:style-name="T45"> </text:span><text:span text:style-name="T44">pʲ bʲ t̪ d̪ k ɡ kʲ ɡʲ t̪͡s̪ d̪͡z̪ t͡ʃ d͡ʒ t͡ɕ d͡ʑ f v fʲ vʲ s̪ z̪ ʃ ʒ</text:span><text:span text:style-name="T45"> </text:span><text:span text:style-name="T44">ɕ ʑ </text:span><text:span text:style-name="T48">x m m</text:span><text:span text:style-name="T44">ʲ n̪ ɲ r l j w</text:span><text:span text:style-name="T4">/</text:span></text:p>
      <text:p text:style-name="P4"><text:span text:style-name="T3">N consonant phonemes:</text:span><text:span text:style-name="T4"> 35</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Dental, Alveolar, Palato-alveolar, Alveolo-palatal, Velar</text:span></text:p>
      <text:p text:style-name="P4"><text:span text:style-name="T3">Manners:</text:span><text:span text:style-name="T4"> Stop, Affricate, Fricative, Nasal, Trill, Central approximant, Lateral approximant</text:span></text:p>
      <text:p text:style-name="P4"><text:span text:style-name="T3">N elaborations:</text:span><text:span text:style-name="T4"> 4</text:span></text:p>
      <text:p text:style-name="P4"><text:span text:style-name="T3">Elaborations:</text:span><text:span text:style-name="T4"> Voiced fricatives/affricates, Labiodental, Palato-alveolar, Palatalization</text:span></text:p>
      <text:p text:style-name="P4"><text:span text:style-name="T3">V phoneme inventory:</text:span><text:span text:style-name="T4"> /</text:span><text:span text:style-name="T44">i ɛ ɨ a ɔ u</text:span><text:span text:style-name="T45"> </text:span><text:span text:style-name="T44">ɛ̃ ɔ̃</text:span><text:span text:style-name="T4">/</text:span></text:p>
      <text:p text:style-name="P4"><text:span text:style-name="T3">N vowel qualities:</text:span><text:span text:style-name="T4"> 6</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Some</text:span></text:p>
      <text:p text:style-name="P4"><text:span text:style-name="T3">Other contrasts:</text:span><text:span text:style-name="T4"> N/A</text:span></text:p>
      <text:p text:style-name="P4"><text:span text:style-name="T3">Notes:</text:span><text:span text:style-name="T4"> Jassem and Gussman differ quite a bit in their C inventories. Palatalized labials are often realized a sequences of C</text:span><text:span text:style-name="T66">j</text:span><text:span text:style-name="T45">j</text:span><text:span text:style-name="T4"> before vowels that are not /</text:span><text:span text:style-name="T45">i</text:span><text:span text:style-name="T4">/. Some of the consonants Gussman listed have been omitted here because they are predictable (/</text:span><text:span text:style-name="T44">s̪ʲ z̪ʲ xʲ</text:span><text:span text:style-name="T4">/) or occur only in loanwords (/</text:span><text:span text:style-name="T44">ʃʲ ʒʲ</text:span><text:span text:style-name="T4">/, etc.). /</text:span><text:span text:style-name="T44">ɛ ɔ</text:span><text:span text:style-name="T4">/ have nasalized counterparts, which may be perhaps better analyzed as diphthongs: /</text:span><text:span text:style-name="T44">ɛ̃ʷ ɔ̃ʷ</text:span><text:span text:style-name="T4">/.</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C)(C)V(C)(C)(C)(C)(C)</text:span><text:span text:style-name="T3"> </text:span><text:span text:style-name="T4">(Gussman 2007: 200-224; Jassem 2003: 103; Zydorowicz 2010, Bargiełowna 1950)</text:span></text:p>
      <text:p text:style-name="P9"><text:span text:style-name="T3">Size of maximal onset:</text:span><text:span text:style-name="T8"> 5</text:span></text:p>
      <text:p text:style-name="P9"><text:span text:style-name="T3">Size of </text:span><text:span text:style-name="T19">maximal coda</text:span><text:span text:style-name="T3">:</text:span><text:span text:style-name="T8"> 5</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sal, Liquid</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Varies with CV sequence</text:span></text:p>
      <text:p text:style-name="P9"><text:span text:style-name="T3">Morphological constituency of </text:span><text:span text:style-name="T24">maximal syllable</text:span><text:span text:style-name="T3"> margin:</text:span><text:span text:style-name="T8"> Morphologically Complex (Onset, Coda)</text:span></text:p>
      <text:p text:style-name="P9"><text:span text:style-name="T3">Morphological pattern of syllabic consonants:</text:span><text:span text:style-name="T8"> N/A</text:span></text:p>
      <text:p text:style-name="P4"><text:span text:style-name="T3">Onset restrictions: </text:span><text:span text:style-name="T4">Biconsonantal onsets quite varied, include /</text:span><text:span text:style-name="T44">kt ft͡</text:span><text:span text:style-name="T45">s t</text:span><text:span text:style-name="T44">ʃ nd jm ɡd͡ʑ pʃ </text:span><text:span text:style-name="T59">dv dr pl </text:span><text:span text:style-name="T44">ɡw sm mn w</text:span><text:span text:style-name="T45">d</text:span><text:span text:style-name="T4">/. Triconsonantal onsets include /</text:span><text:span text:style-name="T59">sxl </text:span><text:span text:style-name="T44">ʃkw pʃt bʒmʲ xʃt tkfʲ</text:span><text:span text:style-name="T4">/. Four-consonant onsets include /</text:span><text:span text:style-name="T44">pstr pstʃ fstr drɡ</text:span><text:span text:style-name="T60">n fks</text:span><text:span text:style-name="T44">ʃ vzɡl</text:span><text:span text:style-name="T4">/. Five-consonant onsets like /</text:span><text:span text:style-name="T42">spstr</text:span><text:span text:style-name="T4">/ may occur in phonological words.</text:span></text:p>
      <text:p text:style-name="P4"><text:span text:style-name="T3">Coda restrictions: </text:span><text:span text:style-name="T4">Biconsonantal codas include /</text:span><text:span text:style-name="T44">ɕt͡ɕ st kt st rf wn nt͡</text:span><text:span text:style-name="T45">s lk wf</text:span><text:span text:style-name="T4">/. Triconsonantal codas include /</text:span><text:span text:style-name="T44">nʃ</text:span><text:span text:style-name="T48">t l</text:span><text:span text:style-name="T44">ɕɲ jsk psk</text:span><text:span text:style-name="T45"> stf rtf xtr</text:span><text:span text:style-name="T4">/. Four-consonant codas include /</text:span><text:span text:style-name="T44">ɲ</text:span><text:span text:style-name="T45">stf tstf rstf</text:span><text:span text:style-name="T4">/, have strict limitations on final three consonants.</text:span></text:p>
      <text:p text:style-name="P4"><text:soft-page-break/><text:span text:style-name="T3">Notes: </text:span><text:span text:style-name="T4">The examples presented in </text:span><text:span text:style-name="T32">Bargie</text:span><text:span text:style-name="T14">łowna </text:span><text:span text:style-name="T4">(</text:span><text:span text:style-name="T14">1950</text:span><text:span text:style-name="T4">: 21) suggest that 5-C codas may occur in rare cases when phonemic nasalized vowel precedes 4-C cluster, e.g. </text:span><text:span text:style-name="T5">przestępstw </text:span><text:span text:style-name="T4">[</text:span><text:span text:style-name="T44">pʃ</text:span><text:span text:style-name="T48">estempstf</text:span><text:span text:style-name="T4">].</text:span></text:p>
      <text:p text:style-name="P6"/>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nstrumental), Pitch (instrumental), Intensity (instrumental)</text:span></text:p>
      <text:p text:style-name="P4"><text:span text:style-name="T3">Notes: </text:span><text:span text:style-name="T8">The pitch correlate here is a pitch slope.</text:span></text:p>
      <text:p text:style-name="P5"/>
      <text:p text:style-name="P4"><text:span text:style-name="T7">Vowel reduction processes</text:span></text:p>
      <text:p text:style-name="P4"><text:span text:style-name="T3">pol-R1: </text:span><text:span text:style-name="T4">Non-high vowels /</text:span><text:span text:style-name="T44">ɛ ɔ a</text:span><text:span text:style-name="T4">/ are more reduced in F1 and F2 domains in non-stressable positions (Nowak 2006: 378-9).</text:span></text:p>
      <text:p text:style-name="P4"><text:span text:style-name="T3">pol-R2: </text:span><text:span text:style-name="T4">In rapid speech, syllabic nasals and liquids may occur as optional variants of vowel-consonant sequences (occurs more often in grammatical elements; Rubach 1974).</text:span></text:p>
      <text:p text:style-name="P5"/>
      <text:p text:style-name="P4"><text:span text:style-name="T7">Consonant allophony processes</text:span></text:p>
      <text:p text:style-name="Body"><text:span text:style-name="T3">pol-C1: </text:span><text:span text:style-name="T8">An alveolar trill is realized as a flap in rapid speech (Rocławski 1976: 132).</text:span></text:p>
      <text:p text:style-name="P5"/>
      <text:p text:style-name="P4"><text:span text:style-name="T7">Morphology</text:span></text:p>
      <text:p text:style-name="P4"><text:span text:style-name="T4">(adequate texts unavailable)</text:span></text:p>
      <text:p text:style-name="P8"/>
      <text:p text:style-name="P5"/>
      <text:p text:style-name="P4"/>
      <text:p text:style-name="P10"><text:span text:style-name="T3">[pqm] </text:span><text:span text:style-name="T11"><text:tab/></text:span><text:span text:style-name="T35">Passamaquoddy-Maliseet</text:span><text:span text:style-name="T12"><text:tab/></text:span><text:span text:style-name="T4">Algic, </text:span><text:span text:style-name="T5">Algonquian</text:span><text:span text:style-name="T4"> (Canada, United States)</text:span></text:p>
      <text:p text:style-name="P5"/>
      <text:p text:style-name="P4"><text:span text:style-name="T3">References consulted: </text:span><text:span text:style-name="T4">Leavitt (1996), LeSourd (1993)</text:span></text:p>
      <text:p text:style-name="P5"/>
      <text:p text:style-name="P4"><text:span text:style-name="T7">Sound inventory</text:span></text:p>
      <text:p text:style-name="P4"><text:span text:style-name="T3">C phoneme inventory:</text:span><text:span text:style-name="T4"> /</text:span><text:span text:style-name="T44">p t k kʷ t͡ʃ s h m n l w j</text:span><text:span text:style-name="T4">/</text:span></text:p>
      <text:p text:style-name="P4"><text:span text:style-name="T3">N consonant phonemes:</text:span><text:span text:style-name="T4"> 12</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Palato-alveolar, Velar, Glottal</text:span></text:p>
      <text:p text:style-name="P4"><text:span text:style-name="T3">Manners:</text:span><text:span text:style-name="T4"> Stop, Affricate, Fricative, Nasal, Central approximant, Lateral approximant</text:span></text:p>
      <text:p text:style-name="P4"><text:span text:style-name="T3">N elaborations:</text:span><text:span text:style-name="T4"> 1</text:span></text:p>
      <text:p text:style-name="P4"><text:span text:style-name="T3">Elaborations:</text:span><text:span text:style-name="T4"> Palato-alveolar</text:span></text:p>
      <text:p text:style-name="P4"><text:span text:style-name="T3">V phoneme inventory:</text:span><text:span text:style-name="T4"> /</text:span><text:span text:style-name="T44">i ɛ ə a o</text:span><text:span text:style-name="T45"> </text:span><text:span text:style-name="T44">oː</text:span><text:span text:style-name="T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Som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Aspirated stops /</text:span><text:span text:style-name="T44">pʰ tʰ kʰ</text:span><text:span text:style-name="T4">/ occur word-initially as a result of some morphophonemic contrasts and contrast with stop+/</text:span><text:span text:style-name="T45">h</text:span><text:span text:style-name="T4">/ (Sherwood 1986). LeSourd argues that preaspirated stops are clusters (1996: 38-41). /</text:span><text:span text:style-name="T45">o</text:span><text:span text:style-name="T4">/ here is intermediate between [</text:span><text:span text:style-name="T45">o</text:span><text:span text:style-name="T4">] and [</text:span><text:span text:style-name="T45">u</text:span><text:span text:style-name="T4">]. /</text:span><text:span text:style-name="T44">ə</text:span><text:span text:style-name="T4">/ is never lengthened under stress, but is contrastive word-initially. According to LeSourd, vowel length is predictable in both dialects, except for /</text:span><text:span text:style-name="T45">o</text:span><text:span text:style-name="T4">/ and /</text:span><text:span text:style-name="T44">oː</text:span><text:span text:style-name="T4">/ before /</text:span><text:span text:style-name="T45">w</text:span><text:span text:style-name="T4">/.</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V(C)(C)(C)</text:span><text:span text:style-name="T3"> </text:span><text:span text:style-name="T4">(LeSourd 1993: 58-61, 121-160)</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3</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 Coda)</text:span></text:p>
      <text:p text:style-name="P9"><text:span text:style-name="T3">Morphological pattern of syllabic consonants:</text:span><text:span text:style-name="T8"> N/A</text:span></text:p>
      <text:p text:style-name="P4"><text:span text:style-name="T3">Onset restrictions:</text:span><text:span text:style-name="T4"> All consonants occur as simple onsets. Biconsonantal onset combinations are fairly unrestricted and include /</text:span><text:span text:style-name="T45">pt tp p</text:span><text:span text:style-name="T44">t͡ʃ</text:span><text:span text:style-name="T45"> </text:span><text:span text:style-name="T44">skʷ</text:span><text:span text:style-name="T45"> hs</text:span><text:span text:style-name="T4">/. Triconsonantal onsets are usually of the form CsC: /</text:span><text:span text:style-name="T45">psk </text:span><text:span text:style-name="T44">pskʷ ksp kskʷ</text:span><text:span text:style-name="T4">/, though /nkh/, /nsp/ occur in some stems.</text:span></text:p>
      <text:p text:style-name="P4"><text:span text:style-name="T3">Coda restrictions: </text:span><text:span text:style-name="T4">All(?) consonants occur as simple codas (/</text:span><text:span text:style-name="T45">h</text:span><text:span text:style-name="T4">/ does not occur word-finally). Biconsonantal codas similar in form to onsets and are fairly unrestricted: /</text:span><text:span text:style-name="T44">pt͡ʃ tkʷ t͡ʃk kp skʷ </text:span><text:span text:style-name="T45">ts st hk</text:span><text:span text:style-name="T44">ʷ</text:span><text:span text:style-name="T4">/. Triconsonantal codas usually of form CsC, include /</text:span><text:span text:style-name="T44">pskʷ </text:span><text:span text:style-name="T42">ksk</text:span><text:span text:style-name="T44">ʷ nsk wsk</text:span><text:span text:style-name="T4">/.</text:span></text:p>
      <text:p text:style-name="P6"><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Weight-Sensitive</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text:span></text:p>
      <text:p text:style-name="P4"><text:span text:style-name="T3">Notes: </text:span><text:span text:style-name="T8">Duration a correlate of stress in open syllables. Language described as having pitch accent: a stressed syllable may bear high or low pitch/contour (LeSourd 1993: 62).</text:span></text:p>
      <text:p text:style-name="P5"/>
      <text:p text:style-name="P4"><text:span text:style-name="T7">Vowel reduction processes</text:span></text:p>
      <text:p text:style-name="P4"><text:span text:style-name="T3">pqm-R1:</text:span><text:span text:style-name="T4"> Unstressed/unstressable /</text:span><text:span text:style-name="T44">ə</text:span><text:span text:style-name="T4">/ is omitted more often than not after sequences of /</text:span><text:span text:style-name="T45">h</text:span><text:span text:style-name="T4">/C, /</text:span><text:span text:style-name="T45">ss</text:span><text:span text:style-name="T4">/, or between non-syllabic sonorants, except in slow or deliberate speech (LeSourd 1996: 36).</text:span></text:p>
      <text:p text:style-name="P4"><text:span text:style-name="T3">pqm-R2: </text:span><text:span text:style-name="T4">Unstressable vowels which are not eliminated by phonological syncope are often subject to phonetic reduction or deletion (LeSourd 1996: 104).</text:span></text:p>
      <text:p text:style-name="P5"/>
      <text:p text:style-name="P4"><text:span text:style-name="T7">Consonant allophony processes</text:span></text:p>
      <text:p text:style-name="Body"><text:span text:style-name="T3">pqm-C1: </text:span><text:span text:style-name="T8">Voiceless stops may be voiced intervocalically (LeSourd 1993: 37).</text:span></text:p>
      <text:p text:style-name="Body"><text:span text:style-name="T3">pqm-C2: </text:span><text:span text:style-name="T8">Velar stops may be spirantized intervocalically (LeSourd 1993: 37)</text:span><text:span text:style-name="T3">.</text:span></text:p>
      <text:p text:style-name="P3"/>
      <text:p text:style-name="P4"><text:span text:style-name="T7">Morphology</text:span></text:p>
      <text:p text:style-name="P4"><text:span text:style-name="T3">Text:</text:span><text:span text:style-name="T8"> “A sample text” (Leavitt 1996: 55-58)</text:span></text:p>
      <text:p text:style-name="P4"><text:span text:style-name="T3">Synthetic index: </text:span><text:span text:style-name="T8">2.1 morphemes/word (262 morphemes, 125 words)</text:span></text:p>
      <text:p text:style-name="P5"/>
      <text:p text:style-name="P5"/>
      <text:p text:style-name="P4"/>
      <text:p text:style-name="P10"><text:span text:style-name="T3">[pwn] </text:span><text:span text:style-name="T11"><text:tab/></text:span><text:span text:style-name="T35">Paiwan (Saichia dialect)</text:span><text:span text:style-name="T12"><text:tab/></text:span><text:span text:style-name="T4">Austronesian (Taiwan)</text:span></text:p>
      <text:p text:style-name="P5"/>
      <text:p text:style-name="P4"><text:span text:style-name="T3">References consulted: </text:span><text:span text:style-name="T4">Chang (2006)</text:span></text:p>
      <text:p text:style-name="P5"/>
      <text:p text:style-name="P4"><text:span text:style-name="T7">Sound inventory</text:span></text:p>
      <text:p text:style-name="P4"><text:span text:style-name="T3">C phoneme inventory:</text:span><text:span text:style-name="T4"> /</text:span><text:span text:style-name="T45">p b t d t</text:span><text:span text:style-name="T44">ʲ dʲ ɖ k ɡ ʔ t͡s v s z m n ŋ ɾ r ʎ β̞ j</text:span><text:span text:style-name="T4">/</text:span></text:p>
      <text:p text:style-name="P4"><text:span text:style-name="T3">N consonant phonemes:</text:span><text:span text:style-name="T4"> 22</text:span></text:p>
      <text:p text:style-name="P4"><text:span text:style-name="T3">Geminates:</text:span><text:span text:style-name="T4"> N/A</text:span></text:p>
      <text:p text:style-name="P4"><text:span text:style-name="T3">Voicing contrasts: </text:span><text:span text:style-name="T4">Obstruents</text:span></text:p>
      <text:p text:style-name="P4"><text:span text:style-name="T3">Places: </text:span><text:span text:style-name="T4">Bilabial, Labiodental, Alveolar, Retroflex, Palatal, Velar, Glottal</text:span></text:p>
      <text:p text:style-name="P4"><text:span text:style-name="T3">Manners:</text:span><text:span text:style-name="T4"> Stop, Affricate, Fricative, Nasal, Flap/tap, Trill, Central approximant, Lateral approximant</text:span></text:p>
      <text:p text:style-name="P4"><text:span text:style-name="T3">N elaborations:</text:span><text:span text:style-name="T4"> 4</text:span></text:p>
      <text:p text:style-name="P4"><text:span text:style-name="T3">Elaborations:</text:span><text:span text:style-name="T4"> Voiced fricatives/affricates, Labiodental, Retroflex, Palatalization</text:span></text:p>
      <text:p text:style-name="P4"><text:span text:style-name="T3">V phoneme inventory:</text:span><text:span text:style-name="T4"> /</text:span><text:span text:style-name="T44">i ə </text:span><text:span text:style-name="T56">a u</text:span><text:span text:style-name="T4">/</text:span></text:p>
      <text:p text:style-name="P4"><text:span text:style-name="T3">N vowel qualities:</text:span><text:span text:style-name="T4"> 4</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Palatalized alveolars occur only in Saichia dialect. In Santimen, /</text:span><text:span text:style-name="T45">ɾ r</text:span><text:span text:style-name="T4">/ have merged. /</text:span><text:span text:style-name="T45">h</text:span><text:span text:style-name="T4">/ occurs in loans from Japanese in Saichia dialect.</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V(C) (Chang 2006: 31-34)</text:span></text:p>
      <text:p text:style-name="P9"><text:span text:style-name="T3">Size of maximal onset:</text:span><text:span text:style-name="T8"> 1</text:span></text:p>
      <text:p text:style-name="P9"><text:span text:style-name="T3">Size of </text:span><text:span text:style-name="T19">maximal coda</text:span><text:span text:style-name="T3">: </text:span><text:span text:style-name="T8">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 </text:span><text:span text:style-name="T8">Short vowels</text:span></text:p>
      <text:p text:style-name="P9"><text:span text:style-name="T3">Syllabic consonant patterns:</text:span><text:span text:style-name="T8"> Nasal, Obstruent</text:span></text:p>
      <text:p text:style-name="P9"><text:span text:style-name="T3">Size of </text:span><text:span text:style-name="T21">maximal word</text:span><text:span text:style-name="T3">-marginal sequences with syllabic obstruents:</text:span><text:span text:style-name="T8"> 2</text:span></text:p>
      <text:p text:style-name="P9"><text:span text:style-name="T3">Predictability of syllabic consonants:</text:span><text:span text:style-name="T8"> Varies with CV sequence</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Lexical items</text:span></text:p>
      <text:p text:style-name="P4"><text:span text:style-name="T3">Onset restrictions:</text:span><text:span text:style-name="T4"> None?</text:span></text:p>
      <text:p text:style-name="P4"><text:span text:style-name="T3">Coda restrictions:</text:span><text:span text:style-name="T4"> None?</text:span></text:p>
      <text:p text:style-name="P4"><text:soft-page-break/><text:span text:style-name="T3">Notes:</text:span><text:span text:style-name="T4"> Syllabic nasals and [</text:span><text:span text:style-name="T44">s̩ z̩ t͡s̩</text:span><text:span text:style-name="T4">] occur as result of variation with C</text:span><text:span text:style-name="T14">ə</text:span><text:span text:style-name="T4"> sequences.</text:span></text:p>
      <text:p text:style-name="P5"/>
      <text:p text:style-name="P4"><text:span text:style-name="T7">Suprasegmentals</text:span></text:p>
      <text:p text:style-name="P4"><text:span text:style-name="T3">Tone:</text:span><text:span text:style-name="T8"> No</text:span></text:p>
      <text:p text:style-name="P4"><text:span text:style-name="T3">Word stress: </text:span><text:span text:style-name="T8">Yes</text:span></text:p>
      <text:p text:style-name="P4"><text:span text:style-name="T3">Stress placement:</text:span><text:span text:style-name="T8"> Morphologically or Lexically Conditioned</text:span></text:p>
      <text:p text:style-name="P4"><text:span text:style-name="T3">Phonetic processes conditioned by stress:</text:span></text:p>
      <text:p text:style-name="P4"><text:span text:style-name="T3">Differences in phonological properties of stressed and unstressed syllables:</text:span><text:span text:style-name="T8"> (None)</text:span></text:p>
      <text:p text:style-name="P4"><text:span text:style-name="T3">Phonetic correlates of stress:</text:span><text:span text:style-name="T4"> Pitch (instrumental), Intensity (instrumental)</text:span></text:p>
      <text:p text:style-name="P5"/>
      <text:p text:style-name="P4"><text:span text:style-name="T7">Vowel reduction processes</text:span></text:p>
      <text:p text:style-name="P4"><text:span text:style-name="T3">pwn-R1:</text:span><text:span text:style-name="T4"> In rapid speech, /</text:span><text:span text:style-name="T44">ə</text:span><text:span text:style-name="T4">/ may be dropped following sibilants /</text:span><text:span text:style-name="T45">s z t͡s</text:span><text:span text:style-name="T4">/, often resulting in a syllabic consonant (Chang 2006: 40-41).</text:span></text:p>
      <text:p text:style-name="P4"><text:span text:style-name="T3">pwn-R2:</text:span><text:span text:style-name="T4"> In rapid speech, /</text:span><text:span text:style-name="T44">ə</text:span><text:span text:style-name="T4">/ may be dropped following nasals /</text:span><text:span text:style-name="T45">m n ŋ</text:span><text:span text:style-name="T4">/ (Chang 2006: 41).</text:span></text:p>
      <text:p text:style-name="P4"><text:span text:style-name="T3">pwn-R3:</text:span><text:span text:style-name="T4"> In rapid speech, /</text:span><text:span text:style-name="T44">ə</text:span><text:span text:style-name="T4">/ may be dropped preceding nasals /</text:span><text:span text:style-name="T45">m n ŋ</text:span><text:span text:style-name="T4">/ resulting in a syllabic nasal (occurs with schwa preceding nasal coda produced by pwn-R2; Chang 2006: 41-42).</text:span></text:p>
      <text:p text:style-name="P5"/>
      <text:p text:style-name="P4"><text:span text:style-name="T7">Consonant allophony processes</text:span></text:p>
      <text:p text:style-name="Body"><text:span text:style-name="T3">pwn-C1:</text:span><text:span text:style-name="T8"> Velar stops are fronted preceding high front vowel /</text:span><text:span text:style-name="T47">i</text:span><text:span text:style-name="T8">/ (Chang 2006: 22).</text:span></text:p>
      <text:p text:style-name="Body"><text:span text:style-name="T3">pwn-C2:</text:span><text:span text:style-name="T8"> Labiovelar approximant /</text:span><text:span text:style-name="T47">w</text:span><text:span text:style-name="T8">/ is realized as a labiodental fricative [</text:span><text:span text:style-name="T47">v</text:span><text:span text:style-name="T8">] word-finally preceding a vowel (Chang 2006: 40).</text:span></text:p>
      <text:p text:style-name="P5"/>
      <text:p text:style-name="P4"><text:span text:style-name="T7">Morphology</text:span></text:p>
      <text:p text:style-name="P4"><text:span text:style-name="T3">Text:</text:span><text:span text:style-name="T8"> “</text:span><text:span text:style-name="T6">tjuvak — </text:span><text:span text:style-name="T8">Sea shells” (first 8 pages, Chang 2006: 431-438)</text:span></text:p>
      <text:p text:style-name="P4"><text:span text:style-name="T3">Synthetic index: </text:span><text:span text:style-name="T8">1.26 morphemes/word (544 morphemes, 433 words)</text:span></text:p>
      <text:p text:style-name="P4"/>
      <text:p text:style-name="P10"><text:span text:style-name="T3">[qvi] </text:span><text:span text:style-name="T11"><text:tab/></text:span><text:span text:style-name="T35">Imbabura Highland Quichua</text:span><text:span text:style-name="T12"><text:tab/><text:tab/></text:span><text:span text:style-name="T4">Quechuan, </text:span><text:span text:style-name="T5">Quechua II</text:span><text:span text:style-name="T4"> (Ecuador)</text:span></text:p>
      <text:p text:style-name="P5"/>
      <text:p text:style-name="P4"><text:span text:style-name="T3">References consulted: </text:span><text:span text:style-name="T4">Carpenter (1982), Cole (1982)</text:span></text:p>
      <text:p text:style-name="P6"/>
      <text:p text:style-name="P4"><text:span text:style-name="T7">Sound inventory</text:span></text:p>
      <text:p text:style-name="P4"><text:span text:style-name="T3">C phoneme inventory:</text:span><text:span text:style-name="T4"> /</text:span><text:span text:style-name="T45">p b t d k </text:span><text:span text:style-name="T44">ɡ t͡</text:span><text:span text:style-name="T45">s t</text:span><text:span text:style-name="T44">͡ʃ ɸ β s z ʃ ʒ </text:span><text:span text:style-name="T48">x m n </text:span><text:span text:style-name="T44">ɲ l ɾ w j</text:span><text:span text:style-name="T4">/</text:span></text:p>
      <text:p text:style-name="P4"><text:span text:style-name="T3">N consonant phonemes:</text:span><text:span text:style-name="T4"> 22</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Palato-alveolar, Palatal, Velar</text:span></text:p>
      <text:p text:style-name="P4"><text:span text:style-name="T3">Manners:</text:span><text:span text:style-name="T4"> Stop, Affricate, Fricative, Nasal, Flap/Tap, Central approximant, Lateral approximant</text:span></text:p>
      <text:p text:style-name="P4"><text:span text:style-name="T3">N elaborations:</text:span><text:span text:style-name="T4"> 2</text:span></text:p>
      <text:p text:style-name="P4"><text:span text:style-name="T3">Elaborations:</text:span><text:span text:style-name="T4"> Voiced fricatives/affricates, Palato-alveolar</text:span></text:p>
      <text:p text:style-name="P4"><text:span text:style-name="T3">V phoneme inventory:</text:span><text:span text:style-name="T4"> </text:span><text:span text:style-name="T14">/</text:span><text:span text:style-name="T56">i a u</text:span><text:span text:style-name="T14">/</text:span></text:p>
      <text:p text:style-name="P4"><text:span text:style-name="T3">N vowel qualities:</text:span><text:span text:style-name="T4"> 3</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Carpenter gives series of aspirated stops, but Cole shows these have fricativized in Imbabura Quechua. /</text:span><text:span text:style-name="T60">b d </text:span><text:span text:style-name="T44">ɡ β z</text:span><text:span text:style-name="T4">/ are not indigenous but are now fully integrated/nativized (e.g., occur in suffixes). /</text:span><text:span text:style-name="T45">r</text:span><text:span text:style-name="T4">/ contrasts with flap in some dialect areas.</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V(C)</text:span><text:span text:style-name="T3"> </text:span><text:span text:style-name="T4">(Cole 1982: 203-5)</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All consonants occur.</text:span></text:p>
      <text:p text:style-name="P4"><text:span text:style-name="T3">Coda restrictions: </text:span><text:span text:style-name="T4">In native words, restricted to voiceless fricatives, liquids, and semivowels.</text:span></text:p>
      <text:p text:style-name="P5"><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Pitch (impressionistic), Intensity (impressionistic)</text:span></text:p>
      <text:p text:style-name="P5"/>
      <text:p text:style-name="P4"><text:span text:style-name="T7">Vowel reduction processes</text:span></text:p>
      <text:p text:style-name="P4"><text:span text:style-name="T3">qvi-R1:</text:span><text:span text:style-name="T4"> Vowels /</text:span><text:span text:style-name="T45">i a u</text:span><text:span text:style-name="T4">/ appear in lax form when unstressed (Jake 1983: 17; Cole 1982: 203 reports this for word-final unstressed vowels only).</text:span></text:p>
      <text:p text:style-name="P6"/>
      <text:p text:style-name="P4"><text:span text:style-name="T7">Consonant allophony processes</text:span></text:p>
      <text:p text:style-name="Body"><text:span text:style-name="T3">qvi-C1: </text:span><text:span text:style-name="T8">A voiced alveolar flap is realized as retroflex fricative [</text:span><text:span text:style-name="T58">ʐ</text:span><text:span text:style-name="T8">] word-initially (Cole 1982: 202).</text:span></text:p>
      <text:p text:style-name="Body"><text:span text:style-name="T3">qvi-C2: </text:span><text:span text:style-name="T8">A voiceless velar fricative may be realized as [</text:span><text:span text:style-name="T58">ɡ</text:span><text:span text:style-name="T8">] preceding a voiced consonant (Cole 1982: 201).</text:span></text:p>
      <text:p text:style-name="Body"><text:span text:style-name="T3">qvi-C3: </text:span><text:span text:style-name="T8">Voiceless stops and affricates are voiced following a nasal (Cole 1982: 200).</text:span></text:p>
      <text:p text:style-name="P5"/>
      <text:p text:style-name="P4"><text:span text:style-name="T7">Morphology</text:span></text:p>
      <text:p text:style-name="P4"><text:span text:style-name="T3">Text:</text:span><text:span text:style-name="T8"> “Minkaymanta” (Carpenter 1982: 442-55) ****Ecuadorian dialect****</text:span></text:p>
      <text:p text:style-name="P4"><text:span text:style-name="T3">Synthetic index: </text:span><text:span text:style-name="T8">2.1 morphemes/word (206 morphemes, 97 words)</text:span></text:p>
      <text:p text:style-name="P5"/>
      <text:p text:style-name="P5"/>
      <text:p text:style-name="P4"/>
      <text:p text:style-name="P10"><text:span text:style-name="T3">[roo] </text:span><text:span text:style-name="T11"><text:tab/></text:span><text:span text:style-name="T35">Rotokas</text:span><text:span text:style-name="T12"><text:tab/></text:span><text:span text:style-name="T4">North Bougainville, </text:span><text:span text:style-name="T5">Rotokas-Askopan</text:span><text:span text:style-name="T4"> (Papua New Guinea)</text:span></text:p>
      <text:p text:style-name="P5"/>
      <text:p text:style-name="P4"><text:span text:style-name="T3">References consulted: </text:span><text:span text:style-name="T4">Firchow &amp; Firchow (1969), Firchow et al. (1973), Robinson (2006, 2011) </text:span></text:p>
      <text:p text:style-name="P5"/>
      <text:p text:style-name="P4"><text:span text:style-name="T7">Sound inventory</text:span></text:p>
      <text:p text:style-name="P4"><text:span text:style-name="T3">C phoneme inventory:</text:span><text:span text:style-name="T4"> /</text:span><text:span text:style-name="T44">p t k ɡ β ɾ</text:span><text:span text:style-name="T4">/</text:span></text:p>
      <text:p text:style-name="P4"><text:span text:style-name="T3">N consonant phonemes:</text:span><text:span text:style-name="T4"> 6</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Velar</text:span></text:p>
      <text:p text:style-name="P4"><text:span text:style-name="T3">Manners:</text:span><text:span text:style-name="T4"> Stop, Fricative, Flap/Tap</text:span></text:p>
      <text:p text:style-name="P4"><text:span text:style-name="T3">N elaborations:</text:span><text:span text:style-name="T4"> 1</text:span></text:p>
      <text:p text:style-name="P4"><text:span text:style-name="T3">Elaborations:</text:span><text:span text:style-name="T4"> Voiced fricatives/affricates</text:span></text:p>
      <text:p text:style-name="P4"><text:span text:style-name="T3">V phoneme inventory:</text:span><text:span text:style-name="T4"> /</text:span><text:span text:style-name="T45">i e a o u </text:span><text:span text:style-name="T44">iː eː aː oː uː</text:span><text:span text:style-name="T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Consonant phoneme representations are given as most characteristic allophonic realization. The contrast between voiceless, voiced, and nasal stops appears to have collapsed in Central Rotokas, producing this system, but these contrasts can still be found in Aita Rotokas (Robinson 2006).</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text:span><text:span text:style-name="T3"> </text:span><text:span text:style-name="T4">(Robinson 2011: 28-9)</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 Long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5"/>
      <text:p text:style-name="P4"><text:soft-page-break/><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Weight-Sensitive</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Not described</text:span></text:p>
      <text:p text:style-name="P4"><text:span text:style-name="T3">Notes: </text:span><text:span text:style-name="T8">Firchow and Firchow (1969: 271) hint at interrelationship between length and stress, but do not elaborate.</text:span></text:p>
      <text:p text:style-name="P5"/>
      <text:p text:style-name="P4"><text:span text:style-name="T7">Vowel reduction processes</text:span></text:p>
      <text:p text:style-name="P4"><text:span text:style-name="T4">(none reported)</text:span></text:p>
      <text:p text:style-name="P6"/>
      <text:p text:style-name="P4"><text:span text:style-name="T7">Consonant allophony processes</text:span></text:p>
      <text:p text:style-name="Body"><text:span text:style-name="T3">roo-C1: </text:span><text:span text:style-name="T8">A voiceless alveolar stop may be realized as an affricate preceding /</text:span><text:span text:style-name="T47">i</text:span><text:span text:style-name="T8">/ (Robinson 2011: 28).</text:span></text:p>
      <text:p text:style-name="Body"><text:span text:style-name="T3">roo-C2: </text:span><text:span text:style-name="T8">A voiced alveolar flap varies freely with [</text:span><text:span text:style-name="T47">n</text:span><text:span text:style-name="T8">], [</text:span><text:span text:style-name="T47">l</text:span><text:span text:style-name="T8">], [</text:span><text:span text:style-name="T47">d</text:span><text:span text:style-name="T8">] (Firchow &amp; Firchow 1969: 274).</text:span></text:p>
      <text:p text:style-name="Body"><text:span text:style-name="T3">roo-C3: </text:span><text:span text:style-name="T8">A voiced bilabial fricative varies freely with a voiced bilabial stop (Firchow &amp; Firchow 1969: 274).</text:span></text:p>
      <text:p text:style-name="Body"><text:span text:style-name="T3">roo-C4: </text:span><text:span text:style-name="T8">A voiceless alveolar stop may be realized as a fricative preceding /</text:span><text:span text:style-name="T47">i</text:span><text:span text:style-name="T8">/ (Robinson 2011: 28).</text:span></text:p>
      <text:p text:style-name="Body"><text:span text:style-name="T3">roo-C5: </text:span><text:span text:style-name="T8">A voiced velar stop may be spirantized medially (Firchow &amp; Firchow 1969: 274).</text:span></text:p>
      <text:p text:style-name="P5"/>
      <text:p text:style-name="P4"><text:span text:style-name="T7">Morphology</text:span></text:p>
      <text:p text:style-name="P4"><text:span text:style-name="T3">Text:</text:span><text:span text:style-name="T8"> “Matevu (version 2)” (Robinson 2011: 293-304)</text:span></text:p>
      <text:p text:style-name="P4"><text:span text:style-name="T3">Synthetic index: </text:span><text:span text:style-name="T8">2.2 morphemes/word (642 morphemes, 293 words)</text:span></text:p>
      <text:p text:style-name="P5"/>
      <text:p text:style-name="P5"/>
      <text:p text:style-name="P5"/>
      <text:p text:style-name="P4"/>
      <text:p text:style-name="P10"><text:span text:style-name="T3">[scs] </text:span><text:span text:style-name="T11"><text:tab/></text:span><text:span text:style-name="T35">North Slavey (Hare dialect)</text:span><text:span text:style-name="T12"><text:tab/></text:span><text:span text:style-name="T4">Athabaskan-Eyak-Tlingit, </text:span><text:span text:style-name="T5">Athabaskan-Eyak</text:span><text:span text:style-name="T4"> (Canada)</text:span></text:p>
      <text:p text:style-name="P5"/>
      <text:p text:style-name="P4"><text:span text:style-name="T3">References consulted: </text:span><text:span text:style-name="T4">Rice (1989, 2005)</text:span></text:p>
      <text:p text:style-name="P5"/>
      <text:p text:style-name="P4"><text:span text:style-name="T7">Sound inventory</text:span></text:p>
      <text:p text:style-name="P4"><text:span text:style-name="T3">C phoneme inventory:</text:span><text:span text:style-name="T4"> /</text:span><text:span text:style-name="T45">p t t</text:span><text:span text:style-name="T44">ʰ k kʰ kʷ ʔ t’ k’ t͡</text:span><text:span text:style-name="T45">s t</text:span><text:span text:style-name="T44">͡ɬ t͡ʃ t͡s’ t͡ɬ’ t͡ʃ’</text:span><text:span text:style-name="T45"> </text:span><text:span text:style-name="T44">f s z ɬ ɮ ʃ ʒ </text:span><text:span text:style-name="T48">x </text:span><text:span text:style-name="T44">ɣ h m n ɾ j w ʔ</text:span><text:span text:style-name="T45">w</text:span><text:span text:style-name="T4">/</text:span></text:p>
      <text:p text:style-name="P4"><text:span text:style-name="T3">N consonant phonemes:</text:span><text:span text:style-name="T4"> 31</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Alveolar, Palato-alveolar, Velar, Glottal</text:span></text:p>
      <text:p text:style-name="P4"><text:span text:style-name="T3">Manners:</text:span><text:span text:style-name="T4"> Stop, Affricate, Fricative, Nasal, Flap/Tap, Central approximant, Lateral affricate, Lateral fricative</text:span></text:p>
      <text:p text:style-name="P4"><text:span text:style-name="T3">N elaborations:</text:span><text:span text:style-name="T4"> 8</text:span></text:p>
      <text:p text:style-name="P4"><text:span text:style-name="T3">Elaborations:</text:span><text:span text:style-name="T4"> Creaky voice, Voiced fricatives/affricates, Post-aspiration, Lateral release, Ejective, Labiodental, Palato-alveolar, Labialization</text:span></text:p>
      <text:p text:style-name="P4"><text:span text:style-name="T3">V phoneme inventory:</text:span><text:span text:style-name="T4"> /</text:span><text:span text:style-name="T56">i e </text:span><text:span text:style-name="T44">ɛ </text:span><text:span text:style-name="T50">a o u</text:span><text:span text:style-name="T45"> </text:span><text:span text:style-name="T44">ĩ ɛ̃ õ</text:span><text:span text:style-name="T4">/</text:span></text:p>
      <text:p text:style-name="P4"><text:span text:style-name="T3">N vowel qualities:</text:span><text:span text:style-name="T4"> 6</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Some</text:span></text:p>
      <text:p text:style-name="P4"><text:span text:style-name="T3">Other contrasts:</text:span><text:span text:style-name="T4"> N/A</text:span></text:p>
      <text:p text:style-name="P4"><text:span text:style-name="T3">Notes:</text:span><text:span text:style-name="T4"> The distinction between /</text:span><text:span text:style-name="T45">e</text:span><text:span text:style-name="T4">/ and /</text:span><text:span text:style-name="T44">ɛ</text:span><text:span text:style-name="T4">/ is contrastive in Hare. Nasal vowels are said to be derived by rules in Rice (1989), but Rice (2005) lists them as phonemic.</text:span></text:p>
      <text:p text:style-name="P5"/>
      <text:p text:style-name="P4"><text:span text:style-name="T7">Syllable structure</text:span></text:p>
      <text:p text:style-name="P4"><text:span text:style-name="T3">Category: </text:span><text:span text:style-name="T4">Moderately Complex</text:span></text:p>
      <text:p text:style-name="P4"><text:span text:style-name="T3">Canonical syllable structure: </text:span><text:span text:style-name="T4">(C)V(C) (Rice 1989: 143-53)</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All consonants occur.</text:span></text:p>
      <text:p text:style-name="P4"><text:span text:style-name="T3">Coda restrictions: </text:span><text:span text:style-name="T4">Only [</text:span><text:span text:style-name="T44">ʔ</text:span><text:span text:style-name="T45"> h j</text:span><text:span text:style-name="T4">] occur, though others occur ‘underlyingly’.</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 Pitch (impressionistic), Intensity (impressionistic)</text:span></text:p>
      <text:p text:style-name="P4"><text:span text:style-name="T3">Notes:</text:span><text:span text:style-name="T8"> Predictable stress-like properties occur, falling on V immediately preceding stem of verb or stem vowel of noun. A high tone on a vowel already bearing a high tone for some other reason gives the syllable extra prominence by increasing the pitch (Rice 2005: 362).</text:span></text:p>
      <text:p text:style-name="P6"/>
      <text:p text:style-name="P4"><text:span text:style-name="T7">Vowel reduction processes</text:span></text:p>
      <text:p text:style-name="P4"><text:span text:style-name="T4">(none reported)</text:span></text:p>
      <text:p text:style-name="P5"/>
      <text:p text:style-name="P4"><text:span text:style-name="T7">Consonant allophony processes</text:span></text:p>
      <text:p text:style-name="Body"><text:span text:style-name="T3">scs-C1: </text:span><text:span text:style-name="T8">Velar fricatives are labialized preceding a rounded vowel (Rice 1989: 31).</text:span></text:p>
      <text:p text:style-name="Body"><text:span text:style-name="T3">scs-C2: </text:span><text:span text:style-name="T8">Plain velar stops and the voiceless velar fricative are realized as palatal preceding a front vowel (Rice 1989: 31).</text:span></text:p>
      <text:p text:style-name="Body"><text:span text:style-name="T3">scs-C3: </text:span><text:span text:style-name="T8">Ejectives and plain consonants may be voiced intervocalically (Rice 1989: 31).</text:span></text:p>
      <text:p text:style-name="Body"><text:span text:style-name="T3">scs-C4: </text:span><text:span text:style-name="T8">Voiceless palato-alveolar affricate may vary freely with [</text:span><text:span text:style-name="T58">ʃ</text:span><text:span text:style-name="T8">] (Rice 1989: 35).</text:span></text:p>
      <text:p text:style-name="Body"><text:span text:style-name="T3">scs-C5: </text:span><text:span text:style-name="T8">A voiceless velar fricative varies freely with a glottal fricative (Rice 1989: 32).</text:span></text:p>
      <text:p text:style-name="Body"><text:span text:style-name="T3">scs-C6: </text:span><text:span text:style-name="T8">A voiced velar fricative may be realized as a labiovelar approximant preceding a round vowel (Rice 1989: 32).</text:span></text:p>
      <text:p text:style-name="P5"/>
      <text:p text:style-name="P4"><text:span text:style-name="T7">Morphology</text:span></text:p>
      <text:p text:style-name="P4"><text:span text:style-name="T4">(adequate texts unavailable)</text:span></text:p>
      <text:p text:style-name="P5"/>
      <text:p text:style-name="P5"/>
      <text:p text:style-name="P5"/>
      <text:p text:style-name="P5"/>
      <text:p text:style-name="P5"/>
      <text:p text:style-name="P4"/>
      <text:p text:style-name="P10"><text:span text:style-name="T3">[sea] </text:span><text:span text:style-name="T11"><text:tab/></text:span><text:span text:style-name="T35">Semai<text:tab/></text:span><text:span text:style-name="T12"><text:tab/></text:span><text:span text:style-name="T4">Austroasiatic, </text:span><text:span text:style-name="T5">Aslian</text:span><text:span text:style-name="T4"> (Malaysia)</text:span></text:p>
      <text:p text:style-name="P5"/>
      <text:p text:style-name="P4"><text:span text:style-name="T3">References consulted: </text:span><text:span text:style-name="T4">Dentan (2003), Diffloth (1976a, b), Philips (2007), Sloan (1988), Sylvia Tufvesson (p.c.)</text:span></text:p>
      <text:p text:style-name="P5"/>
      <text:p text:style-name="P4"><text:span text:style-name="T7">Sound inventory</text:span></text:p>
      <text:p text:style-name="P4"><text:span text:style-name="T3">C phoneme inventory:</text:span><text:span text:style-name="T14"> </text:span><text:span text:style-name="T4">/</text:span><text:span text:style-name="T45">p b t d c </text:span><text:span text:style-name="T44">ɟ k ɡ ʔ m n ɲ ŋ ç h ɾ l w j</text:span><text:span text:style-name="T4">/</text:span></text:p>
      <text:p text:style-name="P4"><text:span text:style-name="T3">N consonant phonemes:</text:span><text:span text:style-name="T4"> 19</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Alveolar, Palatal, Velar, Glottal</text:span></text:p>
      <text:p text:style-name="P4"><text:span text:style-name="T3">Manners:</text:span><text:span text:style-name="T4"> Stop, Fricative, Nasal, Flap/Tap, Central approximant, Lateral approximant</text:span></text:p>
      <text:p text:style-name="P4"><text:span text:style-name="T3">N elaborations:</text:span><text:span text:style-name="T4"> 0</text:span></text:p>
      <text:p text:style-name="P4"><text:span text:style-name="T3">Elaborations:</text:span><text:span text:style-name="T4"> N/A</text:span></text:p>
      <text:p text:style-name="P4"><text:span text:style-name="T3">V phoneme inventory:</text:span><text:span text:style-name="T14"> </text:span><text:span text:style-name="T4">/</text:span><text:span text:style-name="T44">i ɛ ə ɑ ɔ u</text:span><text:span text:style-name="T45"> </text:span><text:span text:style-name="T44">iː eː ɛː ɨː ɑː ɔː oː uː</text:span><text:span text:style-name="T45"> </text:span><text:span text:style-name="T44">ĩ ɛ̃ ə̃ ɑ̃ ɔ̃ ũ ĩː ɛ̃ː ɨ̃ː ɑ̃ː ɔ̃ː ũː</text:span><text:span text:style-name="T4">/</text:span></text:p>
      <text:p text:style-name="P4"><text:span text:style-name="T3">N vowel qualities:</text:span><text:span text:style-name="T4"> 9</text:span></text:p>
      <text:p text:style-name="P4"><text:span text:style-name="T3">Diphthongs or vowel sequences:</text:span><text:span text:style-name="T4"> None</text:span></text:p>
      <text:p text:style-name="P4"><text:span text:style-name="T3">Contrastive length:</text:span><text:span text:style-name="T4"> Some</text:span></text:p>
      <text:p text:style-name="P4"><text:span text:style-name="T3">Contrastive nasalization:</text:span><text:span text:style-name="T4"> Some</text:span></text:p>
      <text:p text:style-name="P4"><text:span text:style-name="T3">Other contrasts:</text:span><text:span text:style-name="T4"> N/A</text:span></text:p>
      <text:p text:style-name="P4"><text:span text:style-name="T3">Notes:</text:span><text:span text:style-name="T4"> /</text:span><text:span text:style-name="T44">eː ɨː oː</text:span><text:span text:style-name="T4">/ occur only long; there is contrastive nasalization for all but these.</text:span></text:p>
      <text:p text:style-name="P5"/>
      <text:p text:style-name="P4"><text:span text:style-name="T7">Syllable structure</text:span></text:p>
      <text:p text:style-name="P4"><text:span text:style-name="T3">Complexity Category: </text:span><text:span text:style-name="T4">Highly Complex </text:span></text:p>
      <text:p text:style-name="P4"><text:span text:style-name="T3">Canonical syllable structure:</text:span><text:span text:style-name="T4"> C(C)V(C)</text:span><text:span text:style-name="T3"> </text:span><text:span text:style-name="T4">(Diffloth 1976a, 1976b; </text:span><text:span text:style-name="T14">Sloan 1988</text:span><text:span text:style-name="T4">; Philips 2007)</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sal, Liquid, Obstruent</text:span></text:p>
      <text:p text:style-name="P9"><text:span text:style-name="T3">Size of </text:span><text:span text:style-name="T21">maximal word</text:span><text:span text:style-name="T3">-marginal sequences with syllabic obstruents:</text:span><text:span text:style-name="T8"> 4 (initial)</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Grammatical items</text:span></text:p>
      <text:p text:style-name="P4"><text:span text:style-name="T3">Onset restrictions:</text:span><text:span text:style-name="T4"> All consonants may occur in simple onsets. Examples of biconsonantal onsets include /</text:span><text:span text:style-name="T45">dn </text:span><text:span text:style-name="T44">ɡ</text:span><text:span text:style-name="T45">h c</text:span><text:span text:style-name="T44">ɾ</text:span><text:span text:style-name="T4">/.</text:span></text:p>
      <text:p text:style-name="P4"><text:span text:style-name="T3">Coda restrictions: </text:span><text:span text:style-name="T4">All consonants except voiced stops may occur.</text:span></text:p>
      <text:p text:style-name="P4"><text:soft-page-break/><text:span text:style-name="T3">Notes: </text:span><text:span text:style-name="T4">Philips (2007) reports CVC maximum for both major and minor syllables, with optional elision of /</text:span><text:span text:style-name="T44">ə</text:span><text:span text:style-name="T4">/ in minor syllable. However, both Diffloth and Sloan report that some roots have two initial consonants before the main vowel. Sloan’s data (from Diffloth) includes reduplicated (expressive) forms, in which C</text:span><text:span text:style-name="T64">1</text:span><text:span text:style-name="T4">(V)C</text:span><text:span text:style-name="T64">2</text:span><text:span text:style-name="T4">VC</text:span><text:span text:style-name="T64">3</text:span><text:span text:style-name="T4"> &gt; C</text:span><text:span text:style-name="T64">1</text:span><text:span text:style-name="T4">C</text:span><text:span text:style-name="T64">3</text:span><text:span text:style-name="T4">C</text:span><text:span text:style-name="T64">1</text:span><text:span text:style-name="T4">C</text:span><text:span text:style-name="T64">2</text:span><text:span text:style-name="T4">VC</text:span><text:span text:style-name="T64">3</text:span><text:span text:style-name="T4">, e.g. </text:span><text:span text:style-name="T44">dŋɔh </text:span><text:span text:style-name="T45">&gt; </text:span><text:span text:style-name="T44">dhdŋɔh</text:span><text:span text:style-name="T4">. Sloan takes canonical major syllable to be C(C)V(V)(C), with minor syllables being of the shape C or CC, where obstruents such as /</text:span><text:span text:style-name="T45">p</text:span><text:span text:style-name="T4">/ or /</text:span><text:span text:style-name="T45">c</text:span><text:span text:style-name="T4">/, as well as more sonorous consonants, may occur (1988: 320-1). This results in word-initial sequences such as /</text:span><text:span text:style-name="T45">sts</text:span><text:span text:style-name="T4">/, /</text:span><text:span text:style-name="T45">krk</text:span><text:span text:style-name="T4">/, /</text:span><text:span text:style-name="T45">pnpr</text:span><text:span text:style-name="T4">/, and larger strings as in </text:span><text:span text:style-name="T46">kckmr</text:span><text:span text:style-name="T53">ʔɛː</text:span><text:span text:style-name="T46">c</text:span><text:span text:style-name="T14"> ‘</text:span><text:span text:style-name="T4">short, fat arms</text:span><text:span text:style-name="T14">’</text:span><text:span text:style-name="T4">, syllabified /</text:span><text:span text:style-name="T45">kc.km.r.</text:span><text:span text:style-name="T44">ʔɛː</text:span><text:span text:style-name="T45">c</text:span><text:span text:style-name="T4">/. In the Kampar dialect, long sequences of up to five consonants may occur in intensification constructions formed through reduplication, and some roots have word-initial sequences of three consonants (Sylvia Tufvesson, p.c.). It appears that the longest string of obstruents word-initially is 4: /</text:span><text:span text:style-name="T45">gpgh</text:span><text:span text:style-name="T4">/. Much like syllables without vowels in Tashlhiyt, Semai minor syllables “are clearly heard and perceived as distinct syllables” (1988: 320). Because the unusual syllable patterns of this language produce strings of 3 obstruents or greater word-initially, I classify this language as Highly Complex.</text:span></text:p>
      <text:p text:style-name="P6"/>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Vowel Quality Contrasts, Vowel Length Contrasts</text:span></text:p>
      <text:p text:style-name="P4"><text:span text:style-name="T3">Phonetic correlates of stress: </text:span><text:span text:style-name="T4">Not described</text:span></text:p>
      <text:p text:style-name="P5"/>
      <text:p text:style-name="P4"><text:span text:style-name="T7">Vowel reduction processes</text:span></text:p>
      <text:p text:style-name="P4"><text:span text:style-name="T3">sea-R1:</text:span><text:span text:style-name="T4"> Preceding glottal consonants, some long vowels (/</text:span><text:span text:style-name="T44">eː ɨː oː</text:span><text:span text:style-name="T4">/) are produced as short (Philips 2007: 10-11).</text:span></text:p>
      <text:p text:style-name="P5"/>
      <text:p text:style-name="P4"><text:span text:style-name="T7">Consonant allophony processes</text:span></text:p>
      <text:p text:style-name="Body"><text:span text:style-name="T3">sea-C1: </text:span><text:span text:style-name="T8">Palatal stops have affricated release syllable initially (Philips 2007: 5).</text:span></text:p>
      <text:p text:style-name="P5"/>
      <text:p text:style-name="P4"><text:span text:style-name="T7">Morphology</text:span></text:p>
      <text:p text:style-name="P4"><text:span text:style-name="T4">(adequate texts unavailable)</text:span></text:p>
      <text:p text:style-name="P5"/>
      <text:p text:style-name="P5"/>
      <text:p text:style-name="P5"/>
      <text:p text:style-name="P4"/>
      <text:p text:style-name="P10"><text:span text:style-name="T3">[shi] </text:span><text:span text:style-name="T11"><text:tab/></text:span><text:span text:style-name="T35">Tashlhiyt</text:span><text:span text:style-name="T12"><text:tab/></text:span><text:span text:style-name="T4">Afro-Asiatic, </text:span><text:span text:style-name="T5">Berber</text:span><text:span text:style-name="T4"> (Morocco)</text:span></text:p>
      <text:p text:style-name="P5"/>
      <text:p text:style-name="P4"><text:span text:style-name="T3">References consulted: </text:span><text:span text:style-name="T4">Coleman (2001), Dell &amp; Elmedlaoui (2002), Gordon &amp; Nafi (2012), Louali &amp; Puech (1999), Ridouane (2002, 2007, 2008, 2014), Roettger et al. (2015)</text:span></text:p>
      <text:p text:style-name="P5"/>
      <text:p text:style-name="P4"><text:span text:style-name="T7">Sound inventory</text:span></text:p>
      <text:p text:style-name="P4"><text:span text:style-name="T3">C phoneme inventory:</text:span><text:span text:style-name="T4"> /</text:span><text:span text:style-name="T45">b t d t</text:span><text:span text:style-name="T44">ˤ dˤ k ɡ kʷ ɡʷ f s sˤ ʃ χ χʷ ʜ h z zˤ ʒ ʁ ʁʷ ʢ m n w l lˤ r rˤ j</text:span><text:span text:style-name="T4">/</text:span></text:p>
      <text:p text:style-name="P4"><text:span text:style-name="T3">N consonant phonemes: </text:span><text:span text:style-name="T4">34</text:span></text:p>
      <text:p text:style-name="P4"><text:span text:style-name="T3">Geminates:</text:span><text:span text:style-name="T4"> /</text:span><text:span text:style-name="T44">bː tː dː tˤː dˤː kː ɡː kʷː ɡʷː </text:span><text:span text:style-name="T48">q</text:span><text:span text:style-name="T44">ː </text:span><text:span text:style-name="T48">q</text:span><text:span text:style-name="T44">ʷː fː sː sˤː ʃː χː χʷː ʜː hː zː zˤː ʒː ʒːˤ</text:span><text:span text:style-name="T45"> </text:span><text:span text:style-name="T44">ʁː ʁʷː ʢː mː nː </text:span><text:span text:style-name="T45">w</text:span><text:span text:style-name="T44">ː lː lˤː rː rˤː jː</text:span><text:span text:style-name="T4">/ (All, including some that don’t have singleton counterparts)</text:span></text:p>
      <text:p text:style-name="P4"><text:span text:style-name="T3">Voicing contrasts:</text:span><text:span text:style-name="T4"> Obstruents</text:span></text:p>
      <text:p text:style-name="P4"><text:span text:style-name="T3">Places:</text:span><text:span text:style-name="T4"> Bilabial, Labiodental, Dental, Palato-alveolar, Velar, Uvular, Pharyngeal, Glottal</text:span></text:p>
      <text:p text:style-name="P4"><text:span text:style-name="T3">Manners:</text:span><text:span text:style-name="T4"> Stop, Fricative, Nasal, Trill, Central approximant, Lateral approximant</text:span></text:p>
      <text:p text:style-name="P4"><text:span text:style-name="T3">N elaborations:</text:span><text:span text:style-name="T4"> 7</text:span></text:p>
      <text:p text:style-name="P4"><text:span text:style-name="T3">Elaborations:</text:span><text:span text:style-name="T4"> Voiced fricatives/affricates, Labiodental, Palato-alveolar, Uvular, Pharyngeal, Labialization, Pharyngealization</text:span></text:p>
      <text:p text:style-name="P4"><text:span text:style-name="T3">V phoneme inventory:</text:span><text:span text:style-name="T4"> </text:span><text:span text:style-name="T14">/</text:span><text:span text:style-name="T56">i a u</text:span><text:span text:style-name="T14">/</text:span></text:p>
      <text:p text:style-name="P4"><text:span text:style-name="T3">N vowel qualities:</text:span><text:span text:style-name="T4"> 3</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All consonants have short/long counterparts except for /</text:span><text:span text:style-name="T48">q</text:span><text:span text:style-name="T44">ː </text:span><text:span text:style-name="T48">q</text:span><text:span text:style-name="T44">ʷː</text:span><text:span text:style-name="T45"> </text:span><text:span text:style-name="T44">ʒːˤ</text:span><text:span text:style-name="T4">/, which are analyzed by Ridouane as long. /</text:span><text:span text:style-name="T44">nˤ ʃˤ</text:span><text:span text:style-name="T4">/ are extremely marginal, according to Ridouane.</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 </text:span><text:span text:style-name="T4">(C)V(C)</text:span><text:span text:style-name="T3"> </text:span><text:span text:style-name="T4">(Dell &amp; Elmedlouai 2002, Ridouane 2008)</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sal, Liquid, Obstruent</text:span></text:p>
      <text:p text:style-name="P9"><text:span text:style-name="T3">Size of </text:span><text:span text:style-name="T21">maximal word</text:span><text:span text:style-name="T3">-marginal sequences with syllabic obstruents:</text:span><text:span text:style-name="T8"> ? (words without vowels)</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Both</text:span></text:p>
      <text:p text:style-name="P4"><text:span text:style-name="T3">Onset restrictions: </text:span><text:span text:style-name="T4">None for simple onsets.</text:span></text:p>
      <text:p text:style-name="P4"><text:span text:style-name="T3">Coda restrictions:</text:span><text:span text:style-name="T4"> Unclear.</text:span></text:p>
      <text:p text:style-name="P4"><text:soft-page-break/><text:span text:style-name="T3">Notes: </text:span><text:span text:style-name="T4">Dell &amp; Elmedlaoui propose (C)V(C) structure with consonantal nuclei allowed. Puech &amp; Louali (1999) present experimental acoustic and perceptual data which suggest biconsonantal onsets, at least; Ridouane (2008) argues against this using a variety of phonetic experiments and phonological processes. Regardless of the analysis of syllable structure, the phonetic patterns have long sequences of consonants (including obstruents) word-initially, medially, and finally, and therefore fits our definition of Highly Complex.</text:span></text:p>
      <text:p text:style-name="P6"/>
      <text:p text:style-name="P4"><text:span text:style-name="T7">Suprasegmentals</text:span></text:p>
      <text:p text:style-name="P4"><text:span text:style-name="T3">Tone:</text:span><text:span text:style-name="T8"> No</text:span></text:p>
      <text:p text:style-name="P4"><text:span text:style-name="T3">Word stress:</text:span><text:span text:style-name="T8"> No</text:span></text:p>
      <text:p text:style-name="P4"><text:span text:style-name="T3">Stress placement:</text:span><text:span text:style-name="T8"> Fix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nstrumental), Intensity (instrumental)</text:span></text:p>
      <text:p text:style-name="P4"><text:span text:style-name="T3">Notes: </text:span><text:span text:style-name="T17">Gordon &amp; Nafi (2012)</text:span><text:span text:style-name="T8"> argue for word-level stress, but Roettger et al. (2015) show evidence that it is a phrase-level phenomenon.</text:span></text:p>
      <text:p text:style-name="P5"/>
      <text:p text:style-name="P4"><text:span text:style-name="T7">Vowel reduction processes</text:span></text:p>
      <text:p text:style-name="P4"><text:span text:style-name="T3">shi-R1</text:span><text:span text:style-name="T4">: Vowels are shortened preceding a geminate consonant (Dell &amp; Elmedlouai 2002).</text:span></text:p>
      <text:p text:style-name="P5"/>
      <text:p text:style-name="P4"><text:span text:style-name="T7">Consonant allophony processes</text:span></text:p>
      <text:p text:style-name="Body"><text:span text:style-name="T4">(none reported)</text:span></text:p>
      <text:p text:style-name="P5"/>
      <text:p text:style-name="P4"><text:span text:style-name="T7">Morphology</text:span></text:p>
      <text:p text:style-name="P4"><text:span text:style-name="T3">Text:</text:span><text:span text:style-name="T8"> “The north wind and the sun” (Ridouane 2014: 219)</text:span></text:p>
      <text:p text:style-name="P4"><text:span text:style-name="T3">Synthetic index: </text:span><text:span text:style-name="T8">1.9 morphemes/word (144 morphemes, 76 words)</text:span></text:p>
      <text:p text:style-name="P5"/>
      <text:p text:style-name="P4"/>
      <text:p text:style-name="P10"><text:span text:style-name="T3">[spl] </text:span><text:span text:style-name="T11"><text:tab/></text:span><text:span text:style-name="T35">Selepet</text:span><text:span text:style-name="T12"><text:tab/></text:span><text:span text:style-name="T4">Nuclear Trans New Guinea, </text:span><text:span text:style-name="T5">Finisterre-Huon</text:span><text:span text:style-name="T4"> (Papua New Guinea)</text:span></text:p>
      <text:p text:style-name="P5"/>
      <text:p text:style-name="P4"><text:span text:style-name="T3">References consulted: </text:span><text:span text:style-name="T4">McElhanon (1970)</text:span></text:p>
      <text:p text:style-name="P5"/>
      <text:p text:style-name="P4"><text:span text:style-name="T7">Sound inventory</text:span></text:p>
      <text:p text:style-name="P4"><text:span text:style-name="T3">C phoneme inventory:</text:span><text:span text:style-name="T4"> /</text:span><text:span text:style-name="T42">p </text:span><text:span text:style-name="T67">m</text:span><text:span text:style-name="T44">b t̪ </text:span><text:span text:style-name="T67">n̪</text:span><text:span text:style-name="T44">d̪ k </text:span><text:span text:style-name="T67">ŋ</text:span><text:span text:style-name="T44">ɡ </text:span><text:span text:style-name="T48">s h m n</text:span><text:span text:style-name="T44">̪ ŋ l ɾ w j</text:span><text:span text:style-name="T4">/</text:span></text:p>
      <text:p text:style-name="P4"><text:span text:style-name="T3">N consonant phonemes:</text:span><text:span text:style-name="T4"> 15</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Alveolar, Velar, Glottal</text:span></text:p>
      <text:p text:style-name="P4"><text:span text:style-name="T3">Manners:</text:span><text:span text:style-name="T4"> Stops, Fricative, Nasal, Flap/Tap, Central approximant, Lateral approximant</text:span></text:p>
      <text:p text:style-name="P4"><text:span text:style-name="T3">N elaborations:</text:span><text:span text:style-name="T4"> 1</text:span></text:p>
      <text:p text:style-name="P4"><text:span text:style-name="T3">Elaborations:</text:span><text:span text:style-name="T4"> Prenasalization</text:span></text:p>
      <text:p text:style-name="P4"><text:span text:style-name="T3">V phoneme inventory:</text:span><text:span text:style-name="T4"> /</text:span><text:span text:style-name="T56">i e a </text:span><text:span text:style-name="T44">ɔ </text:span><text:span text:style-name="T56">o u</text:span><text:span text:style-name="T4">/</text:span></text:p>
      <text:p text:style-name="P4"><text:span text:style-name="T3">N vowel qualities:</text:span><text:span text:style-name="T4"> 6</text:span></text:p>
      <text:p text:style-name="P4"><text:span text:style-name="T3">Diphthongs or vowel sequences:</text:span><text:span text:style-name="T4"> Diphthongs /</text:span><text:span text:style-name="T45">ii ie ia i</text:span><text:span text:style-name="T44">ɔ</text:span><text:span text:style-name="T45"> io iu ei eu ai ae ao au </text:span><text:span text:style-name="T44">ɔ</text:span><text:span text:style-name="T45">i </text:span><text:span text:style-name="T44">ɔ</text:span><text:span text:style-name="T45">e </text:span><text:span text:style-name="T44">ɔ</text:span><text:span text:style-name="T45">o </text:span><text:span text:style-name="T44">ɔ</text:span><text:span text:style-name="T45">u oi oe ou ui ue ua u</text:span><text:span text:style-name="T44">ɔ</text:span><text:span text:style-name="T45"> uo uu</text:span><text:span text:style-name="T4">/</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Prenasalization in voiced stops is weak in initial position, but always prenasalized intervocalically, so I take this variant to be phoneme label. No significant difference in length between simple and complex nuclei.</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 </text:span><text:span text:style-name="T4">(C)V(C) (McElhanon 1970: 14-18)</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Vowel sequence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4"><text:span text:style-name="T3">Coda restrictions:</text:span><text:span text:style-name="T4"> Only voiceless stops and nasals occur.</text:span></text:p>
      <text:p text:style-name="P5"><text:soft-page-break/></text:p>
      <text:p text:style-name="P4"><text:span text:style-name="T7">Suprasegmentals</text:span></text:p>
      <text:p text:style-name="P4"><text:span text:style-name="T3">Tone:</text:span><text:span text:style-name="T8"> Not reported</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Intensity (impressionistic)</text:span></text:p>
      <text:p text:style-name="P5"/>
      <text:p text:style-name="P4"><text:span text:style-name="T7">Vowel reduction processes</text:span></text:p>
      <text:p text:style-name="P4"><text:span text:style-name="T3">spl-R1</text:span><text:span text:style-name="T4">: Unstressed syllables or vowels in postnuclear slope (in phrases) tend to elision nearer the nucleus (McElhanon 1970: 6).</text:span></text:p>
      <text:p text:style-name="P4"><text:span text:style-name="T3">spl-R2: </text:span><text:span text:style-name="T4">Length of syllables or vowels decreases nearer the nucleus in the prenuclear slope (in phrases) (McElhanon 1970: 6).</text:span></text:p>
      <text:p text:style-name="P6"/>
      <text:p text:style-name="P4"><text:span text:style-name="T7">Consonant allophony processes</text:span></text:p>
      <text:p text:style-name="Body"><text:span text:style-name="T3">spl-C1: </text:span><text:span text:style-name="T8">A palatal glide may be realized as a palatal alveolar fricative [</text:span><text:span text:style-name="T58">zʲ</text:span><text:span text:style-name="T8">]~[</text:span><text:span text:style-name="T58">sʲ</text:span><text:span text:style-name="T8">] word-initially preceding /</text:span><text:span text:style-name="T47">i</text:span><text:span text:style-name="T8">/ (McElhanon 1970).</text:span></text:p>
      <text:p text:style-name="Body"><text:span text:style-name="T3">spl-C2: </text:span><text:span text:style-name="T8">A palatal glide may be realized as a palatal alveolar fricative [</text:span><text:span text:style-name="T58">zʲ</text:span><text:span text:style-name="T8">]~[</text:span><text:span text:style-name="T58">sʲ</text:span><text:span text:style-name="T8">] when following a consonant (McElhanon 1970).</text:span></text:p>
      <text:p text:style-name="P5"/>
      <text:p text:style-name="P4"><text:span text:style-name="T7">Morphology</text:span></text:p>
      <text:p text:style-name="P4"><text:span text:style-name="T4">(adequate texts unavailable)</text:span></text:p>
      <text:p text:style-name="P5"/>
      <text:p text:style-name="P4"/>
      <text:p text:style-name="P10"><text:span text:style-name="T3">[svs] </text:span><text:span text:style-name="T11"><text:tab/></text:span><text:span text:style-name="T35">Savosavo</text:span><text:span text:style-name="T12"><text:tab/></text:span><text:span text:style-name="T4">isolate (Solomon Islands)</text:span></text:p>
      <text:p text:style-name="P5"/>
      <text:p text:style-name="P4"><text:span text:style-name="T3">References consulted: </text:span><text:span text:style-name="T4">Wegener (2008)</text:span></text:p>
      <text:p text:style-name="P5"/>
      <text:p text:style-name="P4"><text:span text:style-name="T7">Sound inventory</text:span></text:p>
      <text:p text:style-name="P4"><text:span text:style-name="T3">C phoneme inventory:</text:span><text:span text:style-name="T4"> /</text:span><text:span text:style-name="T42">p </text:span><text:span text:style-name="T67">m</text:span><text:span text:style-name="T45">b t </text:span><text:span text:style-name="T67">n</text:span><text:span text:style-name="T44">d </text:span><text:span text:style-name="T67">ɲ</text:span><text:span text:style-name="T44">ɟ k </text:span><text:span text:style-name="T67">ŋ</text:span><text:span text:style-name="T44">ɡ m n ɲ ŋ s z r l β̞ ɰ</text:span><text:span text:style-name="T4">/</text:span></text:p>
      <text:p text:style-name="P4"><text:span text:style-name="T3">N consonant phonemes:</text:span><text:span text:style-name="T4"> 17</text:span></text:p>
      <text:p text:style-name="P4"><text:span text:style-name="T3">Geminates:</text:span><text:span text:style-name="T4"> N/A</text:span></text:p>
      <text:p text:style-name="P4"><text:span text:style-name="T3">Voicing contrasts:</text:span><text:span text:style-name="T4"> Obstruent</text:span></text:p>
      <text:p text:style-name="P4"><text:span text:style-name="T3">Places:</text:span><text:span text:style-name="T4"> Bilabials, Alveolar, Palatal, Velar</text:span></text:p>
      <text:p text:style-name="P4"><text:span text:style-name="T3">Manners:</text:span><text:span text:style-name="T4"> Stop, Fricative, Nasal, Trill, Central Approximant, Lateral Approximant</text:span></text:p>
      <text:p text:style-name="P4"><text:span text:style-name="T3">N elaborations:</text:span><text:span text:style-name="T4"> 2</text:span></text:p>
      <text:p text:style-name="P4"><text:span text:style-name="T3">Elaborations:</text:span><text:span text:style-name="T4"> Voiced fricatives/affricates, Prenasalization</text:span></text:p>
      <text:p text:style-name="P4"><text:span text:style-name="T3">V phoneme inventory:</text:span><text:span text:style-name="T4"> /</text:span><text:span text:style-name="T45">i e a o u</text:span><text:span text:style-name="T4">/</text:span></text:p>
      <text:p text:style-name="P4"><text:span text:style-name="T3">N vowel qualities:</text:span><text:span text:style-name="T4"> 5</text:span></text:p>
      <text:p text:style-name="P4"><text:span text:style-name="T3">Diphthongs or vowel sequences:</text:span><text:span text:style-name="T4"> Diphthong /</text:span><text:span text:style-name="T45">ai</text:span><text:span text:style-name="T4">/</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one</text:span></text:p>
      <text:p text:style-name="P4"><text:span text:style-name="T3">Notes:</text:span><text:span text:style-name="T4"> Prenasalized stops have both plain voiced and prenasalized allophones, but latter much more frequent. /</text:span><text:span text:style-name="T45">ai</text:span><text:span text:style-name="T4">/ combination is diphthong in some cases, disyllabic vowel sequence in others (Wegener 2008: 22).</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text:span><text:span text:style-name="T3"> </text:span><text:span text:style-name="T4">(Wegener 2008: 23-4)</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All consonants occur.</text:span></text:p>
      <text:p text:style-name="P5"/>
      <text:p text:style-name="P4"><text:soft-page-break/><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 Pitch (instrumental), Intensity (instrumental)</text:span></text:p>
      <text:p text:style-name="P4"><text:span text:style-name="T3">Notes: </text:span><text:span text:style-name="T4">Only pitch and intensity instrumentally confirmed as correlates of stress, and then only qualitatively in</text:span><text:span text:style-name="T14"> P</text:span><text:span text:style-name="T4">raat. Pitch only sometimes a correlate of stress (p. 24).</text:span></text:p>
      <text:p text:style-name="P5"/>
      <text:p text:style-name="P4"><text:span text:style-name="T7">Vowel reduction processes</text:span></text:p>
      <text:p text:style-name="P4"><text:span text:style-name="T4">(none reported)</text:span></text:p>
      <text:p text:style-name="P5"/>
      <text:p text:style-name="P4"><text:span text:style-name="T7">Consonant allophony processes</text:span></text:p>
      <text:p text:style-name="Body"><text:span text:style-name="T3">svs-C1: </text:span><text:span text:style-name="T8">An alveolar trill may be realized as a flap in rapid speech (Wegener 2010: 17).</text:span></text:p>
      <text:p text:style-name="P5"/>
      <text:p text:style-name="P4"><text:span text:style-name="T7">Morphology</text:span></text:p>
      <text:p text:style-name="P4"><text:span text:style-name="T3">Text:</text:span><text:span text:style-name="T8"> “Koi polupolu” (lines 1-46, Wegener 2008: 331-336)</text:span></text:p>
      <text:p text:style-name="P4"><text:span text:style-name="T3">Synthetic index: </text:span><text:span text:style-name="T8">1.6 morphemes/word (630 morphemes, 396 words)</text:span></text:p>
      <text:p text:style-name="P5"/>
      <text:p text:style-name="P5"/>
      <text:p text:style-name="P5"/>
      <text:p text:style-name="P5"/>
      <text:p text:style-name="P4"/>
      <text:p text:style-name="P10"><text:span text:style-name="T3">[sxr] </text:span><text:span text:style-name="T11"><text:tab/></text:span><text:span text:style-name="T35">Saaroa<text:tab/></text:span><text:span text:style-name="T12"><text:tab/></text:span><text:span text:style-name="T4">Austronesian, </text:span><text:span text:style-name="T5">Tsouic</text:span><text:span text:style-name="T4"> (Taiwan)</text:span></text:p>
      <text:p text:style-name="P5"/>
      <text:p text:style-name="P4"><text:span text:style-name="T3">References consulted: </text:span><text:span text:style-name="T4">Pan (2012)</text:span></text:p>
      <text:p text:style-name="P5"/>
      <text:p text:style-name="P4"><text:span text:style-name="T7">Sound inventory</text:span></text:p>
      <text:p text:style-name="P4"><text:span text:style-name="T3">C phoneme inventory:</text:span><text:span text:style-name="T4"> /</text:span><text:span text:style-name="T44">p t k ʔ t͡s v s m n ŋ ɾ r ɬ</text:span><text:span text:style-name="T4">/</text:span></text:p>
      <text:p text:style-name="P4"><text:span text:style-name="T3">N consonant phonemes:</text:span><text:span text:style-name="T4"> 13</text:span></text:p>
      <text:p text:style-name="P4"><text:span text:style-name="T3">Geminates:</text:span><text:span text:style-name="T4"> N/A</text:span></text:p>
      <text:p text:style-name="P4"><text:span text:style-name="T3">Voicing contrasts: </text:span><text:span text:style-name="T4">None</text:span></text:p>
      <text:p text:style-name="P4"><text:span text:style-name="T3">Places: </text:span><text:span text:style-name="T4">Bilabial, Labiodental, Alveolar, Velar, Glottal</text:span></text:p>
      <text:p text:style-name="P4"><text:span text:style-name="T3">Manners:</text:span><text:span text:style-name="T4"> Stop, Affricate, Fricative, Nasal, Flap/tap, Trill, Lateral fricative</text:span></text:p>
      <text:p text:style-name="P4"><text:span text:style-name="T3">N elaborations:</text:span><text:span text:style-name="T4"> 2</text:span></text:p>
      <text:p text:style-name="P4"><text:span text:style-name="T3">Elaborations:</text:span><text:span text:style-name="T4"> Voiced fricatives/affricates, Labiodental</text:span></text:p>
      <text:p text:style-name="P4"><text:span text:style-name="T3">V phoneme inventory:</text:span><text:span text:style-name="T4"> /</text:span><text:span text:style-name="T44">i ɨ a u iː ɨː aː uː</text:span><text:span text:style-name="T4">/</text:span></text:p>
      <text:p text:style-name="P4"><text:span text:style-name="T3">N vowel qualities:</text:span><text:span text:style-name="T4"> 4</text:span></text:p>
      <text:p text:style-name="P4"><text:span text:style-name="T3">Diphthongs or vowel sequences:</text:span><text:span text:style-name="T4"> None</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b t͡ɕ d͡z ɡ</text:span><text:span text:style-name="T4">/ occur in Japanese loans, /</text:span><text:span text:style-name="T44">pʰ tʰ t͡sʰ</text:span><text:span text:style-name="T4">/ in Mandarin loans, /</text:span><text:span text:style-name="T44">kʰ</text:span><text:span text:style-name="T4">/ in Southern Min loans, and /</text:span><text:span text:style-name="T45">h</text:span><text:span text:style-name="T4">/ in Bunun loans.</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C) (Pan 2012: 32-33)</text:span></text:p>
      <text:p text:style-name="P9"><text:span text:style-name="T3">Size of maximal onset:</text:span><text:span text:style-name="T8"> 1</text:span></text:p>
      <text:p text:style-name="P9"><text:span text:style-name="T3">Size of </text:span><text:span text:style-name="T19">maximal coda</text:span><text:span text:style-name="T3">: </text:span><text:span text:style-name="T8">1</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 </text:span><text:span text:style-name="T8">Short vowels, Long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None</text:span></text:p>
      <text:p text:style-name="P4"><text:span text:style-name="T3">Coda restrictions:</text:span><text:span text:style-name="T4"> /m n/</text:span></text:p>
      <text:p text:style-name="P4"><text:soft-page-break/><text:span text:style-name="T3">Notes:</text:span><text:span text:style-name="T4"> There are only two native words which have invariant codas, one word-final and one word-medial (Pan 2012: 32f).</text:span></text:p>
      <text:p text:style-name="P5"/>
      <text:p text:style-name="P4"><text:span text:style-name="T7">Suprasegmentals</text:span></text:p>
      <text:p text:style-name="P4"><text:span text:style-name="T3">Tone:</text:span><text:span text:style-name="T8"> No</text:span></text:p>
      <text:p text:style-name="P4"><text:span text:style-name="T3">Word stress: </text:span><text:span text:style-name="T8">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Pitch (impressionistic), Intensity (impressionistic)</text:span></text:p>
      <text:p text:style-name="P5"/>
      <text:p text:style-name="P4"><text:span text:style-name="T7">Vowel reduction processes</text:span></text:p>
      <text:p text:style-name="P4"><text:span text:style-name="T3">sxr-R1: </text:span><text:span text:style-name="T4">Unstressed high vowels /</text:span><text:span text:style-name="T44">i ɨ u</text:span><text:span text:style-name="T4">/ are typically deleted in normal and rapid speech word-finally following /</text:span><text:span text:style-name="T44">ŋ</text:span><text:span text:style-name="T4">/ (Pan 2012: 38).</text:span></text:p>
      <text:p text:style-name="P4"><text:span text:style-name="T3">sxr-R2: </text:span><text:span text:style-name="T4">Unstressed high central vowel /</text:span><text:span text:style-name="T45">ɨ</text:span><text:span text:style-name="T4">/ is typically deleted word-finally following /</text:span><text:span text:style-name="T45">m</text:span><text:span text:style-name="T4">/ (Pan 2012: 39).</text:span></text:p>
      <text:p text:style-name="P5"/>
      <text:p text:style-name="P4"><text:span text:style-name="T7">Consonant allophony processes</text:span></text:p>
      <text:p text:style-name="Body"><text:span text:style-name="T3">sxr-C1:</text:span><text:span text:style-name="T8"> Alveolar fricative and affricate /</text:span><text:span text:style-name="T47">s t</text:span><text:span text:style-name="T58">͡s</text:span><text:span text:style-name="T8">/ are realized as palato-alveolar preceding high front vowel /</text:span><text:span text:style-name="T47">i</text:span><text:span text:style-name="T8">/ (Pan 2012: 28).</text:span></text:p>
      <text:p text:style-name="P5"/>
      <text:p text:style-name="P4"><text:span text:style-name="T7">Morphology</text:span></text:p>
      <text:p text:style-name="P4"><text:span text:style-name="T3">Text:</text:span><text:span text:style-name="T8"> “Extract from text 1: Introducing myself and my children,” “Extract from test 2: Daily life of the past,” “Extract from text 3: How to make a mat,” “Extract from text 4: How to make sticky rice cakes” (Pan 2012: 365-372)</text:span></text:p>
      <text:p text:style-name="P4"><text:span text:style-name="T3">Synthetic index: </text:span><text:span text:style-name="T8">1.7 morphemes/word (493 morphemes, 288 words)</text:span></text:p>
      <text:p text:style-name="P10"><text:span text:style-name="T3">[tbi] </text:span><text:span text:style-name="T11"><text:tab/></text:span><text:span text:style-name="T35">Gaam</text:span><text:span text:style-name="T12"><text:tab/></text:span><text:span text:style-name="T4">Eastern Jebel (Sudan)</text:span></text:p>
      <text:p text:style-name="P5"/>
      <text:p text:style-name="P4"><text:span text:style-name="T3">References consulted: </text:span><text:span text:style-name="T4">Bender (1983), Crewe (1975), Stirtz (2011)</text:span></text:p>
      <text:p text:style-name="P5"/>
      <text:p text:style-name="P4"><text:span text:style-name="T7">Sound inventory</text:span></text:p>
      <text:p text:style-name="P4"><text:span text:style-name="T3">C phoneme inventory:</text:span><text:span text:style-name="T4"> /</text:span><text:span text:style-name="T45">p b t</text:span><text:span text:style-name="T44">̪ d̪ </text:span><text:span text:style-name="T45">t d c </text:span><text:span text:style-name="T44">ɟ k ɡ f s m n ɲ ŋ l ɾ w ð̞ j</text:span><text:span text:style-name="T4">/</text:span></text:p>
      <text:p text:style-name="P4"><text:span text:style-name="T3">N consonant phonemes:</text:span><text:span text:style-name="T4"> 21</text:span></text:p>
      <text:p text:style-name="P4"><text:span text:style-name="T3">Geminates:</text:span><text:span text:style-name="T4"> /</text:span><text:span text:style-name="T45">f</text:span><text:span text:style-name="T44">ː</text:span><text:span text:style-name="T45"> s</text:span><text:span text:style-name="T44">ː</text:span><text:span text:style-name="T45"> m</text:span><text:span text:style-name="T44">ː</text:span><text:span text:style-name="T45"> n</text:span><text:span text:style-name="T44">ː</text:span><text:span text:style-name="T45"> </text:span><text:span text:style-name="T44">ɲː</text:span><text:span text:style-name="T45"> </text:span><text:span text:style-name="T44">ŋː</text:span><text:span text:style-name="T45"> l</text:span><text:span text:style-name="T44">ː</text:span><text:span text:style-name="T45"> r</text:span><text:span text:style-name="T44">ː</text:span><text:span text:style-name="T4">/ (Some)</text:span></text:p>
      <text:p text:style-name="P4"><text:span text:style-name="T3">Voicing contrasts:</text:span><text:span text:style-name="T4"> Obstruents</text:span></text:p>
      <text:p text:style-name="P4"><text:span text:style-name="T3">Places:</text:span><text:span text:style-name="T4"> Bilabial, Labiodental, Dental, Alveolar, Palatal, Velar</text:span></text:p>
      <text:p text:style-name="P4"><text:span text:style-name="T3">Manners:</text:span><text:span text:style-name="T4"> Stop, Fricative, Nasal, Flap/Tap, Central approximant, Lateral approximant</text:span></text:p>
      <text:p text:style-name="P4"><text:span text:style-name="T3">N elaborations:</text:span><text:span text:style-name="T4"> 1</text:span></text:p>
      <text:p text:style-name="P4"><text:span text:style-name="T3">Elaborations:</text:span><text:span text:style-name="T4"> Labiodental</text:span></text:p>
      <text:p text:style-name="P4"><text:span text:style-name="T3">V phoneme inventory:</text:span><text:span text:style-name="T4"> /</text:span><text:span text:style-name="T44">i ɛ ə a ɔ u</text:span><text:span text:style-name="T45"> </text:span><text:span text:style-name="T44">iː ɛː əː aː ɔː uː</text:span><text:span text:style-name="T4">/</text:span></text:p>
      <text:p text:style-name="P4"><text:span text:style-name="T3">N vowel qualities:</text:span><text:span text:style-name="T4"> 6</text:span></text:p>
      <text:p text:style-name="P4"><text:span text:style-name="T3">Diphthongs or vowel sequences:</text:span><text:span text:style-name="T4"> Vowel sequences /</text:span><text:span text:style-name="T44">ɛɔ aɛ aɔ ɔɛ ɔa iə iu əi əu ui uə</text:span><text:span text:style-name="T4">/</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Geminate /</text:span><text:span text:style-name="T45">f s n </text:span><text:span text:style-name="T44">ɲ ŋ</text:span><text:span text:style-name="T45"> l </text:span><text:span text:style-name="T44">ɾ</text:span><text:span text:style-name="T45"> </text:span><text:span text:style-name="T4">(trill)/ occur in intervocalic position.</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V(C)(C)</text:span><text:span text:style-name="T3"> </text:span><text:span text:style-name="T4">(Stirtz 2011: 36-43)</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 Vowel sequence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Both patterns (Coda)</text:span></text:p>
      <text:p text:style-name="P9"><text:span text:style-name="T3">Morphological pattern of syllabic consonants:</text:span><text:span text:style-name="T8"> N/A</text:span></text:p>
      <text:p text:style-name="P4"><text:span text:style-name="T3">Onset restrictions: </text:span><text:span text:style-name="T4">Apparently none.</text:span></text:p>
      <text:p text:style-name="P4"><text:span text:style-name="T3">Coda restrictions: </text:span><text:span text:style-name="T4">For simple codas, all consonants except /</text:span><text:span text:style-name="T44">ʔ</text:span><text:span text:style-name="T45">, k’, </text:span><text:span text:style-name="T44">d͡ʒ</text:span><text:span text:style-name="T4">/ may occur. Biconsonantal codas occur only word-finally. C</text:span><text:span text:style-name="T64">1</text:span><text:span text:style-name="T4"> is /</text:span><text:span text:style-name="T45">r, l</text:span><text:span text:style-name="T4">/, or nasal. C</text:span><text:span text:style-name="T64">2</text:span><text:span text:style-name="T4"> is an obstruent.</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Unpredictable/Variable</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Intensity (impressionistic)</text:span></text:p>
      <text:p text:style-name="P4"><text:span text:style-name="T3">Notes:</text:span><text:span text:style-name="T8"> In connected speech, stress patterns subject to ‘largely unpredictable rhythmic variation’ (Crewe 1975: 12-13).</text:span></text:p>
      <text:p text:style-name="P5"/>
      <text:p text:style-name="P4"><text:span text:style-name="T7">Vowel reduction processes</text:span></text:p>
      <text:p text:style-name="P4"><text:span text:style-name="T4">(none reported)</text:span></text:p>
      <text:p text:style-name="P6"/>
      <text:p text:style-name="P4"><text:span text:style-name="T7">Consonant allophony processes</text:span></text:p>
      <text:p text:style-name="Body"><text:span text:style-name="T3">tbi-C1: </text:span><text:span text:style-name="T8">Voiced bilabial and palatal stops are realized as approximants intervocalically (Stirtz 2011: 25).</text:span></text:p>
      <text:p text:style-name="Body"><text:span text:style-name="T3">tbi-C2: </text:span><text:span text:style-name="T8">Voiced bilabial and palatal stops and glides are realized as the corresponding vowel when occurring word-finally (Stirtz 2011).</text:span></text:p>
      <text:p text:style-name="P3"/>
      <text:p text:style-name="P6"/>
      <text:p text:style-name="P4"><text:span text:style-name="T7">Morphology</text:span></text:p>
      <text:p text:style-name="P4"><text:span text:style-name="T3">Text:</text:span><text:span text:style-name="T8"> “The goat and the fox,” “The Nyeerma and the fox” (Stirtz 2011: 319-326)</text:span></text:p>
      <text:p text:style-name="P4"><text:span text:style-name="T3">Synthetic index: </text:span><text:span text:style-name="T8">1.5 morphemes/word (503 morphemes, 339 words)</text:span></text:p>
      <text:p text:style-name="P6"/>
      <text:p text:style-name="P4"/>
      <text:p text:style-name="P10"><text:span text:style-name="T3">[teh] </text:span><text:span text:style-name="T11"><text:tab/></text:span><text:span text:style-name="T35">Tehuelche</text:span><text:span text:style-name="T12"><text:tab/></text:span><text:span text:style-name="T4">Chonan, </text:span><text:span text:style-name="T5">Continental Chonan</text:span><text:span text:style-name="T4"> (Argentina)</text:span></text:p>
      <text:p text:style-name="P5"/>
      <text:p text:style-name="P4"><text:span text:style-name="T3">References consulted: </text:span><text:span text:style-name="T4">Fernández Garay (1998), Fernández Garay &amp; Hernández (2006)</text:span></text:p>
      <text:p text:style-name="P5"/>
      <text:p text:style-name="P4"><text:span text:style-name="T7">Sound inventory</text:span></text:p>
      <text:p text:style-name="P4"><text:span text:style-name="T3">C phoneme inventory:</text:span><text:span text:style-name="T4"> /</text:span><text:span text:style-name="T45">p b t</text:span><text:span text:style-name="T44">̪ d̪ k ɡ </text:span><text:span text:style-name="T48">q </text:span><text:span text:style-name="T44">ɢ ʔ p’ t̪’ k’ </text:span><text:span text:style-name="T48">q</text:span><text:span text:style-name="T44">’ t͡ʃ t͡ʃ’ s ʃ </text:span><text:span text:style-name="T48">x </text:span><text:span text:style-name="T44">χ m n l r w j</text:span><text:span text:style-name="T4">/</text:span></text:p>
      <text:p text:style-name="P4"><text:span text:style-name="T3">N consonant phonemes:</text:span><text:span text:style-name="T4"> 25</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Palato-alveolar, Velar, Uvular, Glottal</text:span></text:p>
      <text:p text:style-name="P4"><text:span text:style-name="T3">Manners:</text:span><text:span text:style-name="T4"> Stop, Affricate, Fricative, Nasal, Trill, Central approximant, Lateral approximant</text:span></text:p>
      <text:p text:style-name="P4"><text:span text:style-name="T3">N elaborations:</text:span><text:span text:style-name="T4"> 3</text:span></text:p>
      <text:p text:style-name="P4"><text:span text:style-name="T3">Elaborations:</text:span><text:span text:style-name="T4"> Ejective, Palato-alveolar, Uvular</text:span></text:p>
      <text:p text:style-name="P4"><text:span text:style-name="T3">V phoneme inventory:</text:span><text:span text:style-name="T4"> </text:span><text:span text:style-name="T14">/</text:span><text:span text:style-name="T50">e a o</text:span><text:span text:style-name="T45"> </text:span><text:span text:style-name="T44">eː aː oː</text:span><text:span text:style-name="T14">/</text:span></text:p>
      <text:p text:style-name="P4"><text:span text:style-name="T3">N vowel qualities:</text:span><text:span text:style-name="T4"> 3</text:span></text:p>
      <text:p text:style-name="P4"><text:span text:style-name="T3">Diphthongs or vowel sequences:</text:span><text:span text:style-name="T4"> None</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N/A</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V(C)(C)(C)</text:span><text:span text:style-name="T3"> </text:span><text:span text:style-name="T4">(</text:span><text:span text:style-name="T32">Fern</text:span><text:span text:style-name="T4">á</text:span><text:span text:style-name="T14">ndez Garay 1998: 93-103</text:span><text:span text:style-name="T4">; Fernández Garay &amp; Hernández 2006: 13-14)</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3</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sal, Obstruent</text:span></text:p>
      <text:p text:style-name="P9"><text:span text:style-name="T3">Size of </text:span><text:span text:style-name="T21">maximal word</text:span><text:span text:style-name="T3">-marginal sequences with syllabic obstruents:</text:span><text:span text:style-name="T8"> 3 (initial), &gt;3 (final)</text:span></text:p>
      <text:p text:style-name="P9"><text:span text:style-name="T3">Predictability of syllabic consonants:</text:span><text:span text:style-name="T8"> Phonemic, Predictable from word/consonantal context, or Varies with CV sequence</text:span></text:p>
      <text:p text:style-name="P9"><text:span text:style-name="T3">Morphological constituency of </text:span><text:span text:style-name="T24">maximal syllable</text:span><text:span text:style-name="T3"> margin:</text:span><text:span text:style-name="T8"> Both patterns (Onset, Coda)</text:span></text:p>
      <text:p text:style-name="P9"><text:span text:style-name="T3">Morphological pattern of syllabic consonants:</text:span><text:span text:style-name="T8"> Grammatical items</text:span></text:p>
      <text:p text:style-name="P4"><text:span text:style-name="T3">Onset restrictions:</text:span><text:span text:style-name="T4"> Biconsonantal onsets include /</text:span><text:span text:style-name="T45">pl</text:span><text:span text:style-name="T4">/, /</text:span><text:span text:style-name="T45">k, q</text:span><text:span text:style-name="T4">/+obstruent, and /</text:span><text:span text:style-name="T45">m</text:span><text:span text:style-name="T4">/+consonant.</text:span></text:p>
      <text:p text:style-name="P4"><text:span text:style-name="T3">Coda restrictions:</text:span><text:span text:style-name="T4"> There are no apparent restrictions for biconsonantal codas, which include /</text:span><text:span text:style-name="T44">mʃ pʃ tʃ ʔr lk' rt͡ʃ rn</text:span><text:span text:style-name="T4">/. Triconsonantal clusters include at least /</text:span><text:span text:style-name="T44">ʔʃp</text:span><text:span text:style-name="T45"> mnk rnk </text:span><text:span text:style-name="T44">ʔnk</text:span><text:span text:style-name="T4">/.</text:span></text:p>
      <text:p text:style-name="P4"><text:span text:style-name="T3">Notes:</text:span><text:span text:style-name="T4"> Canonical patterns listed above are for the root morpheme and word levels (Fernández Garay &amp; Hernández explicitly state that triconsonantal clusters occur word-finally, but don’t include this shape in their list). In addition to clusters, Fernández Garay (1998) and Fernández Garay &amp; Hernández (2006) posit syllables of the shape C and CC, which may consist of obstruents (and some other Cs) and correspond to grammatical morphemes. These can be added at word margins to the canonical clusters to form larger sequences of consonants at the “phrase” level, an example being </text:span><text:span text:style-name="T44">k</text:span><text:span text:style-name="T45">-</text:span><text:span text:style-name="T44">t͡ʃaʔʃp</text:span><text:span text:style-name="T45">-</text:span><text:span text:style-name="T44">ʃ</text:span><text:span text:style-name="T45">-</text:span><text:span text:style-name="T44">kn</text:span><text:span text:style-name="T4"> &gt; /</text:span><text:span text:style-name="T44">kt͡ʃaʔʃpʃk</text:span><text:span text:style-name="T45">’</text:span><text:span text:style-name="T44">n</text:span><text:span text:style-name="T4">/ ‘it is being washed’ (2006: 13). Examples throughout the description show maxima of three consonants word/phrase-initially and six consonants word/phrase-finally resulting from affixation processes. The authors state that “this accumulation of consonants is made possible by the development of epenthetic vowels.” These </text:span><text:span text:style-name="T5">supporting vowels</text:span><text:span text:style-name="T4"> play the role of “lubricator” in sequences of consonants and are described as having a neutral vowel quality corresponding to the neutralization of all other vowels (2006: 13). However, in the (1998) reference they are transcribed alternately as [</text:span><text:span text:style-name="T44">ə</text:span><text:span text:style-name="T4">] and [</text:span><text:span text:style-name="T44">ʊ</text:span><text:span text:style-name="T4">], seemingly as a response to the consonantal environment.</text:span></text:p>
      <text:p text:style-name="P6"><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t described</text:span></text:p>
      <text:p text:style-name="P4"><text:span text:style-name="T3">Phonetic correlates of stress: </text:span><text:span text:style-name="T4">Not described</text:span></text:p>
      <text:p text:style-name="P5"/>
      <text:p text:style-name="P4"><text:span text:style-name="T7">Vowel reduction processes</text:span></text:p>
      <text:p text:style-name="P4"><text:span text:style-name="T3">teh-R1:</text:span><text:span text:style-name="T4"> Mid front vowel /</text:span><text:span text:style-name="T45">e</text:span><text:span text:style-name="T4">/ is realized as [</text:span><text:span text:style-name="T44">ə</text:span><text:span text:style-name="T4">] when unstressed (Fernandez Garay 1998: 82).</text:span></text:p>
      <text:p text:style-name="P4"><text:span text:style-name="T3">teh-R2: </text:span><text:span text:style-name="T4">Vowels may be elided in word-internal and word-final (unstressed) syllables. Entire unstressed syllables may delete as well (Fernandez Garay 1998: 104-5).</text:span></text:p>
      <text:p text:style-name="P5"/>
      <text:p text:style-name="P4"><text:span text:style-name="T7">Consonant allophony processes</text:span></text:p>
      <text:p text:style-name="Body"><text:span text:style-name="T3">teh-C1: </text:span><text:span text:style-name="T8">A palatal glide may be realized as a voiced palato-alveolar fricative by some speakers (Fernández Garay 1998: 73).</text:span></text:p>
      <text:p text:style-name="Body"><text:span text:style-name="T3">teh-C2: </text:span><text:span text:style-name="T8">Uvular stops and fricatives are fronted preceding a front vowel (Fernández Garay 1998: 77-78).</text:span></text:p>
      <text:p text:style-name="Body"><text:span text:style-name="T3">Notes: </text:span><text:span text:style-name="T8">There is a great deal of unpredictable allophonic variation due to the obsolescence of the language.</text:span></text:p>
      <text:p text:style-name="P3"/>
      <text:p text:style-name="P4"><text:span text:style-name="T7">Morphology</text:span></text:p>
      <text:p text:style-name="P4"><text:span text:style-name="T3">Text:</text:span><text:span text:style-name="T8"> “Monologo 2,” “Monologo 4” (Fernandez Garay and Hernandez 2006: 269-286)</text:span></text:p>
      <text:p text:style-name="P4"><text:span text:style-name="T3">Synthetic index: </text:span><text:span text:style-name="T8">1.7 morphemes/word (412 morphemes, 249 words)</text:span></text:p>
      <text:p text:style-name="P5"/>
      <text:p text:style-name="P5"/>
      <text:p text:style-name="P5"/>
      <text:p text:style-name="P4"/>
      <text:p text:style-name="P10"><text:span text:style-name="T3">[tel] </text:span><text:span text:style-name="T11"><text:tab/></text:span><text:span text:style-name="T35">Telugu</text:span><text:span text:style-name="T12"><text:tab/><text:tab/></text:span><text:span text:style-name="T4">Dravidian, </text:span><text:span text:style-name="T5">South Dravidian</text:span><text:span text:style-name="T4"> (India)</text:span></text:p>
      <text:p text:style-name="P5"/>
      <text:p text:style-name="P4"><text:span text:style-name="T3">References consulted: </text:span><text:span text:style-name="T4">Kelley (1963), Kostić et al. (1977), Krishnamurti (1998), Bhaskararao &amp; Ray (2017)</text:span></text:p>
      <text:p text:style-name="P5"/>
      <text:p text:style-name="P4"><text:span text:style-name="T7">Sound inventory</text:span></text:p>
      <text:p text:style-name="P4"><text:span text:style-name="T3">C phoneme inventory:</text:span><text:span text:style-name="T4"> /</text:span><text:span text:style-name="T45">p b t</text:span><text:span text:style-name="T44">̪ d̪ ʈ ɖ k ɡ pʰ bʰ d̪ʰ ʈʰ ɖʰ kʰ ɡʰ</text:span><text:span text:style-name="T45"> </text:span><text:span text:style-name="T44">t͡ɕ t͡ɕʰ d͡ʑ d͡ʑʰ f s ʂ ɕ </text:span><text:span text:style-name="T48">x m n </text:span><text:span text:style-name="T44">ɳ </text:span><text:span text:style-name="T48">r l </text:span><text:span text:style-name="T44">ɭ w j</text:span><text:span text:style-name="T4">/</text:span></text:p>
      <text:p text:style-name="P4"><text:span text:style-name="T3">N consonant phonemes:</text:span><text:span text:style-name="T4"> 32</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Alveolar, Retroflex, Alveolo-palatal, Velar</text:span></text:p>
      <text:p text:style-name="P4"><text:span text:style-name="T3">Manners:</text:span><text:span text:style-name="T4"> Stop, Affricate, Fricative, Nasal, Trill, Central approximant, Lateral approximant</text:span></text:p>
      <text:p text:style-name="P4"><text:span text:style-name="T3">N elaborations:</text:span><text:span text:style-name="T4"> 5</text:span></text:p>
      <text:p text:style-name="P4"><text:span text:style-name="T3">Elaborations:</text:span><text:span text:style-name="T4"> Breathy voice, Voiced fricatives/affricates, Post-aspiration, Labiodental, Retroflex</text:span></text:p>
      <text:p text:style-name="P4"><text:span text:style-name="T3">V phoneme inventory:</text:span><text:span text:style-name="T4"> /</text:span><text:span text:style-name="T56">i e a o u</text:span><text:span text:style-name="T45"> </text:span><text:span text:style-name="T44">iː e</text:span><text:span text:style-name="T55">ː æː </text:span><text:span text:style-name="T44">aː oː uː</text:span><text:span text:style-name="T4">/</text:span></text:p>
      <text:p text:style-name="P4"><text:span text:style-name="T3">N vowel qualities:</text:span><text:span text:style-name="T4"> 6</text:span></text:p>
      <text:p text:style-name="P4"><text:span text:style-name="T3">Diphthongs or vowel sequences:</text:span><text:span text:style-name="T4"> Diphthongs /ai au/</text:span></text:p>
      <text:p text:style-name="P4"><text:span text:style-name="T3">Contrastive length:</text:span><text:span text:style-name="T4"> Som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Vowel length distinction for all but /</text:span><text:span text:style-name="T55">æː</text:span><text:span text:style-name="T4">/, which is always long. Place distinctions in consonant inventory from Kostić et al. (1977:191).</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V(C)</text:span><text:span text:style-name="T3"> </text:span><text:span text:style-name="T4">(Kosti</text:span><text:span text:style-name="T14">ć</text:span><text:span text:style-name="T4"> et al. 1977: 199)</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All consonants occur. </text:span></text:p>
      <text:p text:style-name="P4"><text:span text:style-name="T3">Coda restrictions:</text:span><text:span text:style-name="T4"> None? Speaker judgment data suggests that word-medial geminate clusters (e.g. </text:span><text:span text:style-name="T5">pennu</text:span><text:span text:style-name="T4">) are typically syllabified as onset of syllable, while other word-medial CC clusters (e.g. </text:span><text:span text:style-name="T5">gampa</text:span><text:span text:style-name="T4">)</text:span><text:span text:style-name="T14"> </text:span><text:span text:style-name="T4">are split across syllables (Sailaja 1999).</text:span></text:p>
      <text:p text:style-name="P5"><text:soft-page-break/></text:p>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 Consonant Allophony in Unstressed Syllables, Consonant Allophony in 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Not described</text:span></text:p>
      <text:p text:style-name="P6"/>
      <text:p text:style-name="P4"><text:span text:style-name="T7">Vowel reduction processes</text:span></text:p>
      <text:p text:style-name="P4"><text:span text:style-name="T3">tel-R1:</text:span><text:span text:style-name="T4"> A short vowel is lost between two consonants which have the same place of articulation, or of which C</text:span><text:span text:style-name="T64">1</text:span><text:span text:style-name="T4"> is an apical and C</text:span><text:span text:style-name="T64">2</text:span><text:span text:style-name="T4"> is an apical or laminal, or between dentals and affricates (</text:span><text:span text:style-name="T14">Kostić </text:span><text:span text:style-name="T4">et al. 1977: 9).</text:span></text:p>
      <text:p text:style-name="P4"><text:span text:style-name="T3">tel-R2:</text:span><text:span text:style-name="T4"> Long vowels /</text:span><text:span text:style-name="T44">iː aː oː uː</text:span><text:span text:style-name="T4">/ in word-final (and unstressed) position may be reduced to the length of a short vowel (</text:span><text:span text:style-name="T14">Kostić et al. 1977: </text:span><text:span text:style-name="T4">11-52</text:span><text:span text:style-name="T14">)</text:span><text:span text:style-name="T4">.</text:span></text:p>
      <text:p text:style-name="P4"><text:span text:style-name="T3">tel-R3:</text:span><text:span text:style-name="T4"> [</text:span><text:span text:style-name="T44">ə</text:span><text:span text:style-name="T4">] is reported to be an allophone or perhaps free variant of </text:span><text:span text:style-name="T14">/</text:span><text:span text:style-name="T51">a, e</text:span><text:span text:style-name="T14">/</text:span><text:span text:style-name="T4"> but no further description is given as to its distribution (</text:span><text:span text:style-name="T14">Kostić et al. </text:span><text:span text:style-name="T4">1977).</text:span></text:p>
      <text:p text:style-name="P5"/>
      <text:p text:style-name="P4"><text:span text:style-name="T7">Consonant allophony processes</text:span></text:p>
      <text:p text:style-name="Body"><text:span text:style-name="T3">tel-C1: </text:span><text:span text:style-name="T8">A voiceless aspirated stop may be realized as an affricate [</text:span><text:span text:style-name="T47">kx</text:span><text:span text:style-name="T8">] in a stressed syllable (Kostić et al. 1977: 105).</text:span></text:p>
      <text:p text:style-name="Body"><text:span text:style-name="T3">tel-C2: </text:span><text:span text:style-name="T8">Stops are partially fricated in unstressed position (Kostić et al. 1977: 89).</text:span></text:p>
      <text:p text:style-name="Body"><text:span text:style-name="T3">tel-C3: </text:span><text:span text:style-name="T8">Stops are realized as fricatives intervocalically (Krishnamurti 1998: 207).</text:span></text:p>
      <text:p text:style-name="Body"><text:span text:style-name="T3">tel-C4: </text:span><text:span text:style-name="T8">A bilabial stop or nasal varies with a (nasalized) labial glide intervocalically (Krishnamurti 1998: 207, Bhaskararao &amp; Ray 2017: 234).</text:span></text:p>
      <text:p text:style-name="Body"><text:span text:style-name="T3">tel-C5: </text:span><text:span text:style-name="T8">A bilabial stop or nasal is realized as a (nasalized) labial glide word-finally (Krishnamurti 1998: 207, Bhaskararao &amp; Ray 2017: 234).</text:span></text:p>
      <text:p text:style-name="Body"><text:span text:style-name="T3">tel-C6: </text:span><text:span text:style-name="T8">A bilabial stop is realized as a labial glide preceding /</text:span><text:span text:style-name="T47">w s h</text:span><text:span text:style-name="T8">/ (Krishnamurti 1998: 207).</text:span></text:p>
      <text:p text:style-name="Body"><text:span text:style-name="T3">tel-C7: </text:span><text:span text:style-name="T8">In intervocalic position /r/ and /</text:span><text:span text:style-name="T47">ɳ</text:span><text:span text:style-name="T8">/ are realized as taps/flaps (Bhaskararao &amp; Ray 2017: 235).</text:span></text:p>
      <text:p text:style-name="P5"/>
      <text:p text:style-name="P4"><text:span text:style-name="T7">Morphology</text:span></text:p>
      <text:p text:style-name="P4"><text:span text:style-name="T4">(adequate texts unavailable)</text:span></text:p>
      <text:p text:style-name="P5"/>
      <text:p text:style-name="P5"/>
      <text:p text:style-name="P4"/>
      <text:p text:style-name="P10"><text:span text:style-name="T3">[thp] </text:span><text:span text:style-name="T11"><text:tab/></text:span><text:span text:style-name="T35">Thompson</text:span><text:span text:style-name="T12"><text:tab/></text:span><text:span text:style-name="T4">Salishan, </text:span><text:span text:style-name="T5">Interior Salish</text:span><text:span text:style-name="T4"> (Canada)</text:span></text:p>
      <text:p text:style-name="P5"/>
      <text:p text:style-name="P4"><text:span text:style-name="T3">References consulted: </text:span><text:span text:style-name="T4">Koch (2008), Thompson &amp; Thompson (1992, 1996)</text:span></text:p>
      <text:p text:style-name="P5"/>
      <text:p text:style-name="P4"><text:span text:style-name="T7">Sound inventory</text:span></text:p>
      <text:p text:style-name="P4"><text:span text:style-name="T3">C phoneme inventory:</text:span><text:span text:style-name="T4"> /</text:span><text:span text:style-name="T42">p t</text:span><text:span text:style-name="T44">̪ k kʷ </text:span><text:span text:style-name="T48">q q</text:span><text:span text:style-name="T44">ʷ ʔ p’ k’ k’ʷ </text:span><text:span text:style-name="T48">q</text:span><text:span text:style-name="T44">’ </text:span><text:span text:style-name="T48">q</text:span><text:span text:style-name="T44">’ʷ t͡</text:span><text:span text:style-name="T45">s t</text:span><text:span text:style-name="T44">͡ʃ t̪͡ɬ’ t͡s’</text:span><text:span text:style-name="T45"> </text:span><text:span text:style-name="T44">s ʃ </text:span><text:span text:style-name="T48">x x</text:span><text:span text:style-name="T44">ʷ χ χʷ h ɬ̪ m n̪ m’ n̪’ l l’ ð̞ j ɰ w ʢ ʢʷ</text:span><text:span text:style-name="T45"> </text:span><text:span text:style-name="T44">ð̞’ j’ ɰ’ </text:span><text:span text:style-name="T45">w</text:span><text:span text:style-name="T44">’ ʢ’ ʢ’ʷ</text:span><text:span text:style-name="T4">/</text:span></text:p>
      <text:p text:style-name="P4"><text:span text:style-name="T3">N consonant phonemes:</text:span><text:span text:style-name="T4"> 42</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Dental, Alveolar, Palato-alveolar, Velar, Uvular, Glottal </text:span></text:p>
      <text:p text:style-name="P4"><text:span text:style-name="T3">Manners:</text:span><text:span text:style-name="T4"> Stop, Affricate, Fricative, Nasal, Central approximant, Lateral affricate, Lateral fricative, Lateral approximant</text:span></text:p>
      <text:p text:style-name="P4"><text:span text:style-name="T3">N elaborations:</text:span><text:span text:style-name="T4"> 7</text:span></text:p>
      <text:p text:style-name="P4"><text:span text:style-name="T3">Elaborations:</text:span><text:span text:style-name="T4"> Creaky voice, Lateral release, Ejective, Palato-alveolar, Uvular, Pharyngeal, Labialization</text:span></text:p>
      <text:p text:style-name="P4"><text:span text:style-name="T3">V phoneme inventory:</text:span><text:span text:style-name="T4"> /</text:span><text:span text:style-name="T44">i ɪ ɛ ə ʌ a ɔ u</text:span><text:span text:style-name="T4">/</text:span></text:p>
      <text:p text:style-name="P4"><text:span text:style-name="T3">N vowel qualities:</text:span><text:span text:style-name="T4"> 8</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ɰ ɰ’</text:span><text:span text:style-name="T4">/ are exceedingly rare. /</text:span><text:span text:style-name="T44">t̪’</text:span><text:span text:style-name="T4">/ occurs rarely and in apparent loanwords. [</text:span><text:span text:style-name="T44">ɪ</text:span><text:span text:style-name="T4">] varies with [</text:span><text:span text:style-name="T44">ɘ</text:span><text:span text:style-name="T4">], but this phoneme is generally very rare.</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V(C)(C)(C)(C)(C)(C)</text:span><text:span text:style-name="T3"> </text:span><text:span text:style-name="T4">(Thompson &amp; Thompson 1992: 25-43; Thompson &amp; Thompson 1996; Thompson et al. 1996)</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6</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sal, Liquid</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redictable from word/consonantal context</text:span></text:p>
      <text:p text:style-name="P9"><text:span text:style-name="T3">Morphological constituency of </text:span><text:span text:style-name="T24">maximal syllable</text:span><text:span text:style-name="T3"> margin:</text:span><text:span text:style-name="T8"> Morphologically Complex (Onset, Coda)</text:span></text:p>
      <text:p text:style-name="P9"><text:span text:style-name="T3">Morphological pattern of syllabic consonants:</text:span><text:span text:style-name="T8"> Lexical items (Liquid), Both (Nasal)</text:span></text:p>
      <text:p text:style-name="P4"><text:span text:style-name="T3">Onset restrictions:</text:span><text:span text:style-name="T4"> Apparently all Cs may occur initially. Biconsonantal onsets include /</text:span><text:span text:style-name="T44">kɬ</text:span><text:span text:style-name="T45">,</text:span><text:span text:style-name="T48"> q</text:span><text:span text:style-name="T44">ʷn</text:span><text:span text:style-name="T45">,</text:span><text:span text:style-name="T44"> sxʷ</text:span><text:span text:style-name="T45">,</text:span><text:span text:style-name="T44"> st͡ɬ</text:span><text:span text:style-name="T45">’,</text:span><text:span text:style-name="T44"> t͡skʷ</text:span><text:span text:style-name="T45">’</text:span><text:span text:style-name="T4">/. Triconsonantal onsets include /</text:span><text:span text:style-name="T44">nsʔ, sχð̞</text:span><text:span text:style-name="T60">, spt, st</text:span><text:span text:style-name="T44">͡s</text:span><text:span text:style-name="T45">’k</text:span><text:span text:style-name="T4">/.</text:span></text:p>
      <text:p text:style-name="P4"><text:span text:style-name="T3">Coda restrictions:</text:span><text:span text:style-name="T4"> Unclear if all Cs occur in codas. Biconsonantal codas quite varied, include /</text:span><text:span text:style-name="T44">mxʷ ʃ</text:span><text:span text:style-name="T48">t q</text:span><text:span text:style-name="T44">ʷm ʔt</text:span><text:span text:style-name="T4">/. Triconsonantal codas include /</text:span><text:span text:style-name="T44">xʷ</text:span><text:span text:style-name="T60">kt x</text:span><text:span text:style-name="T44">ʷst͡</text:span><text:span text:style-name="T45">s pst</text:span><text:span text:style-name="T44">͡s kst</text:span><text:span text:style-name="T45"> </text:span><text:span text:style-name="T44">t͡s</text:span><text:span text:style-name="T45">ms</text:span><text:span text:style-name="T4">/. Six-consonant codas include obstruent-only sequences such as /</text:span><text:span text:style-name="T44">ɬ</text:span><text:span text:style-name="T51">qsxtx</text:span><text:span text:style-name="T44">ʷ</text:span><text:span text:style-name="T4">/.</text:span></text:p>
      <text:p text:style-name="P4"><text:soft-page-break/><text:span text:style-name="T3">Notes:</text:span><text:span text:style-name="T4"> Canonical syllable patterns not explicitly stated, but based on examples given. Authors state that sequences of six obstruents “not uncommon” (1992: 25). Authors analyze some clusters as having underlying vowels intervening between consonants. As far as I can tell from the description, unstressed underlying vowels do not occur in actual production unless explicitly transcribed in the surface form. Coda clusters larger than six have been observed, however, example is transcribed with optional intervening schwa (</text:span><text:span text:style-name="T5">n</text:span><text:span text:style-name="T33">í</text:span><text:span text:style-name="T53">k</text:span><text:span text:style-name="T46">’</text:span><text:span text:style-name="T53">kstkpt͡ɬ</text:span><text:span text:style-name="T46">’(</text:span><text:span text:style-name="T53">ə</text:span><text:span text:style-name="T46">)</text:span><text:span text:style-name="T53">ɬ</text:span><text:span text:style-name="T4"> ‘you people already got your hands cut’, 1992:25). “Study of the grammatical system shows that such words [with long obstruent sequences] are made up of strings of meaningful subparts, morphemes, many of which have vowels when they fall under stress. But each word has just a single main stress, and vowels mostly drop out of the unstressed morphemes.” (Thompson et al 1996: 612)</text:span></text:p>
      <text:p text:style-name="P6"/>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 Consonant Allophony in Unstressed Syllables, Consonant Allophony in Stressed Syllables</text:span></text:p>
      <text:p text:style-name="P4"><text:span text:style-name="T3">Differences in phonological properties of stressed and unstressed syllables:</text:span><text:span text:style-name="T8"> Vowel Quality Contrasts</text:span></text:p>
      <text:p text:style-name="P4"><text:span text:style-name="T3">Phonetic correlates of stress: </text:span><text:span text:style-name="T4">Vowel duration (instrumental), Pitch (instrumental), Intensity (instrumental)</text:span></text:p>
      <text:p text:style-name="P5"/>
      <text:p text:style-name="P4"><text:span text:style-name="T7">Vowel reduction processes</text:span></text:p>
      <text:p text:style-name="P4"><text:span text:style-name="T3">thp-R1: </text:span><text:span text:style-name="T4">High vowels /</text:span><text:span text:style-name="T45">i u</text:span><text:span text:style-name="T4">/ are nearly always realized as [</text:span><text:span text:style-name="T44">ə</text:span><text:span text:style-name="T4">] when preceding the main stress, except for when /</text:span><text:span text:style-name="T45">u</text:span><text:span text:style-name="T4">/ occurs between two velar consonants (Thompson &amp; Thompson 1992: 32).</text:span></text:p>
      <text:p text:style-name="P4"><text:span text:style-name="T3">thp-R2:</text:span><text:span text:style-name="T4"> In allegro speech, unstressed /</text:span><text:span text:style-name="T44">i ɪ ɛ </text:span><text:span text:style-name="T50">a o u</text:span><text:span text:style-name="T4">/ tend to be realized as [</text:span><text:span text:style-name="T44">ə</text:span><text:span text:style-name="T4">] (Thompson &amp; Thompson 1992: 45).</text:span></text:p>
      <text:p text:style-name="P4"><text:span text:style-name="T3">thp-R3</text:span><text:span text:style-name="T4">: In allegro speech, unstressed /</text:span><text:span text:style-name="T44">ə</text:span><text:span text:style-name="T4">/ is deleted between obstruents (Thompson &amp; Thompson 1992: 45).</text:span></text:p>
      <text:p text:style-name="P4"><text:span text:style-name="T3">thp-R4:</text:span><text:span text:style-name="T4"> Unstressed /</text:span><text:span text:style-name="T44">ʌ</text:span><text:span text:style-name="T4">/ is reduced to [</text:span><text:span text:style-name="T44">ə</text:span><text:span text:style-name="T4">] (Thompson &amp; Thompson 1992: 45).</text:span></text:p>
      <text:p text:style-name="P4"><text:span text:style-name="T3">thp-R5:</text:span><text:span text:style-name="T4"> In allegro speech, stressed /</text:span><text:span text:style-name="T45">a, o</text:span><text:span text:style-name="T4">/ and sometimes /</text:span><text:span text:style-name="T44">ɛ</text:span><text:span text:style-name="T4">/ are frequently replaced by [</text:span><text:span text:style-name="T44">ʌ</text:span><text:span text:style-name="T4">] (Thompson &amp; Thompson 1992: 46).</text:span></text:p>
      <text:p text:style-name="P5"/>
      <text:p text:style-name="P4"><text:span text:style-name="T4">The processes below have quite a few phonological and some morphological complications, and their productivity is unclear. I have not included them as phonetically- or phonologically-conditioned vowel reduction in my analysis, but they should be noted:</text:span></text:p>
      <text:p text:style-name="P4"><text:span text:style-name="T3">thp-R6:</text:span><text:span text:style-name="T4"> Most post-tonic vowels are deleted (Thompson &amp; Thompson 1992: 23, 33-4).</text:span></text:p>
      <text:p text:style-name="P4"><text:span text:style-name="T3">thp-R7:</text:span><text:span text:style-name="T4"> In successive syllables preceding main stress, /</text:span><text:span text:style-name="T44">ə</text:span><text:span text:style-name="T4">/ is deleted (Thompson &amp; Thompson 1992: 31-2).</text:span></text:p>
      <text:p text:style-name="P4"><text:span text:style-name="T3">thp-R8:</text:span><text:span text:style-name="T4"> In successive syllables preceding main stress, vowels /</text:span><text:span text:style-name="T44">i ɪ ɛ </text:span><text:span text:style-name="T50">a o u</text:span><text:span text:style-name="T4">/ are deleted when adjacent to a laryngeal, pharyngeal, or homorganic semivowel and preceding the main stress (Thompson &amp; Thompson 1992: 31-2).</text:span></text:p>
      <text:p text:style-name="P5"/>
      <text:p text:style-name="P4"><text:span text:style-name="T7">Consonant allophony processes</text:span></text:p>
      <text:p text:style-name="Body"><text:span text:style-name="T3">thp-C1: </text:span><text:span text:style-name="T8">Velars are rounded following /</text:span><text:span text:style-name="T47">u</text:span><text:span text:style-name="T8">/ in a stressed or closed syllable (Thompson &amp; Thompson 1992: 36).</text:span></text:p>
      <text:p text:style-name="P5"/>
      <text:p text:style-name="P4"><text:span text:style-name="T7">Morphology</text:span></text:p>
      <text:p text:style-name="P4"><text:span text:style-name="T3">Text: </text:span><text:span text:style-name="T8">“The man who went to the moon” (lines 1-65; Thompson &amp; Thompson 1992: 200-5)</text:span></text:p>
      <text:p text:style-name="P4"><text:span text:style-name="T3">Synthetic index: </text:span><text:span text:style-name="T8">1.7 morphemes/word (506 morphemes, 297 words)</text:span></text:p>
      <text:p text:style-name="P5"/>
      <text:p text:style-name="P5"/>
      <text:p text:style-name="P4"/>
      <text:p text:style-name="P10"><text:span text:style-name="T3">[tow] </text:span><text:span text:style-name="T11"><text:tab/></text:span><text:span text:style-name="T35">Towa<text:tab/></text:span><text:span text:style-name="T12"><text:tab/></text:span><text:span text:style-name="T4">Kiowa-Tanoan (United States)</text:span></text:p>
      <text:p text:style-name="P5"/>
      <text:p text:style-name="P4"><text:span text:style-name="T3">References consulted: </text:span><text:span text:style-name="T4">Bell (1993), Logan Sutton (p.c.), Yumitani (1998)</text:span></text:p>
      <text:p text:style-name="P5"/>
      <text:p text:style-name="P4"><text:span text:style-name="T7">Sound inventory</text:span></text:p>
      <text:p text:style-name="P4"><text:span text:style-name="T3">C phoneme inventory:</text:span><text:span text:style-name="T4"> /</text:span><text:span text:style-name="T45">p b t d c k</text:span><text:span text:style-name="T44">ʲʰ ɡʲ kʰ ɡ kʷ ʔ p’ t’ kʲ’ k’ t͡ʃ</text:span><text:span text:style-name="T45"> </text:span><text:span text:style-name="T44">ɸ f v s z ʃ h ɦ m n ɾ l j w</text:span><text:span text:style-name="T4">/</text:span></text:p>
      <text:p text:style-name="P4"><text:span text:style-name="T3">N consonant phonemes:</text:span><text:span text:style-name="T4"> 30</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Alveolar, Palato-Alveolar, Palatal, Velar, Glottal</text:span></text:p>
      <text:p text:style-name="P4"><text:span text:style-name="T3">Manners:</text:span><text:span text:style-name="T4"> Stop, Affricate, Fricative, Nasal, Flap/Tap, Central Approximant, Lateral Approximant</text:span></text:p>
      <text:p text:style-name="P4"><text:span text:style-name="T3">N elaborations:</text:span><text:span text:style-name="T4"> 6</text:span></text:p>
      <text:p text:style-name="P4"><text:span text:style-name="T3">Elaborations:</text:span><text:span text:style-name="T4"> Voiced fricative/affricate, Ejective, Labiodental, Palato-alveolar, Palatalization, Labialization</text:span></text:p>
      <text:p text:style-name="P4"><text:span text:style-name="T3">V phoneme inventory:</text:span><text:span text:style-name="T4"> /</text:span><text:span text:style-name="T56">i e </text:span><text:span text:style-name="T44">æ ɨ ɑ o</text:span><text:span text:style-name="T45"> </text:span><text:span text:style-name="T44">iː e</text:span><text:span text:style-name="T55">ː æː ɨː </text:span><text:span text:style-name="T44">oː ɑː</text:span><text:span text:style-name="T45"> </text:span><text:span text:style-name="T44">i</text:span><text:span text:style-name="T55">̃ æ̃ ɨ̃ ɑ̃ </text:span><text:span text:style-name="T44">õ i</text:span><text:span text:style-name="T55">̃ː æ̃ː ɨ̃ː ɑ̃ː </text:span><text:span text:style-name="T44">õː</text:span><text:span text:style-name="T4">/</text:span></text:p>
      <text:p text:style-name="P4"><text:span text:style-name="T3">N vowel qualities:</text:span><text:span text:style-name="T4"> 6</text:span></text:p>
      <text:p text:style-name="P4"><text:span text:style-name="T3">Diphthongs or vowel sequences:</text:span><text:span text:style-name="T4"> None</text:span></text:p>
      <text:p text:style-name="P4"><text:span text:style-name="T3">Contrastive length:</text:span><text:span text:style-name="T4"> All</text:span></text:p>
      <text:p text:style-name="P4"><text:span text:style-name="T3">Contrastive nasalization:</text:span><text:span text:style-name="T4"> Some</text:span></text:p>
      <text:p text:style-name="P4"><text:span text:style-name="T3">Other contrasts:</text:span><text:span text:style-name="T4"> None</text:span></text:p>
      <text:p text:style-name="P4"><text:span text:style-name="T3">Notes:</text:span><text:span text:style-name="T4"> Yumitani lists voiceless velar stops as aspirated, but it aspiration is not contrastive. Nasalization contrast for all but /</text:span><text:span text:style-name="T44">e eː</text:span><text:span text:style-name="T4">/.</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C)</text:span><text:span text:style-name="T3"> </text:span><text:span text:style-name="T4">(Yumitani 1998: 21-22)</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4"><text:span text:style-name="T3">Coda restrictions: </text:span><text:span text:style-name="T4">/</text:span><text:span text:style-name="T45">l</text:span><text:span text:style-name="T4">/, /</text:span><text:span text:style-name="T44">ʃ</text:span><text:span text:style-name="T4">/ in limited environments.</text:span></text:p>
      <text:p text:style-name="P4"><text:soft-page-break/><text:span text:style-name="T3">Phonetic correlates of stress: </text:span><text:span text:style-name="T4">Vowel duration (instrumental), Pitch (instrumental)</text:span></text:p>
      <text:p text:style-name="P4"><text:span text:style-name="T3">Notes:</text:span><text:span text:style-name="T4"> The issue of whether Towa has true vowel-initial syllables is still up for debate; a voiced glottal fricative is often heard before the vowel (Yumitani 1998: 22-23).</text:span><text:span text:style-name="T14"> </text:span><text:span text:style-name="T4">Though the canonical syllable structure has an optional coda, in speech there is a tendency toward a CV template. Closed syllables do not occur word-internally, and when occurring word-finally are often resyllabified. See discussion in Chapter 3.</text:span></text:p>
      <text:p text:style-name="P5"/>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 Consonant Allophony in Un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nstrumental), Pitch (instrumental)</text:span></text:p>
      <text:p text:style-name="P4"><text:span text:style-name="T3">Notes: </text:span><text:span text:style-name="T4">Pitch is not as strong an indicator as length for stress.</text:span></text:p>
      <text:p text:style-name="P6"/>
      <text:p text:style-name="P4"><text:span text:style-name="T7">Vowel reduction processes</text:span></text:p>
      <text:p text:style-name="P4"><text:span text:style-name="T3">tow-R1:</text:span><text:span text:style-name="T4"> Long vowels become glottalized (V</text:span><text:span text:style-name="T44">ʔ</text:span><text:span text:style-name="T4">V) word-finally before a pause (Yumitani 1998: 20; vowels not specified).</text:span></text:p>
      <text:p text:style-name="P4"><text:span text:style-name="T3">tow-R2: </text:span><text:span text:style-name="T4">Some long vowels have short variants word-finally (Yumitani 1998: 20; vowels not specified).</text:span></text:p>
      <text:p text:style-name="P4"><text:span text:style-name="T3">tow-R3: </text:span><text:span text:style-name="T4">Non-initial (unstressed) vowels are more central and harder to identify than corresponding initial (stressed) vowels (Yumitani 1998: 31, Bell 1993: 29).</text:span></text:p>
      <text:p text:style-name="P5"/>
      <text:p text:style-name="P4"><text:span text:style-name="T7">Consonant allophony processes</text:span></text:p>
      <text:p text:style-name="Body"><text:span text:style-name="T3">tow-C1: </text:span><text:span text:style-name="T8">Palatal stops are realized as palato-alveolar affricates preceding a high front vowel (Yumitani 1998: 13).</text:span></text:p>
      <text:p text:style-name="Body"><text:span text:style-name="T3">tow-C2: </text:span><text:span text:style-name="T8">A palato-alveolar fricative is realized as a voiced palato-alveolar affricate preceding a high front vowel (Yumitani 1998: 13).</text:span></text:p>
      <text:p text:style-name="Body"><text:span text:style-name="T3">tow-C3: </text:span><text:span text:style-name="T8">A voiceless alveolar fricative is realized as a glottal fricative syllable-initially in a syllable carrying low tone, especially among younger speakers (Yumitani 1998: 13).</text:span></text:p>
      <text:p text:style-name="P5"/>
      <text:p text:style-name="P4"><text:span text:style-name="T7">Morphology</text:span></text:p>
      <text:p text:style-name="P4"><text:span text:style-name="T3">Text:</text:span><text:span text:style-name="T8"> “About my childhood” (Yumitani 1998: 248-250)</text:span></text:p>
      <text:p text:style-name="P4"><text:span text:style-name="T3">Synthetic index: </text:span><text:span text:style-name="T8">1.7 morphemes/word (408 morphemes, 244 words)</text:span></text:p>
      <text:p text:style-name="P5"/>
      <text:p text:style-name="P5"/>
      <text:p text:style-name="P5"/>
      <text:p text:style-name="P4"/>
      <text:p text:style-name="P10"><text:span text:style-name="T3">[tzh] </text:span><text:span text:style-name="T11"><text:tab/></text:span><text:span text:style-name="T35">Tzeltal (Aguacatenango dialect)</text:span><text:span text:style-name="T12"><text:tab/></text:span><text:span text:style-name="T4">Mayan, </text:span><text:span text:style-name="T5">Core Mayan</text:span><text:span text:style-name="T4"> (Mexico)</text:span></text:p>
      <text:p text:style-name="P5"/>
      <text:p text:style-name="P4"><text:span text:style-name="T3">References consulted: </text:span><text:span text:style-name="T4">Kaufman (1971), Polian (2006), Smith (2007)</text:span></text:p>
      <text:p text:style-name="P5"/>
      <text:p text:style-name="P4"><text:span text:style-name="T7">Sound inventory</text:span></text:p>
      <text:p text:style-name="P4"><text:span text:style-name="T3">C phoneme inventory:</text:span><text:span text:style-name="T4"> /</text:span><text:span text:style-name="T45">p b t</text:span><text:span text:style-name="T44">̪ k ʔ p’ t̪’ k’ t̪s̪ t͡ʃ t̪s̪’ t͡ʃ’ s ʃ </text:span><text:span text:style-name="T51">h m n l</text:span><text:span text:style-name="T44">̪ ɾ w j</text:span><text:span text:style-name="T4">/</text:span></text:p>
      <text:p text:style-name="P4"><text:span text:style-name="T3">N consonant phonemes:</text:span><text:span text:style-name="T4"> 21</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Dental, Alveolar, Palato-alveolar, Velar, Glottal</text:span></text:p>
      <text:p text:style-name="P4"><text:span text:style-name="T3">Manners:</text:span><text:span text:style-name="T4"> Stop, Affricate, Fricative, Nasal, Flap/Tap, Central approximant, Lateral approximant</text:span></text:p>
      <text:p text:style-name="P4"><text:span text:style-name="T3">N elaborations:</text:span><text:span text:style-name="T4"> 2</text:span></text:p>
      <text:p text:style-name="P4"><text:span text:style-name="T3">Elaborations:</text:span><text:span text:style-name="T4"> Ejective, Palato-alveolar</text:span></text:p>
      <text:p text:style-name="P4"><text:span text:style-name="T3">V phoneme inventory:</text:span><text:span text:style-name="T4"> </text:span><text:span text:style-name="T14">/</text:span><text:span text:style-name="T56">i e a o u</text:span><text:span text:style-name="T45"> </text:span><text:span text:style-name="T44">eː</text:span><text:span text:style-name="T14">/</text:span></text:p>
      <text:p text:style-name="P4"><text:span text:style-name="T3">N vowel qualities: </text:span><text:span text:style-name="T4">5</text:span></text:p>
      <text:p text:style-name="P4"><text:span text:style-name="T3">Diphthongs or vowel sequences:</text:span><text:span text:style-name="T4"> None</text:span></text:p>
      <text:p text:style-name="P4"><text:span text:style-name="T3">Contrastive length:</text:span><text:span text:style-name="T4"> Yes</text:span></text:p>
      <text:p text:style-name="P4"><text:span text:style-name="T3">Contrastive nasalization:</text:span><text:span text:style-name="T4"> Some</text:span></text:p>
      <text:p text:style-name="P4"><text:span text:style-name="T3">Other contrasts:</text:span><text:span text:style-name="T4"> N/A</text:span></text:p>
      <text:p text:style-name="P4"><text:span text:style-name="T3">Notes:</text:span><text:span text:style-name="T4"> /</text:span><text:span text:style-name="T45">f </text:span><text:span text:style-name="T44">ɾ</text:span><text:span text:style-name="T4">/ occur only in loanwords in speech of ‘acculturated’ speakers (Kaufman 1971: 13). Kaufman also gives /</text:span><text:span text:style-name="T44">d ɡ</text:span><text:span text:style-name="T4">/. Smith calls /</text:span><text:span text:style-name="T45">j</text:span><text:span text:style-name="T4">/ a fricative. The few cases of apparent long vowels are often morphologically complex; however, /</text:span><text:span text:style-name="T44">eː</text:span><text:span text:style-name="T4">/ is contrastive in one monomorphemic word.</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V(C)(C)</text:span><text:span text:style-name="T3"> </text:span><text:span text:style-name="T4">(Kaufman 1971: 9-15)</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Coda), Morphologically Complex (Onset)</text:span></text:p>
      <text:p text:style-name="P9"><text:span text:style-name="T3">Morphological pattern of syllabic consonants:</text:span><text:span text:style-name="T8"> N/A</text:span></text:p>
      <text:p text:style-name="P4"><text:span text:style-name="T3">Onset restrictions:</text:span><text:span text:style-name="T4"> Apparently no restrictions on simple onsets. Biconsonantal onsets consist of /</text:span><text:span text:style-name="T45">s </text:span><text:span text:style-name="T44">ʃ</text:span><text:span text:style-name="T45"> h</text:span><text:span text:style-name="T4">/ plus any (?) consonant.</text:span></text:p>
      <text:p text:style-name="P4"><text:span text:style-name="T3">Coda restrictions: </text:span><text:span text:style-name="T4">Apparently no restrictions on simple codas. Biconsonantal codas limited to sequence of /</text:span><text:span text:style-name="T45">h</text:span><text:span text:style-name="T4">/ + voiceless stop or affricate.</text:span></text:p>
      <text:p text:style-name="P4"><text:soft-page-break/><text:span text:style-name="T3">Notes: </text:span><text:span text:style-name="T4">Initial clusters in Spanish loans may be prefixed with /</text:span><text:span text:style-name="T45">s </text:span><text:span text:style-name="T44">ʃ</text:span><text:span text:style-name="T45"> h</text:span><text:span text:style-name="T4">/, resulting in triconsonantal onset.</text:span></text:p>
      <text:p text:style-name="P5"/>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text:span></text:p>
      <text:p text:style-name="P4"><text:span text:style-name="T3">Notes: </text:span><text:span text:style-name="T8">Length is a correlate of stress in some dialects (Polian 2006: 23).</text:span></text:p>
      <text:p text:style-name="P6"/>
      <text:p text:style-name="P4"><text:span text:style-name="T7">Vowel reduction processes</text:span></text:p>
      <text:p text:style-name="P4"><text:span text:style-name="T3">tzh-R1:</text:span><text:span text:style-name="T4"> Vowels are realized as extra short when unstressed before a consonant following a stressed vowel (Kaufman 1971: 12).</text:span></text:p>
      <text:p text:style-name="P4"><text:span text:style-name="T3">tzh-R2:</text:span><text:span text:style-name="T4"> Vowels are short when unstressed before a phrasal (? ‘caret’) juncture (Kaufman 1971: 12).</text:span></text:p>
      <text:p text:style-name="P4"><text:span text:style-name="T3">tzh-R3:</text:span><text:span text:style-name="T4"> In casual speech, reducible vowels (=post-tonic, if also followed by at least one more vowel and not more than two consonants before a juncture intervenes) are replaced by /</text:span><text:span text:style-name="T45">a</text:span><text:span text:style-name="T4">/ or /</text:span><text:span text:style-name="T45">e</text:span><text:span text:style-name="T4">/ (Kaufman 1971: 26-7).</text:span></text:p>
      <text:p text:style-name="P4"><text:span text:style-name="T3">Notes: </text:span><text:span text:style-name="T4">There are also several productive vowel reduction processes taking place in particular speech styles. In Assimilative Speech, used by unmarried children who are living at home or not yet economically dependent, reducible vowels as well as some other vowels are replaced by echo vowels. In Clipped Speech, used by men between the ages of 18 and 40 who are married or economically independent of their parents, reducible vowels are ‘zeroed’ wherever possible, or otherwise replaced by [</text:span><text:span text:style-name="T44">ə</text:span><text:span text:style-name="T4">] (Kaufman 1971: 26-7).</text:span></text:p>
      <text:p text:style-name="P5"/>
      <text:p text:style-name="P4"><text:span text:style-name="T7">Consonant allophony processes</text:span></text:p>
      <text:p text:style-name="Body"><text:span text:style-name="T3">tzh-C1: </text:span><text:span text:style-name="T8">Voiced stops are spirantized following a vowel. (Kaufman 1971: 11)</text:span></text:p>
      <text:p text:style-name="P5"/>
      <text:p text:style-name="P4"><text:span text:style-name="T7">Morphology</text:span></text:p>
      <text:p text:style-name="P4"><text:span text:style-name="T3">Text:</text:span><text:span text:style-name="T8"> “Le voyage à la finca” (first 5 pages, Polian 2006: 235-239) ****Central dialect****</text:span></text:p>
      <text:p text:style-name="P4"><text:span text:style-name="T3">Synthetic index: </text:span><text:span text:style-name="T8">1.5 morphemes/word (446 morphemes, 299 words)</text:span></text:p>
      <text:p text:style-name="P5"/>
      <text:p text:style-name="P5"/>
      <text:p text:style-name="P4"/>
      <text:p text:style-name="P10"><text:span text:style-name="T3">[ung] </text:span><text:span text:style-name="T11"><text:tab/></text:span><text:span text:style-name="T35">Ngarinyin</text:span><text:span text:style-name="T12"><text:tab/></text:span><text:span text:style-name="T4">Worrorran (Australia)</text:span></text:p>
      <text:p text:style-name="P5"/>
      <text:p text:style-name="P4"><text:span text:style-name="T3">References consulted: </text:span><text:span text:style-name="T4">Coate &amp; Oates (1970), Rumsey (1978)</text:span></text:p>
      <text:p text:style-name="P5"/>
      <text:p text:style-name="P4"><text:span text:style-name="T7">Sound inventory</text:span></text:p>
      <text:p text:style-name="P4"><text:span text:style-name="T3">C phoneme inventory:</text:span><text:span text:style-name="T4"> /</text:span><text:span text:style-name="T45">p t </text:span><text:span text:style-name="T44">ʈ c k m n ɳ ɲ ŋ l ɭ ʎ r ɻ w j</text:span><text:span text:style-name="T4">/</text:span></text:p>
      <text:p text:style-name="P4"><text:span text:style-name="T3">N consonant phonemes:</text:span><text:span text:style-name="T4"> 17</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Retroflex, Palatal, Velar</text:span></text:p>
      <text:p text:style-name="P4"><text:span text:style-name="T3">Manners:</text:span><text:span text:style-name="T4"> Stop, Nasal, Trill, Central approximant, Lateral approximant</text:span></text:p>
      <text:p text:style-name="P4"><text:span text:style-name="T3">N elaborations:</text:span><text:span text:style-name="T4"> 1</text:span></text:p>
      <text:p text:style-name="P4"><text:span text:style-name="T3">Elaborations:</text:span><text:span text:style-name="T4"> Retroflex</text:span></text:p>
      <text:p text:style-name="P4"><text:span text:style-name="T3">V phoneme inventory:</text:span><text:span text:style-name="T4"> </text:span><text:span text:style-name="T14">/</text:span><text:span text:style-name="T44">ɪ e a o ʊ</text:span><text:span text:style-name="T45"> </text:span><text:span text:style-name="T44">aː</text:span><text:span text:style-name="T1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Som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Vowel length generally not phonemic.</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C)V(C)(C)</text:span><text:span text:style-name="T3"> </text:span><text:span text:style-name="T4">(Rumsey 1978: 23-6)</text:span></text:p>
      <text:p text:style-name="P9"><text:span text:style-name="T3">Size of maximal onset:</text:span><text:span text:style-name="T8"> 3</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 Coda)</text:span></text:p>
      <text:p text:style-name="P9"><text:span text:style-name="T3">Morphological pattern of syllabic consonants:</text:span><text:span text:style-name="T8"> N/A</text:span></text:p>
      <text:p text:style-name="P4"><text:span text:style-name="T3">Onset restrictions: </text:span><text:span text:style-name="T4">All consonants except for /</text:span><text:span text:style-name="T45">r </text:span><text:span text:style-name="T44">ʎ</text:span><text:span text:style-name="T4">/ may occur in simple onsets. Biconsonantal onsets are /</text:span><text:span text:style-name="T44">pɻ</text:span><text:span text:style-name="T4">/, /</text:span><text:span text:style-name="T44">ʈɻ</text:span><text:span text:style-name="T4">/, /</text:span><text:span text:style-name="T45">m</text:span><text:span text:style-name="T44">ɻ</text:span><text:span text:style-name="T4">/, /</text:span><text:span text:style-name="T45">k</text:span><text:span text:style-name="T44">ɻ</text:span><text:span text:style-name="T4">/, and /</text:span><text:span text:style-name="T45">pr</text:span><text:span text:style-name="T4">/. Triconsonantal onset limited to /</text:span><text:span text:style-name="T45">pr</text:span><text:span text:style-name="T44">ɻ</text:span><text:span text:style-name="T4">/.</text:span></text:p>
      <text:p text:style-name="P4"><text:span text:style-name="T3">Coda restrictions: </text:span><text:span text:style-name="T4">All consonants except for /</text:span><text:span text:style-name="T45">p m </text:span><text:span text:style-name="T44">ʎ</text:span><text:span text:style-name="T45"> </text:span><text:span text:style-name="T44">ɻ</text:span><text:span text:style-name="T4">/ may occur as simple codas. Biconsonantal codas have lateral /</text:span><text:span text:style-name="T45">l </text:span><text:span text:style-name="T44">ɭ</text:span><text:span text:style-name="T4">/ as C</text:span><text:span text:style-name="T64">1</text:span><text:span text:style-name="T4"> and nasal /</text:span><text:span text:style-name="T44">ŋ n ɳ m</text:span><text:span text:style-name="T4">/ as C</text:span><text:span text:style-name="T64">2</text:span><text:span text:style-name="T4">. These codas are always followed by an onset which is /</text:span><text:span text:style-name="T45">k</text:span><text:span text:style-name="T4">/ or /</text:span><text:span text:style-name="T45">p</text:span><text:span text:style-name="T4">/ in the following syllable.</text:span></text:p>
      <text:p text:style-name="P4"><text:soft-page-break/><text:span text:style-name="T3">Notes: </text:span><text:span text:style-name="T4">Apparently /</text:span><text:span text:style-name="T45">a</text:span><text:span text:style-name="T4">/ is the only V syllable.</text:span></text:p>
      <text:p text:style-name="P5"/>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see below</text:span></text:p>
      <text:p text:style-name="P4"><text:span text:style-name="T9">Notes:</text:span><text:span text:style-name="T10"> Here it</text:span><text:span text:style-name="T34">’</text:span><text:span text:style-name="T10">s REDUCED duration that is a</text:span><text:span text:style-name="T29"> correlate</text:span><text:span text:style-name="T10"> of stress, and for /</text:span><text:span text:style-name="T61">a</text:span><text:span text:style-name="T10">/ only. When carrying primary stress in polysyllabic words, /</text:span><text:span text:style-name="T61">a</text:span><text:span text:style-name="T10">/ is higher and shorter than long low back vowel, by a degree which depends on which consonant follows it.</text:span></text:p>
      <text:p text:style-name="P5"/>
      <text:p text:style-name="P4"><text:span text:style-name="T7">Vowel reduction processes</text:span></text:p>
      <text:p text:style-name="P4"><text:span text:style-name="T3">ung-R1</text:span><text:span text:style-name="T4">: Lax high vowels /</text:span><text:span text:style-name="T44">ɪ ʊ</text:span><text:span text:style-name="T4">/ are produced as tense in word-final position or before a loose juncture (Rumsey 1978: 13-16).</text:span></text:p>
      <text:p text:style-name="P4"><text:span text:style-name="T3">ung-R2</text:span><text:span text:style-name="T4">: Low central vowel /</text:span><text:span text:style-name="T45">a</text:span><text:span text:style-name="T4">/ is realized as [</text:span><text:span text:style-name="T44">ə</text:span><text:span text:style-name="T4">] when unstressed (Rumsey 1978: 17-18).</text:span></text:p>
      <text:p text:style-name="P5"/>
      <text:p text:style-name="P4"><text:span text:style-name="T7">Consonant allophony processes</text:span></text:p>
      <text:p text:style-name="Body"><text:span text:style-name="T3">ung-C1: </text:span><text:span text:style-name="T8">An alveolar lateral approximant is velarized adjacent to back vowels (Rumsey 1978: 11).</text:span></text:p>
      <text:p text:style-name="Body"><text:span text:style-name="T3">ung-C2: </text:span><text:span text:style-name="T8">A voiced bilabial stop is labialized preceding /</text:span><text:span text:style-name="T47">u</text:span><text:span text:style-name="T8">/ (Rumsey 1978: 9-10).</text:span></text:p>
      <text:p text:style-name="Body"><text:span text:style-name="T3">ung-C3: </text:span><text:span text:style-name="T8">Velars are fronted preceding front vowels (Rumsey 1978: 11).</text:span></text:p>
      <text:p text:style-name="Body"><text:span text:style-name="T3">ung-C4: </text:span><text:span text:style-name="T8">Stops are voiced following a nasal and preceding any sound (Rumsey 1978: 9).</text:span></text:p>
      <text:p text:style-name="Body"><text:span text:style-name="T3">ung-C5: </text:span><text:span text:style-name="T8">A trill may be realized as a flap intervocalically (Rumsey 1978: 12).</text:span></text:p>
      <text:p text:style-name="Body"><text:span text:style-name="T3">ung-C6: </text:span><text:span text:style-name="T8">A trill may be realized as a flap word-finally (Rumsey 1978: 12).</text:span></text:p>
      <text:p text:style-name="P5"/>
      <text:p text:style-name="P4"><text:span text:style-name="T7">Morphology</text:span></text:p>
      <text:p text:style-name="P4"><text:span text:style-name="T3">Text:</text:span><text:span text:style-name="T8"> “Ngunbangguwe ‘Mt. Trafalgar’” (Coate &amp; Oates 1970: 104-110)</text:span></text:p>
      <text:p text:style-name="P4"><text:span text:style-name="T3">Synthetic index: </text:span><text:span text:style-name="T8">2.0 morphemes/word (1142 morphemes, 573 words)</text:span></text:p>
      <text:p text:style-name="P5"/>
      <text:p text:style-name="P5"/>
      <text:p text:style-name="P4"/>
      <text:p text:style-name="P10"><text:span text:style-name="T3">[ura] </text:span><text:span text:style-name="T11"><text:tab/></text:span><text:span text:style-name="T35">Urarina</text:span><text:span text:style-name="T12"><text:tab/></text:span><text:span text:style-name="T4">isolate (Peru)</text:span></text:p>
      <text:p text:style-name="P5"/>
      <text:p text:style-name="P4"><text:span text:style-name="T3">References consulted: </text:span><text:span text:style-name="T4">Olawsky (2006)</text:span></text:p>
      <text:p text:style-name="P5"/>
      <text:p text:style-name="P4"><text:span text:style-name="T7">Sound inventory</text:span></text:p>
      <text:p text:style-name="P4"><text:span text:style-name="T3">C phoneme inventory:</text:span><text:span text:style-name="T4"> /</text:span><text:span text:style-name="T44">b t d k kʷ tɕ fʷ s ʃ </text:span><text:span text:style-name="T45">h h</text:span><text:span text:style-name="T44">ʲ m n ɲ l ɽ</text:span><text:span text:style-name="T4">/</text:span></text:p>
      <text:p text:style-name="P4"><text:span text:style-name="T3">N consonant phonemes:</text:span><text:span text:style-name="T4"> 16</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Bilabial, Labiodental, Alveolar, Retroflex, Alveolo-palatal, Velar, Glottal</text:span></text:p>
      <text:p text:style-name="P4"><text:span text:style-name="T3">Manners:</text:span><text:span text:style-name="T4"> Stop, Affricate, Fricative, Nasal, Flap/tap, Lateral approximant</text:span></text:p>
      <text:p text:style-name="P4"><text:span text:style-name="T3">N elaborations:</text:span><text:span text:style-name="T4"> 4</text:span></text:p>
      <text:p text:style-name="P4"><text:span text:style-name="T3">Elaborations:</text:span><text:span text:style-name="T4"> Labiodental, Retroflex, Palatalization, Labialization</text:span></text:p>
      <text:p text:style-name="P4"><text:span text:style-name="T3">V phoneme inventory:</text:span><text:span text:style-name="T14"> </text:span><text:span text:style-name="T4">/</text:span><text:span text:style-name="T56">i e </text:span><text:span text:style-name="T44">ʉ </text:span><text:span text:style-name="T56">a u</text:span><text:span text:style-name="T45"> </text:span><text:span text:style-name="T44">ĩ ẽ ʉ̃ ã ũ</text:span><text:span text:style-name="T4">/</text:span></text:p>
      <text:p text:style-name="P4"><text:span text:style-name="T3">N vowel qualities:</text:span><text:span text:style-name="T4"> 5</text:span></text:p>
      <text:p text:style-name="P4"><text:span text:style-name="T3">Diphthongs or vowel sequences:</text:span><text:span text:style-name="T4"> Diphthongs /</text:span><text:span text:style-name="T44">ae aj ej au aʉ</text:span><text:span text:style-name="T4">/</text:span></text:p>
      <text:p text:style-name="P4"><text:span text:style-name="T3">Contrastive length:</text:span><text:span text:style-name="T4"> None</text:span></text:p>
      <text:p text:style-name="P4"><text:span text:style-name="T3">Contrastive nasalization:</text:span><text:span text:style-name="T4"> All</text:span></text:p>
      <text:p text:style-name="P4"><text:span text:style-name="T3">Other contrasts:</text:span><text:span text:style-name="T4"> N/A</text:span></text:p>
      <text:p text:style-name="P4"><text:span text:style-name="T3">Notes:</text:span><text:span text:style-name="T4"> /</text:span><text:span text:style-name="T45">f</text:span><text:span text:style-name="T66">w</text:span><text:span text:style-name="T4">/ has merged with former /</text:span><text:span text:style-name="T45">h</text:span><text:span text:style-name="T66">w</text:span><text:span text:style-name="T4">/ for most younger speakers; most common pronunciation of the latter is now [</text:span><text:span text:style-name="T45">f</text:span><text:span text:style-name="T66">w</text:span><text:span text:style-name="T4">]. Distribution of /</text:span><text:span text:style-name="T45">h</text:span><text:span text:style-name="T66">j</text:span><text:span text:style-name="T4">/ is mostly restricted to word-initial position preceding /</text:span><text:span text:style-name="T45">a u </text:span><text:span text:style-name="T44">ʉ</text:span><text:span text:style-name="T4">/. Most occurrences of /</text:span><text:span text:style-name="T44">ɲ</text:span><text:span text:style-name="T4">/ are predictable, but minimal pairs occur word-initially.. Author considers [</text:span><text:span text:style-name="T44">d͡ʒ</text:span><text:span text:style-name="T4">] to be predictable, but there are a few near-minimal pairs with ‘complex conditioning’ (Olawsky 2006: 30-49). Vowel length distinction exists at grammatical level, but minimal pairs do not exist except for loans and morphologically complex forms; also vowel length in these contexts may be variable (Olawsky 2006: 56-7). /</text:span><text:span text:style-name="T45">u</text:span><text:span text:style-name="T4">/ varies with [</text:span><text:span text:style-name="T45">o</text:span><text:span text:style-name="T4">].</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 (Olawsky 2006: 75-6)</text:span></text:p>
      <text:p text:style-name="P9"><text:span text:style-name="T3">Size of maximal onset: </text:span><text:span text:style-name="T8">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 Long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 </text:span><text:span text:style-name="T4">All consonants occur.</text:span></text:p>
      <text:p text:style-name="P4"><text:span text:style-name="T3">Coda restrictions: </text:span><text:span text:style-name="T4">N/A</text:span></text:p>
      <text:p text:style-name="P4"><text:soft-page-break/><text:span text:style-name="T3">Notes: </text:span><text:span text:style-name="T4">CCV syllables sometimes occur in Spanish loanwords in the speech of bilinguals, but these are usually split up by epenthesis (Olawsky 2006: 76).</text:span></text:p>
      <text:p text:style-name="P5"/>
      <text:p text:style-name="P4"><text:span text:style-name="T7">Suprasegmentals</text:span></text:p>
      <text:p text:style-name="P4"><text:span text:style-name="T3">Tone:</text:span><text:span text:style-name="T8"> Yes</text:span></text:p>
      <text:p text:style-name="P4"><text:span text:style-name="T3">Word stress: </text:span><text:span text:style-name="T8">Yes</text:span></text:p>
      <text:p text:style-name="P4"><text:span text:style-name="T3">Stress placement:</text:span><text:span text:style-name="T8"> Weight-Sensitive</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Intensity (impressionistic)</text:span></text:p>
      <text:p text:style-name="P6"/>
      <text:p text:style-name="P4"><text:span text:style-name="T7">Vowel reduction processes</text:span></text:p>
      <text:p text:style-name="P4"><text:span text:style-name="T4">(none reported)</text:span></text:p>
      <text:p text:style-name="P5"/>
      <text:p text:style-name="P4"><text:span text:style-name="T7">Consonant allophony processes</text:span></text:p>
      <text:p text:style-name="Body"><text:span text:style-name="T3">ura-C1: </text:span><text:span text:style-name="T8">A voiceless alveolar fricative is realized as palato-alveolar following /</text:span><text:span text:style-name="T47">i</text:span><text:span text:style-name="T8">/ in some dialects (Olawsky 2006: 38).</text:span></text:p>
      <text:p text:style-name="Body"><text:span text:style-name="T3">ura-C2: </text:span><text:span text:style-name="T8">An alveolo-palatal affricate [</text:span><text:span text:style-name="T58">t͡ɕ</text:span><text:span text:style-name="T8">]</text:span><text:span text:style-name="T17"> </text:span><text:span text:style-name="T8">is realized as a palato-alveolar affricate [</text:span><text:span text:style-name="T58">d͡ʒ</text:span><text:span text:style-name="T8">] word-initially preceding /</text:span><text:span text:style-name="T47">a</text:span><text:span text:style-name="T8">/ or /</text:span><text:span text:style-name="T58">ʉ</text:span><text:span text:style-name="T8">/ (Olawsky 2006: 39).</text:span></text:p>
      <text:p text:style-name="Body"><text:span text:style-name="T3">ura-C3: </text:span><text:span text:style-name="T8">A sequence of /</text:span><text:span text:style-name="T58">ɽ</text:span><text:span text:style-name="T47">i</text:span><text:span text:style-name="T8">/ may vary freely with palatalized retroflex flap [</text:span><text:span text:style-name="T58">ɽ</text:span><text:span text:style-name="T65">j</text:span><text:span text:style-name="T8">] or palato-alveolar affricate [</text:span><text:span text:style-name="T58">d͡ʒ</text:span><text:span text:style-name="T8">] (Olawsky 2006: 71).</text:span></text:p>
      <text:p text:style-name="Body"><text:span text:style-name="T3">ura-C4: </text:span><text:span text:style-name="T8">A sequence of /</text:span><text:span text:style-name="T47">ku</text:span><text:span text:style-name="T8">/ may vary with [</text:span><text:span text:style-name="T47">k</text:span><text:span text:style-name="T65">w</text:span><text:span text:style-name="T8">] (Olawsky 2006: 37).</text:span></text:p>
      <text:p text:style-name="Body"><text:span text:style-name="T3">ura-C5: </text:span><text:span text:style-name="T8">Voiceless glottal fricative and alveolar nasal may be realized as palatalized following /</text:span><text:span text:style-name="T47">i</text:span><text:span text:style-name="T8">/ (Olawsky 2006: 47).</text:span></text:p>
      <text:p text:style-name="P5"/>
      <text:p text:style-name="P4"><text:span text:style-name="T7">Morphology</text:span></text:p>
      <text:p text:style-name="P4"><text:span text:style-name="T3">Text:</text:span><text:span text:style-name="T8"> “Text 8,” “Text 10 (Olawsky 2006: 902-905)</text:span></text:p>
      <text:p text:style-name="P4"><text:span text:style-name="T3">Synthetic index: </text:span><text:span text:style-name="T8">1.6 morphemes/word (270 morphemes, 169 words)</text:span></text:p>
      <text:p text:style-name="P5"/>
      <text:p text:style-name="P5"/>
      <text:p text:style-name="P4"/>
      <text:p text:style-name="P10"><text:span text:style-name="T3">[ute] </text:span><text:span text:style-name="T11"><text:tab/></text:span><text:span text:style-name="T36">Ute</text:span><text:span text:style-name="T37"><text:tab/></text:span><text:span text:style-name="T12"><text:tab/></text:span><text:span text:style-name="T4">Uto-Aztecan, </text:span><text:span text:style-name="T5">Northern Uto-Aztecan</text:span><text:span text:style-name="T4"> (United States)</text:span></text:p>
      <text:p text:style-name="P5"/>
      <text:p text:style-name="P4"><text:span text:style-name="T3">References consulted: </text:span><text:span text:style-name="T4">Givón (2011), Harms (1966), Oberly (2013)</text:span></text:p>
      <text:p text:style-name="P5"/>
      <text:p text:style-name="P4"><text:span text:style-name="T7">Sound inventory</text:span></text:p>
      <text:p text:style-name="P4"><text:span text:style-name="T3">C phoneme inventory:</text:span><text:span text:style-name="T4"> /</text:span><text:span text:style-name="T44">p t k ʔ t͡ʃ β s ɣ m n ɾ w j</text:span><text:span text:style-name="T4">/</text:span></text:p>
      <text:p text:style-name="P4"><text:span text:style-name="T3">N consonant phonemes:</text:span><text:span text:style-name="T4"> 13</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Dental, Palato-Alveolar, Velar, Glottal</text:span></text:p>
      <text:p text:style-name="P4"><text:span text:style-name="T3">Manners:</text:span><text:span text:style-name="T4"> Stop, Affricate, Fricative, Nasal, Flap/Tap, Central approximant</text:span></text:p>
      <text:p text:style-name="P4"><text:span text:style-name="T3">N elaborations:</text:span><text:span text:style-name="T4"> 2</text:span></text:p>
      <text:p text:style-name="P4"><text:span text:style-name="T3">Elaborations:</text:span><text:span text:style-name="T4"> Voiced fricatives/affricates, Palato-alveolar</text:span></text:p>
      <text:p text:style-name="P4"><text:span text:style-name="T3">V phoneme inventory:</text:span><text:span text:style-name="T4"> /</text:span><text:span text:style-name="T44">i </text:span><text:span text:style-name="T48">œ </text:span><text:span text:style-name="T44">a ɯ u</text:span><text:span text:style-name="T45"> </text:span><text:span text:style-name="T44">i</text:span><text:span text:style-name="T48">ː œː </text:span><text:span text:style-name="T44">aː ɯː uː</text:span><text:span text:style-name="T45"> </text:span><text:span text:style-name="T44">i</text:span><text:span text:style-name="T48">̥ œ̥ </text:span><text:span text:style-name="T44">ḁ ɯ̥ u̥</text:span><text:span text:style-name="T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text:span><text:span text:style-name="T4"> All</text:span></text:p>
      <text:p text:style-name="P4"><text:span text:style-name="T3">Contrastive nasalization:</text:span><text:span text:style-name="T4"> None</text:span></text:p>
      <text:p text:style-name="P4"><text:span text:style-name="T3">Other contrasts:</text:span><text:span text:style-name="T4"> Voicing</text:span></text:p>
      <text:p text:style-name="P4"><text:span text:style-name="T3">Notes:</text:span><text:span text:style-name="T4"> Uvulars are allophones (at least historically) of /</text:span><text:span text:style-name="T45">k</text:span><text:span text:style-name="T4">/ or /</text:span><text:span text:style-name="T44">ɣ</text:span><text:span text:style-name="T4">/ (Givón 2011: 26). The voiced/voiceless distinction in vowels is a recent development, which does seem to be distinctive in certain grammatical contexts.</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C)</text:span><text:span text:style-name="T3"> </text:span><text:span text:style-name="T4">(Giv</text:span><text:span text:style-name="T20">ó</text:span><text:span text:style-name="T14">n 2011: 27-28</text:span><text:span text:style-name="T4">)</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text:span><text:span text:style-name="T8"> Short vowels, Long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All consonants occur.</text:span></text:p>
      <text:p text:style-name="P4"><text:span text:style-name="T3">Coda restrictions:</text:span><text:span text:style-name="T13"> </text:span><text:span text:style-name="T4">Optional coda may be /</text:span><text:span text:style-name="T45">j</text:span><text:span text:style-name="T4">/ or result from the recent deletion of a word-final vowel. </text:span></text:p>
      <text:p text:style-name="P4"><text:soft-page-break/><text:span text:style-name="T3">Notes: </text:span><text:span text:style-name="T4">Givón argues that all apparent vowel-initial words are actually glottal stop-initial (2011: 27). See discussion of syllable patterns in Chapter 3.</text:span></text:p>
      <text:p text:style-name="P5"/>
      <text:p text:style-name="P4"><text:span text:style-name="T7">Suprasegmentals</text:span></text:p>
      <text:p text:style-name="P4"><text:span text:style-name="T3">Tone: </text:span><text:span text:style-name="T8">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nstrumental), Pitch (instrumental)</text:span></text:p>
      <text:p text:style-name="P4"><text:span text:style-name="T3">Notes: </text:span><text:span text:style-name="T25">Duration </text:span><text:span text:style-name="T8">is a correlate of stress for short vowels only.</text:span></text:p>
      <text:p text:style-name="P6"/>
      <text:p text:style-name="P4"><text:span text:style-name="T7">Vowel reduction processes</text:span></text:p>
      <text:p text:style-name="P4"><text:span text:style-name="T3">ute-R1:</text:span><text:span text:style-name="T4"> Unstressed and de-stressed vowels are devoiced word-finally (Giv</text:span><text:span text:style-name="T20">ó</text:span><text:span text:style-name="T14">n</text:span><text:span text:style-name="T4"> 2011: 20-23; environments both phonological and grammatical).</text:span></text:p>
      <text:p text:style-name="P4"><text:span text:style-name="T3">ute-R2:</text:span><text:span text:style-name="T4"> Unstressed and de-stressed vowels are sometimes devoiced word-initially</text:span><text:span text:style-name="T14"> (Giv</text:span><text:span text:style-name="T20">ó</text:span><text:span text:style-name="T4">n 2011: 20-23; environments both phonological and grammatical).</text:span></text:p>
      <text:p text:style-name="P4"><text:span text:style-name="T3">ute-R3:</text:span><text:span text:style-name="T4"> Vowels may become devoiced in unstressed syllables beginning with a voiceless consonant /</text:span><text:span text:style-name="T45">k p t s </text:span><text:span text:style-name="T44">t͡ʃ</text:span><text:span text:style-name="T4">/, a nasal /</text:span><text:span text:style-name="T45">n m</text:span><text:span text:style-name="T4">/, or a glide /</text:span><text:span text:style-name="T45">w</text:span><text:span text:style-name="T4">/ (Giv</text:span><text:span text:style-name="T20">ó</text:span><text:span text:style-name="T14">n 2011: 2</text:span><text:span text:style-name="T4">1).</text:span></text:p>
      <text:p text:style-name="P5"/>
      <text:p text:style-name="P4"><text:span text:style-name="T7">Consonant allophony processes</text:span></text:p>
      <text:p text:style-name="Body"><text:span text:style-name="T3">ute-C1: </text:span><text:span text:style-name="T8">Velar stops are labialized following back rounded vowels (Givón 2011: 29).</text:span></text:p>
      <text:p text:style-name="Body"><text:span text:style-name="T3">ute-C2: </text:span><text:span text:style-name="T8">Velar stops are palatalized following high vowels (Givón 2011: 29).</text:span></text:p>
      <text:p text:style-name="Body"><text:span text:style-name="T3">ute-C3: </text:span><text:span text:style-name="T8">A voiceless bilabial stop is realized as a voiced labiodental fricative intervocalically (Givón 2011: 24; process rapidly phonemicizing).</text:span></text:p>
      <text:p text:style-name="Body"><text:span text:style-name="T3">ute-C4: </text:span><text:span text:style-name="T8">A voiceless alveolar stop is realized as a flap intervocalically (Givón 2011: 25; process rapidly phonemicizing).</text:span></text:p>
      <text:p text:style-name="Body"><text:span text:style-name="T3">ute-C5: </text:span><text:span text:style-name="T8">Velar stops are spirantized intervocalically (Givón 2011: 26-7).</text:span></text:p>
      <text:p text:style-name="Body"><text:span text:style-name="T3">ute-C6:</text:span><text:span text:style-name="T8"> Velar stop /k/ has variant [</text:span><text:span text:style-name="T47">q</text:span><text:span text:style-name="T8">] and velar fricative /</text:span><text:span text:style-name="T47">ɣ</text:span><text:span text:style-name="T8">/ has variant [</text:span><text:span text:style-name="T58">ʁ</text:span><text:span text:style-name="T8">], between two low vowels and adjacent to mid back vowels.</text:span></text:p>
      <text:p text:style-name="Body"><text:span text:style-name="T3">ute-C7: </text:span><text:span text:style-name="T8">Velar stop /k/ has variant [</text:span><text:span text:style-name="T58">χ</text:span><text:span text:style-name="T8">] between two low vowels and adjacent to mid back vowels.</text:span></text:p>
      <text:p text:style-name="P5"/>
      <text:p text:style-name="P4"><text:span text:style-name="T7">Morphology</text:span></text:p>
      <text:p text:style-name="P4"><text:span text:style-name="T3">Text:</text:span><text:span text:style-name="T8"> “Porcupine tricks Coyote” (first 5 pages, Givón 2013: 107-111)</text:span></text:p>
      <text:p text:style-name="P4"><text:span text:style-name="T3">Synthetic index: </text:span><text:span text:style-name="T8">2.3 morphemes/word (593 morphemes, 255 words)</text:span></text:p>
      <text:p text:style-name="P5"/>
      <text:p text:style-name="P4"/>
      <text:p text:style-name="P10"><text:span text:style-name="T3">[wba] </text:span><text:span text:style-name="T35">Warao</text:span><text:span text:style-name="T12"><text:tab/></text:span><text:span text:style-name="T4">isolate (Venezuela)</text:span></text:p>
      <text:p text:style-name="P5"/>
      <text:p text:style-name="P4"><text:span text:style-name="T3">References consulted: </text:span><text:span text:style-name="T4">Arinterol (2000), Osborn (1966), Romero-Figeroa (1997)</text:span></text:p>
      <text:p text:style-name="P5"/>
      <text:p text:style-name="P4"><text:span text:style-name="T7">Sound inventory</text:span></text:p>
      <text:p text:style-name="P4"><text:span text:style-name="T3">C phoneme inventory:</text:span><text:span text:style-name="T4"> /</text:span><text:span text:style-name="T44">p t k kʷ </text:span><text:span text:style-name="T48">s h m n</text:span><text:span text:style-name="T45"> </text:span><text:span text:style-name="T44">ɺ</text:span><text:span text:style-name="T45"> w j</text:span><text:span text:style-name="T4">/</text:span></text:p>
      <text:p text:style-name="P4"><text:span text:style-name="T3">N consonant phonemes:</text:span><text:span text:style-name="T4"> 11</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Velar, Glottal</text:span></text:p>
      <text:p text:style-name="P4"><text:span text:style-name="T3">Manners:</text:span><text:span text:style-name="T4"> Stop, Fricative, Nasal, Central approximant, Lateral flap</text:span></text:p>
      <text:p text:style-name="P4"><text:span text:style-name="T3">N elaborations:</text:span><text:span text:style-name="T4"> 1</text:span></text:p>
      <text:p text:style-name="P4"><text:span text:style-name="T3">Elaborations:</text:span><text:span text:style-name="T4"> Labialization</text:span></text:p>
      <text:p text:style-name="P4"><text:span text:style-name="T3">V phoneme inventory:</text:span><text:span text:style-name="T4"> /</text:span><text:span text:style-name="T56">i e a o u</text:span><text:span text:style-name="T4">/</text:span></text:p>
      <text:p text:style-name="P4"><text:span text:style-name="T3">N vowel qualities:</text:span><text:span text:style-name="T4"> 5</text:span></text:p>
      <text:p text:style-name="P4"><text:span text:style-name="T3">Diphthongs or vowel sequences:</text:span><text:span text:style-name="T4"> None</text:span></text:p>
      <text:p text:style-name="P4"><text:span text:style-name="T3">Contrastive length: </text:span><text:span text:style-name="T4">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ɺ</text:span><text:span text:style-name="T4">/ has [</text:span><text:span text:style-name="T44">ɾ</text:span><text:span text:style-name="T4">] and [</text:span><text:span text:style-name="T45">d</text:span><text:span text:style-name="T4">] variants. Osborn reports phonemic nasal contrasts for each vowel, but Romero-Figueroa states these are phonologically conditioned (1997: 108).</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text:span><text:span text:style-name="T3"> </text:span><text:span text:style-name="T4">(</text:span><text:span text:style-name="T14">Romero-Figeroa 1997: 109-112</text:span><text:span text:style-name="T4">)</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N/A</text:span></text:p>
      <text:p text:style-name="P4"><text:span text:style-name="T3">Onset restrictions:</text:span><text:span text:style-name="T4"> All consonants occur.</text:span></text:p>
      <text:p text:style-name="P5"/>
      <text:p text:style-name="P4"><text:soft-page-break/><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Fixed</text:span></text:p>
      <text:p text:style-name="P4"><text:span text:style-name="T3">Phonetic processes conditioned by stress:</text:span><text:span text:style-name="T8"> (None)</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Intensity (impressionistic)</text:span></text:p>
      <text:p text:style-name="P5"/>
      <text:p text:style-name="P4"><text:span text:style-name="T7">Vowel reduction processes</text:span></text:p>
      <text:p text:style-name="P4"><text:span text:style-name="T4">(none reported)</text:span></text:p>
      <text:p text:style-name="P6"/>
      <text:p text:style-name="P4"><text:span text:style-name="T7">Consonant allophony processes</text:span></text:p>
      <text:p text:style-name="Body"><text:span text:style-name="T3">wba-C1: </text:span><text:span text:style-name="T8">Voiced alveolar stop and voiceless alveolar fricative are realized as voiced palato-alveolar affricate, and voiceless palato-alveolar fricative, respectively, following /</text:span><text:span text:style-name="T47">i</text:span><text:span text:style-name="T8">/ (Arinterol 2000: 121).</text:span></text:p>
      <text:p text:style-name="Body"><text:span text:style-name="T3">wba-C2: </text:span><text:span text:style-name="T8">Labial and palatal glides may vary freely with corresponding fricatives (Arinterol 2000: 122).</text:span></text:p>
      <text:p text:style-name="Body"><text:span text:style-name="T3">wba-C3: </text:span><text:span text:style-name="T8">Stops may become voiced preceding a vowel (Arinterol 1997: 107).</text:span></text:p>
      <text:p text:style-name="Body"><text:span text:style-name="T3">wba-C4: </text:span><text:span text:style-name="T8">Voiced alveolar stops are realized as flaps intervocalically (Arinterol 1997: 107).</text:span></text:p>
      <text:p text:style-name="P5"/>
      <text:p text:style-name="P4"><text:span text:style-name="T7">Morphology</text:span></text:p>
      <text:p text:style-name="P4"><text:span text:style-name="T3">Text:</text:span><text:span text:style-name="T8"> (fragments of texts, Romero-Figeroa 1997: 118-123)</text:span></text:p>
      <text:p text:style-name="P4"><text:span text:style-name="T3">Synthetic index: </text:span><text:span text:style-name="T8">1.6 morphemes/word (182 morphemes, 116 words)</text:span></text:p>
      <text:p text:style-name="P5"/>
      <text:p text:style-name="P5"/>
      <text:p text:style-name="P5"/>
      <text:p text:style-name="P5"/>
      <text:p text:style-name="P4"/>
      <text:p text:style-name="P10"><text:span text:style-name="T3">[wmd] </text:span><text:span text:style-name="T38">Mamaindê</text:span><text:span text:style-name="T12"><text:tab/></text:span><text:span text:style-name="T4">Nambiquaran, </text:span><text:span text:style-name="T5">Nambikwara Complex</text:span><text:span text:style-name="T4"> (Brazil)</text:span></text:p>
      <text:p text:style-name="P5"/>
      <text:p text:style-name="P4"><text:span text:style-name="T3">References consulted: </text:span><text:span text:style-name="T4">Eberhard (2009)</text:span></text:p>
      <text:p text:style-name="P5"/>
      <text:p text:style-name="P4"><text:span text:style-name="T7">Sound inventory</text:span></text:p>
      <text:p text:style-name="P4"><text:span text:style-name="T3">C phoneme inventory:</text:span><text:span text:style-name="T4"> /</text:span><text:span text:style-name="T44">p t k ʔ pʰ tʰ kʰ s h m n l w j</text:span><text:span text:style-name="T4">/</text:span></text:p>
      <text:p text:style-name="P4"><text:span text:style-name="T3">N consonant phonemes:</text:span><text:span text:style-name="T4"> 14</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Alveolar, Velar, Glottal</text:span></text:p>
      <text:p text:style-name="P4"><text:span text:style-name="T3">Manners:</text:span><text:span text:style-name="T4"> Stop, Fricative, Nasal, Central approximant, Lateral approximant</text:span></text:p>
      <text:p text:style-name="P4"><text:span text:style-name="T3">N elaborations:</text:span><text:span text:style-name="T4"> 1</text:span></text:p>
      <text:p text:style-name="P4"><text:span text:style-name="T3">Elaborations:</text:span><text:span text:style-name="T4"> Post-aspiration</text:span></text:p>
      <text:p text:style-name="P4"><text:span text:style-name="T3">V phoneme inventory:</text:span><text:span text:style-name="T4"> </text:span><text:span text:style-name="T14">/</text:span><text:span text:style-name="T56">i e a o u</text:span><text:span text:style-name="T45"> </text:span><text:span text:style-name="T44">ĩ ẽ ã õ ũ ḭ ḛ a̰ o̰ ṵ ḭ̃ ã̰ ṵ̃</text:span><text:span text:style-name="T14">/</text:span></text:p>
      <text:p text:style-name="P4"><text:span text:style-name="T3">N vowel qualities:</text:span><text:span text:style-name="T4"> 5</text:span></text:p>
      <text:p text:style-name="P4"><text:span text:style-name="T3">Diphthongs or vowel sequences:</text:span><text:span text:style-name="T4"> Diphthongs /</text:span><text:span text:style-name="T44">iu ḭṵ </text:span><text:span text:style-name="T45">ei </text:span><text:span text:style-name="T44">ḛḭ </text:span><text:span text:style-name="T60">eu</text:span><text:span text:style-name="T45"> ai </text:span><text:span text:style-name="T44">a̰ḭ </text:span><text:span text:style-name="T45">au</text:span><text:span text:style-name="T44"> a̰ṵ ĩũ ḭ̃ṵ̃ ẽĩ ẽũ ãĩ ã̰ḭ̃ ãũ ã̰ṵ̃</text:span><text:span text:style-name="T4">/</text:span></text:p>
      <text:p text:style-name="P4"><text:span text:style-name="T3">Contrastive length:</text:span><text:span text:style-name="T4"> None</text:span></text:p>
      <text:p text:style-name="P4"><text:span text:style-name="T3">Contrastive nasalization:</text:span><text:span text:style-name="T4"> Some</text:span></text:p>
      <text:p text:style-name="P4"><text:span text:style-name="T3">Other contrasts:</text:span><text:span text:style-name="T4"> Creaky (Some)</text:span></text:p>
      <text:p text:style-name="P5"/>
      <text:p text:style-name="P4"><text:span text:style-name="T7">Syllable structure</text:span></text:p>
      <text:p text:style-name="P4"><text:span text:style-name="T3">Complexity Category:</text:span><text:span text:style-name="T4"> Complex</text:span></text:p>
      <text:p text:style-name="P4"><text:span text:style-name="T3">Canonical syllable structure:</text:span><text:span text:style-name="T4"> (C)(C)V(C)(C)</text:span><text:span text:style-name="T3"> </text:span><text:span text:style-name="T4">(Eberhard 2009: 124-34)</text:span></text:p>
      <text:p text:style-name="P9"><text:span text:style-name="T3">Size of maximal onset:</text:span><text:span text:style-name="T8"> 2</text:span></text:p>
      <text:p text:style-name="P9"><text:span text:style-name="T3">Size of </text:span><text:span text:style-name="T19">maximal coda</text:span><text:span text:style-name="T3">:</text:span><text:span text:style-name="T8"> 2</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Diphthong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Varies with CV sequence</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 Coda)</text:span></text:p>
      <text:p text:style-name="P9"><text:span text:style-name="T3">Morphological pattern of syllabic consonants:</text:span><text:span text:style-name="T8"> N/A</text:span></text:p>
      <text:p text:style-name="P4"><text:span text:style-name="T3">Onset restrictions:</text:span><text:span text:style-name="T4"> Any consonant may occur as simple onset. Biconsonantal onsets are /</text:span><text:span text:style-name="T44">kʰ tʰ </text:span><text:span text:style-name="T45">k h</text:span><text:span text:style-name="T4">/+ /</text:span><text:span text:style-name="T45">w</text:span><text:span text:style-name="T4">/, or /</text:span><text:span text:style-name="T44">h ʔ</text:span><text:span text:style-name="T4">/+/</text:span><text:span text:style-name="T44">l n j w s</text:span><text:span text:style-name="T4">/ or /</text:span><text:span text:style-name="T44">ʔm</text:span><text:span text:style-name="T4">/.</text:span></text:p>
      <text:p text:style-name="P4"><text:span text:style-name="T3">Coda restrictions:</text:span><text:span text:style-name="T4"> Simple codas are stops and nasals. Biconsonantal codas consist of stop or nasal + /</text:span><text:span text:style-name="T44">ʔ</text:span><text:span text:style-name="T4">/.</text:span></text:p>
      <text:p text:style-name="P4"><text:span text:style-name="T3">Notes:</text:span><text:span text:style-name="T4"> Complex onsets and codas (besides C+</text:span><text:span text:style-name="T45">w</text:span><text:span text:style-name="T4"> onsets) always involve glottal, so this language doesn’t have ‘prototypically’ Complex syllable structure.</text:span></text:p>
      <text:p text:style-name="P5"><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 Consonant Allophony in Unstressed Syllables, Consonant Allophony in 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nstrumental), Intensity (instrumental)</text:span></text:p>
      <text:p text:style-name="P5"/>
      <text:p text:style-name="P4"><text:span text:style-name="T7">Vowel reduction processes</text:span></text:p>
      <text:p text:style-name="P4"><text:span text:style-name="T3">wmd-R1:</text:span><text:span text:style-name="T4"> Unstressed syllables may optionally lose their vowel. This can result in syllabic consonants (Eberhard 2009: 262-3; only illustrated for nasals).</text:span></text:p>
      <text:p text:style-name="P4"><text:span text:style-name="T3">wmd-R2: </text:span><text:span text:style-name="T4">Non-front vowels /</text:span><text:span text:style-name="T45">a o u</text:span><text:span text:style-name="T4">/ are usually weakened in unstressed syllables (Eberhard 2009: 271; there is one morphological exception).</text:span></text:p>
      <text:p text:style-name="P6"/>
      <text:p text:style-name="P4"><text:span text:style-name="T7">Consonant allophony processes</text:span></text:p>
      <text:p text:style-name="Body"><text:span text:style-name="T3">wmd-C1: </text:span><text:span text:style-name="T8">A palatal glide is realized as a voiceless palato-alveolar affricate following a syllable-initial plosive (Eberhard 2009: 94).</text:span></text:p>
      <text:p text:style-name="Body"><text:span text:style-name="T3">wmd-C2: </text:span><text:span text:style-name="T8">An alveolar lateral approximant is realized as a voiceless alveolar stop following a syllable-initial oral obstruent (Eberhard 2009: 92).</text:span></text:p>
      <text:p text:style-name="Body"><text:span text:style-name="T3">wmd-C3: </text:span><text:span text:style-name="T8">Voiceless stops may become voiced adjacent to voiced sounds, especially word-initally preceding an unstressed vowel (Eberhard 2009).</text:span></text:p>
      <text:p text:style-name="Body"><text:span text:style-name="T3">wmd-C4: </text:span><text:span text:style-name="T8">Voiceless stops are voiced in a stressed onset (Eberhard 2009: 55).</text:span></text:p>
      <text:p text:style-name="Body"><text:span text:style-name="T3">wmd-C5: </text:span><text:span text:style-name="T8">Voiceless alveolar stop is realized as a voiced implosive when occurring preceding a stressed back vowel and occurring word-initially or following a glottal stop (Eberhard 2009: 58).</text:span></text:p>
      <text:p text:style-name="Body"><text:span text:style-name="T3">wmd-C6: </text:span><text:span text:style-name="T8">A voiceless alveolar stop is realized a a flap intervocalically preceding an unstressed vowel (Eberhard 2009: 55).</text:span></text:p>
      <text:p text:style-name="P5"/>
      <text:p text:style-name="P4"><text:span text:style-name="T7">Morphology</text:span></text:p>
      <text:p text:style-name="P4"><text:span text:style-name="T4">(adequate texts unavailable)</text:span></text:p>
      <text:p text:style-name="P5"/>
      <text:p text:style-name="P5"/>
      <text:p text:style-name="P5"/>
      <text:p text:style-name="P4"/>
      <text:p text:style-name="P10"><text:span text:style-name="T3">[wut] </text:span><text:span text:style-name="T11"><text:tab/></text:span><text:span text:style-name="T35">Wutung</text:span><text:span text:style-name="T12"><text:tab/></text:span><text:span text:style-name="T4">Sko, </text:span><text:span text:style-name="T5">Nuclear Skou-Serra-Piore</text:span><text:span text:style-name="T4"> (Papua New Guinea)</text:span></text:p>
      <text:p text:style-name="P5"/>
      <text:p text:style-name="P4"><text:span text:style-name="T3">References consulted: </text:span><text:span text:style-name="T4">Marmion (2010), Doug Marmion (p.c.)</text:span></text:p>
      <text:p text:style-name="P5"/>
      <text:p text:style-name="P4"><text:span text:style-name="T7">Sound inventory</text:span></text:p>
      <text:p text:style-name="P4"><text:span text:style-name="T3">C phoneme inventory:</text:span><text:span text:style-name="T4"> /</text:span><text:span text:style-name="T45">p b t d </text:span><text:span text:style-name="T44">ʔ t͡ʃ d͡ʒ f s h m n ɲ </text:span><text:span text:style-name="T45">l w</text:span><text:span text:style-name="T4">/</text:span></text:p>
      <text:p text:style-name="P4"><text:span text:style-name="T3">N consonant phonemes:</text:span><text:span text:style-name="T4"> 15</text:span></text:p>
      <text:p text:style-name="P4"><text:span text:style-name="T3">Geminates:</text:span><text:span text:style-name="T4"> </text:span><text:span text:style-name="T45">N/A</text:span></text:p>
      <text:p text:style-name="P4"><text:span text:style-name="T3">Voicing contrasts:</text:span><text:span text:style-name="T4"> Obstruents</text:span></text:p>
      <text:p text:style-name="P4"><text:span text:style-name="T3">Places:</text:span><text:span text:style-name="T4"> Bilabial, Labiodental, Alveolar, Palato-alveolar, Palatal, Glottal</text:span></text:p>
      <text:p text:style-name="P4"><text:span text:style-name="T3">Manners:</text:span><text:span text:style-name="T4"> Stop, Affricate, Fricative, Nasal, Central approximant, Lateral approximant</text:span></text:p>
      <text:p text:style-name="P4"><text:span text:style-name="T3">N elaborations:</text:span><text:span text:style-name="T4"> 3</text:span></text:p>
      <text:p text:style-name="P4"><text:span text:style-name="T3">Elaborations:</text:span><text:span text:style-name="T4"> Voiced fricatives/affricates, Labiodental, Palato-alveolar</text:span></text:p>
      <text:p text:style-name="P4"><text:span text:style-name="T3">V phoneme inventory:</text:span><text:span text:style-name="T4"> /</text:span><text:span text:style-name="T56">i e </text:span><text:span text:style-name="T44">ɛ ɵ ɐ </text:span><text:span text:style-name="T45">o </text:span><text:span text:style-name="T44">ʊ</text:span><text:span text:style-name="T45"> </text:span><text:span text:style-name="T44">ĩ ẽ ɛ̃ ɵ̃ ɐ̃ õ ʊ̃</text:span><text:span text:style-name="T4">/</text:span></text:p>
      <text:p text:style-name="P4"><text:span text:style-name="T3">N vowel qualities:</text:span><text:span text:style-name="T4"> 7</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Some</text:span></text:p>
      <text:p text:style-name="P4"><text:span text:style-name="T3">Other contrasts:</text:span><text:span text:style-name="T4"> N/A</text:span></text:p>
      <text:p text:style-name="P4"><text:span text:style-name="T3">Notes:</text:span><text:span text:style-name="T4"> /</text:span><text:span text:style-name="T45">k</text:span><text:span text:style-name="T4">/ occurs in one (possibly recent) borrowing. Contrastive nasalization for /</text:span><text:span text:style-name="T56">i e </text:span><text:span text:style-name="T44">ɛ ɐ </text:span><text:span text:style-name="T45">o </text:span><text:span text:style-name="T44">ʊ</text:span><text:span text:style-name="T4">/.</text:span></text:p>
      <text:p text:style-name="P5"/>
      <text:p text:style-name="P4"><text:span text:style-name="T7">Syllable structure</text:span></text:p>
      <text:p text:style-name="P4"><text:span text:style-name="T3">Complexity Category: </text:span><text:span text:style-name="T4">Highly Complex</text:span></text:p>
      <text:p text:style-name="P4"><text:span text:style-name="T3">Canonical syllable structure:</text:span><text:span text:style-name="T4"> (C)(C)(C)(C)V(C)</text:span><text:span text:style-name="T3"> </text:span><text:span text:style-name="T4">(Marmion 2010: 68-76)</text:span></text:p>
      <text:p text:style-name="P9"><text:span text:style-name="T3">Size of maximal onset:</text:span><text:span text:style-name="T8"> 4</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text:span></text:p>
      <text:p text:style-name="P9"><text:span text:style-name="T3">Morphological pattern of syllabic consonants:</text:span><text:span text:style-name="T8"> N/A</text:span></text:p>
      <text:p text:style-name="P4"><text:span text:style-name="T3">Onset restrictions:</text:span><text:span text:style-name="T4"> All consonants occur as simple onsets. Biconsonantal onsets include /</text:span><text:span text:style-name="T45">h </text:span><text:span text:style-name="T44">ʔ</text:span><text:span text:style-name="T4">/ + voiced consonant, or labial consonant + /</text:span><text:span text:style-name="T45">l</text:span><text:span text:style-name="T4">/. Triconsonantal onsets are /</text:span><text:span text:style-name="T45">h </text:span><text:span text:style-name="T44">ʔ</text:span><text:span text:style-name="T4">/ + /</text:span><text:span text:style-name="T45">b m</text:span><text:span text:style-name="T4">/ + /</text:span><text:span text:style-name="T45">l</text:span><text:span text:style-name="T4">/, also /</text:span><text:span text:style-name="T44">hɲd͡ʒ</text:span><text:span text:style-name="T45">, hmb</text:span><text:span text:style-name="T4">/. Only known example of four-consonant onset is /</text:span><text:span text:style-name="T45">hmbl</text:span><text:span text:style-name="T4">/.</text:span></text:p>
      <text:p text:style-name="P4"><text:span text:style-name="T3">Coda restrictions:</text:span><text:span text:style-name="T4"> Codas occur in rare circumstances and are always nasals /</text:span><text:span text:style-name="T45">m n</text:span><text:span text:style-name="T4">/.</text:span></text:p>
      <text:p text:style-name="P6"><text:soft-page-break/></text:p>
      <text:p text:style-name="P4"><text:span text:style-name="T7">Suprasegmentals</text:span></text:p>
      <text:p text:style-name="P4"><text:span text:style-name="T3">Tone:</text:span><text:span text:style-name="T8"> Yes</text:span></text:p>
      <text:p text:style-name="P4"><text:span text:style-name="T3">Word stress:</text:span><text:span text:style-name="T8"> Yes</text:span></text:p>
      <text:p text:style-name="P4"><text:span text:style-name="T3">Stress placement:</text:span><text:span text:style-name="T8"> Unpredictable/Variable</text:span></text:p>
      <text:p text:style-name="P4"><text:span text:style-name="T3">Phonetic processes conditioned by stress:</text:span><text:span text:style-name="T8"> Consonant Allophony in Unstressed Syllables</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Vowel duration (impressionistic), Intensity (impressionistic)</text:span></text:p>
      <text:p text:style-name="P8"/>
      <text:p text:style-name="P4"><text:span text:style-name="T7">Vowel reduction processes</text:span></text:p>
      <text:p text:style-name="P4"><text:span text:style-name="T4">(none reported)</text:span></text:p>
      <text:p text:style-name="P6"/>
      <text:p text:style-name="P4"><text:span text:style-name="T7">Consonant allophony processes</text:span></text:p>
      <text:p text:style-name="Body"><text:span text:style-name="T3">wut-C1: </text:span><text:span text:style-name="T8">A labiovelar glide may be realized as a bilabial fricative word-initially preceding a vowel (Marmion 2010: 57-8).</text:span></text:p>
      <text:p text:style-name="Body"><text:span text:style-name="T3">wut-C2: </text:span><text:span text:style-name="T8">A labiovelar glide may be realized as a bilabial fricative intervocalically (Marmion 2010: 57-8).</text:span></text:p>
      <text:p text:style-name="Body"><text:span text:style-name="T3">wut-C3: </text:span><text:span text:style-name="T8">A voiced palato-alveolar affricate may be realized as a glide intervocalically (Marmion 2010: 55).</text:span></text:p>
      <text:p text:style-name="P5"/>
      <text:p text:style-name="P4"><text:span text:style-name="T7">Morphology</text:span></text:p>
      <text:p text:style-name="P4"><text:span text:style-name="T3">Text:</text:span><text:span text:style-name="T8"> “Crow and white cockatoo,” “Womia the mermaid” (Marmion 2010: 378-382)</text:span></text:p>
      <text:p text:style-name="P4"><text:span text:style-name="T3">Synthetic index: </text:span><text:span text:style-name="T8">1.1 morphemes/word (340 morphemes, 313 words)</text:span></text:p>
      <text:p text:style-name="P5"/>
      <text:p text:style-name="P5"/>
      <text:p text:style-name="P4"/>
      <text:p text:style-name="P10"><text:span text:style-name="T3">[yak] </text:span><text:span text:style-name="T11"><text:tab/></text:span><text:span text:style-name="T35">Yakima Sahaptin</text:span><text:span text:style-name="T12"><text:tab/></text:span><text:span text:style-name="T4">Sahaptian, </text:span><text:span text:style-name="T5">Sahaptin</text:span><text:span text:style-name="T4"> (United States)</text:span></text:p>
      <text:p text:style-name="P5"/>
      <text:p text:style-name="P4"><text:span text:style-name="T3">References consulted: </text:span><text:span text:style-name="T4">Hargus &amp; Beavert (2002, 2005, 2006), Jansen (2010), Minthorn (2005), Rigsby &amp; Rude (1996), Rude (2009), Rude &amp; CTUIR (2014)</text:span></text:p>
      <text:p text:style-name="P5"/>
      <text:p text:style-name="P4"><text:span text:style-name="T7">Sound inventory</text:span></text:p>
      <text:p text:style-name="P4"><text:span text:style-name="T3">C phoneme inventory:</text:span><text:span text:style-name="T4"> /</text:span><text:span text:style-name="T44">p t k kʷ </text:span><text:span text:style-name="T48">q q</text:span><text:span text:style-name="T44">ʷ ʔ p’ t’ k’ k’ʷ </text:span><text:span text:style-name="T48">q</text:span><text:span text:style-name="T44">’ </text:span><text:span text:style-name="T48">q</text:span><text:span text:style-name="T44">’ʷ t͡ɬ t͡</text:span><text:span text:style-name="T45">s t</text:span><text:span text:style-name="T44">͡ʃ t͡ɬ’ t͡s’ t͡ʃ’</text:span><text:span text:style-name="T45"> </text:span><text:span text:style-name="T44">ɬ s ʃ </text:span><text:span text:style-name="T48">x x</text:span><text:span text:style-name="T44">ʷ χ χʷ h m n l w j</text:span><text:span text:style-name="T4">/</text:span></text:p>
      <text:p text:style-name="P4"><text:span text:style-name="T3">N consonant phonemes:</text:span><text:span text:style-name="T4"> 32</text:span></text:p>
      <text:p text:style-name="P4"><text:span text:style-name="T3">Geminates:</text:span><text:span text:style-name="T4"> N/A</text:span></text:p>
      <text:p text:style-name="P4"><text:span text:style-name="T3">Voicing contrasts:</text:span><text:span text:style-name="T4"> None</text:span></text:p>
      <text:p text:style-name="P4"><text:span text:style-name="T3">Places:</text:span><text:span text:style-name="T4"> Bilabial, Dental, Palato-alveolar, Velar, Uvular, Glottal</text:span></text:p>
      <text:p text:style-name="P4"><text:span text:style-name="T3">Manners:</text:span><text:span text:style-name="T4"> Stop, Affricate, Fricative, Nasal, Central approximant, Lateral affricate, Lateral fricative, Lateral approximant</text:span></text:p>
      <text:p text:style-name="P4"><text:span text:style-name="T3">N elaborations:</text:span><text:span text:style-name="T4"> 5</text:span></text:p>
      <text:p text:style-name="P4"><text:span text:style-name="T3">Elaborations:</text:span><text:span text:style-name="T4"> Lateral release, Ejective, Palato-alveolar, Uvular, Labialization</text:span></text:p>
      <text:p text:style-name="P4"><text:span text:style-name="T3">V phoneme inventory:</text:span><text:span text:style-name="T4"> /</text:span><text:span text:style-name="T44">i ɨ </text:span><text:span text:style-name="T56">a u</text:span><text:span text:style-name="T45"> </text:span><text:span text:style-name="T44">iː aː uː</text:span><text:span text:style-name="T4">/</text:span></text:p>
      <text:p text:style-name="P4"><text:span text:style-name="T3">N vowel qualities:</text:span><text:span text:style-name="T4"> 4</text:span></text:p>
      <text:p text:style-name="P4"><text:span text:style-name="T3">Diphthongs or vowel sequences:</text:span><text:span text:style-name="T4"> None</text:span></text:p>
      <text:p text:style-name="P4"><text:span text:style-name="T3">Contrastive length:</text:span><text:span text:style-name="T4"> Som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Vowel length contrast for /</text:span><text:span text:style-name="T56">i a u</text:span><text:span text:style-name="T14">/.</text:span><text:span text:style-name="T4"> Note that Jansen, Rigsby &amp; Rude posit diphthongs; Hargus &amp; Beavert (2006) argue against this on evidence from phonological processes.</text:span></text:p>
      <text:p text:style-name="P5"/>
      <text:p text:style-name="P4"><text:span text:style-name="T7">Syllable structure</text:span></text:p>
      <text:p text:style-name="P4"><text:span text:style-name="T3">Complexity Category:</text:span><text:span text:style-name="T4"> Highly Complex</text:span></text:p>
      <text:p text:style-name="P4"><text:span text:style-name="T3">Canonical syllable structure:</text:span><text:span text:style-name="T4"> C(C)(C)(C)V(C)(C)(C)(C)</text:span><text:span text:style-name="T3"> </text:span><text:span text:style-name="T4">(Hargus &amp; Beavert 2006, 2002; Rigsby &amp; Rude 1996: 671)</text:span></text:p>
      <text:p text:style-name="P9"><text:span text:style-name="T3">Size of maximal onset:</text:span><text:span text:style-name="T8"> 4</text:span></text:p>
      <text:p text:style-name="P9"><text:span text:style-name="T3">Size of </text:span><text:span text:style-name="T19">maximal coda</text:span><text:span text:style-name="T3">:</text:span><text:span text:style-name="T8"> 4</text:span></text:p>
      <text:p text:style-name="P9"><text:span text:style-name="T3">Onset obligatory:</text:span><text:span text:style-name="T8"> Yes</text:span></text:p>
      <text:p text:style-name="P9"><text:span text:style-name="T3">Coda obligatory:</text:span><text:span text:style-name="T8"> No</text:span></text:p>
      <text:p text:style-name="P9"><text:span text:style-name="T3">Vocalic nucleus patterns:</text:span><text:span text:style-name="T8"> Short vowels, Long vowels, Diphthongs</text:span></text:p>
      <text:p text:style-name="P9"><text:span text:style-name="T3">Syllabic consonant patterns:</text:span><text:span text:style-name="T8"> N/A</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N/A</text:span></text:p>
      <text:p text:style-name="P9"><text:span text:style-name="T3">Morphological constituency of </text:span><text:span text:style-name="T24">maximal syllable</text:span><text:span text:style-name="T3"> margin:</text:span><text:span text:style-name="T8"> </text:span><text:span text:style-name="T17">Morpheme-internal</text:span><text:span text:style-name="T8"> (Onset), Both patterns (Coda)</text:span></text:p>
      <text:p text:style-name="P9"><text:span text:style-name="T3">Morphological pattern of syllabic consonants:</text:span><text:span text:style-name="T8"> N/A</text:span></text:p>
      <text:p text:style-name="P4"><text:span text:style-name="T3">Onset restrictions:</text:span><text:span text:style-name="T4"> All consonants occur as simple onsets. Biconsonantal onsets may be obstruent+sonorant, obstruent+obstruent, sonorant+sonorant, sonorant+obstruent and include /</text:span><text:span text:style-name="T44">χ</text:span><text:span text:style-name="T48">n pt qt</text:span><text:span text:style-name="T44">͡ɬ mj tw qn lt</text:span><text:span text:style-name="T45"> </text:span><text:span text:style-name="T44">t͡ʃt͡ʃ</text:span><text:span text:style-name="T4">/. Triconsonantal onsets are quite numerous and include sequences of three obstruents, e.g. /</text:span><text:span text:style-name="T44">pʃχ</text:span><text:span text:style-name="T45">,</text:span><text:span text:style-name="T44"> tkʷs</text:span><text:span text:style-name="T4">/, as well as combinations with sonorants, e.g. /</text:span><text:span text:style-name="T45">tmt, </text:span><text:span text:style-name="T44">tχn</text:span><text:span text:style-name="T4">/. Onsets of four consonants occurring morpheme-internally include /</text:span><text:span text:style-name="T44">ʃtχn</text:span><text:span text:style-name="T45">,</text:span><text:span text:style-name="T44"> ksks</text:span><text:span text:style-name="T4">/, with perhaps more when morphologically complex forms are considered (but there are few candidate prefixes).</text:span></text:p>
      <text:p text:style-name="P4"><text:span text:style-name="T3">Coda restrictions:</text:span><text:span text:style-name="T4"> /</text:span><text:span text:style-name="T45">h </text:span><text:span text:style-name="T44">ʔ</text:span><text:span text:style-name="T4">/ do not occur in simple codas. Biconsonantal codas are apparently unrestricted, include /</text:span><text:span text:style-name="T45">tk t’k </text:span><text:span text:style-name="T48">q</text:span><text:span text:style-name="T44">ʷ'k ms w</text:span><text:span text:style-name="T45">n</text:span><text:span text:style-name="T4">/. Triconsonantal codas include /</text:span><text:span text:style-name="T55">tks stk pt</text:span><text:span text:style-name="T44">͡ɬ</text:span><text:span text:style-name="T45">’</text:span><text:span text:style-name="T44">k</text:span><text:span text:style-name="T4">/. Hargus &amp; Beavert (2006) list /</text:span><text:span text:style-name="T44">wtkʷʃ </text:span><text:span text:style-name="T45">wq’</text:span><text:span text:style-name="T44">χʃ</text:span><text:span text:style-name="T45"> jlps</text:span><text:span text:style-name="T4">/ as four-consonant codas.</text:span></text:p>
      <text:p text:style-name="P4"><text:soft-page-break/><text:span text:style-name="T3">Notes: </text:span><text:span text:style-name="T4">Clusters of glottalized or labialized obstruents do not occur (in reduplication contexts, their plain forms appear), but clusters of identical rearticulated plain consonants, e.g. /</text:span><text:span text:style-name="T45">pp</text:span><text:span text:style-name="T4">/, /</text:span><text:span text:style-name="T45">qq</text:span><text:span text:style-name="T4">/, do appear and are common. There seem to be place restrictions on initial obstruent sequences: except for identical rearticulated clusters, sequences of homorganic consonants generally don’t occur, and dorsal+labial sequences are common but labial+dorsal sequences occur in one item (Hargus &amp; Beavert 2002: 237). Meanwhile, there are no coherent place restrictions on YS final clusters (2002: 239). Rigsby &amp; Rude (1996) state that initial clusters are maximally three members, but Hargus &amp; Beavert (2006) give evidence from phonological processes that glide is a consonant and not part of previous vowel (diphthong). Minimal words in YS are CCV or CVC (Hargus &amp; Beavert 2006). Hargus &amp; Beavert reject syllabic obstruents for YS but Minthorn (2005) posits syllabic obstruents for related dialect Umatilla based on instrumental evidence and speaker judgments.</text:span></text:p>
      <text:p text:style-name="P5"/>
      <text:p text:style-name="P4"><text:span text:style-name="T7">Suprasegmentals</text:span></text:p>
      <text:p text:style-name="P4"><text:span text:style-name="T3">Tone:</text:span><text:span text:style-name="T8"> No</text:span></text:p>
      <text:p text:style-name="P4"><text:span text:style-name="T3">Word stress:</text:span><text:span text:style-name="T8"> Yes</text:span></text:p>
      <text:p text:style-name="P4"><text:span text:style-name="T3">Stress placement:</text:span><text:span text:style-name="T8"> Morphologically or Lexically Conditioned</text:span></text:p>
      <text:p text:style-name="P4"><text:span text:style-name="T3">Phonetic processes conditioned by stress:</text:span><text:span text:style-name="T8"> Vowel Reduction</text:span></text:p>
      <text:p text:style-name="P4"><text:span text:style-name="T3">Differences in phonological properties of stressed and unstressed syllables:</text:span><text:span text:style-name="T8"> (None)</text:span></text:p>
      <text:p text:style-name="P4"><text:span text:style-name="T3">Phonetic correlates of stress: </text:span><text:span text:style-name="T4">Pitch (instrumental), Intensity (instrumental)</text:span></text:p>
      <text:p text:style-name="P4"><text:span text:style-name="T3">Notes: </text:span><text:span text:style-name="T4">Hargus and Beavert (2005) describe language as having pitch accent.</text:span></text:p>
      <text:p text:style-name="P5"/>
      <text:p text:style-name="P4"><text:span text:style-name="T7">Vowel reduction processes</text:span></text:p>
      <text:p text:style-name="P4"><text:span text:style-name="T3">yak-R1</text:span><text:span text:style-name="T4">: Short vowels may be realized as lax when unstressed (Jansen 2010: 40).</text:span></text:p>
      <text:p text:style-name="P4"><text:span text:style-name="T3">yak-R2</text:span><text:span text:style-name="T4">: Short vowels may be realized as lax in rapid speech (Jansen 2010: 40).</text:span></text:p>
      <text:p text:style-name="P5"/>
      <text:p text:style-name="P4"><text:span text:style-name="T7">Consonant allophony processes</text:span></text:p>
      <text:p text:style-name="Body"><text:span text:style-name="T3">yak-C1: </text:span><text:span text:style-name="T8">An ejective dental stop varies with affricate variant [</text:span><text:span text:style-name="T58">t͡θ’</text:span><text:span text:style-name="T8">] in all environments (Rigsby &amp; Rude 1996: 669).</text:span></text:p>
      <text:p text:style-name="Body"><text:span text:style-name="T3">yak-C2: </text:span><text:span text:style-name="T8">Voiceless velar stops are fronted preceding high front vowels and palatal glides (Rigsby &amp; Rude 1996: 667).</text:span></text:p>
      <text:p text:style-name="P5"/>
      <text:p text:style-name="P4"><text:span text:style-name="T7">Morphology</text:span></text:p>
      <text:p text:style-name="P4"><text:span text:style-name="T3">Text:</text:span><text:span text:style-name="T8"> “Coyote and Prairie Chicken” (first 15 pages, Jansen 2010: 444-458)</text:span></text:p>
      <text:p text:style-name="P4"><text:span text:style-name="T3">Synthetic index: </text:span><text:span text:style-name="T8">1.8 morphemes/word (575 morphemes, 324 words)</text:span></text:p>
      <text:p text:style-name="P5"/>
      <text:p text:style-name="P4"/>
      <text:p text:style-name="P10"><text:span text:style-name="T3">[yor] </text:span><text:span text:style-name="T11"><text:tab/></text:span><text:span text:style-name="T35">Yoruba</text:span><text:span text:style-name="T12"><text:tab/></text:span><text:span text:style-name="T4">Atlantic-Congo, </text:span><text:span text:style-name="T5">Volta-Congo</text:span><text:span text:style-name="T4"> (Benin, Nigeria)</text:span></text:p>
      <text:p text:style-name="P5"/>
      <text:p text:style-name="P4"><text:span text:style-name="T3">References consulted: </text:span><text:span text:style-name="T4">Bamgbose (1966), Rowlands (1969), Seidl (2000), Siertsema (1959)</text:span></text:p>
      <text:p text:style-name="P5"/>
      <text:p text:style-name="P4"><text:span text:style-name="T7">Sound inventory</text:span></text:p>
      <text:p text:style-name="P4"><text:span text:style-name="T3">C phoneme inventory:</text:span><text:span text:style-name="T4"> /</text:span><text:span text:style-name="T45">b t d </text:span><text:span text:style-name="T44">ɟ k ɡ k͡</text:span><text:span text:style-name="T42">p </text:span><text:span text:style-name="T44">ɡ͡</text:span><text:span text:style-name="T45">b f s </text:span><text:span text:style-name="T44">ʃ </text:span><text:span text:style-name="T48">h m l </text:span><text:span text:style-name="T44">ɾ j w</text:span><text:span text:style-name="T4">/</text:span></text:p>
      <text:p text:style-name="P4"><text:span text:style-name="T3">N consonant phonemes:</text:span><text:span text:style-name="T4"> 17</text:span></text:p>
      <text:p text:style-name="P4"><text:span text:style-name="T3">Geminates:</text:span><text:span text:style-name="T4"> N/A</text:span></text:p>
      <text:p text:style-name="P4"><text:span text:style-name="T3">Voicing contrasts:</text:span><text:span text:style-name="T4"> Obstruents</text:span></text:p>
      <text:p text:style-name="P4"><text:span text:style-name="T3">Places:</text:span><text:span text:style-name="T4"> Labial-velar, Bilabial, Labiodental, Alveolar, Palato-Alveolar, Velar, Glottal</text:span></text:p>
      <text:p text:style-name="P4"><text:span text:style-name="T3">Manners:</text:span><text:span text:style-name="T4"> Stop, Fricative, Nasal, Flap/Tap, Lateral approximant, Central approximant</text:span></text:p>
      <text:p text:style-name="P4"><text:span text:style-name="T3">N elaborations:</text:span><text:span text:style-name="T4"> 2</text:span></text:p>
      <text:p text:style-name="P4"><text:span text:style-name="T3">Elaborations:</text:span><text:span text:style-name="T4"> Labiodental, Palato-alveolar</text:span></text:p>
      <text:p text:style-name="P4"><text:span text:style-name="T3">V phoneme inventory:</text:span><text:span text:style-name="T4"> /</text:span><text:span text:style-name="T56">i e </text:span><text:span text:style-name="T44">ɛ a ɔ </text:span><text:span text:style-name="T56">o u</text:span><text:span text:style-name="T45"> </text:span><text:span text:style-name="T44">ĩ ɛ̃ ɔ̃ ũ</text:span><text:span text:style-name="T4">/</text:span></text:p>
      <text:p text:style-name="P4"><text:span text:style-name="T3">N vowel qualities:</text:span><text:span text:style-name="T4"> 7</text:span></text:p>
      <text:p text:style-name="P4"><text:span text:style-name="T3">Diphthongs or vowel sequences:</text:span><text:span text:style-name="T4"> None</text:span></text:p>
      <text:p text:style-name="P4"><text:span text:style-name="T3">Contrastive length:</text:span><text:span text:style-name="T4"> None</text:span></text:p>
      <text:p text:style-name="P4"><text:span text:style-name="T3">Contrastive nasalization:</text:span><text:span text:style-name="T4"> Some</text:span></text:p>
      <text:p text:style-name="P4"><text:span text:style-name="T3">Other contrasts:</text:span><text:span text:style-name="T4"> None</text:span></text:p>
      <text:p text:style-name="P5"/>
      <text:p text:style-name="P4"><text:span text:style-name="T7">Syllable structure</text:span></text:p>
      <text:p text:style-name="P4"><text:span text:style-name="T3">Complexity Category:</text:span><text:span text:style-name="T4"> Simple</text:span></text:p>
      <text:p text:style-name="P4"><text:span text:style-name="T3">Canonical syllable structure:</text:span><text:span text:style-name="T4"> (C)V</text:span><text:span text:style-name="T3"> </text:span><text:span text:style-name="T4">(Bamgbose 1966: 6)</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N/A</text:span></text:p>
      <text:p text:style-name="P9"><text:span text:style-name="T3">Onset obligatory:</text:span><text:span text:style-name="T8"> No</text:span></text:p>
      <text:p text:style-name="P9"><text:span text:style-name="T3">Coda obligatory:</text:span><text:span text:style-name="T8"> N/A</text:span></text:p>
      <text:p text:style-name="P9"><text:span text:style-name="T3">Vocalic nucleus patterns:</text:span><text:span text:style-name="T8"> Short vowel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honemic</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Grammatical items</text:span></text:p>
      <text:p text:style-name="P4"><text:span text:style-name="T3">Onset restrictions: </text:span><text:span text:style-name="T4">All consonants occur.</text:span></text:p>
      <text:p text:style-name="P5"/>
      <text:p text:style-name="P4"><text:span text:style-name="T7">Suprasegmentals</text:span></text:p>
      <text:p text:style-name="P4"><text:soft-page-break/><text:span text:style-name="T3">Tone: </text:span><text:span text:style-name="T8">Yes</text:span></text:p>
      <text:p text:style-name="P4"><text:span text:style-name="T3">Word stress:</text:span><text:span text:style-name="T8"> No</text:span></text:p>
      <text:p text:style-name="P5"/>
      <text:p text:style-name="P4"><text:span text:style-name="T7">Vowel reduction processes</text:span></text:p>
      <text:p text:style-name="P4"><text:span text:style-name="T4">(none reported)</text:span></text:p>
      <text:p text:style-name="P5"/>
      <text:p text:style-name="P4"><text:span text:style-name="T7">Consonant allophony processes</text:span></text:p>
      <text:p text:style-name="P4"><text:span text:style-name="T4">(none reported) </text:span></text:p>
      <text:p text:style-name="P5"/>
      <text:p text:style-name="P4"><text:span text:style-name="T7">Morphology</text:span></text:p>
      <text:p text:style-name="P4"><text:span text:style-name="T4">(adequate texts unavailable)</text:span></text:p>
      <text:p text:style-name="P5"/>
      <text:p text:style-name="P5"/>
      <text:p text:style-name="P5"/>
      <text:p text:style-name="P4"/>
      <text:p text:style-name="P10"><text:span text:style-name="T3">[yue] </text:span><text:span text:style-name="T11"><text:tab/></text:span><text:span text:style-name="T35">Cantonese</text:span><text:span text:style-name="T12"><text:tab/></text:span><text:span text:style-name="T4">Sino-Tibetan, </text:span><text:span text:style-name="T5">Sinitic</text:span><text:span text:style-name="T4"> (China)</text:span></text:p>
      <text:p text:style-name="P5"/>
      <text:p text:style-name="P4"><text:span text:style-name="T3">References consulted: </text:span><text:span text:style-name="T4">Bauer &amp; Benedict (1997), Matthews &amp; Yip (1994)</text:span></text:p>
      <text:p text:style-name="P5"/>
      <text:p text:style-name="P4"><text:span text:style-name="T7">Sound inventory</text:span></text:p>
      <text:p text:style-name="P4"><text:span text:style-name="T3">N consonant phonemes: </text:span><text:span text:style-name="T4">/</text:span><text:span text:style-name="T44">p t k kʷ pʰ tʰ kʰ kʷʰ t͡</text:span><text:span text:style-name="T45">s t</text:span><text:span text:style-name="T44">͡sʰ f s h m n ŋ l j w</text:span><text:span text:style-name="T4">/</text:span></text:p>
      <text:p text:style-name="P4"><text:span text:style-name="T3">Geminates: </text:span><text:span text:style-name="T4">N/A</text:span></text:p>
      <text:p text:style-name="P4"><text:span text:style-name="T3">Voicing contrasts: </text:span><text:span text:style-name="T4">None</text:span></text:p>
      <text:p text:style-name="P4"><text:span text:style-name="T3">Places: </text:span><text:span text:style-name="T4">Bilabial, Labiodental, Dental/Alveolar, Velar, Glottal</text:span></text:p>
      <text:p text:style-name="P4"><text:span text:style-name="T3">Manners: </text:span><text:span text:style-name="T4">Stop, Affricate, Fricative, Nasal, Central approximant, Lateral approximant</text:span></text:p>
      <text:p text:style-name="P4"><text:span text:style-name="T3">N elaborations:</text:span><text:span text:style-name="T4"> 3</text:span></text:p>
      <text:p text:style-name="P4"><text:span text:style-name="T3">Elaborations: </text:span><text:span text:style-name="T4">Post-aspiration, Labiodental, Labialization</text:span></text:p>
      <text:p text:style-name="P4"><text:span text:style-name="T3">V phoneme inventory:</text:span><text:span text:style-name="T4"> /</text:span><text:span text:style-name="T51">i y e </text:span><text:span text:style-name="T55">ø </text:span><text:span text:style-name="T44">a ɑ ɔ u</text:span><text:span text:style-name="T4">/</text:span></text:p>
      <text:p text:style-name="P4"><text:span text:style-name="T3">N vowel qualities:</text:span><text:span text:style-name="T4"> 8</text:span></text:p>
      <text:p text:style-name="P4"><text:span text:style-name="T3">Diphthongs or vowel sequences:</text:span><text:span text:style-name="T4"> Diphthongs /</text:span><text:span text:style-name="T45">ai </text:span><text:span text:style-name="T44">ɑ</text:span><text:span text:style-name="T45">i au </text:span><text:span text:style-name="T44">ɑ</text:span><text:span text:style-name="T45">u ei </text:span><text:span text:style-name="T55">ø</text:span><text:span text:style-name="T45">i iu ui oi ou</text:span><text:span text:style-name="T4">/</text:span></text:p>
      <text:p text:style-name="P4"><text:span text:style-name="T3">Contrastive length:</text:span><text:span text:style-name="T4"> None</text:span></text:p>
      <text:p text:style-name="P4"><text:span text:style-name="T3">Contrastive nasalization:</text:span><text:span text:style-name="T4"> None</text:span></text:p>
      <text:p text:style-name="P4"><text:span text:style-name="T3">Other contrasts:</text:span><text:span text:style-name="T4"> N/A</text:span></text:p>
      <text:p text:style-name="P4"><text:span text:style-name="T3">Notes:</text:span><text:span text:style-name="T4"> /</text:span><text:span text:style-name="T44">ɑ</text:span><text:span text:style-name="T4">/ longer than /</text:span><text:span text:style-name="T45">a</text:span><text:span text:style-name="T4">/ but there is also a quality distinction. Bauer &amp; Benedict disagree with this vowel system and propose a 14-vowel system with length distinctions (1997: 45-48).</text:span></text:p>
      <text:p text:style-name="P5"/>
      <text:p text:style-name="P4"><text:span text:style-name="T7">Syllable structure</text:span></text:p>
      <text:p text:style-name="P4"><text:span text:style-name="T3">Complexity Category:</text:span><text:span text:style-name="T4"> Moderately Complex</text:span></text:p>
      <text:p text:style-name="P4"><text:span text:style-name="T3">Canonical syllable structure:</text:span><text:span text:style-name="T4"> (C)V(C)</text:span><text:span text:style-name="T3"> </text:span><text:span text:style-name="T4">(Matthews &amp; Yip 1994: 16-20, Bauer &amp; Benedict 1997)</text:span></text:p>
      <text:p text:style-name="P9"><text:span text:style-name="T3">Size of maximal onset:</text:span><text:span text:style-name="T8"> 1</text:span></text:p>
      <text:p text:style-name="P9"><text:span text:style-name="T3">Size of </text:span><text:span text:style-name="T19">maximal coda</text:span><text:span text:style-name="T3">:</text:span><text:span text:style-name="T8"> 1</text:span></text:p>
      <text:p text:style-name="P9"><text:span text:style-name="T3">Onset obligatory:</text:span><text:span text:style-name="T8"> No</text:span></text:p>
      <text:p text:style-name="P9"><text:span text:style-name="T3">Coda obligatory:</text:span><text:span text:style-name="T8"> No</text:span></text:p>
      <text:p text:style-name="P9"><text:span text:style-name="T3">Vocalic nucleus patterns:</text:span><text:span text:style-name="T8"> Short vowels, Long vowels, Diphthongs</text:span></text:p>
      <text:p text:style-name="P9"><text:span text:style-name="T3">Syllabic consonant patterns:</text:span><text:span text:style-name="T8"> Nasal</text:span></text:p>
      <text:p text:style-name="P9"><text:span text:style-name="T3">Size of </text:span><text:span text:style-name="T21">maximal word</text:span><text:span text:style-name="T3">-marginal sequences with syllabic obstruents:</text:span><text:span text:style-name="T8"> N/A</text:span></text:p>
      <text:p text:style-name="P9"><text:span text:style-name="T3">Predictability of syllabic consonants:</text:span><text:span text:style-name="T8"> Phonemic</text:span></text:p>
      <text:p text:style-name="P9"><text:span text:style-name="T3">Morphological constituency of </text:span><text:span text:style-name="T24">maximal syllable</text:span><text:span text:style-name="T3"> margin:</text:span><text:span text:style-name="T8"> N/A</text:span></text:p>
      <text:p text:style-name="P9"><text:span text:style-name="T3">Morphological pattern of syllabic consonants:</text:span><text:span text:style-name="T8"> Both</text:span></text:p>
      <text:p text:style-name="P4"><text:span text:style-name="T3">Onset restrictions:</text:span><text:span text:style-name="T4"> All consonants occur.</text:span></text:p>
      <text:p text:style-name="P4"><text:span text:style-name="T3">Coda restrictions:</text:span><text:span text:style-name="T4"> Limited to /</text:span><text:span text:style-name="T45">m n </text:span><text:span text:style-name="T44">ŋ</text:span><text:span text:style-name="T45"> p t k</text:span><text:span text:style-name="T4">/ (Matthews &amp; Yip) and semi-vowels (Bauer &amp; Benedict).</text:span></text:p>
      <text:p text:style-name="P5"/>
      <text:p text:style-name="P4"><text:soft-page-break/><text:span text:style-name="T7">Suprasegmentals</text:span></text:p>
      <text:p text:style-name="P4"><text:span text:style-name="T3">Tone: </text:span><text:span text:style-name="T8">Yes</text:span></text:p>
      <text:p text:style-name="P4"><text:span text:style-name="T3">Word stress: </text:span><text:span text:style-name="T8">No</text:span></text:p>
      <text:p text:style-name="P5"/>
      <text:p text:style-name="P4"><text:span text:style-name="T7">Vowel reduction processes</text:span></text:p>
      <text:p text:style-name="P4"><text:span text:style-name="T4">(none reported)</text:span></text:p>
      <text:p text:style-name="P5"/>
      <text:p text:style-name="P4"><text:span text:style-name="T7">Consonant allophony processes</text:span></text:p>
      <text:p text:style-name="Body"><text:span text:style-name="T3">yue-C1: </text:span><text:span text:style-name="T8">A voiceless alveolar fricative is realized as a palatal or palato-alveolar fricative preceding /</text:span><text:span text:style-name="T47">y</text:span><text:span text:style-name="T8">/ (also preceding /</text:span><text:span text:style-name="T58">iː</text:span><text:span text:style-name="T8">/ in Guangzhou dialect) (Bauer &amp; Benedict 1997: 28-9).</text:span></text:p>
      <text:p text:style-name="Body"><text:span text:style-name="T3">yue-C2: </text:span><text:span text:style-name="T8">Alveolar affricates are realized as palato-alveolar preceding front vowels, front and central rounded vowels /</text:span><text:span text:style-name="T58">iː y</text:span><text:span text:style-name="T49">ː œː ɵ</text:span><text:span text:style-name="T8">/ (Bauer &amp; Benedict 1997: 29-30).</text:span></text:p>
      <text:p text:style-name="P5"/>
      <text:p text:style-name="P4"><text:span text:style-name="T7">Morphology</text:span></text:p>
      <text:p text:style-name="P4"><text:span text:style-name="T4">(adequate texts unavai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Arial Unicode MS" svg:font-family="'Arial Unicode MS'" style:font-family-generic="roman" style:font-pitch="variable"/>
    <style:font-face style:name="Charis SIL Compact" svg:font-family="'Charis SIL Compact'"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Unicode MS1"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default-outline-level="2" style:list-style-name=""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8pt" fo:letter-spacing="normal" fo:language="en" fo:country="US" fo:font-style="normal" style:text-underline-style="none" fo:font-weight="bold" style:letter-kerning="false" style:font-name-asian="Arial Unicode MS1" style:font-family-asian="'Arial Unicode MS'" style:font-family-generic-asian="system" style:font-pitch-asian="variable" style:font-size-asian="18pt" style:font-style-asian="normal" style:font-weight-asian="bold" style:font-name-complex="Arial Unicode MS1" style:font-family-complex="'Arial Unicode MS'" style:font-family-generic-complex="system" style:font-pitch-complex="variable" style:font-size-complex="18pt" style:font-style-complex="normal" style:font-weight-complex="bold" fo:hyphenate="tru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ody"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1pt" style:font-style-asian="normal" style:font-weight-asian="normal" style:font-name-complex="Arial Unicode MS1"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6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00" meta:paragraph-count="4997" meta:word-count="44272" meta:character-count="302541" meta:non-whitespace-character-count="263105"/>
    <meta:generator>LibreOffice/6.0.7.3$Linux_X86_64 LibreOffice_project/00m0$Build-3</meta:generator>
  </office:meta>
</office:document-meta>
</file>